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left="0.0126in" fo:margin-right="0in" fo:line-height="100%" fo:orphans="0" fo:widows="0" fo:text-indent="0in" style:auto-text-indent="false" fo:padding="0in" fo:border="none" style:shadow="none" style:join-border="false"/>
    </style:style>
    <style:style style:name="P2" style:family="paragraph" style:parent-style-name="Standard">
      <style:paragraph-properties fo:margin-left="0.0126in" fo:margin-right="0in" fo:margin-top="0.0126in" fo:margin-bottom="0in" style:contextual-spacing="false" fo:line-height="100%" fo:orphans="0" fo:widows="0" fo:text-indent="0in" style:auto-text-indent="false" fo:padding="0in" fo:border="none" style:shadow="none" style:join-border="false"/>
    </style:style>
    <style:style style:name="P3" style:family="paragraph" style:parent-style-name="Standard">
      <style:paragraph-properties fo:margin-left="0.0126in" fo:margin-right="0in" fo:margin-top="0.0244in" fo:margin-bottom="0in" style:contextual-spacing="false" fo:line-height="100%" fo:orphans="0" fo:widows="0" fo:text-indent="0in" style:auto-text-indent="false" fo:padding="0in" fo:border="none" style:shadow="none" style:join-border="false"/>
    </style:style>
    <style:style style:name="P4" style:family="paragraph" style:parent-style-name="Standard">
      <style:paragraph-properties fo:margin-left="0.0126in" fo:margin-right="0in" fo:margin-top="0.0161in" fo:margin-bottom="0in" style:contextual-spacing="false" fo:line-height="100%" fo:orphans="0" fo:widows="0" fo:text-indent="0in" style:auto-text-indent="false" fo:padding="0in" fo:border="none" style:shadow="none" style:join-border="false"/>
    </style:style>
    <style:style style:name="P5" style:family="paragraph" style:parent-style-name="Standard">
      <style:paragraph-properties fo:margin-left="0.0126in" fo:margin-right="0in" fo:margin-top="0.028in" fo:margin-bottom="0in" style:contextual-spacing="false" fo:line-height="100%" fo:orphans="0" fo:widows="0" fo:text-indent="0in" style:auto-text-indent="false" fo:padding="0in" fo:border="none" style:shadow="none" style:join-border="false"/>
    </style:style>
    <style:style style:name="P6" style:family="paragraph" style:parent-style-name="Standard">
      <style:paragraph-properties fo:margin-left="0.0126in" fo:margin-right="0in" fo:margin-top="0.0252in" fo:margin-bottom="0in" style:contextual-spacing="false" fo:line-height="100%" fo:orphans="0" fo:widows="0" fo:text-indent="0in" style:auto-text-indent="false" fo:padding="0in" fo:border="none" style:shadow="none" style:join-border="false"/>
    </style:style>
    <style:style style:name="P7" style:family="paragraph" style:parent-style-name="Standard">
      <style:paragraph-properties fo:margin-left="0.0126in" fo:margin-right="0in" fo:margin-top="0.0626in" fo:margin-bottom="0in" style:contextual-spacing="false" fo:line-height="100%" fo:orphans="0" fo:widows="0" fo:text-indent="0in" style:auto-text-indent="false" fo:padding="0in" fo:border="none" style:shadow="none" style:join-border="false"/>
    </style:style>
    <style:style style:name="P8" style:family="paragraph" style:parent-style-name="Standard">
      <style:paragraph-properties fo:margin-left="0.0193in" fo:margin-right="0in" fo:margin-top="0.1701in" fo:margin-bottom="0in" style:contextual-spacing="false" fo:line-height="100%" fo:orphans="0" fo:widows="0" fo:text-indent="0in" style:auto-text-indent="false" fo:padding="0in" fo:border="none" style:shadow="none" style:join-border="false"/>
    </style:style>
    <style:style style:name="P9" style:family="paragraph" style:parent-style-name="Standard">
      <style:paragraph-properties fo:margin-left="0.0193in" fo:margin-right="0in" fo:margin-top="0.1945in" fo:margin-bottom="0in" style:contextual-spacing="false" fo:line-height="100%" fo:orphans="0" fo:widows="0" fo:text-indent="0in" style:auto-text-indent="false" fo:padding="0in" fo:border="none" style:shadow="none" style:join-border="false"/>
    </style:style>
    <style:style style:name="P10" style:family="paragraph" style:parent-style-name="Standard">
      <style:paragraph-properties fo:margin-left="0.0193in" fo:margin-right="0in" fo:margin-top="0.2055in" fo:margin-bottom="0in" style:contextual-spacing="false" fo:line-height="100%" fo:orphans="0" fo:widows="0" fo:text-indent="0in" style:auto-text-indent="false" fo:padding="0in" fo:border="none" style:shadow="none" style:join-border="false"/>
    </style:style>
    <style:style style:name="P11" style:family="paragraph" style:parent-style-name="Standard">
      <style:paragraph-properties fo:margin-left="0.0193in" fo:margin-right="0in" fo:line-height="100%" fo:orphans="0" fo:widows="0" fo:text-indent="0in" style:auto-text-indent="false" fo:padding="0in" fo:border="none" style:shadow="none" style:join-border="false"/>
    </style:style>
    <style:style style:name="P12" style:family="paragraph" style:parent-style-name="Standard">
      <style:paragraph-properties fo:margin-left="0.0165in" fo:margin-right="0in" fo:line-height="100%" fo:orphans="0" fo:widows="0" fo:text-indent="0in" style:auto-text-indent="false" fo:padding="0in" fo:border="none" style:shadow="none" style:join-border="false"/>
    </style:style>
    <style:style style:name="P13" style:family="paragraph" style:parent-style-name="Standard">
      <style:paragraph-properties fo:margin-left="0.0165in" fo:margin-right="0in" fo:margin-top="0.1626in" fo:margin-bottom="0in" style:contextual-spacing="false" fo:line-height="100%" fo:orphans="0" fo:widows="0" fo:text-indent="0in" style:auto-text-indent="false" fo:padding="0in" fo:border="none" style:shadow="none" style:join-border="false"/>
    </style:style>
    <style:style style:name="P14" style:family="paragraph" style:parent-style-name="Standard">
      <style:paragraph-properties fo:margin-left="0.0165in" fo:margin-right="0in" fo:margin-top="0.1756in" fo:margin-bottom="0in" style:contextual-spacing="false" fo:line-height="100%" fo:orphans="0" fo:widows="0" fo:text-indent="0in" style:auto-text-indent="false" fo:padding="0in" fo:border="none" style:shadow="none" style:join-border="false"/>
    </style:style>
    <style:style style:name="P15" style:family="paragraph" style:parent-style-name="Standard">
      <style:paragraph-properties fo:margin-left="0.0165in" fo:margin-right="0in" fo:margin-top="0.1898in" fo:margin-bottom="0in" style:contextual-spacing="false" fo:line-height="100%" fo:orphans="0" fo:widows="0" fo:text-indent="0in" style:auto-text-indent="false" fo:padding="0in" fo:border="none" style:shadow="none" style:join-border="false"/>
    </style:style>
    <style:style style:name="P16" style:family="paragraph" style:parent-style-name="Standard">
      <style:paragraph-properties fo:margin-left="0.0165in" fo:margin-right="0in" fo:margin-top="0.1965in" fo:margin-bottom="0in" style:contextual-spacing="false" fo:line-height="100%" fo:orphans="0" fo:widows="0" fo:text-indent="0in" style:auto-text-indent="false" fo:padding="0in" fo:border="none" style:shadow="none" style:join-border="false"/>
    </style:style>
    <style:style style:name="P17" style:family="paragraph" style:parent-style-name="Standard">
      <style:paragraph-properties fo:margin-left="0.0165in" fo:margin-right="0in" fo:margin-top="0.2327in" fo:margin-bottom="0in" style:contextual-spacing="false" fo:line-height="100%" fo:orphans="0" fo:widows="0" fo:text-indent="0in" style:auto-text-indent="false" fo:padding="0in" fo:border="none" style:shadow="none" style:join-border="false"/>
    </style:style>
    <style:style style:name="P18" style:family="paragraph" style:parent-style-name="Standard">
      <style:paragraph-properties fo:margin-left="0.0165in" fo:margin-right="0in" fo:margin-top="5.6917in" fo:margin-bottom="0in" style:contextual-spacing="false" fo:line-height="100%" fo:orphans="0" fo:widows="0" fo:text-indent="0in" style:auto-text-indent="false" fo:padding="0in" fo:border="none" style:shadow="none" style:join-border="false"/>
    </style:style>
    <style:style style:name="P19" style:family="paragraph" style:parent-style-name="Standard">
      <style:paragraph-properties fo:margin-left="0.0165in" fo:margin-right="0in" fo:margin-top="0.2047in" fo:margin-bottom="0in" style:contextual-spacing="false" fo:line-height="100%" fo:orphans="0" fo:widows="0" fo:text-indent="0in" style:auto-text-indent="false" fo:padding="0in" fo:border="none" style:shadow="none" style:join-border="false"/>
    </style:style>
    <style:style style:name="P20" style:family="paragraph" style:parent-style-name="Standard">
      <style:paragraph-properties fo:margin-left="0.0165in" fo:margin-right="0in" fo:margin-top="0.2071in" fo:margin-bottom="0in" style:contextual-spacing="false" fo:line-height="100%" fo:orphans="0" fo:widows="0" fo:text-indent="0in" style:auto-text-indent="false" fo:padding="0in" fo:border="none" style:shadow="none" style:join-border="false"/>
    </style:style>
    <style:style style:name="P21" style:family="paragraph" style:parent-style-name="Standard">
      <style:paragraph-properties fo:margin-left="0.0165in" fo:margin-right="0in" fo:margin-top="0.402in" fo:margin-bottom="0in" style:contextual-spacing="false" fo:line-height="100%" fo:orphans="0" fo:widows="0" fo:text-indent="0in" style:auto-text-indent="false" fo:padding="0in" fo:border="none" style:shadow="none" style:join-border="false"/>
    </style:style>
    <style:style style:name="P22" style:family="paragraph" style:parent-style-name="Standard">
      <style:paragraph-properties fo:margin-left="0.0165in" fo:margin-right="0in" fo:margin-top="0.0138in" fo:margin-bottom="0in" style:contextual-spacing="false" fo:line-height="100%" fo:orphans="0" fo:widows="0" fo:text-indent="0in" style:auto-text-indent="false" fo:padding="0in" fo:border="none" style:shadow="none" style:join-border="false"/>
    </style:style>
    <style:style style:name="P23" style:family="paragraph" style:parent-style-name="Standard">
      <style:paragraph-properties fo:margin-left="0.0264in" fo:margin-right="0in" fo:margin-top="0.2154in" fo:margin-bottom="0in" style:contextual-spacing="false" fo:line-height="100%" fo:orphans="0" fo:widows="0" fo:text-indent="0in" style:auto-text-indent="false" fo:padding="0in" fo:border="none" style:shadow="none" style:join-border="false"/>
    </style:style>
    <style:style style:name="P24" style:family="paragraph" style:parent-style-name="Standard">
      <style:paragraph-properties fo:margin-left="0.0264in" fo:margin-right="0in" fo:margin-top="0.1937in" fo:margin-bottom="0in" style:contextual-spacing="false" fo:line-height="100%" fo:orphans="0" fo:widows="0" fo:text-indent="0in" style:auto-text-indent="false" fo:padding="0in" fo:border="none" style:shadow="none" style:join-border="false"/>
    </style:style>
    <style:style style:name="P25" style:family="paragraph" style:parent-style-name="Standard">
      <style:paragraph-properties fo:margin-left="0.0264in" fo:margin-right="0in" fo:margin-top="0.1917in" fo:margin-bottom="0in" style:contextual-spacing="false" fo:line-height="100%" fo:orphans="0" fo:widows="0" fo:text-indent="0in" style:auto-text-indent="false" fo:padding="0in" fo:border="none" style:shadow="none" style:join-border="false"/>
    </style:style>
    <style:style style:name="P26" style:family="paragraph" style:parent-style-name="Standard">
      <style:paragraph-properties fo:margin-left="0.0264in" fo:margin-right="0in" fo:margin-top="0.1898in" fo:margin-bottom="0in" style:contextual-spacing="false" fo:line-height="100%" fo:orphans="0" fo:widows="0" fo:text-indent="0in" style:auto-text-indent="false" fo:padding="0in" fo:border="none" style:shadow="none" style:join-border="false"/>
    </style:style>
    <style:style style:name="P27" style:family="paragraph" style:parent-style-name="Standard">
      <style:paragraph-properties fo:margin-left="0.0264in" fo:margin-right="0in" fo:margin-top="0.2091in" fo:margin-bottom="0in" style:contextual-spacing="false" fo:line-height="100%" fo:orphans="0" fo:widows="0" fo:text-indent="0in" style:auto-text-indent="false" fo:padding="0in" fo:border="none" style:shadow="none" style:join-border="false"/>
    </style:style>
    <style:style style:name="P28" style:family="paragraph" style:parent-style-name="Standard">
      <style:paragraph-properties fo:margin-left="0.0264in" fo:margin-right="0in" fo:margin-top="0.2189in" fo:margin-bottom="0in" style:contextual-spacing="false" fo:line-height="100%" fo:orphans="0" fo:widows="0" fo:text-indent="0in" style:auto-text-indent="false" fo:padding="0in" fo:border="none" style:shadow="none" style:join-border="false"/>
    </style:style>
    <style:style style:name="P29" style:family="paragraph" style:parent-style-name="Standard">
      <style:paragraph-properties fo:margin-left="0.0264in" fo:margin-right="0in" fo:margin-top="0.2102in" fo:margin-bottom="0in" style:contextual-spacing="false" fo:line-height="100%" fo:orphans="0" fo:widows="0" fo:text-indent="0in" style:auto-text-indent="false" fo:padding="0in" fo:border="none" style:shadow="none" style:join-border="false"/>
    </style:style>
    <style:style style:name="P30" style:family="paragraph" style:parent-style-name="Standard">
      <style:paragraph-properties fo:margin-left="0.0264in" fo:margin-right="0in" fo:margin-top="0.1909in" fo:margin-bottom="0in" style:contextual-spacing="false" fo:line-height="100%" fo:orphans="0" fo:widows="0" fo:text-indent="0in" style:auto-text-indent="false" fo:padding="0in" fo:border="none" style:shadow="none" style:join-border="false"/>
    </style:style>
    <style:style style:name="P31" style:family="paragraph" style:parent-style-name="Standard">
      <style:paragraph-properties fo:margin-left="0.0264in" fo:margin-right="0in" fo:margin-top="0.211in" fo:margin-bottom="0in" style:contextual-spacing="false" fo:line-height="100%" fo:orphans="0" fo:widows="0" fo:text-indent="0in" style:auto-text-indent="false" fo:padding="0in" fo:border="none" style:shadow="none" style:join-border="false"/>
    </style:style>
    <style:style style:name="P32" style:family="paragraph" style:parent-style-name="Standard">
      <style:paragraph-properties fo:margin-left="0.0264in" fo:margin-right="0in" fo:margin-top="0.1902in" fo:margin-bottom="0in" style:contextual-spacing="false" fo:line-height="100%" fo:orphans="0" fo:widows="0" fo:text-indent="0in" style:auto-text-indent="false" fo:padding="0in" fo:border="none" style:shadow="none" style:join-border="false"/>
    </style:style>
    <style:style style:name="P33" style:family="paragraph" style:parent-style-name="Standard">
      <style:paragraph-properties fo:margin-left="0.0264in" fo:margin-right="0in" fo:margin-top="0.1945in" fo:margin-bottom="0in" style:contextual-spacing="false" fo:line-height="100%" fo:orphans="0" fo:widows="0" fo:text-indent="0in" style:auto-text-indent="false" fo:padding="0in" fo:border="none" style:shadow="none" style:join-border="false"/>
    </style:style>
    <style:style style:name="P34" style:family="paragraph" style:parent-style-name="Standard">
      <style:paragraph-properties fo:margin-left="0.0264in" fo:margin-right="0in" fo:margin-top="0.2256in" fo:margin-bottom="0in" style:contextual-spacing="false" fo:line-height="100%" fo:orphans="0" fo:widows="0" fo:text-indent="0in" style:auto-text-indent="false" fo:padding="0in" fo:border="none" style:shadow="none" style:join-border="false"/>
    </style:style>
    <style:style style:name="P35" style:family="paragraph" style:parent-style-name="Standard">
      <style:paragraph-properties fo:margin-left="0.0264in" fo:margin-right="0in" fo:margin-top="0.1965in" fo:margin-bottom="0in" style:contextual-spacing="false" fo:line-height="100%" fo:orphans="0" fo:widows="0" fo:text-indent="0in" style:auto-text-indent="false" fo:padding="0in" fo:border="none" style:shadow="none" style:join-border="false"/>
    </style:style>
    <style:style style:name="P36" style:family="paragraph" style:parent-style-name="Standard">
      <style:paragraph-properties fo:margin-left="0.0264in" fo:margin-right="0in" fo:margin-top="0.0126in" fo:margin-bottom="0in" style:contextual-spacing="false" fo:line-height="100%" fo:orphans="0" fo:widows="0" fo:text-indent="0in" style:auto-text-indent="false" fo:padding="0in" fo:border="none" style:shadow="none" style:join-border="false"/>
    </style:style>
    <style:style style:name="P37" style:family="paragraph" style:parent-style-name="Standard">
      <style:paragraph-properties fo:margin-left="0.0264in" fo:margin-right="0in" fo:margin-top="0.2075in" fo:margin-bottom="0in" style:contextual-spacing="false" fo:line-height="100%" fo:orphans="0" fo:widows="0" fo:text-indent="0in" style:auto-text-indent="false" fo:padding="0in" fo:border="none" style:shadow="none" style:join-border="false"/>
    </style:style>
    <style:style style:name="P38" style:family="paragraph" style:parent-style-name="Standard">
      <style:paragraph-properties fo:margin-left="0.0264in" fo:margin-right="0in" fo:margin-top="0.0071in" fo:margin-bottom="0in" style:contextual-spacing="false" fo:line-height="100%" fo:orphans="0" fo:widows="0" fo:text-indent="0in" style:auto-text-indent="false" fo:padding="0in" fo:border="none" style:shadow="none" style:join-border="false"/>
    </style:style>
    <style:style style:name="P39" style:family="paragraph" style:parent-style-name="Standard">
      <style:paragraph-properties fo:margin-left="0.0264in" fo:margin-right="0in" fo:margin-top="0.2035in" fo:margin-bottom="0in" style:contextual-spacing="false" fo:line-height="100%" fo:orphans="0" fo:widows="0" fo:text-indent="0in" style:auto-text-indent="false" fo:padding="0in" fo:border="none" style:shadow="none" style:join-border="false"/>
    </style:style>
    <style:style style:name="P40" style:family="paragraph" style:parent-style-name="Standard">
      <style:paragraph-properties fo:margin-left="0.0264in" fo:margin-right="0in" fo:margin-top="0.0173in" fo:margin-bottom="0in" style:contextual-spacing="false" fo:line-height="100%" fo:orphans="0" fo:widows="0" fo:text-indent="0in" style:auto-text-indent="false" fo:padding="0in" fo:border="none" style:shadow="none" style:join-border="false"/>
    </style:style>
    <style:style style:name="P41" style:family="paragraph" style:parent-style-name="Standard">
      <style:paragraph-properties fo:margin-left="0.0264in" fo:margin-right="0in" fo:margin-top="0.2071in" fo:margin-bottom="0in" style:contextual-spacing="false" fo:line-height="100%" fo:orphans="0" fo:widows="0" fo:text-indent="0in" style:auto-text-indent="false" fo:padding="0in" fo:border="none" style:shadow="none" style:join-border="false"/>
    </style:style>
    <style:style style:name="P42" style:family="paragraph" style:parent-style-name="Standard">
      <style:paragraph-properties fo:margin-left="0.0264in" fo:margin-right="0in" fo:margin-top="0.0181in" fo:margin-bottom="0in" style:contextual-spacing="false" fo:line-height="100%" fo:orphans="0" fo:widows="0" fo:text-indent="0in" style:auto-text-indent="false" fo:padding="0in" fo:border="none" style:shadow="none" style:join-border="false"/>
    </style:style>
    <style:style style:name="P43" style:family="paragraph" style:parent-style-name="Standard">
      <style:paragraph-properties fo:margin-left="0.0264in" fo:margin-right="0in" fo:margin-top="0.2118in" fo:margin-bottom="0in" style:contextual-spacing="false" fo:line-height="100%" fo:orphans="0" fo:widows="0" fo:text-indent="0in" style:auto-text-indent="false" fo:padding="0in" fo:border="none" style:shadow="none" style:join-border="false"/>
    </style:style>
    <style:style style:name="P44" style:family="paragraph" style:parent-style-name="Standard">
      <style:paragraph-properties fo:margin-left="0.0264in" fo:margin-right="0in" fo:margin-top="0.228in" fo:margin-bottom="0in" style:contextual-spacing="false" fo:line-height="100%" fo:orphans="0" fo:widows="0" fo:text-indent="0in" style:auto-text-indent="false" fo:padding="0in" fo:border="none" style:shadow="none" style:join-border="false"/>
    </style:style>
    <style:style style:name="P45" style:family="paragraph" style:parent-style-name="Standard">
      <style:paragraph-properties fo:margin-left="0.0264in" fo:margin-right="0in" fo:margin-top="0.2283in" fo:margin-bottom="0in" style:contextual-spacing="false" fo:line-height="100%" fo:orphans="0" fo:widows="0" fo:text-indent="0in" style:auto-text-indent="false" fo:padding="0in" fo:border="none" style:shadow="none" style:join-border="false"/>
    </style:style>
    <style:style style:name="P46" style:family="paragraph" style:parent-style-name="Standard">
      <style:paragraph-properties fo:margin-left="0.0264in" fo:margin-right="0in" fo:margin-top="0.2244in" fo:margin-bottom="0in" style:contextual-spacing="false" fo:line-height="100%" fo:orphans="0" fo:widows="0" fo:text-indent="0in" style:auto-text-indent="false" fo:padding="0in" fo:border="none" style:shadow="none" style:join-border="false"/>
    </style:style>
    <style:style style:name="P47" style:family="paragraph" style:parent-style-name="Standard">
      <style:paragraph-properties fo:margin-left="0.0264in" fo:margin-right="0in" fo:margin-top="0.2252in" fo:margin-bottom="0in" style:contextual-spacing="false" fo:line-height="100%" fo:orphans="0" fo:widows="0" fo:text-indent="0in" style:auto-text-indent="false" fo:padding="0in" fo:border="none" style:shadow="none" style:join-border="false"/>
    </style:style>
    <style:style style:name="P48" style:family="paragraph" style:parent-style-name="Standard">
      <style:paragraph-properties fo:margin-left="0.0264in" fo:margin-right="0in" fo:margin-top="0.2083in" fo:margin-bottom="0in" style:contextual-spacing="false" fo:line-height="100%" fo:orphans="0" fo:widows="0" fo:text-indent="0in" style:auto-text-indent="false" fo:padding="0in" fo:border="none" style:shadow="none" style:join-border="false"/>
    </style:style>
    <style:style style:name="P49" style:family="paragraph" style:parent-style-name="Standard">
      <style:paragraph-properties fo:margin-left="0.0264in" fo:margin-right="0in" fo:margin-top="0.2217in" fo:margin-bottom="0in" style:contextual-spacing="false" fo:line-height="100%" fo:orphans="0" fo:widows="0" fo:text-indent="0in" style:auto-text-indent="false" fo:padding="0in" fo:border="none" style:shadow="none" style:join-border="false"/>
    </style:style>
    <style:style style:name="P50" style:family="paragraph" style:parent-style-name="Standard">
      <style:paragraph-properties fo:margin-left="0.0264in" fo:margin-right="0in" fo:margin-top="0.1929in" fo:margin-bottom="0in" style:contextual-spacing="false" fo:line-height="100%" fo:orphans="0" fo:widows="0" fo:text-indent="0in" style:auto-text-indent="false" fo:padding="0in" fo:border="none" style:shadow="none" style:join-border="false"/>
    </style:style>
    <style:style style:name="P51" style:family="paragraph" style:parent-style-name="Standard">
      <style:paragraph-properties fo:margin-left="0.0264in" fo:margin-right="0in" fo:line-height="100%" fo:orphans="0" fo:widows="0" fo:text-indent="0in" style:auto-text-indent="false" fo:padding="0in" fo:border="none" style:shadow="none" style:join-border="false"/>
    </style:style>
    <style:style style:name="P52" style:family="paragraph" style:parent-style-name="Standard">
      <style:paragraph-properties fo:margin-left="0.0264in" fo:margin-right="0in" fo:margin-top="0.028in" fo:margin-bottom="0in" style:contextual-spacing="false" fo:line-height="100%" fo:orphans="0" fo:widows="0" fo:text-indent="0in" style:auto-text-indent="false" fo:padding="0in" fo:border="none" style:shadow="none" style:join-border="false"/>
    </style:style>
    <style:style style:name="P53" style:family="paragraph" style:parent-style-name="Standard">
      <style:paragraph-properties fo:margin-left="0.0264in" fo:margin-right="0in" fo:margin-top="0.2043in" fo:margin-bottom="0in" style:contextual-spacing="false" fo:line-height="100%" fo:orphans="0" fo:widows="0" fo:text-indent="0in" style:auto-text-indent="false" fo:padding="0in" fo:border="none" style:shadow="none" style:join-border="false"/>
    </style:style>
    <style:style style:name="P54" style:family="paragraph" style:parent-style-name="Standard">
      <style:paragraph-properties fo:margin-left="0.0264in" fo:margin-right="0in" fo:margin-top="0.0902in" fo:margin-bottom="0in" style:contextual-spacing="false" fo:line-height="100%" fo:orphans="0" fo:widows="0" fo:text-indent="0in" style:auto-text-indent="false" fo:padding="0in" fo:border="none" style:shadow="none" style:join-border="false"/>
    </style:style>
    <style:style style:name="P55" style:family="paragraph" style:parent-style-name="Standard">
      <style:paragraph-properties fo:margin-left="0.0264in" fo:margin-right="0in" fo:margin-top="0.2209in" fo:margin-bottom="0in" style:contextual-spacing="false" fo:line-height="100%" fo:orphans="0" fo:widows="0" fo:text-indent="0in" style:auto-text-indent="false" fo:padding="0in" fo:border="none" style:shadow="none" style:join-border="false"/>
    </style:style>
    <style:style style:name="P56" style:family="paragraph" style:parent-style-name="Standard">
      <style:paragraph-properties fo:margin-left="0.0264in" fo:margin-right="0in" fo:margin-top="0.2047in" fo:margin-bottom="0in" style:contextual-spacing="false" fo:line-height="100%" fo:orphans="0" fo:widows="0" fo:text-indent="0in" style:auto-text-indent="false" fo:padding="0in" fo:border="none" style:shadow="none" style:join-border="false"/>
    </style:style>
    <style:style style:name="P57" style:family="paragraph" style:parent-style-name="Standard">
      <style:paragraph-properties fo:margin-left="0.0256in" fo:margin-right="0in" fo:margin-top="0.0102in" fo:margin-bottom="0in" style:contextual-spacing="false" fo:line-height="100%" fo:orphans="0" fo:widows="0" fo:text-indent="0in" style:auto-text-indent="false" fo:padding="0in" fo:border="none" style:shadow="none" style:join-border="false"/>
    </style:style>
    <style:style style:name="P58" style:family="paragraph" style:parent-style-name="Standard">
      <style:paragraph-properties fo:margin-left="0.0256in" fo:margin-right="0in" fo:margin-top="0.1945in" fo:margin-bottom="0in" style:contextual-spacing="false" fo:line-height="100%" fo:orphans="0" fo:widows="0" fo:text-indent="0in" style:auto-text-indent="false" fo:padding="0in" fo:border="none" style:shadow="none" style:join-border="false"/>
    </style:style>
    <style:style style:name="P59" style:family="paragraph" style:parent-style-name="Standard">
      <style:paragraph-properties fo:margin-left="0.0256in" fo:margin-right="0in" fo:margin-top="0.2043in" fo:margin-bottom="0in" style:contextual-spacing="false" fo:line-height="100%" fo:orphans="0" fo:widows="0" fo:text-indent="0in" style:auto-text-indent="false" fo:padding="0in" fo:border="none" style:shadow="none" style:join-border="false"/>
    </style:style>
    <style:style style:name="P60" style:family="paragraph" style:parent-style-name="Standard">
      <style:paragraph-properties fo:margin-left="0.0256in" fo:margin-right="0in" fo:margin-top="0.0071in" fo:margin-bottom="0in" style:contextual-spacing="false" fo:line-height="100%" fo:orphans="0" fo:widows="0" fo:text-indent="0in" style:auto-text-indent="false" fo:padding="0in" fo:border="none" style:shadow="none" style:join-border="false"/>
    </style:style>
    <style:style style:name="P61" style:family="paragraph" style:parent-style-name="Standard">
      <style:paragraph-properties fo:margin-left="0.0256in" fo:margin-right="0.6193in" fo:margin-top="0.0102in" fo:margin-bottom="0in" style:contextual-spacing="false" fo:line-height="100%" fo:orphans="0" fo:widows="0" fo:text-indent="0in" style:auto-text-indent="false" fo:padding="0in" fo:border="none" style:shadow="none" style:join-border="false"/>
    </style:style>
    <style:style style:name="P62" style:family="paragraph" style:parent-style-name="Standard">
      <style:paragraph-properties fo:margin-left="0.0256in" fo:margin-right="0.7866in" fo:margin-top="0.0102in" fo:margin-bottom="0in" style:contextual-spacing="false" fo:line-height="100%" fo:orphans="0" fo:widows="0" fo:text-indent="0in" style:auto-text-indent="false" fo:padding="0in" fo:border="none" style:shadow="none" style:join-border="false"/>
    </style:style>
    <style:style style:name="P63" style:family="paragraph" style:parent-style-name="Standard">
      <style:paragraph-properties fo:margin-left="0.0291in" fo:margin-right="0in" fo:margin-top="0.1945in" fo:margin-bottom="0in" style:contextual-spacing="false" fo:line-height="100%" fo:orphans="0" fo:widows="0" fo:text-indent="0in" style:auto-text-indent="false" fo:padding="0in" fo:border="none" style:shadow="none" style:join-border="false"/>
    </style:style>
    <style:style style:name="P64" style:family="paragraph" style:parent-style-name="Standard">
      <style:paragraph-properties fo:margin-left="0.0181in" fo:margin-right="0in" fo:margin-top="0.1945in" fo:margin-bottom="0in" style:contextual-spacing="false" fo:line-height="100%" fo:orphans="0" fo:widows="0" fo:text-indent="0in" style:auto-text-indent="false" fo:padding="0in" fo:border="none" style:shadow="none" style:join-border="false"/>
    </style:style>
    <style:style style:name="P65" style:family="paragraph" style:parent-style-name="Standard">
      <style:paragraph-properties fo:margin-left="0.0181in" fo:margin-right="0in" fo:margin-top="0.2102in" fo:margin-bottom="0in" style:contextual-spacing="false" fo:line-height="100%" fo:orphans="0" fo:widows="0" fo:text-indent="0in" style:auto-text-indent="false" fo:padding="0in" fo:border="none" style:shadow="none" style:join-border="false"/>
    </style:style>
    <style:style style:name="P66" style:family="paragraph" style:parent-style-name="Standard">
      <style:paragraph-properties fo:margin-left="0.0181in" fo:margin-right="0in" fo:margin-top="0.0071in" fo:margin-bottom="0in" style:contextual-spacing="false" fo:line-height="100%" fo:orphans="0" fo:widows="0" fo:text-indent="0in" style:auto-text-indent="false" fo:padding="0in" fo:border="none" style:shadow="none" style:join-border="false"/>
    </style:style>
    <style:style style:name="P67" style:family="paragraph" style:parent-style-name="Standard">
      <style:paragraph-properties fo:margin-left="0.0189in" fo:margin-right="0in" fo:line-height="100%" fo:orphans="0" fo:widows="0" fo:text-indent="0in" style:auto-text-indent="false" fo:padding="0in" fo:border="none" style:shadow="none" style:join-border="false"/>
    </style:style>
    <style:style style:name="P68" style:family="paragraph" style:parent-style-name="Standard">
      <style:paragraph-properties fo:margin-left="2.0134in" fo:margin-right="0in" fo:margin-top="0.028in" fo:margin-bottom="0in" style:contextual-spacing="false" fo:line-height="100%" fo:orphans="0" fo:widows="0" fo:text-indent="0in" style:auto-text-indent="false" fo:padding="0in" fo:border="none" style:shadow="none" style:join-border="false"/>
    </style:style>
    <style:style style:name="P69" style:family="paragraph" style:parent-style-name="Standard">
      <style:paragraph-properties fo:margin-left="0.0201in" fo:margin-right="0in" fo:margin-top="0.2244in" fo:margin-bottom="0in" style:contextual-spacing="false" fo:line-height="100%" fo:orphans="0" fo:widows="0" fo:text-indent="0in" style:auto-text-indent="false" fo:padding="0in" fo:border="none" style:shadow="none" style:join-border="false"/>
    </style:style>
    <style:style style:name="P70" style:family="paragraph" style:parent-style-name="Standard">
      <style:paragraph-properties fo:margin-left="0.0201in" fo:margin-right="0in" fo:margin-top="0.2217in" fo:margin-bottom="0in" style:contextual-spacing="false" fo:line-height="100%" fo:orphans="0" fo:widows="0" fo:text-indent="0in" style:auto-text-indent="false" fo:padding="0in" fo:border="none" style:shadow="none" style:join-border="false"/>
    </style:style>
    <style:style style:name="P71" style:family="paragraph" style:parent-style-name="Standard">
      <style:paragraph-properties fo:margin-left="0.0201in" fo:margin-right="0in" fo:margin-top="0.2256in" fo:margin-bottom="0in" style:contextual-spacing="false" fo:line-height="100%" fo:orphans="0" fo:widows="0" fo:text-indent="0in" style:auto-text-indent="false" fo:padding="0in" fo:border="none" style:shadow="none" style:join-border="false"/>
    </style:style>
    <style:style style:name="P72" style:family="paragraph" style:parent-style-name="Standard">
      <style:paragraph-properties fo:margin-left="0.0201in" fo:margin-right="0in" fo:margin-top="0.0055in" fo:margin-bottom="0in" style:contextual-spacing="false" fo:line-height="100%" fo:orphans="0" fo:widows="0" fo:text-indent="0in" style:auto-text-indent="false" fo:padding="0in" fo:border="none" style:shadow="none" style:join-border="false"/>
    </style:style>
    <style:style style:name="P73" style:family="paragraph" style:parent-style-name="Standard">
      <style:paragraph-properties fo:margin-left="0.0201in" fo:margin-right="0in" fo:margin-top="0.0071in" fo:margin-bottom="0in" style:contextual-spacing="false" fo:line-height="100%" fo:orphans="0" fo:widows="0" fo:text-indent="0in" style:auto-text-indent="false" fo:padding="0in" fo:border="none" style:shadow="none" style:join-border="false"/>
    </style:style>
    <style:style style:name="P74" style:family="paragraph" style:parent-style-name="Standard">
      <style:paragraph-properties fo:margin-left="0.0201in" fo:margin-right="0in" fo:margin-top="0.0091in" fo:margin-bottom="0in" style:contextual-spacing="false" fo:line-height="100%" fo:orphans="0" fo:widows="0" fo:text-indent="0in" style:auto-text-indent="false" fo:padding="0in" fo:border="none" style:shadow="none" style:join-border="false"/>
    </style:style>
    <style:style style:name="P75" style:family="paragraph" style:parent-style-name="Standard">
      <style:paragraph-properties fo:margin-left="0.0201in" fo:margin-right="0in" fo:margin-top="0.0063in" fo:margin-bottom="0in" style:contextual-spacing="false" fo:line-height="100%" fo:orphans="0" fo:widows="0" fo:text-indent="0in" style:auto-text-indent="false" fo:padding="0in" fo:border="none" style:shadow="none" style:join-border="false"/>
    </style:style>
    <style:style style:name="P76" style:family="paragraph" style:parent-style-name="Standard">
      <style:paragraph-properties fo:margin-left="0.0201in" fo:margin-right="0in" fo:margin-top="0.0102in" fo:margin-bottom="0in" style:contextual-spacing="false" fo:line-height="100%" fo:orphans="0" fo:widows="0" fo:text-indent="0in" style:auto-text-indent="false" fo:padding="0in" fo:border="none" style:shadow="none" style:join-border="false"/>
    </style:style>
    <style:style style:name="P77" style:family="paragraph" style:parent-style-name="Standard">
      <style:paragraph-properties fo:margin-left="0.0201in" fo:margin-right="0in" fo:margin-top="0.2161in" fo:margin-bottom="0in" style:contextual-spacing="false" fo:line-height="100%" fo:orphans="0" fo:widows="0" fo:text-indent="0in" style:auto-text-indent="false" fo:padding="0in" fo:border="none" style:shadow="none" style:join-border="false"/>
    </style:style>
    <style:style style:name="P78" style:family="paragraph" style:parent-style-name="Standard">
      <style:paragraph-properties fo:margin-left="0.0201in" fo:margin-right="0in" fo:margin-top="0.2075in" fo:margin-bottom="0in" style:contextual-spacing="false" fo:line-height="100%" fo:orphans="0" fo:widows="0" fo:text-indent="0in" style:auto-text-indent="false" fo:padding="0in" fo:border="none" style:shadow="none" style:join-border="false"/>
    </style:style>
    <style:style style:name="P79" style:family="paragraph" style:parent-style-name="Standard">
      <style:paragraph-properties fo:margin-left="0.0201in" fo:margin-right="0in" fo:margin-top="0.2272in" fo:margin-bottom="0in" style:contextual-spacing="false" fo:line-height="100%" fo:orphans="0" fo:widows="0" fo:text-indent="0in" style:auto-text-indent="false" fo:padding="0in" fo:border="none" style:shadow="none" style:join-border="false"/>
    </style:style>
    <style:style style:name="P80" style:family="paragraph" style:parent-style-name="Standard">
      <style:paragraph-properties fo:margin-left="0.1799in" fo:margin-right="0in" fo:margin-top="0.0071in" fo:margin-bottom="0in" style:contextual-spacing="false" fo:line-height="100%" fo:orphans="0" fo:widows="0" fo:text-indent="0in" style:auto-text-indent="false" fo:padding="0in" fo:border="none" style:shadow="none" style:join-border="false"/>
    </style:style>
    <style:style style:name="P81" style:family="paragraph" style:parent-style-name="Standard">
      <style:paragraph-properties fo:margin-left="0.1693in" fo:margin-right="0in" fo:margin-top="0.0063in" fo:margin-bottom="0in" style:contextual-spacing="false" fo:line-height="100%" fo:orphans="0" fo:widows="0" fo:text-indent="0in" style:auto-text-indent="false" fo:padding="0in" fo:border="none" style:shadow="none" style:join-border="false"/>
    </style:style>
    <style:style style:name="P82" style:family="paragraph" style:parent-style-name="Standard">
      <style:paragraph-properties fo:margin-left="0.048in" fo:margin-right="0in" fo:line-height="100%" fo:orphans="0" fo:widows="0" fo:text-indent="0in" style:auto-text-indent="false" fo:padding="0in" fo:border="none" style:shadow="none" style:join-border="false"/>
    </style:style>
    <style:style style:name="P83" style:family="paragraph" style:parent-style-name="Standard">
      <style:paragraph-properties fo:margin-left="0.0217in" fo:margin-right="0in" fo:margin-top="0.0055in" fo:margin-bottom="0in" style:contextual-spacing="false" fo:line-height="100%" fo:orphans="0" fo:widows="0" fo:text-indent="0in" style:auto-text-indent="false" fo:padding="0in" fo:border="none" style:shadow="none" style:join-border="false"/>
    </style:style>
    <style:style style:name="P84" style:family="paragraph" style:parent-style-name="Standard">
      <style:paragraph-properties fo:margin-left="0.0217in" fo:margin-right="0in" fo:margin-top="0.0091in" fo:margin-bottom="0in" style:contextual-spacing="false" fo:line-height="100%" fo:orphans="0" fo:widows="0" fo:text-indent="0in" style:auto-text-indent="false" fo:padding="0in" fo:border="none" style:shadow="none" style:join-border="false"/>
    </style:style>
    <style:style style:name="P85" style:family="paragraph" style:parent-style-name="Standard">
      <style:paragraph-properties fo:margin-left="0.0217in" fo:margin-right="0in" fo:margin-top="0.0098in" fo:margin-bottom="0in" style:contextual-spacing="false" fo:line-height="100%" fo:orphans="0" fo:widows="0" fo:text-indent="0in" style:auto-text-indent="false" fo:padding="0in" fo:border="none" style:shadow="none" style:join-border="false"/>
    </style:style>
    <style:style style:name="P86" style:family="paragraph" style:parent-style-name="Standard">
      <style:paragraph-properties fo:margin-left="0.4335in" fo:margin-right="0.7311in" fo:line-height="100%" fo:orphans="0" fo:widows="0" fo:text-indent="0in" style:auto-text-indent="false" fo:padding="0in" fo:border="none" style:shadow="none" style:join-border="false"/>
    </style:style>
    <style:style style:name="P87" style:family="paragraph" style:parent-style-name="Standard">
      <style:paragraph-properties fo:margin-left="0.152in" fo:margin-right="0in" fo:margin-top="0.0071in" fo:margin-bottom="0in" style:contextual-spacing="false" fo:line-height="100%" fo:orphans="0" fo:widows="0" fo:text-indent="0in" style:auto-text-indent="false" fo:padding="0in" fo:border="none" style:shadow="none" style:join-border="false"/>
    </style:style>
    <style:style style:name="P88" style:family="paragraph" style:parent-style-name="Standard">
      <style:paragraph-properties fo:margin-left="0.0134in" fo:margin-right="0in" fo:margin-top="0.0102in" fo:margin-bottom="0in" style:contextual-spacing="false" fo:line-height="100%" fo:orphans="0" fo:widows="0" fo:text-indent="0in" style:auto-text-indent="false" fo:padding="0in" fo:border="none" style:shadow="none" style:join-border="false"/>
    </style:style>
    <style:style style:name="P89" style:family="paragraph" style:parent-style-name="Standard">
      <style:paragraph-properties fo:margin-left="0.1457in" fo:margin-right="0in" fo:margin-top="0.0055in" fo:margin-bottom="0in" style:contextual-spacing="false" fo:line-height="100%" fo:orphans="0" fo:widows="0" fo:text-indent="0in" style:auto-text-indent="false" fo:padding="0in" fo:border="none" style:shadow="none" style:join-border="false"/>
    </style:style>
    <style:style style:name="P90" style:family="paragraph" style:parent-style-name="Standard">
      <style:paragraph-properties fo:margin-left="0.0209in" fo:margin-right="0in" fo:margin-top="0.0071in" fo:margin-bottom="0in" style:contextual-spacing="false" fo:line-height="100%" fo:orphans="0" fo:widows="0" fo:text-indent="0in" style:auto-text-indent="false" fo:padding="0in" fo:border="none" style:shadow="none" style:join-border="false"/>
    </style:style>
    <style:style style:name="P91" style:family="paragraph" style:parent-style-name="Standard">
      <style:paragraph-properties fo:margin-left="0.0209in" fo:margin-right="0in" fo:margin-top="0.1965in" fo:margin-bottom="0in" style:contextual-spacing="false" fo:line-height="100%" fo:orphans="0" fo:widows="0" fo:text-indent="0in" style:auto-text-indent="false" fo:padding="0in" fo:border="none" style:shadow="none" style:join-border="false"/>
    </style:style>
    <style:style style:name="P92" style:family="paragraph" style:parent-style-name="Standard">
      <style:paragraph-properties fo:margin-left="0.0209in" fo:margin-right="0in" fo:margin-top="0.222in" fo:margin-bottom="0in" style:contextual-spacing="false" fo:line-height="100%" fo:orphans="0" fo:widows="0" fo:text-indent="0in" style:auto-text-indent="false" fo:padding="0in" fo:border="none" style:shadow="none" style:join-border="false"/>
    </style:style>
    <style:style style:name="P93" style:family="paragraph" style:parent-style-name="Standard">
      <style:paragraph-properties fo:margin-left="0.0209in" fo:margin-right="0in" fo:margin-top="0.2256in" fo:margin-bottom="0in" style:contextual-spacing="false" fo:line-height="100%" fo:orphans="0" fo:widows="0" fo:text-indent="0in" style:auto-text-indent="false" fo:padding="0in" fo:border="none" style:shadow="none" style:join-border="false"/>
    </style:style>
    <style:style style:name="P94" style:family="paragraph" style:parent-style-name="Standard">
      <style:paragraph-properties fo:margin-left="0.0209in" fo:margin-right="0in" fo:margin-top="0.1898in" fo:margin-bottom="0in" style:contextual-spacing="false" fo:line-height="100%" fo:orphans="0" fo:widows="0" fo:text-indent="0in" style:auto-text-indent="false" fo:padding="0in" fo:border="none" style:shadow="none" style:join-border="false"/>
    </style:style>
    <style:style style:name="P95" style:family="paragraph" style:parent-style-name="Standard">
      <style:paragraph-properties fo:margin-left="0.0209in" fo:margin-right="0in" fo:margin-top="0.1902in" fo:margin-bottom="0in" style:contextual-spacing="false" fo:line-height="100%" fo:orphans="0" fo:widows="0" fo:text-indent="0in" style:auto-text-indent="false" fo:padding="0in" fo:border="none" style:shadow="none" style:join-border="false"/>
    </style:style>
    <style:style style:name="P96" style:family="paragraph" style:parent-style-name="Standard">
      <style:paragraph-properties fo:margin-left="0.4327in" fo:margin-right="0.5063in" fo:line-height="100%" fo:orphans="0" fo:widows="0" fo:text-indent="0in" style:auto-text-indent="false" fo:padding="0in" fo:border="none" style:shadow="none" style:join-border="false"/>
    </style:style>
    <style:style style:name="P97" style:family="paragraph" style:parent-style-name="Standard">
      <style:paragraph-properties fo:margin-left="0.0154in" fo:margin-right="0in" fo:line-height="100%" fo:orphans="0" fo:widows="0" fo:text-indent="0in" style:auto-text-indent="false" fo:padding="0in" fo:border="none" style:shadow="none" style:join-border="false"/>
    </style:style>
    <style:style style:name="P98" style:family="paragraph" style:parent-style-name="Standard">
      <style:paragraph-properties fo:margin-left="0.0154in" fo:margin-right="0in" fo:margin-top="0.2047in" fo:margin-bottom="0in" style:contextual-spacing="false" fo:line-height="100%" fo:orphans="0" fo:widows="0" fo:text-indent="0in" style:auto-text-indent="false" fo:padding="0in" fo:border="none" style:shadow="none" style:join-border="false"/>
    </style:style>
    <style:style style:name="P99" style:family="paragraph" style:parent-style-name="Standard">
      <style:paragraph-properties fo:margin-left="0.0154in" fo:margin-right="0in" fo:margin-top="0.2083in" fo:margin-bottom="0in" style:contextual-spacing="false" fo:line-height="100%" fo:orphans="0" fo:widows="0" fo:text-indent="0in" style:auto-text-indent="false" fo:padding="0in" fo:border="none" style:shadow="none" style:join-border="false"/>
    </style:style>
    <style:style style:name="P100" style:family="paragraph" style:parent-style-name="Standard">
      <style:paragraph-properties fo:margin-left="0.0252in" fo:margin-right="0in" fo:margin-top="0.1811in" fo:margin-bottom="0in" style:contextual-spacing="false" fo:line-height="100%" fo:orphans="0" fo:widows="0" fo:text-indent="0in" style:auto-text-indent="false" fo:padding="0in" fo:border="none" style:shadow="none" style:join-border="false"/>
    </style:style>
    <style:style style:name="P101" style:family="paragraph" style:parent-style-name="Standard">
      <style:paragraph-properties fo:margin-left="0.5138in" fo:margin-right="0in" fo:margin-top="0.2091in" fo:margin-bottom="0in" style:contextual-spacing="false" fo:line-height="100%" fo:orphans="0" fo:widows="0" fo:text-indent="0in" style:auto-text-indent="false" fo:padding="0in" fo:border="none" style:shadow="none" style:join-border="false"/>
    </style:style>
    <style:style style:name="P102" style:family="paragraph" style:parent-style-name="Standard">
      <style:paragraph-properties fo:margin-left="0.2717in" fo:margin-right="0in" fo:margin-top="0.222in" fo:margin-bottom="0in" style:contextual-spacing="false" fo:line-height="100%" fo:orphans="0" fo:widows="0" fo:text-indent="0in" style:auto-text-indent="false" fo:padding="0in" fo:border="none" style:shadow="none" style:join-border="false"/>
    </style:style>
    <style:style style:name="P103" style:family="paragraph" style:parent-style-name="Standard">
      <style:paragraph-properties fo:margin-left="0.2717in" fo:margin-right="0in" fo:margin-top="0.0035in" fo:margin-bottom="0in" style:contextual-spacing="false" fo:line-height="100%" fo:orphans="0" fo:widows="0" fo:text-indent="0in" style:auto-text-indent="false" fo:padding="0in" fo:border="none" style:shadow="none" style:join-border="false"/>
    </style:style>
    <style:style style:name="P104" style:family="paragraph" style:parent-style-name="Standard">
      <style:paragraph-properties fo:margin-left="0.2717in" fo:margin-right="0in" fo:line-height="100%" fo:orphans="0" fo:widows="0" fo:text-indent="0in" style:auto-text-indent="false" fo:padding="0in" fo:border="none" style:shadow="none" style:join-border="false"/>
    </style:style>
    <style:style style:name="P105" style:family="paragraph" style:parent-style-name="Standard">
      <style:paragraph-properties fo:margin-left="0.1445in" fo:margin-right="0in" fo:margin-top="0.0071in" fo:margin-bottom="0in" style:contextual-spacing="false" fo:line-height="100%" fo:orphans="0" fo:widows="0" fo:text-indent="0in" style:auto-text-indent="false" fo:padding="0in" fo:border="none" style:shadow="none" style:join-border="false"/>
    </style:style>
    <style:style style:name="P106" style:family="paragraph" style:parent-style-name="Standard">
      <style:paragraph-properties fo:margin-left="0.0272in" fo:margin-right="0in" fo:margin-top="0.2264in" fo:margin-bottom="0in" style:contextual-spacing="false" fo:line-height="100%" fo:orphans="0" fo:widows="0" fo:text-indent="0in" style:auto-text-indent="false" fo:padding="0in" fo:border="none" style:shadow="none" style:join-border="false"/>
    </style:style>
    <style:style style:name="P107" style:family="paragraph" style:parent-style-name="Standard">
      <style:paragraph-properties fo:margin-left="0.022in" fo:margin-right="0in" fo:margin-top="0.2264in" fo:margin-bottom="0in" style:contextual-spacing="false" fo:line-height="100%" fo:orphans="0" fo:widows="0" fo:text-indent="0in" style:auto-text-indent="false" fo:padding="0in" fo:border="none" style:shadow="none" style:join-border="false"/>
    </style:style>
    <style:style style:name="P108" style:family="paragraph" style:parent-style-name="Standard">
      <style:paragraph-properties fo:margin-left="0.0256in" fo:margin-right="0.4752in" fo:margin-top="0.0102in" fo:margin-bottom="0in" style:contextual-spacing="false" fo:line-height="100%" fo:orphans="0" fo:widows="0" fo:text-indent="-0.0055in" style:auto-text-indent="false" fo:padding="0in" fo:border="none" style:shadow="none" style:join-border="false"/>
    </style:style>
    <style:style style:name="P109" style:family="paragraph" style:parent-style-name="Standard">
      <style:paragraph-properties fo:margin-left="0.0244in" fo:margin-right="0.6165in" fo:margin-top="0.0102in" fo:margin-bottom="0in" style:contextual-spacing="false" fo:line-height="100%" fo:orphans="0" fo:widows="0" fo:text-indent="0.0016in" style:auto-text-indent="false" fo:padding="0in" fo:border="none" style:shadow="none" style:join-border="false"/>
    </style:style>
    <style:style style:name="P110" style:family="paragraph" style:parent-style-name="Standard">
      <style:paragraph-properties fo:margin-left="0.3992in" fo:margin-right="0.7236in" fo:margin-top="0.2008in" fo:margin-bottom="0in" style:contextual-spacing="false" fo:line-height="100%" fo:orphans="0" fo:widows="0" fo:text-indent="-0.128in" style:auto-text-indent="false" fo:padding="0in" fo:border="none" style:shadow="none" style:join-border="false"/>
    </style:style>
    <style:style style:name="P111" style:family="paragraph" style:parent-style-name="Standard">
      <style:paragraph-properties fo:margin-left="0.3992in" fo:margin-right="0.7035in" fo:margin-top="0.002in" fo:margin-bottom="0in" style:contextual-spacing="false" fo:line-height="100%" fo:orphans="0" fo:widows="0" fo:text-indent="-0.128in" style:auto-text-indent="false" fo:padding="0in" fo:border="none" style:shadow="none" style:join-border="false"/>
    </style:style>
    <style:style style:name="P112" style:family="paragraph" style:parent-style-name="Standard">
      <style:paragraph-properties fo:margin-left="0.2744in" fo:margin-right="0.8457in" fo:margin-top="0.0102in" fo:margin-bottom="0in" style:contextual-spacing="false" fo:line-height="100%" fo:orphans="0" fo:widows="0" fo:text-indent="-0.2484in" style:auto-text-indent="false" fo:padding="0in" fo:border="none" style:shadow="none" style:join-border="false"/>
    </style:style>
    <style:style style:name="P113" style:family="paragraph" style:parent-style-name="Standard">
      <style:paragraph-properties fo:margin-left="0.4228in" fo:margin-right="0.4862in" fo:margin-top="0.0055in" fo:margin-bottom="0in" style:contextual-spacing="false" fo:line-height="100%" fo:orphans="0" fo:widows="0" fo:text-indent="-0.2484in" style:auto-text-indent="false" fo:padding="0in" fo:border="none" style:shadow="none" style:join-border="false"/>
    </style:style>
    <style:style style:name="P114" style:family="paragraph" style:parent-style-name="Standard">
      <style:paragraph-properties fo:margin-left="0.4374in" fo:margin-right="0.7543in" fo:margin-top="0.0071in" fo:margin-bottom="0in" style:contextual-spacing="false" fo:line-height="100%" fo:orphans="0" fo:widows="0" fo:text-indent="-0.2638in" style:auto-text-indent="false" fo:padding="0in" fo:border="none" style:shadow="none" style:join-border="false"/>
    </style:style>
    <style:style style:name="P115" style:family="paragraph" style:parent-style-name="Standard">
      <style:paragraph-properties fo:margin-left="0.4374in" fo:margin-right="0.761in" fo:margin-top="0.0071in" fo:margin-bottom="0in" style:contextual-spacing="false" fo:line-height="100%" fo:orphans="0" fo:widows="0" fo:text-indent="-0.2638in" style:auto-text-indent="false" fo:padding="0in" fo:border="none" style:shadow="none" style:join-border="false"/>
    </style:style>
    <style:style style:name="P116" style:family="paragraph" style:parent-style-name="Standard">
      <style:paragraph-properties fo:margin-left="0.0217in" fo:margin-right="1.6846in" fo:margin-top="0.0102in" fo:margin-bottom="0in" style:contextual-spacing="false" fo:line-height="100%" fo:orphans="0" fo:widows="0" fo:text-indent="0.0043in" style:auto-text-indent="false" fo:padding="0in" fo:border="none" style:shadow="none" style:join-border="false"/>
    </style:style>
    <style:style style:name="P117" style:family="paragraph" style:parent-style-name="Standard">
      <style:paragraph-properties fo:margin-left="0.0217in" fo:margin-right="1.102in" fo:margin-top="0.0102in" fo:margin-bottom="0in" style:contextual-spacing="false" fo:line-height="100%" fo:orphans="0" fo:widows="0" fo:text-indent="0.0043in" style:auto-text-indent="false" fo:padding="0in" fo:border="none" style:shadow="none" style:join-border="false"/>
    </style:style>
    <style:style style:name="P118" style:family="paragraph" style:parent-style-name="Standard">
      <style:paragraph-properties fo:margin-left="0.439in" fo:margin-right="0.5882in" fo:line-height="100%" fo:orphans="0" fo:widows="0" fo:text-indent="-0.0071in" style:auto-text-indent="false" fo:padding="0in" fo:border="none" style:shadow="none" style:join-border="false"/>
    </style:style>
    <style:style style:name="P119" style:family="paragraph" style:parent-style-name="Standard">
      <style:paragraph-properties fo:margin-left="0.4283in" fo:margin-right="0.5799in" fo:margin-top="0.0071in" fo:margin-bottom="0in" style:contextual-spacing="false" fo:line-height="100%" fo:orphans="0" fo:widows="0" fo:text-indent="-0.2547in" style:auto-text-indent="false" fo:padding="0in" fo:border="none" style:shadow="none" style:join-border="false"/>
    </style:style>
    <style:style style:name="P120" style:family="paragraph" style:parent-style-name="Standard">
      <style:paragraph-properties fo:margin-left="0.4283in" fo:margin-right="0.4866in" fo:margin-top="0.0102in" fo:margin-bottom="0in" style:contextual-spacing="false" fo:line-height="100%" fo:orphans="0" fo:widows="0" fo:text-indent="-0.2547in" style:auto-text-indent="false" fo:padding="0in" fo:border="none" style:shadow="none" style:join-border="false"/>
    </style:style>
    <style:style style:name="P121" style:family="paragraph" style:parent-style-name="Standard">
      <style:paragraph-properties fo:margin-left="0.0201in" fo:margin-right="0.4953in" fo:margin-top="0.0102in" fo:margin-bottom="0in" style:contextual-spacing="false" fo:line-height="100%" fo:orphans="0" fo:widows="0" fo:text-indent="-0.0047in" style:auto-text-indent="false" fo:padding="0in" fo:border="none" style:shadow="none" style:join-border="false"/>
    </style:style>
    <style:style style:name="P122" style:family="paragraph" style:parent-style-name="Standard">
      <style:paragraph-properties fo:margin-left="0.2654in" fo:margin-right="0.9563in" fo:margin-top="0.0047in" fo:margin-bottom="0in" style:contextual-spacing="false" fo:line-height="100%" fo:orphans="0" fo:widows="0" fo:text-indent="-0.1189in" style:auto-text-indent="false" fo:padding="0in" fo:border="none" style:shadow="none" style:join-border="false"/>
    </style:style>
    <style:style style:name="P123" style:family="paragraph" style:parent-style-name="Standard">
      <style:paragraph-properties fo:margin-left="0.2693in" fo:margin-right="0.9492in" fo:margin-top="0.0102in" fo:margin-bottom="0in" style:contextual-spacing="false" fo:line-height="100%" fo:orphans="0" fo:widows="0" fo:text-indent="-0.2437in" style:auto-text-indent="false" fo:padding="0in" fo:border="none" style:shadow="none" style:join-border="false"/>
    </style:style>
    <style:style style:name="P124" style:family="paragraph" style:parent-style-name="Standard">
      <style:paragraph-properties fo:margin-left="0.4374in" fo:margin-right="0.5783in" fo:line-height="100%" fo:orphans="0" fo:widows="0" fo:text-indent="-0.2634in" style:auto-text-indent="false" fo:padding="0in" fo:border="none" style:shadow="none" style:join-border="false"/>
    </style:style>
    <style:style style:name="P125" style:family="paragraph" style:parent-style-name="Standard">
      <style:paragraph-properties fo:margin-left="0.2693in" fo:margin-right="0.8661in" fo:margin-top="0.0091in" fo:margin-bottom="0in" style:contextual-spacing="false" fo:line-height="100%" fo:orphans="0" fo:widows="0" fo:text-indent="-0.248in" style:auto-text-indent="false" fo:padding="0in" fo:border="none" style:shadow="none" style:join-border="false"/>
    </style:style>
    <style:style style:name="P126" style:family="paragraph" style:parent-style-name="Standard">
      <style:paragraph-properties fo:margin-left="0.0154in" fo:margin-right="0.5098in" fo:margin-top="0.0102in" fo:margin-bottom="0in" style:contextual-spacing="false" fo:line-height="100%" fo:orphans="0" fo:widows="0" fo:text-indent="0.0102in" style:auto-text-indent="false" fo:padding="0in" fo:border="none" style:shadow="none" style:join-border="false"/>
    </style:style>
    <style:style style:name="P127" style:family="paragraph" style:parent-style-name="Standard">
      <style:paragraph-properties fo:margin-left="0.1445in" fo:margin-right="0.5118in" fo:margin-top="0.0035in" fo:margin-bottom="0in" style:contextual-spacing="false" fo:line-height="100%" fo:orphans="0" fo:widows="0" fo:text-indent="-0.1228in" style:auto-text-indent="false" fo:padding="0in" fo:border="none" style:shadow="none" style:join-border="false"/>
    </style:style>
    <style:style style:name="P128" style:family="paragraph" style:parent-style-name="Standard">
      <style:paragraph-properties fo:margin-left="0.1492in" fo:margin-right="0.5764in" fo:margin-top="0.0075in" fo:margin-bottom="0in" style:contextual-spacing="false" fo:line-height="100%" fo:orphans="0" fo:widows="0" fo:text-indent="-0.1283in" style:auto-text-indent="false" fo:padding="0in" fo:border="none" style:shadow="none" style:join-border="false"/>
    </style:style>
    <style:style style:name="P129" style:family="paragraph" style:parent-style-name="Standard">
      <style:paragraph-properties fo:margin-left="0.4319in" fo:margin-right="0.5244in" fo:line-height="100%" fo:orphans="0" fo:widows="0" fo:text-indent="-0.2575in" style:auto-text-indent="false" fo:padding="0in" fo:border="none" style:shadow="none" style:join-border="false"/>
    </style:style>
    <style:style style:name="P130" style:family="paragraph" style:parent-style-name="Standard">
      <style:paragraph-properties fo:margin-left="0.0201in" fo:margin-right="0.639in" fo:margin-top="0.0173in" fo:margin-bottom="0in" style:contextual-spacing="false" fo:line-height="100%" fo:orphans="0" fo:widows="0" fo:text-indent="0.0055in" style:auto-text-indent="false" fo:padding="0in" fo:border="none" style:shadow="none" style:join-border="false"/>
    </style:style>
    <style:style style:name="P131" style:family="paragraph" style:parent-style-name="Standard">
      <style:paragraph-properties fo:margin-left="0.0244in" fo:margin-right="0.6445in" fo:line-height="100%" fo:orphans="0" fo:widows="0" fo:text-indent="-0.0008in" style:auto-text-indent="false" fo:padding="0in" fo:border="none" style:shadow="none" style:join-border="false"/>
    </style:style>
    <style:style style:name="P132" style:family="paragraph" style:parent-style-name="Standard">
      <style:paragraph-properties fo:margin-left="0in" fo:margin-right="0in" fo:margin-top="0.3472in" fo:margin-bottom="0in" style:contextual-spacing="false" fo:line-height="100%" fo:text-align="end" style:justify-single-word="false" fo:orphans="0" fo:widows="0" fo:text-indent="0in" style:auto-text-indent="false" fo:padding="0in" fo:border="none" style:shadow="none" style:join-border="false"/>
    </style:style>
    <style:style style:name="P133" style:family="paragraph" style:parent-style-name="Standard">
      <style:paragraph-properties fo:margin-left="0in" fo:margin-right="0in" fo:margin-top="0.4362in" fo:margin-bottom="0in" style:contextual-spacing="false" fo:line-height="100%" fo:text-align="end" style:justify-single-word="false" fo:orphans="0" fo:widows="0" fo:text-indent="0in" style:auto-text-indent="false" fo:padding="0in" fo:border="none" style:shadow="none" style:join-border="false"/>
    </style:style>
    <style:style style:name="P134" style:family="paragraph" style:parent-style-name="Standard">
      <style:paragraph-properties fo:margin-left="0in" fo:margin-right="0in" fo:margin-top="8.4016in" fo:margin-bottom="0in" style:contextual-spacing="false" fo:line-height="100%" fo:text-align="end" style:justify-single-word="false" fo:orphans="0" fo:widows="0" fo:text-indent="0in" style:auto-text-indent="false" fo:padding="0in" fo:border="none" style:shadow="none" style:join-border="false"/>
    </style:style>
    <style:style style:name="P135" style:family="paragraph" style:parent-style-name="Standard">
      <style:paragraph-properties fo:margin-left="0in" fo:margin-right="0in" fo:margin-top="0.3528in" fo:margin-bottom="0in" style:contextual-spacing="false" fo:line-height="100%" fo:text-align="end" style:justify-single-word="false" fo:orphans="0" fo:widows="0" fo:text-indent="0in" style:auto-text-indent="false" fo:padding="0in" fo:border="none" style:shadow="none" style:join-border="false"/>
    </style:style>
    <style:style style:name="P136" style:family="paragraph" style:parent-style-name="Standard">
      <style:paragraph-properties fo:margin-left="0in" fo:margin-right="0in" fo:margin-top="0.061in" fo:margin-bottom="0in" style:contextual-spacing="false" fo:line-height="100%" fo:text-align="end" style:justify-single-word="false" fo:orphans="0" fo:widows="0" fo:text-indent="0in" style:auto-text-indent="false" fo:padding="0in" fo:border="none" style:shadow="none" style:join-border="false"/>
    </style:style>
    <style:style style:name="P137" style:family="paragraph" style:parent-style-name="Standard">
      <style:paragraph-properties fo:margin-left="0in" fo:margin-right="0in" fo:margin-top="0.1909in" fo:margin-bottom="0in" style:contextual-spacing="false" fo:line-height="100%" fo:text-align="end" style:justify-single-word="false" fo:orphans="0" fo:widows="0" fo:text-indent="0in" style:auto-text-indent="false" fo:padding="0in" fo:border="none" style:shadow="none" style:join-border="false"/>
    </style:style>
    <style:style style:name="P138" style:family="paragraph" style:parent-style-name="Standard">
      <style:paragraph-properties fo:margin-left="0in" fo:margin-right="0in" fo:margin-top="6.2543in" fo:margin-bottom="0in" style:contextual-spacing="false" fo:line-height="100%" fo:text-align="end" style:justify-single-word="false" fo:orphans="0" fo:widows="0" fo:text-indent="0in" style:auto-text-indent="false" fo:padding="0in" fo:border="none" style:shadow="none" style:join-border="false"/>
    </style:style>
    <style:style style:name="P139" style:family="paragraph" style:parent-style-name="Standard">
      <style:paragraph-properties fo:margin-left="0in" fo:margin-right="0in" fo:margin-top="4.0362in" fo:margin-bottom="0in" style:contextual-spacing="false" fo:line-height="100%" fo:text-align="end" style:justify-single-word="false" fo:orphans="0" fo:widows="0" fo:text-indent="0in" style:auto-text-indent="false" fo:padding="0in" fo:border="none" style:shadow="none" style:join-border="false"/>
    </style:style>
    <style:style style:name="P140" style:family="paragraph" style:parent-style-name="Standard">
      <style:paragraph-properties fo:margin-left="0in" fo:margin-right="0in" fo:margin-top="0.1425in" fo:margin-bottom="0in" style:contextual-spacing="false" fo:line-height="100%" fo:text-align="end" style:justify-single-word="false" fo:orphans="0" fo:widows="0" fo:text-indent="0in" style:auto-text-indent="false" fo:padding="0in" fo:border="none" style:shadow="none" style:join-border="false"/>
    </style:style>
    <style:style style:name="P141" style:family="paragraph" style:parent-style-name="Standard">
      <style:paragraph-properties fo:margin-left="0in" fo:margin-right="0in" fo:margin-top="9.1362in" fo:margin-bottom="0in" style:contextual-spacing="false" fo:line-height="100%" fo:text-align="end" style:justify-single-word="false" fo:orphans="0" fo:widows="0" fo:text-indent="0in" style:auto-text-indent="false" fo:padding="0in" fo:border="none" style:shadow="none" style:join-border="false"/>
    </style:style>
    <style:style style:name="P142" style:family="paragraph" style:parent-style-name="Standard">
      <style:paragraph-properties fo:margin-left="0in" fo:margin-right="0in" fo:margin-top="1.8154in" fo:margin-bottom="0in" style:contextual-spacing="false" fo:line-height="100%" fo:text-align="end" style:justify-single-word="false" fo:orphans="0" fo:widows="0" fo:text-indent="0in" style:auto-text-indent="false" fo:padding="0in" fo:border="none" style:shadow="none" style:join-border="false"/>
    </style:style>
    <style:style style:name="P143" style:family="paragraph" style:parent-style-name="Standard">
      <style:paragraph-properties fo:margin-left="0in" fo:margin-right="0in" fo:margin-top="1.3898in" fo:margin-bottom="0in" style:contextual-spacing="false" fo:line-height="100%" fo:text-align="end" style:justify-single-word="false" fo:orphans="0" fo:widows="0" fo:text-indent="0in" style:auto-text-indent="false" fo:padding="0in" fo:border="none" style:shadow="none" style:join-border="false"/>
    </style:style>
    <style:style style:name="P144" style:family="paragraph" style:parent-style-name="Standard">
      <style:paragraph-properties fo:margin-left="0in" fo:margin-right="0in" fo:margin-top="0.2602in" fo:margin-bottom="0in" style:contextual-spacing="false" fo:line-height="100%" fo:text-align="end" style:justify-single-word="false" fo:orphans="0" fo:widows="0" fo:text-indent="0in" style:auto-text-indent="false" fo:padding="0in" fo:border="none" style:shadow="none" style:join-border="false"/>
    </style:style>
    <style:style style:name="P145" style:family="paragraph" style:parent-style-name="Standard">
      <style:paragraph-properties fo:margin-left="0in" fo:margin-right="0in" fo:margin-top="8.5717in" fo:margin-bottom="0in" style:contextual-spacing="false" fo:line-height="100%" fo:text-align="end" style:justify-single-word="false" fo:orphans="0" fo:widows="0" fo:text-indent="0in" style:auto-text-indent="false" fo:padding="0in" fo:border="none" style:shadow="none" style:join-border="false"/>
    </style:style>
    <style:style style:name="P146" style:family="paragraph" style:parent-style-name="Standard">
      <style:paragraph-properties fo:margin-left="0in" fo:margin-right="0in" fo:margin-top="0.252in" fo:margin-bottom="0in" style:contextual-spacing="false" fo:line-height="100%" fo:text-align="end" style:justify-single-word="false" fo:orphans="0" fo:widows="0" fo:text-indent="0in" style:auto-text-indent="false" fo:padding="0in" fo:border="none" style:shadow="none" style:join-border="false"/>
    </style:style>
    <style:style style:name="P147" style:family="paragraph" style:parent-style-name="Standard">
      <style:paragraph-properties fo:margin-left="0in" fo:margin-right="0in" fo:margin-top="0.0575in" fo:margin-bottom="0in" style:contextual-spacing="false" fo:line-height="100%" fo:text-align="end" style:justify-single-word="false" fo:orphans="0" fo:widows="0" fo:text-indent="0in" style:auto-text-indent="false" fo:padding="0in" fo:border="none" style:shadow="none" style:join-border="false"/>
    </style:style>
    <style:style style:name="P148" style:family="paragraph" style:parent-style-name="Standard">
      <style:paragraph-properties fo:margin-left="0in" fo:margin-right="0in" fo:margin-top="0.1772in" fo:margin-bottom="0in" style:contextual-spacing="false" fo:line-height="100%" fo:text-align="end" style:justify-single-word="false" fo:orphans="0" fo:widows="0" fo:text-indent="0in" style:auto-text-indent="false" fo:padding="0in" fo:border="none" style:shadow="none" style:join-border="false"/>
    </style:style>
    <style:style style:name="P149" style:family="paragraph" style:parent-style-name="Standard">
      <style:paragraph-properties fo:margin-left="0in" fo:margin-right="0in" fo:margin-top="8.9472in" fo:margin-bottom="0in" style:contextual-spacing="false" fo:line-height="100%" fo:text-align="end" style:justify-single-word="false" fo:orphans="0" fo:widows="0" fo:text-indent="0in" style:auto-text-indent="false" fo:padding="0in" fo:border="none" style:shadow="none" style:join-border="false"/>
    </style:style>
    <style:style style:name="P150" style:family="paragraph" style:parent-style-name="Standard">
      <style:paragraph-properties fo:margin-left="0in" fo:margin-right="0in" fo:margin-top="0.4047in" fo:margin-bottom="0in" style:contextual-spacing="false" fo:line-height="100%" fo:text-align="end" style:justify-single-word="false" fo:orphans="0" fo:widows="0" fo:text-indent="0in" style:auto-text-indent="false" fo:padding="0in" fo:border="none" style:shadow="none" style:join-border="false"/>
    </style:style>
    <style:style style:name="P151" style:family="paragraph" style:parent-style-name="Standard">
      <style:paragraph-properties fo:margin-left="0in" fo:margin-right="0in" fo:margin-top="8.9366in" fo:margin-bottom="0in" style:contextual-spacing="false" fo:line-height="100%" fo:text-align="end" style:justify-single-word="false" fo:orphans="0" fo:widows="0" fo:text-indent="0in" style:auto-text-indent="false" fo:padding="0in" fo:border="none" style:shadow="none" style:join-border="false"/>
    </style:style>
    <style:style style:name="P152" style:family="paragraph" style:parent-style-name="Standard">
      <style:paragraph-properties fo:margin-left="0in" fo:margin-right="0in" fo:margin-top="0.0854in" fo:margin-bottom="0in" style:contextual-spacing="false" fo:line-height="100%" fo:text-align="end" style:justify-single-word="false" fo:orphans="0" fo:widows="0" fo:text-indent="0in" style:auto-text-indent="false" fo:padding="0in" fo:border="none" style:shadow="none" style:join-border="false"/>
    </style:style>
    <style:style style:name="P153" style:family="paragraph" style:parent-style-name="Standard">
      <style:paragraph-properties fo:margin-left="0in" fo:margin-right="0in" fo:margin-top="0.2571in" fo:margin-bottom="0in" style:contextual-spacing="false" fo:line-height="100%" fo:text-align="end" style:justify-single-word="false" fo:orphans="0" fo:widows="0" fo:text-indent="0in" style:auto-text-indent="false" fo:padding="0in" fo:border="none" style:shadow="none" style:join-border="false"/>
    </style:style>
    <style:style style:name="P154" style:family="paragraph" style:parent-style-name="Standard">
      <style:paragraph-properties fo:margin-left="0in" fo:margin-right="0in" fo:margin-top="0.302in" fo:margin-bottom="0in" style:contextual-spacing="false" fo:line-height="100%" fo:text-align="end" style:justify-single-word="false" fo:orphans="0" fo:widows="0" fo:text-indent="0in" style:auto-text-indent="false" fo:padding="0in" fo:border="none" style:shadow="none" style:join-border="false"/>
    </style:style>
    <style:style style:name="P155" style:family="paragraph" style:parent-style-name="Standard">
      <style:paragraph-properties fo:margin-left="0in" fo:margin-right="0in" fo:margin-top="9.1256in" fo:margin-bottom="0in" style:contextual-spacing="false" fo:line-height="100%" fo:text-align="end" style:justify-single-word="false" fo:orphans="0" fo:widows="0" fo:text-indent="0in" style:auto-text-indent="false" fo:padding="0in" fo:border="none" style:shadow="none" style:join-border="false"/>
    </style:style>
    <style:style style:name="P156" style:family="paragraph" style:parent-style-name="Standard">
      <style:paragraph-properties fo:margin-left="0in" fo:margin-right="0in" fo:margin-top="0.3075in" fo:margin-bottom="0in" style:contextual-spacing="false" fo:line-height="100%" fo:text-align="end" style:justify-single-word="false" fo:orphans="0" fo:widows="0" fo:text-indent="0in" style:auto-text-indent="false" fo:padding="0in" fo:border="none" style:shadow="none" style:join-border="false"/>
    </style:style>
    <style:style style:name="P157" style:family="paragraph" style:parent-style-name="Standard">
      <style:paragraph-properties fo:margin-left="0in" fo:margin-right="0in" fo:margin-top="0.2673in" fo:margin-bottom="0in" style:contextual-spacing="false" fo:line-height="100%" fo:text-align="end" style:justify-single-word="false" fo:orphans="0" fo:widows="0" fo:text-indent="0in" style:auto-text-indent="false" fo:padding="0in" fo:border="none" style:shadow="none" style:join-border="false"/>
    </style:style>
    <style:style style:name="P158" style:family="paragraph" style:parent-style-name="Standard">
      <style:paragraph-properties fo:margin-left="0in" fo:margin-right="0in" fo:margin-top="8.7598in" fo:margin-bottom="0in" style:contextual-spacing="false" fo:line-height="100%" fo:text-align="end" style:justify-single-word="false" fo:orphans="0" fo:widows="0" fo:text-indent="0in" style:auto-text-indent="false" fo:padding="0in" fo:border="none" style:shadow="none" style:join-border="false"/>
    </style:style>
    <style:style style:name="P159" style:family="paragraph" style:parent-style-name="Standard">
      <style:paragraph-properties fo:margin-left="0in" fo:margin-right="0in" fo:margin-top="2.7736in" fo:margin-bottom="0in" style:contextual-spacing="false" fo:line-height="100%" fo:text-align="end" style:justify-single-word="false" fo:orphans="0" fo:widows="0" fo:text-indent="0in" style:auto-text-indent="false" fo:padding="0in" fo:border="none" style:shadow="none" style:join-border="false"/>
    </style:style>
    <style:style style:name="P160" style:family="paragraph" style:parent-style-name="Standard">
      <style:paragraph-properties fo:margin-left="0in" fo:margin-right="0in" fo:margin-top="0.1839in" fo:margin-bottom="0in" style:contextual-spacing="false" fo:line-height="100%" fo:text-align="end" style:justify-single-word="false" fo:orphans="0" fo:widows="0" fo:text-indent="0in" style:auto-text-indent="false" fo:padding="0in" fo:border="none" style:shadow="none" style:join-border="false"/>
    </style:style>
    <style:style style:name="P161" style:family="paragraph" style:parent-style-name="Standard">
      <style:paragraph-properties fo:margin-left="0in" fo:margin-right="0in" fo:margin-top="8.378in" fo:margin-bottom="0in" style:contextual-spacing="false" fo:line-height="100%" fo:text-align="end" style:justify-single-word="false" fo:orphans="0" fo:widows="0" fo:text-indent="0in" style:auto-text-indent="false" fo:padding="0in" fo:border="none" style:shadow="none" style:join-border="false"/>
    </style:style>
    <style:style style:name="P162" style:family="paragraph" style:parent-style-name="Standard">
      <style:paragraph-properties fo:margin-left="0in" fo:margin-right="0in" fo:margin-top="0.3043in" fo:margin-bottom="0in" style:contextual-spacing="false" fo:line-height="100%" fo:text-align="end" style:justify-single-word="false" fo:orphans="0" fo:widows="0" fo:text-indent="0in" style:auto-text-indent="false" fo:padding="0in" fo:border="none" style:shadow="none" style:join-border="false"/>
    </style:style>
    <style:style style:name="P163" style:family="paragraph" style:parent-style-name="Standard">
      <style:paragraph-properties fo:margin-left="0in" fo:margin-right="0in" fo:margin-top="8.7618in" fo:margin-bottom="0in" style:contextual-spacing="false" fo:line-height="100%" fo:text-align="end" style:justify-single-word="false" fo:orphans="0" fo:widows="0" fo:text-indent="0in" style:auto-text-indent="false" fo:padding="0in" fo:border="none" style:shadow="none" style:join-border="false"/>
    </style:style>
    <style:style style:name="P164" style:family="paragraph" style:parent-style-name="Standard">
      <style:paragraph-properties fo:margin-left="0in" fo:margin-right="0in" fo:margin-top="0.2693in" fo:margin-bottom="0in" style:contextual-spacing="false" fo:line-height="100%" fo:text-align="end" style:justify-single-word="false" fo:orphans="0" fo:widows="0" fo:text-indent="0in" style:auto-text-indent="false" fo:padding="0in" fo:border="none" style:shadow="none" style:join-border="false"/>
    </style:style>
    <style:style style:name="P165" style:family="paragraph" style:parent-style-name="Standard">
      <style:paragraph-properties fo:margin-left="0in" fo:margin-right="0in" fo:margin-top="8.5654in" fo:margin-bottom="0in" style:contextual-spacing="false" fo:line-height="100%" fo:text-align="end" style:justify-single-word="false" fo:orphans="0" fo:widows="0" fo:text-indent="0in" style:auto-text-indent="false" fo:padding="0in" fo:border="none" style:shadow="none" style:join-border="false"/>
    </style:style>
    <style:style style:name="P166" style:family="paragraph" style:parent-style-name="Standard">
      <style:paragraph-properties fo:margin-left="0in" fo:margin-right="0in" fo:margin-top="0.0902in" fo:margin-bottom="0in" style:contextual-spacing="false" fo:line-height="100%" fo:text-align="end" style:justify-single-word="false" fo:orphans="0" fo:widows="0" fo:text-indent="0in" style:auto-text-indent="false" fo:padding="0in" fo:border="none" style:shadow="none" style:join-border="false"/>
    </style:style>
    <style:style style:name="P167" style:family="paragraph" style:parent-style-name="Standard">
      <style:paragraph-properties fo:margin-left="0in" fo:margin-right="0in" fo:margin-top="0.322in" fo:margin-bottom="0in" style:contextual-spacing="false" fo:line-height="100%" fo:text-align="end" style:justify-single-word="false" fo:orphans="0" fo:widows="0" fo:text-indent="0in" style:auto-text-indent="false" fo:padding="0in" fo:border="none" style:shadow="none" style:join-border="false"/>
    </style:style>
    <style:style style:name="P168" style:family="paragraph" style:parent-style-name="Standard">
      <style:paragraph-properties fo:margin-left="0in" fo:margin-right="0in" fo:margin-top="0.0016in" fo:margin-bottom="0in" style:contextual-spacing="false" fo:line-height="100%" fo:text-align="end" style:justify-single-word="false" fo:orphans="0" fo:widows="0" fo:text-indent="0in" style:auto-text-indent="false" fo:padding="0in" fo:border="none" style:shadow="none" style:join-border="false"/>
    </style:style>
    <style:style style:name="P169" style:family="paragraph" style:parent-style-name="Standard">
      <style:paragraph-properties fo:margin-left="0in" fo:margin-right="0in" fo:margin-top="7.2228in" fo:margin-bottom="0in" style:contextual-spacing="false" fo:line-height="100%" fo:text-align="end" style:justify-single-word="false" fo:orphans="0" fo:widows="0" fo:text-indent="0in" style:auto-text-indent="false" fo:padding="0in" fo:border="none" style:shadow="none" style:join-border="false"/>
    </style:style>
    <style:style style:name="P170" style:family="paragraph" style:parent-style-name="Standard">
      <style:paragraph-properties fo:margin-left="0in" fo:margin-right="0in" fo:margin-top="0.0898in" fo:margin-bottom="0in" style:contextual-spacing="false" fo:line-height="100%" fo:text-align="end" style:justify-single-word="false" fo:orphans="0" fo:widows="0" fo:text-indent="0in" style:auto-text-indent="false" fo:padding="0in" fo:border="none" style:shadow="none" style:join-border="false"/>
    </style:style>
    <style:style style:name="P171" style:family="paragraph" style:parent-style-name="Standard">
      <style:paragraph-properties fo:margin-left="0in" fo:margin-right="0in" fo:margin-top="0.4638in" fo:margin-bottom="0in" style:contextual-spacing="false" fo:line-height="100%" fo:text-align="end" style:justify-single-word="false" fo:orphans="0" fo:widows="0" fo:text-indent="0in" style:auto-text-indent="false" fo:padding="0in" fo:border="none" style:shadow="none" style:join-border="false"/>
    </style:style>
    <style:style style:name="P172" style:family="paragraph" style:parent-style-name="Standard">
      <style:paragraph-properties fo:margin-left="0in" fo:margin-right="0in" fo:margin-top="0.2535in" fo:margin-bottom="0in" style:contextual-spacing="false" fo:line-height="100%" fo:text-align="end" style:justify-single-word="false" fo:orphans="0" fo:widows="0" fo:text-indent="0in" style:auto-text-indent="false" fo:padding="0in" fo:border="none" style:shadow="none" style:join-border="false"/>
    </style:style>
    <style:style style:name="P173" style:family="paragraph" style:parent-style-name="Standard">
      <style:paragraph-properties fo:margin-left="0in" fo:margin-right="0in" fo:margin-top="4.4618in" fo:margin-bottom="0in" style:contextual-spacing="false" fo:line-height="100%" fo:text-align="end" style:justify-single-word="false" fo:orphans="0" fo:widows="0" fo:text-indent="0in" style:auto-text-indent="false" fo:padding="0in" fo:border="none" style:shadow="none" style:join-border="false"/>
    </style:style>
    <style:style style:name="P174" style:family="paragraph" style:parent-style-name="Standard">
      <style:paragraph-properties fo:margin-left="0in" fo:margin-right="0in" fo:margin-top="1.8118in" fo:margin-bottom="0in" style:contextual-spacing="false" fo:line-height="100%" fo:text-align="end" style:justify-single-word="false" fo:orphans="0" fo:widows="0" fo:text-indent="0in" style:auto-text-indent="false" fo:padding="0in" fo:border="none" style:shadow="none" style:join-border="false"/>
    </style:style>
    <style:style style:name="P175" style:family="paragraph" style:parent-style-name="Standard">
      <style:paragraph-properties fo:margin-left="0in" fo:margin-right="0in" fo:margin-top="1.5138in" fo:margin-bottom="0in" style:contextual-spacing="false" fo:line-height="100%" fo:text-align="end" style:justify-single-word="false" fo:orphans="0" fo:widows="0" fo:text-indent="0in" style:auto-text-indent="false" fo:padding="0in" fo:border="none" style:shadow="none" style:join-border="false"/>
    </style:style>
    <style:style style:name="P176" style:family="paragraph" style:parent-style-name="Standard">
      <style:paragraph-properties fo:margin-left="0in" fo:margin-right="0in" fo:margin-top="0.4953in" fo:margin-bottom="0in" style:contextual-spacing="false" fo:line-height="100%" fo:text-align="end" style:justify-single-word="false" fo:orphans="0" fo:widows="0" fo:text-indent="0in" style:auto-text-indent="false" fo:padding="0in" fo:border="none" style:shadow="none" style:join-border="false"/>
    </style:style>
    <style:style style:name="P177" style:family="paragraph" style:parent-style-name="Standard">
      <style:paragraph-properties fo:margin-left="0in" fo:margin-right="0in" fo:margin-top="7.6417in" fo:margin-bottom="0in" style:contextual-spacing="false" fo:line-height="100%" fo:text-align="end" style:justify-single-word="false" fo:orphans="0" fo:widows="0" fo:text-indent="0in" style:auto-text-indent="false" fo:padding="0in" fo:border="none" style:shadow="none" style:join-border="false"/>
    </style:style>
    <style:style style:name="P178" style:family="paragraph" style:parent-style-name="Standard">
      <style:paragraph-properties fo:margin-left="0in" fo:margin-right="0in" fo:margin-top="0.9228in" fo:margin-bottom="0in" style:contextual-spacing="false" fo:line-height="100%" fo:text-align="end" style:justify-single-word="false" fo:orphans="0" fo:widows="0" fo:text-indent="0in" style:auto-text-indent="false" fo:padding="0in" fo:border="none" style:shadow="none" style:join-border="false"/>
    </style:style>
    <style:style style:name="P179" style:family="paragraph" style:parent-style-name="Standard">
      <style:paragraph-properties fo:margin-left="0in" fo:margin-right="0in" fo:margin-top="2.9839in" fo:margin-bottom="0in" style:contextual-spacing="false" fo:line-height="100%" fo:text-align="end" style:justify-single-word="false" fo:orphans="0" fo:widows="0" fo:text-indent="0in" style:auto-text-indent="false" fo:padding="0in" fo:border="none" style:shadow="none" style:join-border="false"/>
    </style:style>
    <style:style style:name="P180" style:family="paragraph" style:parent-style-name="Standard">
      <style:paragraph-properties fo:margin-left="0in" fo:margin-right="0in" fo:margin-top="0.1957in" fo:margin-bottom="0in" style:contextual-spacing="false" fo:line-height="100%" fo:text-align="end" style:justify-single-word="false" fo:orphans="0" fo:widows="0" fo:text-indent="0in" style:auto-text-indent="false" fo:padding="0in" fo:border="none" style:shadow="none" style:join-border="false"/>
    </style:style>
    <style:style style:name="P181" style:family="paragraph" style:parent-style-name="Standard">
      <style:paragraph-properties fo:margin-left="0in" fo:margin-right="0in" fo:margin-top="0.3717in" fo:margin-bottom="0in" style:contextual-spacing="false" fo:line-height="100%" fo:text-align="end" style:justify-single-word="false" fo:orphans="0" fo:widows="0" fo:text-indent="0in" style:auto-text-indent="false" fo:padding="0in" fo:border="none" style:shadow="none" style:join-border="false"/>
    </style:style>
    <style:style style:name="P182" style:family="paragraph" style:parent-style-name="Standard">
      <style:paragraph-properties fo:margin-left="0in" fo:margin-right="0.3957in" fo:line-height="100%" fo:text-align="end" style:justify-single-word="false" fo:orphans="0" fo:widows="0" fo:text-indent="0in" style:auto-text-indent="false" fo:padding="0in" fo:border="none" style:shadow="none" style:join-border="false"/>
    </style:style>
    <style:style style:name="P183" style:family="paragraph" style:parent-style-name="Standard">
      <style:paragraph-properties fo:margin-left="0in" fo:margin-right="0.3957in" fo:margin-top="0.0626in" fo:margin-bottom="0in" style:contextual-spacing="false" fo:line-height="100%" fo:text-align="end" style:justify-single-word="false" fo:orphans="0" fo:widows="0" fo:text-indent="0in" style:auto-text-indent="false" fo:padding="0in" fo:border="none" style:shadow="none" style:join-border="false"/>
    </style:style>
    <style:style style:name="P184" style:family="paragraph" style:parent-style-name="Standard">
      <style:paragraph-properties fo:margin-left="0in" fo:margin-right="0.3957in" fo:margin-top="0.0382in" fo:margin-bottom="0in" style:contextual-spacing="false" fo:line-height="100%" fo:text-align="end" style:justify-single-word="false" fo:orphans="0" fo:widows="0" fo:text-indent="0in" style:auto-text-indent="false" fo:padding="0in" fo:border="none" style:shadow="none" style:join-border="false"/>
    </style:style>
    <style:style style:name="P185" style:family="paragraph" style:parent-style-name="Standard">
      <style:paragraph-properties fo:margin-left="0in" fo:margin-right="0.3957in" fo:margin-top="0.0244in" fo:margin-bottom="0in" style:contextual-spacing="false" fo:line-height="100%" fo:text-align="end" style:justify-single-word="false" fo:orphans="0" fo:widows="0" fo:text-indent="0in" style:auto-text-indent="false" fo:padding="0in" fo:border="none" style:shadow="none" style:join-border="false"/>
    </style:style>
    <style:style style:name="P186" style:family="paragraph" style:parent-style-name="Standard">
      <style:paragraph-properties fo:margin-left="0in" fo:margin-right="0.3957in" fo:margin-top="0.028in" fo:margin-bottom="0in" style:contextual-spacing="false" fo:line-height="100%" fo:text-align="end" style:justify-single-word="false" fo:orphans="0" fo:widows="0" fo:text-indent="0in" style:auto-text-indent="false" fo:padding="0in" fo:border="none" style:shadow="none" style:join-border="false"/>
    </style:style>
    <style:style style:name="P187" style:family="paragraph" style:parent-style-name="Standard">
      <style:paragraph-properties fo:margin-left="0in" fo:margin-right="0.3957in" fo:margin-top="0.2638in" fo:margin-bottom="0in" style:contextual-spacing="false" fo:line-height="100%" fo:text-align="end" style:justify-single-word="false" fo:orphans="0" fo:widows="0" fo:text-indent="0in" style:auto-text-indent="false" fo:padding="0in" fo:border="none" style:shadow="none" style:join-border="false"/>
    </style:style>
    <style:style style:name="P188" style:family="paragraph" style:parent-style-name="Standard">
      <style:paragraph-properties fo:margin-left="0in" fo:margin-right="0.3957in" fo:margin-top="0.0209in" fo:margin-bottom="0in" style:contextual-spacing="false" fo:line-height="100%" fo:text-align="end" style:justify-single-word="false" fo:orphans="0" fo:widows="0" fo:text-indent="0in" style:auto-text-indent="false" fo:padding="0in" fo:border="none" style:shadow="none" style:join-border="false"/>
    </style:style>
    <style:style style:name="P189" style:family="paragraph" style:parent-style-name="Standard">
      <style:paragraph-properties fo:margin-left="0in" fo:margin-right="0.4681in" fo:margin-top="0.4374in" fo:margin-bottom="0in" style:contextual-spacing="false" fo:line-height="100%" fo:text-align="end" style:justify-single-word="false" fo:orphans="0" fo:widows="0" fo:text-indent="0in" style:auto-text-indent="false" fo:padding="0in" fo:border="none" style:shadow="none" style:join-border="false"/>
    </style:style>
    <style:style style:name="P190" style:family="paragraph" style:parent-style-name="Standard">
      <style:paragraph-properties fo:margin-left="0in" fo:margin-right="0.4681in" fo:margin-top="0.2362in" fo:margin-bottom="0in" style:contextual-spacing="false" fo:line-height="100%" fo:text-align="end" style:justify-single-word="false" fo:orphans="0" fo:widows="0" fo:text-indent="0in" style:auto-text-indent="false" fo:padding="0in" fo:border="none" style:shadow="none" style:join-border="false"/>
    </style:style>
    <style:style style:name="P191" style:family="paragraph" style:parent-style-name="Standard">
      <style:paragraph-properties fo:margin-left="0in" fo:margin-right="0.4681in" fo:margin-top="0.0055in" fo:margin-bottom="0in" style:contextual-spacing="false" fo:line-height="100%" fo:text-align="end" style:justify-single-word="false" fo:orphans="0" fo:widows="0" fo:text-indent="0in" style:auto-text-indent="false" fo:padding="0in" fo:border="none" style:shadow="none" style:join-border="false"/>
    </style:style>
    <style:style style:name="P192" style:family="paragraph" style:parent-style-name="Standard">
      <style:paragraph-properties fo:margin-left="0in" fo:margin-right="0.0028in" fo:line-height="100%" fo:text-align="end" style:justify-single-word="false" fo:orphans="0" fo:widows="0" fo:text-indent="0in" style:auto-text-indent="false" fo:padding="0in" fo:border="none" style:shadow="none" style:join-border="false"/>
    </style:style>
    <style:style style:name="P193" style:family="paragraph" style:parent-style-name="Standard">
      <style:paragraph-properties fo:margin-left="0in" fo:margin-right="0.4583in" fo:margin-top="0.0244in" fo:margin-bottom="0in" style:contextual-spacing="false" fo:line-height="100%" fo:text-align="end" style:justify-single-word="false" fo:orphans="0" fo:widows="0" fo:text-indent="0in" style:auto-text-indent="false" fo:padding="0in" fo:border="none" style:shadow="none" style:join-border="false"/>
    </style:style>
    <style:style style:name="P194" style:family="paragraph" style:parent-style-name="Standard">
      <style:paragraph-properties fo:margin-left="0in" fo:margin-right="0.4689in" fo:margin-top="0.0091in" fo:margin-bottom="0in" style:contextual-spacing="false" fo:line-height="100%" fo:text-align="end" style:justify-single-word="false" fo:orphans="0" fo:widows="0" fo:text-indent="0in" style:auto-text-indent="false" fo:padding="0in" fo:border="none" style:shadow="none" style:join-border="false"/>
    </style:style>
    <style:style style:name="P195" style:family="paragraph" style:parent-style-name="Standard">
      <style:paragraph-properties fo:margin-left="0in" fo:margin-right="0.5035in" fo:margin-top="0.0055in" fo:margin-bottom="0in" style:contextual-spacing="false" fo:line-height="100%" fo:text-align="end" style:justify-single-word="false" fo:orphans="0" fo:widows="0" fo:text-indent="0in" style:auto-text-indent="false" fo:padding="0in" fo:border="none" style:shadow="none" style:join-border="false"/>
    </style:style>
    <style:style style:name="P196" style:family="paragraph" style:parent-style-name="Standard">
      <style:paragraph-properties fo:margin-left="0in" fo:margin-right="0.4693in" fo:margin-top="0.0091in" fo:margin-bottom="0in" style:contextual-spacing="false" fo:line-height="100%" fo:text-align="end" style:justify-single-word="false" fo:orphans="0" fo:widows="0" fo:text-indent="0in" style:auto-text-indent="false" fo:padding="0in" fo:border="none" style:shadow="none" style:join-border="false"/>
    </style:style>
    <style:style style:name="P197" style:family="paragraph" style:parent-style-name="Standard">
      <style:paragraph-properties fo:margin-left="0in" fo:margin-right="0.502in" fo:margin-top="0.0098in" fo:margin-bottom="0in" style:contextual-spacing="false" fo:line-height="100%" fo:text-align="end" style:justify-single-word="false" fo:orphans="0" fo:widows="0" fo:text-indent="0in" style:auto-text-indent="false" fo:padding="0in" fo:border="none" style:shadow="none" style:join-border="false"/>
    </style:style>
    <style:style style:name="P198" style:family="paragraph" style:parent-style-name="Standard">
      <style:paragraph-properties fo:margin-left="0in" fo:margin-right="0.5063in" fo:margin-top="0.4374in" fo:margin-bottom="0in" style:contextual-spacing="false" fo:line-height="100%" fo:text-align="end" style:justify-single-word="false" fo:orphans="0" fo:widows="0" fo:text-indent="0in" style:auto-text-indent="false" fo:padding="0in" fo:border="none" style:shadow="none" style:join-border="false"/>
    </style:style>
    <style:style style:name="P199" style:family="paragraph" style:parent-style-name="Standard">
      <style:paragraph-properties fo:margin-left="0in" fo:margin-right="0.4075in" fo:margin-top="0.0244in" fo:margin-bottom="0in" style:contextual-spacing="false" fo:line-height="100%" fo:text-align="end" style:justify-single-word="false" fo:orphans="0" fo:widows="0" fo:text-indent="0in" style:auto-text-indent="false" fo:padding="0in" fo:border="none" style:shadow="none" style:join-border="false"/>
    </style:style>
    <style:style style:name="P200" style:family="paragraph" style:parent-style-name="Standard">
      <style:paragraph-properties fo:margin-left="0.1744in" fo:margin-right="0.5264in" fo:line-height="100%" fo:text-align="end" style:justify-single-word="false" fo:orphans="0" fo:widows="0" fo:text-indent="0in" style:auto-text-indent="false" fo:padding="0in" fo:border="none" style:shadow="none" style:join-border="false"/>
    </style:style>
    <style:style style:name="P201" style:family="paragraph" style:parent-style-name="Standard">
      <style:paragraph-properties fo:margin-left="0.3945in" fo:margin-right="0.6681in" fo:margin-top="0.0035in" fo:margin-bottom="0in" style:contextual-spacing="false" fo:line-height="100%" fo:text-align="justify" style:justify-single-word="false" fo:orphans="0" fo:widows="0" fo:text-indent="-0.1228in" style:auto-text-indent="false" fo:padding="0in" fo:border="none" style:shadow="none" style:join-border="false"/>
    </style:style>
    <style:style style:name="P202" style:family="paragraph" style:parent-style-name="Standard">
      <style:paragraph-properties fo:margin-left="0.4283in" fo:margin-right="0.5256in" fo:margin-top="0.0028in" fo:margin-bottom="0in" style:contextual-spacing="false" fo:line-height="100%" fo:text-align="justify" style:justify-single-word="false" fo:orphans="0" fo:widows="0" fo:text-indent="-0.2543in" style:auto-text-indent="false" fo:padding="0in" fo:border="none" style:shadow="none" style:join-border="false"/>
    </style:style>
    <style:style style:name="P203" style:family="paragraph" style:parent-style-name="Standard">
      <style:paragraph-properties fo:margin-left="0.1744in" fo:margin-right="0.6165in" fo:margin-top="0.0035in" fo:margin-bottom="0in" style:contextual-spacing="false" fo:line-height="100%" fo:text-align="center" style:justify-single-word="false" fo:orphans="0" fo:widows="0" fo:text-indent="0in" style:auto-text-indent="false" fo:padding="0in" fo:border="none" style:shadow="none" style:join-border="false"/>
    </style:style>
    <style:style style:name="P204" style:family="paragraph" style:parent-style-name="Standard">
      <style:paragraph-properties fo:margin-left="0.0126in" fo:margin-right="0.4984in" fo:line-height="93%" fo:orphans="0" fo:widows="0" fo:text-indent="0.002in" style:auto-text-indent="false" fo:padding="0in" fo:border="none" style:shadow="none" style:join-border="false"/>
    </style:style>
    <style:style style:name="P205" style:family="paragraph" style:parent-style-name="Standard">
      <style:paragraph-properties fo:margin-left="0.0146in" fo:margin-right="0.5984in" fo:margin-top="0.1752in" fo:margin-bottom="0in" style:contextual-spacing="false" fo:line-height="93%" fo:orphans="0" fo:widows="0" fo:text-indent="0.002in" style:auto-text-indent="false" fo:padding="0in" fo:border="none" style:shadow="none" style:join-border="false"/>
    </style:style>
    <style:style style:name="P206" style:family="paragraph" style:parent-style-name="Standard">
      <style:paragraph-properties fo:margin-left="0.0173in" fo:margin-right="0.7654in" fo:margin-top="0.0035in" fo:margin-bottom="0in" style:contextual-spacing="false" fo:line-height="93%" fo:orphans="0" fo:widows="0" fo:text-indent="0.002in" style:auto-text-indent="false" fo:padding="0in" fo:border="none" style:shadow="none" style:join-border="false"/>
    </style:style>
    <style:style style:name="P207" style:family="paragraph" style:parent-style-name="Standard">
      <style:paragraph-properties fo:margin-left="0.0146in" fo:margin-right="0.5217in" fo:margin-top="0.1752in" fo:margin-bottom="0in" style:contextual-spacing="false" fo:line-height="93%" fo:orphans="0" fo:widows="0" fo:text-indent="-0.0146in" style:auto-text-indent="false" fo:padding="0in" fo:border="none" style:shadow="none" style:join-border="false"/>
    </style:style>
    <style:style style:name="P208" style:family="paragraph" style:parent-style-name="Standard">
      <style:paragraph-properties fo:margin-left="0.1382in" fo:margin-right="0.5543in" fo:line-height="93%" fo:orphans="0" fo:widows="0" fo:text-indent="-0.1173in" style:auto-text-indent="false" fo:padding="0in" fo:border="none" style:shadow="none" style:join-border="false"/>
    </style:style>
    <style:style style:name="P209" style:family="paragraph" style:parent-style-name="Standard">
      <style:paragraph-properties fo:margin-left="0.1366in" fo:margin-right="0.4902in" fo:margin-top="0.0016in" fo:margin-bottom="0in" style:contextual-spacing="false" fo:line-height="93%" fo:orphans="0" fo:widows="0" fo:text-indent="-0.1154in" style:auto-text-indent="false" fo:padding="0in" fo:border="none" style:shadow="none" style:join-border="false"/>
    </style:style>
    <style:style style:name="P210" style:family="paragraph" style:parent-style-name="Standard">
      <style:paragraph-properties fo:margin-left="0.1402in" fo:margin-right="0.4917in" fo:margin-top="0.0016in" fo:margin-bottom="0in" style:contextual-spacing="false" fo:line-height="93%" fo:orphans="0" fo:widows="0" fo:text-indent="-0.1189in" style:auto-text-indent="false" fo:padding="0in" fo:border="none" style:shadow="none" style:join-border="false"/>
    </style:style>
    <style:style style:name="P211" style:family="paragraph" style:parent-style-name="Standard">
      <style:paragraph-properties fo:margin-left="0.0154in" fo:margin-right="0.5146in" fo:line-height="93%" fo:orphans="0" fo:widows="0" fo:text-indent="0.0016in" style:auto-text-indent="false" fo:padding="0in" fo:border="none" style:shadow="none" style:join-border="false"/>
    </style:style>
    <style:style style:name="P212" style:family="paragraph" style:parent-style-name="Standard">
      <style:paragraph-properties fo:margin-left="0.0138in" fo:margin-right="0.9008in" fo:line-height="93%" fo:orphans="0" fo:widows="0" fo:text-indent="0.0028in" style:auto-text-indent="false" fo:padding="0in" fo:border="none" style:shadow="none" style:join-border="false"/>
    </style:style>
    <style:style style:name="P213" style:family="paragraph" style:parent-style-name="Standard">
      <style:paragraph-properties fo:margin-left="0.0181in" fo:margin-right="0.9346in" fo:margin-top="0.0035in" fo:margin-bottom="0in" style:contextual-spacing="false" fo:line-height="93%" fo:orphans="0" fo:widows="0" fo:text-indent="-0.002in" style:auto-text-indent="false" fo:padding="0in" fo:border="none" style:shadow="none" style:join-border="false"/>
    </style:style>
    <style:style style:name="P214" style:family="paragraph" style:parent-style-name="Standard">
      <style:paragraph-properties fo:margin-left="0.0209in" fo:margin-right="0.5917in" fo:margin-top="0.002in" fo:margin-bottom="0in" style:contextual-spacing="false" fo:line-height="93%" fo:text-align="center" style:justify-single-word="false" fo:orphans="0" fo:widows="0" fo:text-indent="0in" style:auto-text-indent="false" fo:padding="0in" fo:border="none" style:shadow="none" style:join-border="false"/>
    </style:style>
    <style:style style:name="P215" style:family="paragraph" style:parent-style-name="Standard">
      <style:paragraph-properties fo:margin-left="0.0217in" fo:margin-right="0.5209in" fo:margin-top="0.0047in" fo:margin-bottom="0in" style:contextual-spacing="false" fo:line-height="94%" fo:orphans="0" fo:widows="0" fo:text-indent="0.1189in" style:auto-text-indent="false" fo:padding="0in" fo:border="none" style:shadow="none" style:join-border="false"/>
    </style:style>
    <style:style style:name="P216" style:family="paragraph" style:parent-style-name="Standard">
      <style:paragraph-properties fo:margin-left="0.0154in" fo:margin-right="0.5264in" fo:margin-top="0.0102in" fo:margin-bottom="0in" style:contextual-spacing="false" fo:line-height="101%" fo:orphans="0" fo:widows="0" fo:text-indent="0.0075in" style:auto-text-indent="false" fo:padding="0in" fo:border="none" style:shadow="none" style:join-border="false"/>
    </style:style>
    <style:style style:name="P217" style:family="paragraph" style:parent-style-name="Standard">
      <style:paragraph-properties fo:margin-left="0.0154in" fo:margin-right="0.8634in" fo:margin-top="0.1902in" fo:margin-bottom="0in" style:contextual-spacing="false" fo:line-height="101%" fo:orphans="0" fo:widows="0" fo:text-indent="0.0047in" style:auto-text-indent="false" fo:padding="0in" fo:border="none" style:shadow="none" style:join-border="false"/>
    </style:style>
    <style:style style:name="P218" style:family="paragraph" style:parent-style-name="Standard">
      <style:paragraph-properties fo:margin-left="0.0154in" fo:margin-right="0.6835in" fo:margin-top="0.0102in" fo:margin-bottom="0in" style:contextual-spacing="false" fo:line-height="101%" fo:orphans="0" fo:widows="0" fo:text-indent="0.0047in" style:auto-text-indent="false" fo:padding="0in" fo:border="none" style:shadow="none" style:join-border="false"/>
    </style:style>
    <style:style style:name="P219" style:family="paragraph" style:parent-style-name="Standard">
      <style:paragraph-properties fo:margin-left="0.0154in" fo:margin-right="0.522in" fo:margin-top="0.0071in" fo:margin-bottom="0in" style:contextual-spacing="false" fo:line-height="101%" fo:orphans="0" fo:widows="0" fo:text-indent="0.0047in" style:auto-text-indent="false" fo:padding="0in" fo:border="none" style:shadow="none" style:join-border="false"/>
    </style:style>
    <style:style style:name="P220" style:family="paragraph" style:parent-style-name="Standard">
      <style:paragraph-properties fo:margin-left="0.0154in" fo:margin-right="0.4772in" fo:margin-top="0.0102in" fo:margin-bottom="0in" style:contextual-spacing="false" fo:line-height="101%" fo:orphans="0" fo:widows="0" fo:text-indent="0.0047in" style:auto-text-indent="false" fo:padding="0in" fo:border="none" style:shadow="none" style:join-border="false"/>
    </style:style>
    <style:style style:name="P221" style:family="paragraph" style:parent-style-name="Standard">
      <style:paragraph-properties fo:margin-left="0.0154in" fo:margin-right="0.5083in" fo:margin-top="0.0102in" fo:margin-bottom="0in" style:contextual-spacing="false" fo:line-height="101%" fo:orphans="0" fo:widows="0" fo:text-indent="0.0047in" style:auto-text-indent="false" fo:padding="0in" fo:border="none" style:shadow="none" style:join-border="false"/>
    </style:style>
    <style:style style:name="P222" style:family="paragraph" style:parent-style-name="Standard">
      <style:paragraph-properties fo:margin-left="0.0154in" fo:margin-right="0.6098in" fo:margin-top="0.0102in" fo:margin-bottom="0in" style:contextual-spacing="false" fo:line-height="101%" fo:orphans="0" fo:widows="0" fo:text-indent="0.0028in" style:auto-text-indent="false" fo:padding="0in" fo:border="none" style:shadow="none" style:join-border="false"/>
    </style:style>
    <style:style style:name="P223" style:family="paragraph" style:parent-style-name="Standard">
      <style:paragraph-properties fo:margin-left="0.0154in" fo:margin-right="0.4744in" fo:margin-top="0.1902in" fo:margin-bottom="0in" style:contextual-spacing="false" fo:line-height="101%" fo:orphans="0" fo:widows="0" fo:text-indent="0.0028in" style:auto-text-indent="false" fo:padding="0in" fo:border="none" style:shadow="none" style:join-border="false"/>
    </style:style>
    <style:style style:name="P224" style:family="paragraph" style:parent-style-name="Standard">
      <style:paragraph-properties fo:margin-left="0.0154in" fo:margin-right="0.5335in" fo:margin-top="0.1953in" fo:margin-bottom="0in" style:contextual-spacing="false" fo:line-height="101%" fo:orphans="0" fo:widows="0" fo:text-indent="0.0028in" style:auto-text-indent="false" fo:padding="0in" fo:border="none" style:shadow="none" style:join-border="false"/>
    </style:style>
    <style:style style:name="P225" style:family="paragraph" style:parent-style-name="Standard">
      <style:paragraph-properties fo:margin-left="0.0193in" fo:margin-right="0.5783in" fo:margin-top="0.2189in" fo:margin-bottom="0in" style:contextual-spacing="false" fo:line-height="101%" fo:orphans="0" fo:widows="0" fo:text-indent="-0.0055in" style:auto-text-indent="false" fo:padding="0in" fo:border="none" style:shadow="none" style:join-border="false"/>
    </style:style>
    <style:style style:name="P226" style:family="paragraph" style:parent-style-name="Standard">
      <style:paragraph-properties fo:margin-left="0.0189in" fo:margin-right="0.5508in" fo:margin-top="0.0102in" fo:margin-bottom="0in" style:contextual-spacing="false" fo:line-height="101%" fo:orphans="0" fo:widows="0" fo:text-indent="0.0071in" style:auto-text-indent="false" fo:padding="0in" fo:border="none" style:shadow="none" style:join-border="false"/>
    </style:style>
    <style:style style:name="P227" style:family="paragraph" style:parent-style-name="Standard">
      <style:paragraph-properties fo:margin-left="0.0189in" fo:margin-right="0.6417in" fo:margin-top="0.0075in" fo:margin-bottom="0in" style:contextual-spacing="false" fo:line-height="101%" fo:orphans="0" fo:widows="0" fo:text-indent="0.0071in" style:auto-text-indent="false" fo:padding="0in" fo:border="none" style:shadow="none" style:join-border="false"/>
    </style:style>
    <style:style style:name="P228" style:family="paragraph" style:parent-style-name="Standard">
      <style:paragraph-properties fo:margin-left="0.0189in" fo:margin-right="0.4811in" fo:margin-top="0.2083in" fo:margin-bottom="0in" style:contextual-spacing="false" fo:line-height="101%" fo:orphans="0" fo:widows="0" fo:text-indent="0.0071in" style:auto-text-indent="false" fo:padding="0in" fo:border="none" style:shadow="none" style:join-border="false"/>
    </style:style>
    <style:style style:name="P229" style:family="paragraph" style:parent-style-name="Standard">
      <style:paragraph-properties fo:margin-left="0.0189in" fo:margin-right="0.7008in" fo:margin-top="0.2047in" fo:margin-bottom="0in" style:contextual-spacing="false" fo:line-height="101%" fo:orphans="0" fo:widows="0" fo:text-indent="0.0071in" style:auto-text-indent="false" fo:padding="0in" fo:border="none" style:shadow="none" style:join-border="false"/>
    </style:style>
    <style:style style:name="P230" style:family="paragraph" style:parent-style-name="Standard">
      <style:paragraph-properties fo:margin-left="0.0189in" fo:margin-right="0.5717in" fo:margin-top="0.2083in" fo:margin-bottom="0in" style:contextual-spacing="false" fo:line-height="101%" fo:orphans="0" fo:widows="0" fo:text-indent="0.0071in" style:auto-text-indent="false" fo:padding="0in" fo:border="none" style:shadow="none" style:join-border="false"/>
    </style:style>
    <style:style style:name="P231" style:family="paragraph" style:parent-style-name="Standard">
      <style:paragraph-properties fo:margin-left="0.0189in" fo:margin-right="0.752in" fo:margin-top="0.1945in" fo:margin-bottom="0in" style:contextual-spacing="false" fo:line-height="101%" fo:orphans="0" fo:widows="0" fo:text-indent="0.0071in" style:auto-text-indent="false" fo:padding="0in" fo:border="none" style:shadow="none" style:join-border="false"/>
    </style:style>
    <style:style style:name="P232" style:family="paragraph" style:parent-style-name="Standard">
      <style:paragraph-properties fo:margin-left="0.0189in" fo:margin-right="0.6201in" fo:margin-top="0.2362in" fo:margin-bottom="0in" style:contextual-spacing="false" fo:line-height="101%" fo:orphans="0" fo:widows="0" fo:text-indent="0.0071in" style:auto-text-indent="false" fo:padding="0in" fo:border="none" style:shadow="none" style:join-border="false"/>
    </style:style>
    <style:style style:name="P233" style:family="paragraph" style:parent-style-name="Standard">
      <style:paragraph-properties fo:margin-left="0.0189in" fo:margin-right="0.5909in" fo:margin-top="0.2047in" fo:margin-bottom="0in" style:contextual-spacing="false" fo:line-height="101%" fo:orphans="0" fo:widows="0" fo:text-indent="0.0071in" style:auto-text-indent="false" fo:padding="0in" fo:border="none" style:shadow="none" style:join-border="false"/>
    </style:style>
    <style:style style:name="P234" style:family="paragraph" style:parent-style-name="Standard">
      <style:paragraph-properties fo:margin-left="0.0201in" fo:margin-right="0.5209in" fo:margin-top="0.2071in" fo:margin-bottom="0in" style:contextual-spacing="false" fo:line-height="101%" fo:orphans="0" fo:widows="0" fo:text-indent="-0.0071in" style:auto-text-indent="false" fo:padding="0in" fo:border="none" style:shadow="none" style:join-border="false"/>
    </style:style>
    <style:style style:name="P235" style:family="paragraph" style:parent-style-name="Standard">
      <style:paragraph-properties fo:margin-left="0.0228in" fo:margin-right="0.5516in" fo:line-height="101%" fo:orphans="0" fo:widows="0" fo:text-indent="-0.0028in" style:auto-text-indent="false" fo:padding="0in" fo:border="none" style:shadow="none" style:join-border="false"/>
    </style:style>
    <style:style style:name="P236" style:family="paragraph" style:parent-style-name="Standard">
      <style:paragraph-properties fo:margin-left="0.1429in" fo:margin-right="0.5535in" fo:line-height="101%" fo:orphans="0" fo:widows="0" fo:text-indent="-0.0028in" style:auto-text-indent="false" fo:padding="0in" fo:border="none" style:shadow="none" style:join-border="false"/>
    </style:style>
    <style:style style:name="P237" style:family="paragraph" style:parent-style-name="Standard">
      <style:paragraph-properties fo:margin-left="0.0193in" fo:margin-right="0.5327in" fo:margin-top="0.1945in" fo:margin-bottom="0in" style:contextual-spacing="false" fo:line-height="101%" fo:orphans="0" fo:widows="0" fo:text-indent="-0.0016in" style:auto-text-indent="false" fo:padding="0in" fo:border="none" style:shadow="none" style:join-border="false"/>
    </style:style>
    <style:style style:name="P238" style:family="paragraph" style:parent-style-name="Standard">
      <style:paragraph-properties fo:margin-left="0.0181in" fo:margin-right="0.5437in" fo:margin-top="0.0102in" fo:margin-bottom="0in" style:contextual-spacing="false" fo:line-height="101%" fo:orphans="0" fo:widows="0" fo:text-indent="-0.0016in" style:auto-text-indent="false" fo:padding="0in" fo:border="none" style:shadow="none" style:join-border="false"/>
    </style:style>
    <style:style style:name="P239" style:family="paragraph" style:parent-style-name="Standard">
      <style:paragraph-properties fo:margin-left="0.0181in" fo:margin-right="0.5063in" fo:margin-top="0.0102in" fo:margin-bottom="0in" style:contextual-spacing="false" fo:line-height="101%" fo:orphans="0" fo:widows="0" fo:text-indent="-0.0016in" style:auto-text-indent="false" fo:padding="0in" fo:border="none" style:shadow="none" style:join-border="false"/>
    </style:style>
    <style:style style:name="P240" style:family="paragraph" style:parent-style-name="Standard">
      <style:paragraph-properties fo:margin-left="0.0154in" fo:margin-right="0.4925in" fo:margin-top="0.1898in" fo:margin-bottom="0in" style:contextual-spacing="false" fo:line-height="101%" fo:orphans="0" fo:widows="0" fo:text-indent="0.0102in" style:auto-text-indent="false" fo:padding="0in" fo:border="none" style:shadow="none" style:join-border="false"/>
    </style:style>
    <style:style style:name="P241" style:family="paragraph" style:parent-style-name="Standard">
      <style:paragraph-properties fo:margin-left="0.0154in" fo:margin-right="0.5402in" fo:margin-top="0.1909in" fo:margin-bottom="0in" style:contextual-spacing="false" fo:line-height="101%" fo:orphans="0" fo:widows="0" fo:text-indent="0.0102in" style:auto-text-indent="false" fo:padding="0in" fo:border="none" style:shadow="none" style:join-border="false"/>
    </style:style>
    <style:style style:name="P242" style:family="paragraph" style:parent-style-name="Standard">
      <style:paragraph-properties fo:margin-left="0.0154in" fo:margin-right="0.5035in" fo:margin-top="0.0102in" fo:margin-bottom="0in" style:contextual-spacing="false" fo:line-height="101%" fo:orphans="0" fo:widows="0" fo:text-indent="0.0102in" style:auto-text-indent="false" fo:padding="0in" fo:border="none" style:shadow="none" style:join-border="false"/>
    </style:style>
    <style:style style:name="P243" style:family="paragraph" style:parent-style-name="Standard">
      <style:paragraph-properties fo:margin-left="0.0154in" fo:margin-right="0.4799in" fo:margin-top="0.0102in" fo:margin-bottom="0in" style:contextual-spacing="false" fo:line-height="101%" fo:orphans="0" fo:widows="0" fo:text-indent="0.0102in" style:auto-text-indent="false" fo:padding="0in" fo:border="none" style:shadow="none" style:join-border="false"/>
    </style:style>
    <style:style style:name="P244" style:family="paragraph" style:parent-style-name="Standard">
      <style:paragraph-properties fo:margin-left="0.0154in" fo:margin-right="0.5165in" fo:margin-top="0.0071in" fo:margin-bottom="0in" style:contextual-spacing="false" fo:line-height="101%" fo:orphans="0" fo:widows="0" fo:text-indent="0.0102in" style:auto-text-indent="false" fo:padding="0in" fo:border="none" style:shadow="none" style:join-border="false"/>
    </style:style>
    <style:style style:name="P245" style:family="paragraph" style:parent-style-name="Standard">
      <style:paragraph-properties fo:margin-left="0.0154in" fo:margin-right="0.4854in" fo:margin-top="0.1902in" fo:margin-bottom="0in" style:contextual-spacing="false" fo:line-height="101%" fo:orphans="0" fo:widows="0" fo:text-indent="0.0102in" style:auto-text-indent="false" fo:padding="0in" fo:border="none" style:shadow="none" style:join-border="false"/>
    </style:style>
    <style:style style:name="P246" style:family="paragraph" style:parent-style-name="Standard">
      <style:paragraph-properties fo:margin-left="0.0154in" fo:margin-right="0.5409in" fo:margin-top="0.1937in" fo:margin-bottom="0in" style:contextual-spacing="false" fo:line-height="101%" fo:orphans="0" fo:widows="0" fo:text-indent="0.0102in" style:auto-text-indent="false" fo:padding="0in" fo:border="none" style:shadow="none" style:join-border="false"/>
    </style:style>
    <style:style style:name="P247" style:family="paragraph" style:parent-style-name="Standard">
      <style:paragraph-properties fo:margin-left="0.0154in" fo:margin-right="0.502in" fo:margin-top="0.2083in" fo:margin-bottom="0in" style:contextual-spacing="false" fo:line-height="101%" fo:orphans="0" fo:widows="0" fo:text-indent="0.0102in" style:auto-text-indent="false" fo:padding="0in" fo:border="none" style:shadow="none" style:join-border="false"/>
    </style:style>
    <style:style style:name="P248" style:family="paragraph" style:parent-style-name="Standard">
      <style:paragraph-properties fo:margin-left="0.0154in" fo:margin-right="0.5634in" fo:margin-top="0.2217in" fo:margin-bottom="0in" style:contextual-spacing="false" fo:line-height="101%" fo:orphans="0" fo:widows="0" fo:text-indent="0.0102in" style:auto-text-indent="false" fo:padding="0in" fo:border="none" style:shadow="none" style:join-border="false"/>
    </style:style>
    <style:style style:name="P249" style:family="paragraph" style:parent-style-name="Standard">
      <style:paragraph-properties fo:margin-left="0.0154in" fo:margin-right="0.4744in" fo:margin-top="0.1937in" fo:margin-bottom="0in" style:contextual-spacing="false" fo:line-height="101%" fo:orphans="0" fo:widows="0" fo:text-indent="0.0102in" style:auto-text-indent="false" fo:padding="0in" fo:border="none" style:shadow="none" style:join-border="false"/>
    </style:style>
    <style:style style:name="P250" style:family="paragraph" style:parent-style-name="Standard">
      <style:paragraph-properties fo:margin-left="0.0154in" fo:margin-right="0.6299in" fo:margin-top="0.2043in" fo:margin-bottom="0in" style:contextual-spacing="false" fo:line-height="101%" fo:orphans="0" fo:widows="0" fo:text-indent="0.0102in" style:auto-text-indent="false" fo:padding="0in" fo:border="none" style:shadow="none" style:join-border="false"/>
    </style:style>
    <style:style style:name="P251" style:family="paragraph" style:parent-style-name="Standard">
      <style:paragraph-properties fo:margin-left="0.0154in" fo:margin-right="0.5457in" fo:margin-top="0.2189in" fo:margin-bottom="0in" style:contextual-spacing="false" fo:line-height="101%" fo:orphans="0" fo:widows="0" fo:text-indent="0.0102in" style:auto-text-indent="false" fo:padding="0in" fo:border="none" style:shadow="none" style:join-border="false"/>
    </style:style>
    <style:style style:name="P252" style:family="paragraph" style:parent-style-name="Standard">
      <style:paragraph-properties fo:margin-left="0.0154in" fo:margin-right="0.6445in" fo:margin-top="0.1909in" fo:margin-bottom="0in" style:contextual-spacing="false" fo:line-height="101%" fo:orphans="0" fo:widows="0" fo:text-indent="0.0102in" style:auto-text-indent="false" fo:padding="0in" fo:border="none" style:shadow="none" style:join-border="false"/>
    </style:style>
    <style:style style:name="P253" style:family="paragraph" style:parent-style-name="Standard">
      <style:paragraph-properties fo:margin-left="0.0154in" fo:margin-right="0.4917in" fo:margin-top="0.1898in" fo:margin-bottom="0in" style:contextual-spacing="false" fo:line-height="101%" fo:orphans="0" fo:widows="0" fo:text-indent="0.0102in" style:auto-text-indent="false" fo:padding="0in" fo:border="none" style:shadow="none" style:join-border="false"/>
    </style:style>
    <style:style style:name="P254" style:family="paragraph" style:parent-style-name="Standard">
      <style:paragraph-properties fo:margin-left="0.0154in" fo:margin-right="0.4984in" fo:margin-top="0.2189in" fo:margin-bottom="0in" style:contextual-spacing="false" fo:line-height="101%" fo:orphans="0" fo:widows="0" fo:text-indent="0.0102in" style:auto-text-indent="false" fo:padding="0in" fo:border="none" style:shadow="none" style:join-border="false"/>
    </style:style>
    <style:style style:name="P255" style:family="paragraph" style:parent-style-name="Standard">
      <style:paragraph-properties fo:margin-left="0.0098in" fo:margin-right="0.4972in" fo:margin-top="0.0102in" fo:margin-bottom="0in" style:contextual-spacing="false" fo:line-height="101%" fo:orphans="0" fo:widows="0" fo:text-indent="0.0102in" style:auto-text-indent="false" fo:padding="0in" fo:border="none" style:shadow="none" style:join-border="false"/>
    </style:style>
    <style:style style:name="P256" style:family="paragraph" style:parent-style-name="Standard">
      <style:paragraph-properties fo:margin-left="0.0098in" fo:margin-right="0.4953in" fo:margin-top="0.0102in" fo:margin-bottom="0in" style:contextual-spacing="false" fo:line-height="101%" fo:orphans="0" fo:widows="0" fo:text-indent="0.0102in" style:auto-text-indent="false" fo:padding="0in" fo:border="none" style:shadow="none" style:join-border="false"/>
    </style:style>
    <style:style style:name="P257" style:family="paragraph" style:parent-style-name="Standard">
      <style:paragraph-properties fo:margin-left="0.0098in" fo:margin-right="0.6547in" fo:margin-top="0.1953in" fo:margin-bottom="0in" style:contextual-spacing="false" fo:line-height="101%" fo:orphans="0" fo:widows="0" fo:text-indent="0.0055in" style:auto-text-indent="false" fo:padding="0in" fo:border="none" style:shadow="none" style:join-border="false"/>
    </style:style>
    <style:style style:name="P258" style:family="paragraph" style:parent-style-name="Standard">
      <style:paragraph-properties fo:margin-left="0.0201in" fo:margin-right="0.5146in" fo:margin-top="0.0102in" fo:margin-bottom="0in" style:contextual-spacing="false" fo:line-height="101%" fo:orphans="0" fo:widows="0" fo:text-indent="0.0055in" style:auto-text-indent="false" fo:padding="0in" fo:border="none" style:shadow="none" style:join-border="false"/>
    </style:style>
    <style:style style:name="P259" style:family="paragraph" style:parent-style-name="Standard">
      <style:paragraph-properties fo:margin-left="0.2717in" fo:margin-right="0.5402in" fo:margin-top="0.0055in" fo:margin-bottom="0in" style:contextual-spacing="false" fo:line-height="101%" fo:orphans="0" fo:widows="0" fo:text-indent="-0.0047in" style:auto-text-indent="false" fo:padding="0in" fo:border="none" style:shadow="none" style:join-border="false"/>
    </style:style>
    <style:style style:name="P260" style:family="paragraph" style:parent-style-name="Standard">
      <style:paragraph-properties fo:margin-left="0.4327in" fo:margin-right="0.5047in" fo:margin-top="0.002in" fo:margin-bottom="0in" style:contextual-spacing="false" fo:line-height="101%" fo:orphans="0" fo:widows="0" fo:text-indent="-0.2598in" style:auto-text-indent="false" fo:padding="0in" fo:border="none" style:shadow="none" style:join-border="false"/>
    </style:style>
    <style:style style:name="P261" style:family="paragraph" style:parent-style-name="Standard">
      <style:paragraph-properties fo:margin-left="0.4335in" fo:margin-right="0.5909in" fo:margin-top="0.0071in" fo:margin-bottom="0in" style:contextual-spacing="false" fo:line-height="101%" fo:orphans="0" fo:widows="0" fo:text-indent="-0.2598in" style:auto-text-indent="false" fo:padding="0in" fo:border="none" style:shadow="none" style:join-border="false"/>
    </style:style>
    <style:style style:name="P262" style:family="paragraph" style:parent-style-name="Standard">
      <style:paragraph-properties fo:margin-left="0.4335in" fo:margin-right="0.4992in" fo:line-height="101%" fo:orphans="0" fo:widows="0" fo:text-indent="-0.2598in" style:auto-text-indent="false" fo:padding="0in" fo:border="none" style:shadow="none" style:join-border="false"/>
    </style:style>
    <style:style style:name="P263" style:family="paragraph" style:parent-style-name="Standard">
      <style:paragraph-properties fo:margin-left="0.4327in" fo:margin-right="0.6252in" fo:margin-top="0.0102in" fo:margin-bottom="0in" style:contextual-spacing="false" fo:line-height="101%" fo:orphans="0" fo:widows="0" fo:text-indent="-0.2591in" style:auto-text-indent="false" fo:padding="0in" fo:border="none" style:shadow="none" style:join-border="false"/>
    </style:style>
    <style:style style:name="P264" style:family="paragraph" style:parent-style-name="Standard">
      <style:paragraph-properties fo:margin-left="0.4327in" fo:margin-right="0.6134in" fo:margin-top="0.0071in" fo:margin-bottom="0in" style:contextual-spacing="false" fo:line-height="101%" fo:orphans="0" fo:widows="0" fo:text-indent="-0.2591in" style:auto-text-indent="false" fo:padding="0in" fo:border="none" style:shadow="none" style:join-border="false"/>
    </style:style>
    <style:style style:name="P265" style:family="paragraph" style:parent-style-name="Standard">
      <style:paragraph-properties fo:margin-left="0.4327in" fo:margin-right="0.5283in" fo:margin-top="0.0035in" fo:margin-bottom="0in" style:contextual-spacing="false" fo:line-height="101%" fo:orphans="0" fo:widows="0" fo:text-indent="-0.2591in" style:auto-text-indent="false" fo:padding="0in" fo:border="none" style:shadow="none" style:join-border="false"/>
    </style:style>
    <style:style style:name="P266" style:family="paragraph" style:parent-style-name="Standard">
      <style:paragraph-properties fo:margin-left="0.4327in" fo:margin-right="0.4846in" fo:margin-top="0.0102in" fo:margin-bottom="0in" style:contextual-spacing="false" fo:line-height="101%" fo:orphans="0" fo:widows="0" fo:text-indent="-0.2591in" style:auto-text-indent="false" fo:padding="0in" fo:border="none" style:shadow="none" style:join-border="false"/>
    </style:style>
    <style:style style:name="P267" style:family="paragraph" style:parent-style-name="Standard">
      <style:paragraph-properties fo:margin-left="0.4327in" fo:margin-right="0.6862in" fo:margin-top="0.0063in" fo:margin-bottom="0in" style:contextual-spacing="false" fo:line-height="101%" fo:orphans="0" fo:widows="0" fo:text-indent="-0.2591in" style:auto-text-indent="false" fo:padding="0in" fo:border="none" style:shadow="none" style:join-border="false"/>
    </style:style>
    <style:style style:name="P268" style:family="paragraph" style:parent-style-name="Standard">
      <style:paragraph-properties fo:margin-left="0.1736in" fo:margin-right="0.5492in" fo:margin-top="0.0071in" fo:margin-bottom="0in" style:contextual-spacing="false" fo:line-height="101%" fo:orphans="0" fo:widows="0" fo:text-indent="0.0008in" style:auto-text-indent="false" fo:padding="0in" fo:border="none" style:shadow="none" style:join-border="false"/>
    </style:style>
    <style:style style:name="P269" style:family="paragraph" style:parent-style-name="Standard">
      <style:paragraph-properties fo:margin-left="0.0193in" fo:margin-right="0.5165in" fo:margin-top="0.0102in" fo:margin-bottom="0in" style:contextual-spacing="false" fo:line-height="101%" fo:orphans="0" fo:widows="0" fo:text-indent="0.0008in" style:auto-text-indent="false" fo:padding="0in" fo:border="none" style:shadow="none" style:join-border="false"/>
    </style:style>
    <style:style style:name="P270" style:family="paragraph" style:parent-style-name="Standard">
      <style:paragraph-properties fo:margin-left="0.0193in" fo:margin-right="0.5055in" fo:margin-top="0.0071in" fo:margin-bottom="0in" style:contextual-spacing="false" fo:line-height="101%" fo:orphans="0" fo:widows="0" fo:text-indent="0.0008in" style:auto-text-indent="false" fo:padding="0in" fo:border="none" style:shadow="none" style:join-border="false"/>
    </style:style>
    <style:style style:name="P271" style:family="paragraph" style:parent-style-name="Standard">
      <style:paragraph-properties fo:margin-left="0.0193in" fo:margin-right="0.6508in" fo:margin-top="0.2189in" fo:margin-bottom="0in" style:contextual-spacing="false" fo:line-height="101%" fo:orphans="0" fo:widows="0" fo:text-indent="0.0008in" style:auto-text-indent="false" fo:padding="0in" fo:border="none" style:shadow="none" style:join-border="false"/>
    </style:style>
    <style:style style:name="P272" style:family="paragraph" style:parent-style-name="Standard">
      <style:paragraph-properties fo:margin-left="0.0189in" fo:margin-right="0.5717in" fo:margin-top="0.2075in" fo:margin-bottom="0in" style:contextual-spacing="false" fo:line-height="101%" fo:orphans="0" fo:widows="0" fo:text-indent="0.0008in" style:auto-text-indent="false" fo:padding="0in" fo:border="none" style:shadow="none" style:join-border="false"/>
    </style:style>
    <style:style style:name="P273" style:family="paragraph" style:parent-style-name="Standard">
      <style:paragraph-properties fo:margin-left="0.4319in" fo:margin-right="0.5181in" fo:margin-top="0.0091in" fo:margin-bottom="0in" style:contextual-spacing="false" fo:line-height="101%" fo:orphans="0" fo:widows="0" fo:text-indent="-0.2583in" style:auto-text-indent="false" fo:padding="0in" fo:border="none" style:shadow="none" style:join-border="false"/>
    </style:style>
    <style:style style:name="P274" style:family="paragraph" style:parent-style-name="Standard">
      <style:paragraph-properties fo:margin-left="0.4319in" fo:margin-right="0.4756in" fo:margin-top="0.0071in" fo:margin-bottom="0in" style:contextual-spacing="false" fo:line-height="101%" fo:orphans="0" fo:widows="0" fo:text-indent="-0.2583in" style:auto-text-indent="false" fo:padding="0in" fo:border="none" style:shadow="none" style:join-border="false"/>
    </style:style>
    <style:style style:name="P275" style:family="paragraph" style:parent-style-name="Standard">
      <style:paragraph-properties fo:margin-left="0.4319in" fo:margin-right="0.5043in" fo:margin-top="0.0071in" fo:margin-bottom="0in" style:contextual-spacing="false" fo:line-height="101%" fo:orphans="0" fo:widows="0" fo:text-indent="-0.2583in" style:auto-text-indent="false" fo:padding="0in" fo:border="none" style:shadow="none" style:join-border="false"/>
    </style:style>
    <style:style style:name="P276" style:family="paragraph" style:parent-style-name="Standard">
      <style:paragraph-properties fo:margin-left="0.4319in" fo:margin-right="0.4811in" fo:margin-top="0.0063in" fo:margin-bottom="0in" style:contextual-spacing="false" fo:line-height="101%" fo:orphans="0" fo:widows="0" fo:text-indent="-0.2583in" style:auto-text-indent="false" fo:padding="0in" fo:border="none" style:shadow="none" style:join-border="false"/>
    </style:style>
    <style:style style:name="P277" style:family="paragraph" style:parent-style-name="Standard">
      <style:paragraph-properties fo:margin-left="0.4319in" fo:margin-right="0.5425in" fo:margin-top="0.0071in" fo:margin-bottom="0in" style:contextual-spacing="false" fo:line-height="101%" fo:orphans="0" fo:widows="0" fo:text-indent="-0.2583in" style:auto-text-indent="false" fo:padding="0in" fo:border="none" style:shadow="none" style:join-border="false"/>
    </style:style>
    <style:style style:name="P278" style:family="paragraph" style:parent-style-name="Standard">
      <style:paragraph-properties fo:margin-left="0.0189in" fo:margin-right="0.5917in" fo:margin-top="0.0102in" fo:margin-bottom="0in" style:contextual-spacing="false" fo:line-height="101%" fo:orphans="0" fo:widows="0" fo:text-indent="0.0016in" style:auto-text-indent="false" fo:padding="0in" fo:border="none" style:shadow="none" style:join-border="false"/>
    </style:style>
    <style:style style:name="P279" style:family="paragraph" style:parent-style-name="Standard">
      <style:paragraph-properties fo:margin-left="0.0189in" fo:margin-right="0.5535in" fo:margin-top="0.0071in" fo:margin-bottom="0in" style:contextual-spacing="false" fo:line-height="101%" fo:orphans="0" fo:widows="0" fo:text-indent="0.0016in" style:auto-text-indent="false" fo:padding="0in" fo:border="none" style:shadow="none" style:join-border="false"/>
    </style:style>
    <style:style style:name="P280" style:family="paragraph" style:parent-style-name="Standard">
      <style:paragraph-properties fo:margin-left="0.4283in" fo:margin-right="0.4772in" fo:margin-top="0.0043in" fo:margin-bottom="0in" style:contextual-spacing="false" fo:line-height="101%" fo:orphans="0" fo:widows="0" fo:text-indent="-0.2543in" style:auto-text-indent="false" fo:padding="0in" fo:border="none" style:shadow="none" style:join-border="false"/>
    </style:style>
    <style:style style:name="P281" style:family="paragraph" style:parent-style-name="Standard">
      <style:paragraph-properties fo:margin-left="0.4283in" fo:margin-right="0.5161in" fo:line-height="101%" fo:orphans="0" fo:widows="0" fo:text-indent="-0.2543in" style:auto-text-indent="false" fo:padding="0in" fo:border="none" style:shadow="none" style:join-border="false"/>
    </style:style>
    <style:style style:name="P282" style:family="paragraph" style:parent-style-name="Standard">
      <style:paragraph-properties fo:margin-left="0.0134in" fo:margin-right="0.4984in" fo:margin-top="0.1902in" fo:margin-bottom="0in" style:contextual-spacing="false" fo:line-height="101%" fo:orphans="0" fo:widows="0" fo:text-indent="0.0126in" style:auto-text-indent="false" fo:padding="0in" fo:border="none" style:shadow="none" style:join-border="false"/>
    </style:style>
    <style:style style:name="P283" style:family="paragraph" style:parent-style-name="Standard">
      <style:paragraph-properties fo:margin-left="0.0193in" fo:margin-right="0.5327in" fo:margin-top="0.1902in" fo:margin-bottom="0in" style:contextual-spacing="false" fo:line-height="101%" fo:orphans="0" fo:widows="0" fo:text-indent="0.0063in" style:auto-text-indent="false" fo:padding="0in" fo:border="none" style:shadow="none" style:join-border="false"/>
    </style:style>
    <style:style style:name="P284" style:family="paragraph" style:parent-style-name="Standard">
      <style:paragraph-properties fo:margin-left="0.0193in" fo:margin-right="0.4756in" fo:margin-top="0.0102in" fo:margin-bottom="0in" style:contextual-spacing="false" fo:line-height="101%" fo:orphans="0" fo:widows="0" fo:text-indent="0.0063in" style:auto-text-indent="false" fo:padding="0in" fo:border="none" style:shadow="none" style:join-border="false"/>
    </style:style>
    <style:style style:name="P285" style:family="paragraph" style:parent-style-name="Standard">
      <style:paragraph-properties fo:margin-left="0.0193in" fo:margin-right="0.5028in" fo:margin-top="0.1945in" fo:margin-bottom="0in" style:contextual-spacing="false" fo:line-height="101%" fo:orphans="0" fo:widows="0" fo:text-indent="0.0063in" style:auto-text-indent="false" fo:padding="0in" fo:border="none" style:shadow="none" style:join-border="false"/>
    </style:style>
    <style:style style:name="P286" style:family="paragraph" style:parent-style-name="Standard">
      <style:paragraph-properties fo:margin-left="0.0193in" fo:margin-right="0.5402in" fo:margin-top="0.2075in" fo:margin-bottom="0in" style:contextual-spacing="false" fo:line-height="101%" fo:orphans="0" fo:widows="0" fo:text-indent="0.0063in" style:auto-text-indent="false" fo:padding="0in" fo:border="none" style:shadow="none" style:join-border="false"/>
    </style:style>
    <style:style style:name="P287" style:family="paragraph" style:parent-style-name="Standard">
      <style:paragraph-properties fo:margin-left="0.0193in" fo:margin-right="0.6402in" fo:margin-top="0.1902in" fo:margin-bottom="0in" style:contextual-spacing="false" fo:line-height="101%" fo:orphans="0" fo:widows="0" fo:text-indent="0.0063in" style:auto-text-indent="false" fo:padding="0in" fo:border="none" style:shadow="none" style:join-border="false"/>
    </style:style>
    <style:style style:name="P288" style:family="paragraph" style:parent-style-name="Standard">
      <style:paragraph-properties fo:margin-left="0.0193in" fo:margin-right="0.7236in" fo:margin-top="0.2043in" fo:margin-bottom="0in" style:contextual-spacing="false" fo:line-height="101%" fo:orphans="0" fo:widows="0" fo:text-indent="0.0063in" style:auto-text-indent="false" fo:padding="0in" fo:border="none" style:shadow="none" style:join-border="false"/>
    </style:style>
    <style:style style:name="P289" style:family="paragraph" style:parent-style-name="Standard">
      <style:paragraph-properties fo:margin-left="0.0193in" fo:margin-right="0.502in" fo:margin-top="0.1898in" fo:margin-bottom="0in" style:contextual-spacing="false" fo:line-height="101%" fo:orphans="0" fo:widows="0" fo:text-indent="0.0063in" style:auto-text-indent="false" fo:padding="0in" fo:border="none" style:shadow="none" style:join-border="false"/>
    </style:style>
    <style:style style:name="P290" style:family="paragraph" style:parent-style-name="Standard">
      <style:paragraph-properties fo:margin-left="0.0193in" fo:margin-right="0.6366in" fo:margin-top="0.2083in" fo:margin-bottom="0in" style:contextual-spacing="false" fo:line-height="101%" fo:orphans="0" fo:widows="0" fo:text-indent="0.0063in" style:auto-text-indent="false" fo:padding="0in" fo:border="none" style:shadow="none" style:join-border="false"/>
    </style:style>
    <style:style style:name="P291" style:family="paragraph" style:parent-style-name="Standard">
      <style:paragraph-properties fo:margin-left="0.0193in" fo:margin-right="0.4846in" fo:margin-top="0.2047in" fo:margin-bottom="0in" style:contextual-spacing="false" fo:line-height="101%" fo:orphans="0" fo:widows="0" fo:text-indent="0.0063in" style:auto-text-indent="false" fo:padding="0in" fo:border="none" style:shadow="none" style:join-border="false"/>
    </style:style>
    <style:style style:name="P292" style:family="paragraph" style:parent-style-name="Standard">
      <style:paragraph-properties fo:margin-left="0.0193in" fo:margin-right="0.8146in" fo:margin-top="0.1945in" fo:margin-bottom="0in" style:contextual-spacing="false" fo:line-height="101%" fo:orphans="0" fo:widows="0" fo:text-indent="0.0063in" style:auto-text-indent="false" fo:padding="0in" fo:border="none" style:shadow="none" style:join-border="false"/>
    </style:style>
    <style:style style:name="P293" style:family="paragraph" style:parent-style-name="Standard">
      <style:paragraph-properties fo:margin-left="0.0193in" fo:margin-right="0.5189in" fo:margin-top="0.228in" fo:margin-bottom="0in" style:contextual-spacing="false" fo:line-height="101%" fo:orphans="0" fo:widows="0" fo:text-indent="0.0063in" style:auto-text-indent="false" fo:padding="0in" fo:border="none" style:shadow="none" style:join-border="false"/>
    </style:style>
    <style:style style:name="P294" style:family="paragraph" style:parent-style-name="Standard">
      <style:paragraph-properties fo:margin-left="0.0193in" fo:margin-right="0.4772in" fo:margin-top="0.1945in" fo:margin-bottom="0in" style:contextual-spacing="false" fo:line-height="101%" fo:orphans="0" fo:widows="0" fo:text-indent="0.0063in" style:auto-text-indent="false" fo:padding="0in" fo:border="none" style:shadow="none" style:join-border="false"/>
    </style:style>
    <style:style style:name="P295" style:family="paragraph" style:parent-style-name="Standard">
      <style:paragraph-properties fo:margin-left="0.0193in" fo:margin-right="0.4984in" fo:margin-top="0.0102in" fo:margin-bottom="0in" style:contextual-spacing="false" fo:line-height="101%" fo:orphans="0" fo:widows="0" fo:text-indent="0.0063in" style:auto-text-indent="false" fo:padding="0in" fo:border="none" style:shadow="none" style:join-border="false"/>
    </style:style>
    <style:style style:name="P296" style:family="paragraph" style:parent-style-name="Standard">
      <style:paragraph-properties fo:margin-left="0.4283in" fo:margin-right="0.5098in" fo:margin-top="0.0102in" fo:margin-bottom="0in" style:contextual-spacing="false" fo:line-height="101%" fo:orphans="0" fo:widows="0" fo:text-indent="-0.2547in" style:auto-text-indent="false" fo:padding="0in" fo:border="none" style:shadow="none" style:join-border="false"/>
    </style:style>
    <style:style style:name="P297" style:family="paragraph" style:parent-style-name="Standard">
      <style:paragraph-properties fo:margin-left="0.4283in" fo:margin-right="0.4728in" fo:margin-top="0.0102in" fo:margin-bottom="0in" style:contextual-spacing="false" fo:line-height="101%" fo:orphans="0" fo:widows="0" fo:text-indent="-0.2547in" style:auto-text-indent="false" fo:padding="0in" fo:border="none" style:shadow="none" style:join-border="false"/>
    </style:style>
    <style:style style:name="P298" style:family="paragraph" style:parent-style-name="Standard">
      <style:paragraph-properties fo:margin-left="0.4283in" fo:margin-right="0.5181in" fo:margin-top="0.0102in" fo:margin-bottom="0in" style:contextual-spacing="false" fo:line-height="101%" fo:orphans="0" fo:widows="0" fo:text-indent="-0.2547in" style:auto-text-indent="false" fo:padding="0in" fo:border="none" style:shadow="none" style:join-border="false"/>
    </style:style>
    <style:style style:name="P299" style:family="paragraph" style:parent-style-name="Standard">
      <style:paragraph-properties fo:margin-left="0.4283in" fo:margin-right="0.5228in" fo:margin-top="0.0102in" fo:margin-bottom="0in" style:contextual-spacing="false" fo:line-height="101%" fo:orphans="0" fo:widows="0" fo:text-indent="-0.2547in" style:auto-text-indent="false" fo:padding="0in" fo:border="none" style:shadow="none" style:join-border="false"/>
    </style:style>
    <style:style style:name="P300" style:family="paragraph" style:parent-style-name="Standard">
      <style:paragraph-properties fo:margin-left="0.4283in" fo:margin-right="0.5264in" fo:margin-top="0.0071in" fo:margin-bottom="0in" style:contextual-spacing="false" fo:line-height="101%" fo:orphans="0" fo:widows="0" fo:text-indent="-0.2547in" style:auto-text-indent="false" fo:padding="0in" fo:border="none" style:shadow="none" style:join-border="false"/>
    </style:style>
    <style:style style:name="P301" style:family="paragraph" style:parent-style-name="Standard">
      <style:paragraph-properties fo:margin-left="0.4283in" fo:margin-right="0.5327in" fo:margin-top="0.0071in" fo:margin-bottom="0in" style:contextual-spacing="false" fo:line-height="101%" fo:orphans="0" fo:widows="0" fo:text-indent="-0.2547in" style:auto-text-indent="false" fo:padding="0in" fo:border="none" style:shadow="none" style:join-border="false"/>
    </style:style>
    <style:style style:name="P302" style:family="paragraph" style:parent-style-name="Standard">
      <style:paragraph-properties fo:margin-left="0.4283in" fo:margin-right="0.6398in" fo:line-height="101%" fo:orphans="0" fo:widows="0" fo:text-indent="-0.2547in" style:auto-text-indent="false" fo:padding="0in" fo:border="none" style:shadow="none" style:join-border="false"/>
    </style:style>
    <style:style style:name="P303" style:family="paragraph" style:parent-style-name="Standard">
      <style:paragraph-properties fo:margin-left="0.4283in" fo:margin-right="0.511in" fo:line-height="101%" fo:orphans="0" fo:widows="0" fo:text-indent="-0.2547in" style:auto-text-indent="false" fo:padding="0in" fo:border="none" style:shadow="none" style:join-border="false"/>
    </style:style>
    <style:style style:name="P304" style:family="paragraph" style:parent-style-name="Standard">
      <style:paragraph-properties fo:margin-left="0.1736in" fo:margin-right="0.4839in" fo:margin-top="0.0055in" fo:margin-bottom="0in" style:contextual-spacing="false" fo:line-height="101%" fo:orphans="0" fo:widows="0" fo:text-indent="0in" style:auto-text-indent="false" fo:padding="0in" fo:border="none" style:shadow="none" style:join-border="false"/>
    </style:style>
    <style:style style:name="P305" style:family="paragraph" style:parent-style-name="Standard">
      <style:paragraph-properties fo:margin-left="0.1736in" fo:margin-right="0.5327in" fo:margin-top="0.0071in" fo:margin-bottom="0in" style:contextual-spacing="false" fo:line-height="101%" fo:orphans="0" fo:widows="0" fo:text-indent="0in" style:auto-text-indent="false" fo:padding="0in" fo:border="none" style:shadow="none" style:join-border="false"/>
    </style:style>
    <style:style style:name="P306" style:family="paragraph" style:parent-style-name="Standard">
      <style:paragraph-properties fo:margin-left="0.1736in" fo:margin-right="0.478in" fo:margin-top="0.0102in" fo:margin-bottom="0in" style:contextual-spacing="false" fo:line-height="101%" fo:orphans="0" fo:widows="0" fo:text-indent="0in" style:auto-text-indent="false" fo:padding="0in" fo:border="none" style:shadow="none" style:join-border="false"/>
    </style:style>
    <style:style style:name="P307" style:family="paragraph" style:parent-style-name="Standard">
      <style:paragraph-properties fo:margin-left="0.0209in" fo:margin-right="0.4917in" fo:margin-top="0.0063in" fo:margin-bottom="0in" style:contextual-spacing="false" fo:line-height="101%" fo:orphans="0" fo:widows="0" fo:text-indent="0in" style:auto-text-indent="false" fo:padding="0in" fo:border="none" style:shadow="none" style:join-border="false"/>
    </style:style>
    <style:style style:name="P308" style:family="paragraph" style:parent-style-name="Standard">
      <style:paragraph-properties fo:margin-left="0.4374in" fo:margin-right="0.9165in" fo:line-height="101%" fo:orphans="0" fo:widows="0" fo:text-indent="-0.2638in" style:auto-text-indent="false" fo:padding="0in" fo:border="none" style:shadow="none" style:join-border="false"/>
    </style:style>
    <style:style style:name="P309" style:family="paragraph" style:parent-style-name="Standard">
      <style:paragraph-properties fo:margin-left="0.2598in" fo:margin-right="0.4827in" fo:margin-top="0.0102in" fo:margin-bottom="0in" style:contextual-spacing="false" fo:line-height="101%" fo:orphans="0" fo:widows="0" fo:text-indent="-0.1138in" style:auto-text-indent="false" fo:padding="0in" fo:border="none" style:shadow="none" style:join-border="false"/>
    </style:style>
    <style:style style:name="P310" style:family="paragraph" style:parent-style-name="Standard">
      <style:paragraph-properties fo:margin-left="0.2598in" fo:margin-right="0.4972in" fo:margin-top="0.0071in" fo:margin-bottom="0in" style:contextual-spacing="false" fo:line-height="101%" fo:orphans="0" fo:widows="0" fo:text-indent="-0.1138in" style:auto-text-indent="false" fo:padding="0in" fo:border="none" style:shadow="none" style:join-border="false"/>
    </style:style>
    <style:style style:name="P311" style:family="paragraph" style:parent-style-name="Standard">
      <style:paragraph-properties fo:margin-left="0.1445in" fo:margin-right="0.7091in" fo:margin-top="0.0102in" fo:margin-bottom="0in" style:contextual-spacing="false" fo:line-height="101%" fo:orphans="0" fo:widows="0" fo:text-indent="-0.1236in" style:auto-text-indent="false" fo:padding="0in" fo:border="none" style:shadow="none" style:join-border="false"/>
    </style:style>
    <style:style style:name="P312" style:family="paragraph" style:parent-style-name="Standard">
      <style:paragraph-properties fo:margin-left="0.1445in" fo:margin-right="0.4917in" fo:margin-top="0.0071in" fo:margin-bottom="0in" style:contextual-spacing="false" fo:line-height="101%" fo:orphans="0" fo:widows="0" fo:text-indent="-0.1236in" style:auto-text-indent="false" fo:padding="0in" fo:border="none" style:shadow="none" style:join-border="false"/>
    </style:style>
    <style:style style:name="P313" style:family="paragraph" style:parent-style-name="Standard">
      <style:paragraph-properties fo:margin-left="0.139in" fo:margin-right="0.5016in" fo:margin-top="0.0075in" fo:margin-bottom="0in" style:contextual-spacing="false" fo:line-height="101%" fo:orphans="0" fo:widows="0" fo:text-indent="-0.1181in" style:auto-text-indent="false" fo:padding="0in" fo:border="none" style:shadow="none" style:join-border="false"/>
    </style:style>
    <style:style style:name="P314" style:family="paragraph" style:parent-style-name="Standard">
      <style:paragraph-properties fo:margin-left="0.0217in" fo:margin-right="0.8173in" fo:margin-top="0.0102in" fo:margin-bottom="0in" style:contextual-spacing="false" fo:line-height="101%" fo:orphans="0" fo:widows="0" fo:text-indent="0.0043in" style:auto-text-indent="false" fo:padding="0in" fo:border="none" style:shadow="none" style:join-border="false"/>
    </style:style>
    <style:style style:name="P315" style:family="paragraph" style:parent-style-name="Standard">
      <style:paragraph-properties fo:margin-left="0.0217in" fo:margin-right="0.5429in" fo:margin-top="0.0102in" fo:margin-bottom="0in" style:contextual-spacing="false" fo:line-height="101%" fo:orphans="0" fo:widows="0" fo:text-indent="0.0043in" style:auto-text-indent="false" fo:padding="0in" fo:border="none" style:shadow="none" style:join-border="false"/>
    </style:style>
    <style:style style:name="P316" style:family="paragraph" style:parent-style-name="Standard">
      <style:paragraph-properties fo:margin-left="0.0217in" fo:margin-right="0.5118in" fo:margin-top="0.0102in" fo:margin-bottom="0in" style:contextual-spacing="false" fo:line-height="101%" fo:orphans="0" fo:widows="0" fo:text-indent="0.0043in" style:auto-text-indent="false" fo:padding="0in" fo:border="none" style:shadow="none" style:join-border="false"/>
    </style:style>
    <style:style style:name="P317" style:family="paragraph" style:parent-style-name="Standard">
      <style:paragraph-properties fo:margin-left="0.4264in" fo:margin-right="0.5571in" fo:margin-top="0.0063in" fo:margin-bottom="0in" style:contextual-spacing="false" fo:line-height="101%" fo:orphans="0" fo:widows="0" fo:text-indent="-0.2528in" style:auto-text-indent="false" fo:padding="0in" fo:border="none" style:shadow="none" style:join-border="false"/>
    </style:style>
    <style:style style:name="P318" style:family="paragraph" style:parent-style-name="Standard">
      <style:paragraph-properties fo:margin-left="0.0189in" fo:margin-right="0.5063in" fo:margin-top="0.1972in" fo:margin-bottom="0in" style:contextual-spacing="false" fo:line-height="101%" fo:orphans="0" fo:widows="0" fo:text-indent="-0.0035in" style:auto-text-indent="false" fo:padding="0in" fo:border="none" style:shadow="none" style:join-border="false"/>
    </style:style>
    <style:style style:name="P319" style:family="paragraph" style:parent-style-name="Standard">
      <style:paragraph-properties fo:margin-left="0.1429in" fo:margin-right="0.5181in" fo:margin-top="0.0055in" fo:margin-bottom="0in" style:contextual-spacing="false" fo:line-height="101%" fo:orphans="0" fo:widows="0" fo:text-indent="-0.122in" style:auto-text-indent="false" fo:padding="0in" fo:border="none" style:shadow="none" style:join-border="false"/>
    </style:style>
    <style:style style:name="P320" style:family="paragraph" style:parent-style-name="Standard">
      <style:paragraph-properties fo:margin-left="0.1429in" fo:margin-right="0.5075in" fo:margin-top="0.0071in" fo:margin-bottom="0in" style:contextual-spacing="false" fo:line-height="101%" fo:orphans="0" fo:widows="0" fo:text-indent="-0.122in" style:auto-text-indent="false" fo:padding="0in" fo:border="none" style:shadow="none" style:join-border="false"/>
    </style:style>
    <style:style style:name="P321" style:family="paragraph" style:parent-style-name="Standard">
      <style:paragraph-properties fo:margin-left="0.4264in" fo:margin-right="0.5181in" fo:margin-top="0.0035in" fo:margin-bottom="0in" style:contextual-spacing="false" fo:line-height="101%" fo:orphans="0" fo:widows="0" fo:text-indent="-0.252in" style:auto-text-indent="false" fo:padding="0in" fo:border="none" style:shadow="none" style:join-border="false"/>
    </style:style>
    <style:style style:name="P322" style:family="paragraph" style:parent-style-name="Standard">
      <style:paragraph-properties fo:margin-left="0.0193in" fo:margin-right="0.4917in" fo:margin-top="0.0102in" fo:margin-bottom="0in" style:contextual-spacing="false" fo:line-height="101%" fo:orphans="0" fo:widows="0" fo:text-indent="-0.0063in" style:auto-text-indent="false" fo:padding="0in" fo:border="none" style:shadow="none" style:join-border="false"/>
    </style:style>
    <style:style style:name="P323" style:family="paragraph" style:parent-style-name="Standard">
      <style:paragraph-properties fo:margin-left="0.1402in" fo:margin-right="0.7228in" fo:margin-top="0.0063in" fo:margin-bottom="0in" style:contextual-spacing="false" fo:line-height="101%" fo:orphans="0" fo:widows="0" fo:text-indent="-0.1193in" style:auto-text-indent="false" fo:padding="0in" fo:border="none" style:shadow="none" style:join-border="false"/>
    </style:style>
    <style:style style:name="P324" style:family="paragraph" style:parent-style-name="Standard">
      <style:paragraph-properties fo:margin-left="0.1402in" fo:margin-right="0.5366in" fo:margin-top="0.0071in" fo:margin-bottom="0in" style:contextual-spacing="false" fo:line-height="101%" fo:orphans="0" fo:widows="0" fo:text-indent="-0.1193in" style:auto-text-indent="false" fo:padding="0in" fo:border="none" style:shadow="none" style:join-border="false"/>
    </style:style>
    <style:style style:name="P325" style:family="paragraph" style:parent-style-name="Standard">
      <style:paragraph-properties fo:margin-left="0.0244in" fo:margin-right="0.5681in" fo:margin-top="0.0063in" fo:margin-bottom="0in" style:contextual-spacing="false" fo:line-height="101%" fo:orphans="0" fo:widows="0" fo:text-indent="-0.0091in" style:auto-text-indent="false" fo:padding="0in" fo:border="none" style:shadow="none" style:join-border="false"/>
    </style:style>
    <style:style style:name="P326" style:family="paragraph" style:parent-style-name="Standard">
      <style:paragraph-properties fo:margin-left="0.1402in" fo:margin-right="0.7728in" fo:margin-top="0.1898in" fo:margin-bottom="0in" style:contextual-spacing="false" fo:line-height="101%" fo:orphans="0" fo:widows="0" fo:text-indent="-0.1189in" style:auto-text-indent="false" fo:padding="0in" fo:border="none" style:shadow="none" style:join-border="false"/>
    </style:style>
    <style:style style:name="P327" style:family="paragraph" style:parent-style-name="Standard">
      <style:paragraph-properties fo:margin-left="0.1445in" fo:margin-right="0.7244in" fo:margin-top="0.2in" fo:margin-bottom="0in" style:contextual-spacing="false" fo:line-height="101%" fo:orphans="0" fo:widows="0" fo:text-indent="-0.1228in" style:auto-text-indent="false" fo:padding="0in" fo:border="none" style:shadow="none" style:join-border="false"/>
    </style:style>
    <style:style style:name="P328" style:family="paragraph" style:parent-style-name="Standard">
      <style:paragraph-properties fo:margin-left="0.0193in" fo:margin-right="0.5209in" fo:margin-top="0.0102in" fo:margin-bottom="0in" style:contextual-spacing="false" fo:line-height="101%" fo:orphans="0" fo:widows="0" fo:text-indent="-0.0043in" style:auto-text-indent="false" fo:padding="0in" fo:border="none" style:shadow="none" style:join-border="false"/>
    </style:style>
    <style:style style:name="P329" style:family="paragraph" style:parent-style-name="Standard">
      <style:paragraph-properties fo:margin-left="0.0189in" fo:margin-right="0.6437in" fo:line-height="101%" fo:text-align="justify" style:justify-single-word="false" fo:orphans="0" fo:widows="0" fo:text-indent="0.0008in" style:auto-text-indent="false" fo:padding="0in" fo:border="none" style:shadow="none" style:join-border="false"/>
    </style:style>
    <style:style style:name="P330" style:family="paragraph" style:parent-style-name="Standard">
      <style:paragraph-properties fo:margin-left="0.4374in" fo:margin-right="0.9165in" fo:margin-top="0.0071in" fo:margin-bottom="0in" style:contextual-spacing="false" fo:line-height="101%" fo:text-align="justify" style:justify-single-word="false" fo:orphans="0" fo:widows="0" fo:text-indent="-0.2638in" style:auto-text-indent="false" fo:padding="0in" fo:border="none" style:shadow="none" style:join-border="false"/>
    </style:style>
    <style:style style:name="P331" style:family="paragraph" style:parent-style-name="Standard">
      <style:paragraph-properties fo:margin-left="0.4327in" fo:margin-right="0.4736in" fo:margin-top="0.0063in" fo:margin-bottom="0in" style:contextual-spacing="false" fo:line-height="101%" fo:text-align="justify" style:justify-single-word="false" fo:orphans="0" fo:widows="0" fo:text-indent="-0.2591in" style:auto-text-indent="false" fo:padding="0in" fo:border="none" style:shadow="none" style:join-border="false"/>
    </style:style>
    <style:style style:name="P332" style:family="paragraph" style:parent-style-name="Standard">
      <style:paragraph-properties fo:margin-left="0.1445in" fo:margin-right="0.6181in" fo:line-height="101%" fo:text-align="justify" style:justify-single-word="false" fo:orphans="0" fo:widows="0" fo:text-indent="-0.1236in" style:auto-text-indent="false" fo:padding="0in" fo:border="none" style:shadow="none" style:join-border="false"/>
    </style:style>
    <style:style style:name="P333" style:family="paragraph" style:parent-style-name="Standard">
      <style:paragraph-properties fo:margin-left="0.0154in" fo:margin-right="0.9189in" fo:margin-top="0.0063in" fo:margin-bottom="0in" style:contextual-spacing="false" fo:line-height="101%" fo:text-align="justify" style:justify-single-word="false" fo:orphans="0" fo:widows="0" fo:text-indent="0.0091in" style:auto-text-indent="false" fo:padding="0in" fo:border="none" style:shadow="none" style:join-border="false"/>
    </style:style>
    <style:style style:name="P334" style:family="paragraph" style:parent-style-name="Standard">
      <style:paragraph-properties fo:margin-left="0.1445in" fo:margin-right="0.5783in" fo:margin-top="0.2047in" fo:margin-bottom="0in" style:contextual-spacing="false" fo:line-height="101%" fo:text-align="justify" style:justify-single-word="false" fo:orphans="0" fo:widows="0" fo:text-indent="-0.1228in" style:auto-text-indent="false" fo:padding="0in" fo:border="none" style:shadow="none" style:join-border="false"/>
    </style:style>
    <style:style style:name="P335" style:family="paragraph" style:parent-style-name="Standard">
      <style:paragraph-properties fo:margin-left="0.0193in" fo:margin-right="0.55in" fo:margin-top="0.011in" fo:margin-bottom="0in" style:contextual-spacing="false" fo:line-height="101%" fo:text-align="justify" style:justify-single-word="false" fo:orphans="0" fo:widows="0" fo:text-indent="-0.0016in" style:auto-text-indent="false" fo:padding="0in" fo:border="none" style:shadow="none" style:join-border="false"/>
    </style:style>
    <style:style style:name="P336" style:family="paragraph" style:parent-style-name="Standard">
      <style:paragraph-properties fo:margin-left="2.2846in" fo:margin-right="0.4681in" fo:margin-top="0.0055in" fo:margin-bottom="0in" style:contextual-spacing="false" fo:line-height="101%" fo:text-align="end" style:justify-single-word="false" fo:orphans="0" fo:widows="0" fo:text-indent="0in" style:auto-text-indent="false" fo:padding="0in" fo:border="none" style:shadow="none" style:join-border="false"/>
    </style:style>
    <style:style style:name="P337" style:family="paragraph" style:parent-style-name="Standard">
      <style:paragraph-properties fo:margin-left="0.1736in" fo:margin-right="0.9118in" fo:margin-top="0.0071in" fo:margin-bottom="0in" style:contextual-spacing="false" fo:line-height="101%" fo:text-align="end" style:justify-single-word="false" fo:orphans="0" fo:widows="0" fo:text-indent="0in" style:auto-text-indent="false" fo:padding="0in" fo:border="none" style:shadow="none" style:join-border="false"/>
    </style:style>
    <style:style style:name="P338" style:family="paragraph" style:parent-style-name="Standard">
      <style:paragraph-properties fo:margin-left="0.1736in" fo:margin-right="0.6008in" fo:margin-top="0.0071in" fo:margin-bottom="0in" style:contextual-spacing="false" fo:line-height="101%" fo:text-align="center" style:justify-single-word="false" fo:orphans="0" fo:widows="0" fo:text-indent="0in" style:auto-text-indent="false" fo:padding="0in" fo:border="none" style:shadow="none" style:join-border="false"/>
    </style:style>
    <style:style style:name="P339" style:family="paragraph" style:parent-style-name="Standard">
      <style:paragraph-properties fo:margin-left="0.1736in" fo:margin-right="0.4917in" fo:margin-top="0.0102in" fo:margin-bottom="0in" style:contextual-spacing="false" fo:line-height="101%" fo:text-align="center" style:justify-single-word="false" fo:orphans="0" fo:widows="0" fo:text-indent="0in" style:auto-text-indent="false" fo:padding="0in" fo:border="none" style:shadow="none" style:join-border="false"/>
    </style:style>
    <style:style style:name="P340" style:family="paragraph" style:parent-style-name="Standard">
      <style:paragraph-properties fo:margin-left="0.1736in" fo:margin-right="0.4972in" fo:margin-top="0.0063in" fo:margin-bottom="0in" style:contextual-spacing="false" fo:line-height="101%" fo:text-align="center" style:justify-single-word="false" fo:orphans="0" fo:widows="0" fo:text-indent="0in" style:auto-text-indent="false" fo:padding="0in" fo:border="none" style:shadow="none" style:join-border="false"/>
    </style:style>
    <style:style style:name="P341" style:family="paragraph" style:parent-style-name="Standard">
      <style:paragraph-properties fo:margin-left="0.1736in" fo:margin-right="0.5008in" fo:margin-top="0.0102in" fo:margin-bottom="0in" style:contextual-spacing="false" fo:line-height="101%" fo:text-align="center" style:justify-single-word="false" fo:orphans="0" fo:widows="0" fo:text-indent="0in" style:auto-text-indent="false" fo:padding="0in" fo:border="none" style:shadow="none" style:join-border="false"/>
    </style:style>
    <style:style style:name="P342" style:family="paragraph" style:parent-style-name="Standard">
      <style:paragraph-properties fo:margin-left="0.1736in" fo:margin-right="0.5839in" fo:margin-top="0.0055in" fo:margin-bottom="0in" style:contextual-spacing="false" fo:line-height="101%" fo:text-align="center" style:justify-single-word="false" fo:orphans="0" fo:widows="0" fo:text-indent="0in" style:auto-text-indent="false" fo:padding="0in" fo:border="none" style:shadow="none" style:join-border="false"/>
    </style:style>
    <style:style style:name="P343" style:family="paragraph" style:parent-style-name="Standard">
      <style:paragraph-properties fo:margin-left="0.0189in" fo:margin-right="0.5in" fo:margin-top="0.2256in" fo:margin-bottom="0in" style:contextual-spacing="false" fo:line-height="102%" fo:orphans="0" fo:widows="0" fo:text-indent="0.0071in" style:auto-text-indent="false" fo:padding="0in" fo:border="none" style:shadow="none" style:join-border="false"/>
    </style:style>
    <style:style style:name="P344" style:family="paragraph" style:parent-style-name="Standard">
      <style:paragraph-properties fo:margin-left="0.0193in" fo:margin-right="0.5055in" fo:margin-top="0.0075in" fo:margin-bottom="0in" style:contextual-spacing="false" fo:line-height="102%" fo:orphans="0" fo:widows="0" fo:text-indent="0.0063in" style:auto-text-indent="false" fo:padding="0in" fo:border="none" style:shadow="none" style:join-border="false"/>
    </style:style>
    <style:style style:name="P345" style:family="paragraph" style:parent-style-name="Standard">
      <style:paragraph-properties fo:margin-left="0.0193in" fo:margin-right="0.5154in" fo:margin-top="0.0071in" fo:margin-bottom="0in" style:contextual-spacing="false" fo:line-height="102%" fo:orphans="0" fo:widows="0" fo:text-indent="0.0063in" style:auto-text-indent="false" fo:padding="0in" fo:border="none" style:shadow="none" style:join-border="false"/>
    </style:style>
    <style:style style:name="P346" style:family="paragraph" style:parent-style-name="Standard">
      <style:paragraph-properties fo:margin-left="0.0193in" fo:margin-right="0.5575in" fo:margin-top="0.2047in" fo:margin-bottom="0in" style:contextual-spacing="false" fo:line-height="102%" fo:orphans="0" fo:widows="0" fo:text-indent="0.0063in" style:auto-text-indent="false" fo:padding="0in" fo:border="none" style:shadow="none" style:join-border="false"/>
    </style:style>
    <style:style style:name="P347" style:family="paragraph" style:parent-style-name="Standard">
      <style:paragraph-properties fo:margin-left="0.0193in" fo:margin-right="0.6583in" fo:margin-top="0.0071in" fo:margin-bottom="0in" style:contextual-spacing="false" fo:line-height="102%" fo:orphans="0" fo:widows="0" fo:text-indent="0.0063in" style:auto-text-indent="false" fo:padding="0in" fo:border="none" style:shadow="none" style:join-border="false"/>
    </style:style>
    <style:style style:name="P348" style:family="paragraph" style:parent-style-name="Standard">
      <style:paragraph-properties fo:margin-left="0.0193in" fo:margin-right="0.6445in" fo:margin-top="0.2047in" fo:margin-bottom="0in" style:contextual-spacing="false" fo:line-height="102%" fo:orphans="0" fo:widows="0" fo:text-indent="0.0063in" style:auto-text-indent="false" fo:padding="0in" fo:border="none" style:shadow="none" style:join-border="false"/>
    </style:style>
    <style:style style:name="P349" style:family="paragraph" style:parent-style-name="Standard">
      <style:paragraph-properties fo:margin-left="0.0193in" fo:margin-right="0.9772in" fo:margin-top="0.0173in" fo:margin-bottom="0in" style:contextual-spacing="false" fo:line-height="102%" fo:orphans="0" fo:widows="0" fo:text-indent="0.0063in" style:auto-text-indent="false" fo:padding="0in" fo:border="none" style:shadow="none" style:join-border="false"/>
    </style:style>
    <style:style style:name="P350" style:family="paragraph" style:parent-style-name="Standard">
      <style:paragraph-properties fo:margin-left="0.0193in" fo:margin-right="0.8118in" fo:margin-top="0.0173in" fo:margin-bottom="0in" style:contextual-spacing="false" fo:line-height="102%" fo:orphans="0" fo:widows="0" fo:text-indent="0.0063in" style:auto-text-indent="false" fo:padding="0in" fo:border="none" style:shadow="none" style:join-border="false"/>
    </style:style>
    <style:style style:name="P351" style:family="paragraph" style:parent-style-name="Standard">
      <style:paragraph-properties fo:margin-left="0.0244in" fo:margin-right="0.748in" fo:margin-top="0.0071in" fo:margin-bottom="0in" style:contextual-spacing="false" fo:line-height="102%" fo:orphans="0" fo:widows="0" fo:text-indent="-0.0043in" style:auto-text-indent="false" fo:padding="0in" fo:border="none" style:shadow="none" style:join-border="false"/>
    </style:style>
    <style:style style:name="P352" style:family="paragraph" style:parent-style-name="Standard">
      <style:paragraph-properties fo:margin-left="0.0244in" fo:margin-right="0.5201in" fo:margin-top="0.1945in" fo:margin-bottom="0in" style:contextual-spacing="false" fo:line-height="102%" fo:orphans="0" fo:widows="0" fo:text-indent="0.0016in" style:auto-text-indent="false" fo:padding="0in" fo:border="none" style:shadow="none" style:join-border="false"/>
    </style:style>
    <style:style style:name="P353" style:family="paragraph" style:parent-style-name="Standard">
      <style:paragraph-properties fo:margin-left="0.0244in" fo:margin-right="0.5335in" fo:margin-top="0.1945in" fo:margin-bottom="0in" style:contextual-spacing="false" fo:line-height="102%" fo:orphans="0" fo:widows="0" fo:text-indent="0.0016in" style:auto-text-indent="false" fo:padding="0in" fo:border="none" style:shadow="none" style:join-border="false"/>
    </style:style>
    <style:style style:name="P354" style:family="paragraph" style:parent-style-name="Standard">
      <style:paragraph-properties fo:margin-left="0.0244in" fo:margin-right="0.8728in" fo:margin-top="0.0071in" fo:margin-bottom="0in" style:contextual-spacing="false" fo:line-height="102%" fo:orphans="0" fo:widows="0" fo:text-indent="0.0016in" style:auto-text-indent="false" fo:padding="0in" fo:border="none" style:shadow="none" style:join-border="false"/>
    </style:style>
    <style:style style:name="P355" style:family="paragraph" style:parent-style-name="Standard">
      <style:paragraph-properties fo:margin-left="0.0244in" fo:margin-right="0.6236in" fo:margin-top="0.0071in" fo:margin-bottom="0in" style:contextual-spacing="false" fo:line-height="102%" fo:orphans="0" fo:widows="0" fo:text-indent="0.0016in" style:auto-text-indent="false" fo:padding="0in" fo:border="none" style:shadow="none" style:join-border="false"/>
    </style:style>
    <style:style style:name="P356" style:family="paragraph" style:parent-style-name="Standard">
      <style:paragraph-properties fo:margin-left="0.0244in" fo:margin-right="0.7346in" fo:margin-top="0.0102in" fo:margin-bottom="0in" style:contextual-spacing="false" fo:line-height="102%" fo:orphans="0" fo:widows="0" fo:text-indent="0.0016in" style:auto-text-indent="false" fo:padding="0in" fo:border="none" style:shadow="none" style:join-border="false"/>
    </style:style>
    <style:style style:name="P357" style:family="paragraph" style:parent-style-name="Standard">
      <style:paragraph-properties fo:margin-left="0.0201in" fo:margin-right="0.6161in" fo:margin-top="0.0055in" fo:margin-bottom="0in" style:contextual-spacing="false" fo:line-height="102%" fo:orphans="0" fo:widows="0" fo:text-indent="0.0016in" style:auto-text-indent="false" fo:padding="0in" fo:border="none" style:shadow="none" style:join-border="false"/>
    </style:style>
    <style:style style:name="P358" style:family="paragraph" style:parent-style-name="Standard">
      <style:paragraph-properties fo:margin-left="0.0201in" fo:margin-right="0.4925in" fo:margin-top="0.1992in" fo:margin-bottom="0in" style:contextual-spacing="false" fo:line-height="102%" fo:orphans="0" fo:widows="0" fo:text-indent="0.0055in" style:auto-text-indent="false" fo:padding="0in" fo:border="none" style:shadow="none" style:join-border="false"/>
    </style:style>
    <style:style style:name="P359" style:family="paragraph" style:parent-style-name="Standard">
      <style:paragraph-properties fo:margin-left="0.0201in" fo:margin-right="0.5783in" fo:margin-top="0.0071in" fo:margin-bottom="0in" style:contextual-spacing="false" fo:line-height="102%" fo:orphans="0" fo:widows="0" fo:text-indent="0.0055in" style:auto-text-indent="false" fo:padding="0in" fo:border="none" style:shadow="none" style:join-border="false"/>
    </style:style>
    <style:style style:name="P360" style:family="paragraph" style:parent-style-name="Standard">
      <style:paragraph-properties fo:margin-left="0.0201in" fo:margin-right="0.5236in" fo:margin-top="0.0071in" fo:margin-bottom="0in" style:contextual-spacing="false" fo:line-height="102%" fo:orphans="0" fo:widows="0" fo:text-indent="0.0055in" style:auto-text-indent="false" fo:padding="0in" fo:border="none" style:shadow="none" style:join-border="false"/>
    </style:style>
    <style:style style:name="P361" style:family="paragraph" style:parent-style-name="Standard">
      <style:paragraph-properties fo:margin-left="0.0201in" fo:margin-right="0.5016in" fo:margin-top="0.2083in" fo:margin-bottom="0in" style:contextual-spacing="false" fo:line-height="102%" fo:orphans="0" fo:widows="0" fo:text-indent="0.0055in" style:auto-text-indent="false" fo:padding="0in" fo:border="none" style:shadow="none" style:join-border="false"/>
    </style:style>
    <style:style style:name="P362" style:family="paragraph" style:parent-style-name="Standard">
      <style:paragraph-properties fo:margin-left="0.5201in" fo:margin-right="0.5189in" fo:margin-top="0.2083in" fo:margin-bottom="0in" style:contextual-spacing="false" fo:line-height="102%" fo:orphans="0" fo:widows="0" fo:text-indent="0.0055in" style:auto-text-indent="false" fo:padding="0in" fo:border="none" style:shadow="none" style:join-border="false"/>
    </style:style>
    <style:style style:name="P363" style:family="paragraph" style:parent-style-name="Standard">
      <style:paragraph-properties fo:margin-left="0.0154in" fo:margin-right="0.5091in" fo:margin-top="0.1909in" fo:margin-bottom="0in" style:contextual-spacing="false" fo:line-height="102%" fo:orphans="0" fo:widows="0" fo:text-indent="0.0102in" style:auto-text-indent="false" fo:padding="0in" fo:border="none" style:shadow="none" style:join-border="false"/>
    </style:style>
    <style:style style:name="P364" style:family="paragraph" style:parent-style-name="Standard">
      <style:paragraph-properties fo:margin-left="0.0154in" fo:margin-right="0.6571in" fo:margin-top="0.0102in" fo:margin-bottom="0in" style:contextual-spacing="false" fo:line-height="102%" fo:orphans="0" fo:widows="0" fo:text-indent="0.0102in" style:auto-text-indent="false" fo:padding="0in" fo:border="none" style:shadow="none" style:join-border="false"/>
    </style:style>
    <style:style style:name="P365" style:family="paragraph" style:parent-style-name="Standard">
      <style:paragraph-properties fo:margin-left="0.0154in" fo:margin-right="0.5752in" fo:margin-top="0.0102in" fo:margin-bottom="0in" style:contextual-spacing="false" fo:line-height="102%" fo:orphans="0" fo:widows="0" fo:text-indent="0.0102in" style:auto-text-indent="false" fo:padding="0in" fo:border="none" style:shadow="none" style:join-border="false"/>
    </style:style>
    <style:style style:name="P366" style:family="paragraph" style:parent-style-name="Standard">
      <style:paragraph-properties fo:margin-left="0.0154in" fo:margin-right="0.4846in" fo:margin-top="0.0071in" fo:margin-bottom="0in" style:contextual-spacing="false" fo:line-height="102%" fo:orphans="0" fo:widows="0" fo:text-indent="0.0102in" style:auto-text-indent="false" fo:padding="0in" fo:border="none" style:shadow="none" style:join-border="false"/>
    </style:style>
    <style:style style:name="P367" style:family="paragraph" style:parent-style-name="Standard">
      <style:paragraph-properties fo:margin-left="0.0154in" fo:margin-right="0.5161in" fo:margin-top="0.1902in" fo:margin-bottom="0in" style:contextual-spacing="false" fo:line-height="102%" fo:orphans="0" fo:widows="0" fo:text-indent="0.0102in" style:auto-text-indent="false" fo:padding="0in" fo:border="none" style:shadow="none" style:join-border="false"/>
    </style:style>
    <style:style style:name="P368" style:family="paragraph" style:parent-style-name="Standard">
      <style:paragraph-properties fo:margin-left="0.0138in" fo:margin-right="0.4744in" fo:margin-top="0.1909in" fo:margin-bottom="0in" style:contextual-spacing="false" fo:line-height="102%" fo:orphans="0" fo:widows="0" fo:text-indent="-0.0016in" style:auto-text-indent="false" fo:padding="0in" fo:border="none" style:shadow="none" style:join-border="false"/>
    </style:style>
    <style:style style:name="P369" style:family="paragraph" style:parent-style-name="Standard">
      <style:paragraph-properties fo:margin-left="0.0165in" fo:margin-right="0.4917in" fo:margin-top="0.2256in" fo:margin-bottom="0in" style:contextual-spacing="false" fo:line-height="102%" fo:orphans="0" fo:widows="0" fo:text-indent="-0.0016in" style:auto-text-indent="false" fo:padding="0in" fo:border="none" style:shadow="none" style:join-border="false"/>
    </style:style>
    <style:style style:name="P370" style:family="paragraph" style:parent-style-name="Standard">
      <style:paragraph-properties fo:margin-left="0.0181in" fo:margin-right="0.55in" fo:margin-top="0.0102in" fo:margin-bottom="0in" style:contextual-spacing="false" fo:line-height="102%" fo:orphans="0" fo:widows="0" fo:text-indent="0.0075in" style:auto-text-indent="false" fo:padding="0in" fo:border="none" style:shadow="none" style:join-border="false"/>
    </style:style>
    <style:style style:name="P371" style:family="paragraph" style:parent-style-name="Standard">
      <style:paragraph-properties fo:margin-left="0.4374in" fo:margin-right="1.3035in" fo:margin-top="0.0071in" fo:margin-bottom="0in" style:contextual-spacing="false" fo:line-height="102%" fo:orphans="0" fo:widows="0" fo:text-indent="-0.2634in" style:auto-text-indent="false" fo:padding="0in" fo:border="none" style:shadow="none" style:join-border="false"/>
    </style:style>
    <style:style style:name="P372" style:family="paragraph" style:parent-style-name="Standard">
      <style:paragraph-properties fo:margin-left="0.2744in" fo:margin-right="0.939in" fo:margin-top="0.0102in" fo:margin-bottom="0in" style:contextual-spacing="false" fo:line-height="102%" fo:orphans="0" fo:widows="0" fo:text-indent="-0.2484in" style:auto-text-indent="false" fo:padding="0in" fo:border="none" style:shadow="none" style:join-border="false"/>
    </style:style>
    <style:style style:name="P373" style:family="paragraph" style:parent-style-name="Standard">
      <style:paragraph-properties fo:margin-left="0.2744in" fo:margin-right="1.0366in" fo:margin-top="0.0071in" fo:margin-bottom="0in" style:contextual-spacing="false" fo:line-height="102%" fo:orphans="0" fo:widows="0" fo:text-indent="-0.2484in" style:auto-text-indent="false" fo:padding="0in" fo:border="none" style:shadow="none" style:join-border="false"/>
    </style:style>
    <style:style style:name="P374" style:family="paragraph" style:parent-style-name="Standard">
      <style:paragraph-properties fo:margin-left="0.2701in" fo:margin-right="0.5465in" fo:margin-top="0.0091in" fo:margin-bottom="0in" style:contextual-spacing="false" fo:line-height="102%" fo:orphans="0" fo:widows="0" fo:text-indent="-0.2484in" style:auto-text-indent="false" fo:padding="0in" fo:border="none" style:shadow="none" style:join-border="false"/>
    </style:style>
    <style:style style:name="P375" style:family="paragraph" style:parent-style-name="Standard">
      <style:paragraph-properties fo:margin-left="0.0217in" fo:margin-right="0.8189in" fo:margin-top="0.0071in" fo:margin-bottom="0in" style:contextual-spacing="false" fo:line-height="102%" fo:orphans="0" fo:widows="0" fo:text-indent="0.0043in" style:auto-text-indent="false" fo:padding="0in" fo:border="none" style:shadow="none" style:join-border="false"/>
    </style:style>
    <style:style style:name="P376" style:family="paragraph" style:parent-style-name="Standard">
      <style:paragraph-properties fo:margin-left="0.0217in" fo:margin-right="1.5602in" fo:margin-top="0.0102in" fo:margin-bottom="0in" style:contextual-spacing="false" fo:line-height="102%" fo:orphans="0" fo:widows="0" fo:text-indent="0.0043in" style:auto-text-indent="false" fo:padding="0in" fo:border="none" style:shadow="none" style:join-border="false"/>
    </style:style>
    <style:style style:name="P377" style:family="paragraph" style:parent-style-name="Standard">
      <style:paragraph-properties fo:margin-left="0.0217in" fo:margin-right="0.4744in" fo:margin-top="0.0071in" fo:margin-bottom="0in" style:contextual-spacing="false" fo:line-height="102%" fo:orphans="0" fo:widows="0" fo:text-indent="0.0043in" style:auto-text-indent="false" fo:padding="0in" fo:border="none" style:shadow="none" style:join-border="false"/>
    </style:style>
    <style:style style:name="P378" style:family="paragraph" style:parent-style-name="Standard">
      <style:paragraph-properties fo:margin-left="0.0217in" fo:margin-right="0.4874in" fo:margin-top="0.0071in" fo:margin-bottom="0in" style:contextual-spacing="false" fo:line-height="102%" fo:orphans="0" fo:widows="0" fo:text-indent="0.0043in" style:auto-text-indent="false" fo:padding="0in" fo:border="none" style:shadow="none" style:join-border="false"/>
    </style:style>
    <style:style style:name="P379" style:family="paragraph" style:parent-style-name="Standard">
      <style:paragraph-properties fo:margin-left="0.0217in" fo:margin-right="0.722in" fo:margin-top="0.0071in" fo:margin-bottom="0in" style:contextual-spacing="false" fo:line-height="102%" fo:orphans="0" fo:widows="0" fo:text-indent="0.0043in" style:auto-text-indent="false" fo:padding="0in" fo:border="none" style:shadow="none" style:join-border="false"/>
    </style:style>
    <style:style style:name="P380" style:family="paragraph" style:parent-style-name="Standard">
      <style:paragraph-properties fo:margin-left="0.0217in" fo:margin-right="1.7543in" fo:margin-top="0.0071in" fo:margin-bottom="0in" style:contextual-spacing="false" fo:line-height="102%" fo:orphans="0" fo:widows="0" fo:text-indent="0.0043in" style:auto-text-indent="false" fo:padding="0in" fo:border="none" style:shadow="none" style:join-border="false"/>
    </style:style>
    <style:style style:name="P381" style:family="paragraph" style:parent-style-name="Standard">
      <style:paragraph-properties fo:margin-left="0.0217in" fo:margin-right="0.772in" fo:margin-top="0.0102in" fo:margin-bottom="0in" style:contextual-spacing="false" fo:line-height="102%" fo:orphans="0" fo:widows="0" fo:text-indent="0.0043in" style:auto-text-indent="false" fo:padding="0in" fo:border="none" style:shadow="none" style:join-border="false"/>
    </style:style>
    <style:style style:name="P382" style:family="paragraph" style:parent-style-name="Standard">
      <style:paragraph-properties fo:margin-left="0.2693in" fo:margin-right="0.602in" fo:margin-top="0.0102in" fo:margin-bottom="0in" style:contextual-spacing="false" fo:line-height="102%" fo:orphans="0" fo:widows="0" fo:text-indent="-0.2437in" style:auto-text-indent="false" fo:padding="0in" fo:border="none" style:shadow="none" style:join-border="false"/>
    </style:style>
    <style:style style:name="P383" style:family="paragraph" style:parent-style-name="Standard">
      <style:paragraph-properties fo:margin-left="0.2693in" fo:margin-right="0.8134in" fo:margin-top="0.0102in" fo:margin-bottom="0in" style:contextual-spacing="false" fo:line-height="102%" fo:orphans="0" fo:widows="0" fo:text-indent="-0.2437in" style:auto-text-indent="false" fo:padding="0in" fo:border="none" style:shadow="none" style:join-border="false"/>
    </style:style>
    <style:style style:name="P384" style:family="paragraph" style:parent-style-name="Standard">
      <style:paragraph-properties fo:margin-left="0.2654in" fo:margin-right="0.8134in" fo:margin-top="0.0091in" fo:margin-bottom="0in" style:contextual-spacing="false" fo:line-height="102%" fo:orphans="0" fo:widows="0" fo:text-indent="-0.2437in" style:auto-text-indent="false" fo:padding="0in" fo:border="none" style:shadow="none" style:join-border="false"/>
    </style:style>
    <style:style style:name="P385" style:family="paragraph" style:parent-style-name="Standard">
      <style:paragraph-properties fo:margin-left="0.2728in" fo:margin-right="0.589in" fo:margin-top="0.002in" fo:margin-bottom="0in" style:contextual-spacing="false" fo:line-height="102%" fo:orphans="0" fo:widows="0" fo:text-indent="-0.2516in" style:auto-text-indent="false" fo:padding="0in" fo:border="none" style:shadow="none" style:join-border="false"/>
    </style:style>
    <style:style style:name="P386" style:family="paragraph" style:parent-style-name="Standard">
      <style:paragraph-properties fo:margin-left="0.4374in" fo:margin-right="0.5744in" fo:margin-top="0.0071in" fo:margin-bottom="0in" style:contextual-spacing="false" fo:line-height="102%" fo:orphans="0" fo:widows="0" fo:text-indent="-0.2638in" style:auto-text-indent="false" fo:padding="0in" fo:border="none" style:shadow="none" style:join-border="false"/>
    </style:style>
    <style:style style:name="P387" style:family="paragraph" style:parent-style-name="Standard">
      <style:paragraph-properties fo:margin-left="0.4374in" fo:margin-right="0.5138in" fo:margin-top="0.0083in" fo:margin-bottom="0in" style:contextual-spacing="false" fo:line-height="102%" fo:orphans="0" fo:widows="0" fo:text-indent="-0.2638in" style:auto-text-indent="false" fo:padding="0in" fo:border="none" style:shadow="none" style:join-border="false"/>
    </style:style>
    <style:style style:name="P388" style:family="paragraph" style:parent-style-name="Standard">
      <style:paragraph-properties fo:margin-left="0.4374in" fo:margin-right="0.5272in" fo:margin-top="0.0035in" fo:margin-bottom="0in" style:contextual-spacing="false" fo:line-height="102%" fo:orphans="0" fo:widows="0" fo:text-indent="-0.2638in" style:auto-text-indent="false" fo:padding="0in" fo:border="none" style:shadow="none" style:join-border="false"/>
    </style:style>
    <style:style style:name="P389" style:family="paragraph" style:parent-style-name="Standard">
      <style:paragraph-properties fo:margin-left="0.4374in" fo:margin-right="0.7472in" fo:margin-top="0.0063in" fo:margin-bottom="0in" style:contextual-spacing="false" fo:line-height="102%" fo:orphans="0" fo:widows="0" fo:text-indent="-0.2638in" style:auto-text-indent="false" fo:padding="0in" fo:border="none" style:shadow="none" style:join-border="false"/>
    </style:style>
    <style:style style:name="P390" style:family="paragraph" style:parent-style-name="Standard">
      <style:paragraph-properties fo:margin-left="0.4374in" fo:margin-right="0.5917in" fo:margin-top="0.002in" fo:margin-bottom="0in" style:contextual-spacing="false" fo:line-height="102%" fo:orphans="0" fo:widows="0" fo:text-indent="-0.2638in" style:auto-text-indent="false" fo:padding="0in" fo:border="none" style:shadow="none" style:join-border="false"/>
    </style:style>
    <style:style style:name="P391" style:family="paragraph" style:parent-style-name="Standard">
      <style:paragraph-properties fo:margin-left="0.4374in" fo:margin-right="0.5772in" fo:margin-top="0.0071in" fo:margin-bottom="0in" style:contextual-spacing="false" fo:line-height="102%" fo:orphans="0" fo:widows="0" fo:text-indent="-0.2638in" style:auto-text-indent="false" fo:padding="0in" fo:border="none" style:shadow="none" style:join-border="false"/>
    </style:style>
    <style:style style:name="P392" style:family="paragraph" style:parent-style-name="Standard">
      <style:paragraph-properties fo:margin-left="0.4374in" fo:margin-right="0.5701in" fo:margin-top="0.0071in" fo:margin-bottom="0in" style:contextual-spacing="false" fo:line-height="102%" fo:orphans="0" fo:widows="0" fo:text-indent="-0.2638in" style:auto-text-indent="false" fo:padding="0in" fo:border="none" style:shadow="none" style:join-border="false"/>
    </style:style>
    <style:style style:name="P393" style:family="paragraph" style:parent-style-name="Standard">
      <style:paragraph-properties fo:margin-left="0.4311in" fo:margin-right="0.6283in" fo:margin-top="0.0028in" fo:margin-bottom="0in" style:contextual-spacing="false" fo:line-height="102%" fo:orphans="0" fo:widows="0" fo:text-indent="-0.2575in" style:auto-text-indent="false" fo:padding="0in" fo:border="none" style:shadow="none" style:join-border="false"/>
    </style:style>
    <style:style style:name="P394" style:family="paragraph" style:parent-style-name="Standard">
      <style:paragraph-properties fo:margin-left="0.2744in" fo:margin-right="1.0437in" fo:margin-top="0.0055in" fo:margin-bottom="0in" style:contextual-spacing="false" fo:line-height="102%" fo:orphans="0" fo:widows="0" fo:text-indent="-0.2528in" style:auto-text-indent="false" fo:padding="0in" fo:border="none" style:shadow="none" style:join-border="false"/>
    </style:style>
    <style:style style:name="P395" style:family="paragraph" style:parent-style-name="Standard">
      <style:paragraph-properties fo:margin-left="0.2744in" fo:margin-right="0.8319in" fo:margin-top="0.0055in" fo:margin-bottom="0in" style:contextual-spacing="false" fo:line-height="102%" fo:orphans="0" fo:widows="0" fo:text-indent="-0.2528in" style:auto-text-indent="false" fo:padding="0in" fo:border="none" style:shadow="none" style:join-border="false"/>
    </style:style>
    <style:style style:name="P396" style:family="paragraph" style:parent-style-name="Standard">
      <style:paragraph-properties fo:margin-left="0.2689in" fo:margin-right="0.9709in" fo:margin-top="0.0071in" fo:margin-bottom="0in" style:contextual-spacing="false" fo:line-height="102%" fo:orphans="0" fo:widows="0" fo:text-indent="-0.2429in" style:auto-text-indent="false" fo:padding="0in" fo:border="none" style:shadow="none" style:join-border="false"/>
    </style:style>
    <style:style style:name="P397" style:family="paragraph" style:parent-style-name="Standard">
      <style:paragraph-properties fo:margin-left="0.2689in" fo:margin-right="0.7102in" fo:margin-top="0.0055in" fo:margin-bottom="0in" style:contextual-spacing="false" fo:line-height="102%" fo:orphans="0" fo:widows="0" fo:text-indent="-0.2472in" style:auto-text-indent="false" fo:padding="0in" fo:border="none" style:shadow="none" style:join-border="false"/>
    </style:style>
    <style:style style:name="P398" style:family="paragraph" style:parent-style-name="Standard">
      <style:paragraph-properties fo:margin-left="0.2728in" fo:margin-right="0.6201in" fo:margin-top="0.0071in" fo:margin-bottom="0in" style:contextual-spacing="false" fo:line-height="102%" fo:orphans="0" fo:widows="0" fo:text-indent="-0.2472in" style:auto-text-indent="false" fo:padding="0in" fo:border="none" style:shadow="none" style:join-border="false"/>
    </style:style>
    <style:style style:name="P399" style:family="paragraph" style:parent-style-name="Standard">
      <style:paragraph-properties fo:margin-left="0.4319in" fo:margin-right="0.5217in" fo:margin-top="0.0035in" fo:margin-bottom="0in" style:contextual-spacing="false" fo:line-height="102%" fo:orphans="0" fo:widows="0" fo:text-indent="-0.2583in" style:auto-text-indent="false" fo:padding="0in" fo:border="none" style:shadow="none" style:join-border="false"/>
    </style:style>
    <style:style style:name="P400" style:family="paragraph" style:parent-style-name="Standard">
      <style:paragraph-properties fo:margin-left="0.4327in" fo:margin-right="0.6583in" fo:margin-top="0.0055in" fo:margin-bottom="0in" style:contextual-spacing="false" fo:line-height="102%" fo:orphans="0" fo:widows="0" fo:text-indent="-0.2591in" style:auto-text-indent="false" fo:padding="0in" fo:border="none" style:shadow="none" style:join-border="false"/>
    </style:style>
    <style:style style:name="P401" style:family="paragraph" style:parent-style-name="Standard">
      <style:paragraph-properties fo:margin-left="0.2701in" fo:margin-right="0.5945in" fo:margin-top="0.0071in" fo:margin-bottom="0in" style:contextual-spacing="false" fo:line-height="102%" fo:orphans="0" fo:widows="0" fo:text-indent="-0.1244in" style:auto-text-indent="false" fo:padding="0in" fo:border="none" style:shadow="none" style:join-border="false"/>
    </style:style>
    <style:style style:name="P402" style:family="paragraph" style:parent-style-name="Standard">
      <style:paragraph-properties fo:margin-left="0.1453in" fo:margin-right="0.5681in" fo:margin-top="0.0063in" fo:margin-bottom="0in" style:contextual-spacing="false" fo:line-height="102%" fo:orphans="0" fo:widows="0" fo:text-indent="-0.1244in" style:auto-text-indent="false" fo:padding="0in" fo:border="none" style:shadow="none" style:join-border="false"/>
    </style:style>
    <style:style style:name="P403" style:family="paragraph" style:parent-style-name="Standard">
      <style:paragraph-properties fo:margin-left="0.0134in" fo:margin-right="0.472in" fo:margin-top="0.0173in" fo:margin-bottom="0in" style:contextual-spacing="false" fo:line-height="102%" fo:orphans="0" fo:widows="0" fo:text-indent="0.0126in" style:auto-text-indent="false" fo:padding="0in" fo:border="none" style:shadow="none" style:join-border="false"/>
    </style:style>
    <style:style style:name="P404" style:family="paragraph" style:parent-style-name="Standard">
      <style:paragraph-properties fo:margin-left="0.2701in" fo:margin-right="0.5118in" fo:margin-top="0.0102in" fo:margin-bottom="0in" style:contextual-spacing="false" fo:line-height="102%" fo:orphans="0" fo:widows="0" fo:text-indent="-0.2445in" style:auto-text-indent="false" fo:padding="0in" fo:border="none" style:shadow="none" style:join-border="false"/>
    </style:style>
    <style:style style:name="P405" style:family="paragraph" style:parent-style-name="Standard">
      <style:paragraph-properties fo:margin-left="0.2693in" fo:margin-right="1.0161in" fo:margin-top="0.0028in" fo:margin-bottom="0in" style:contextual-spacing="false" fo:line-height="102%" fo:orphans="0" fo:widows="0" fo:text-indent="-0.248in" style:auto-text-indent="false" fo:padding="0in" fo:border="none" style:shadow="none" style:join-border="false"/>
    </style:style>
    <style:style style:name="P406" style:family="paragraph" style:parent-style-name="Standard">
      <style:paragraph-properties fo:margin-left="0.1492in" fo:margin-right="1.1673in" fo:margin-top="0.0102in" fo:margin-bottom="0in" style:contextual-spacing="false" fo:line-height="102%" fo:orphans="0" fo:widows="0" fo:text-indent="-0.1283in" style:auto-text-indent="false" fo:padding="0in" fo:border="none" style:shadow="none" style:join-border="false"/>
    </style:style>
    <style:style style:name="P407" style:family="paragraph" style:parent-style-name="Standard">
      <style:paragraph-properties fo:margin-left="0.1402in" fo:margin-right="0.5398in" fo:margin-top="0.0083in" fo:margin-bottom="0in" style:contextual-spacing="false" fo:line-height="102%" fo:orphans="0" fo:widows="0" fo:text-indent="-0.1193in" style:auto-text-indent="false" fo:padding="0in" fo:border="none" style:shadow="none" style:join-border="false"/>
    </style:style>
    <style:style style:name="P408" style:family="paragraph" style:parent-style-name="Standard">
      <style:paragraph-properties fo:margin-left="0.4283in" fo:margin-right="0.5665in" fo:margin-top="0.0071in" fo:margin-bottom="0in" style:contextual-spacing="false" fo:line-height="102%" fo:orphans="0" fo:widows="0" fo:text-indent="-0.2547in" style:auto-text-indent="false" fo:padding="0in" fo:border="none" style:shadow="none" style:join-border="false"/>
    </style:style>
    <style:style style:name="P409" style:family="paragraph" style:parent-style-name="Standard">
      <style:paragraph-properties fo:margin-left="0.4283in" fo:margin-right="0.4862in" fo:margin-top="0.002in" fo:margin-bottom="0in" style:contextual-spacing="false" fo:line-height="102%" fo:orphans="0" fo:widows="0" fo:text-indent="-0.2547in" style:auto-text-indent="false" fo:padding="0in" fo:border="none" style:shadow="none" style:join-border="false"/>
    </style:style>
    <style:style style:name="P410" style:family="paragraph" style:parent-style-name="Standard">
      <style:paragraph-properties fo:margin-left="0.0228in" fo:margin-right="1.0126in" fo:margin-top="0.0102in" fo:margin-bottom="0in" style:contextual-spacing="false" fo:line-height="102%" fo:orphans="0" fo:widows="0" fo:text-indent="0.0028in" style:auto-text-indent="false" fo:padding="0in" fo:border="none" style:shadow="none" style:join-border="false"/>
    </style:style>
    <style:style style:name="P411" style:family="paragraph" style:parent-style-name="Standard">
      <style:paragraph-properties fo:margin-left="0.1445in" fo:margin-right="0.7437in" fo:margin-top="0.002in" fo:margin-bottom="0in" style:contextual-spacing="false" fo:line-height="102%" fo:orphans="0" fo:widows="0" fo:text-indent="-0.1236in" style:auto-text-indent="false" fo:padding="0in" fo:border="none" style:shadow="none" style:join-border="false"/>
    </style:style>
    <style:style style:name="P412" style:family="paragraph" style:parent-style-name="Standard">
      <style:paragraph-properties fo:margin-left="4.0453in" fo:margin-right="0.5055in" fo:margin-top="0.002in" fo:margin-bottom="0in" style:contextual-spacing="false" fo:line-height="102%" fo:orphans="0" fo:widows="0" fo:text-indent="-0.9965in" style:auto-text-indent="false" fo:padding="0in" fo:border="none" style:shadow="none" style:join-border="false"/>
    </style:style>
    <style:style style:name="P413" style:family="paragraph" style:parent-style-name="Standard">
      <style:paragraph-properties fo:margin-left="0.5201in" fo:margin-right="0.8543in" fo:margin-top="0.2299in" fo:margin-bottom="0in" style:contextual-spacing="false" fo:line-height="102%" fo:orphans="0" fo:widows="0" fo:text-indent="0in" style:auto-text-indent="false" fo:padding="0in" fo:border="none" style:shadow="none" style:join-border="false"/>
    </style:style>
    <style:style style:name="P414" style:family="paragraph" style:parent-style-name="Standard">
      <style:paragraph-properties fo:margin-left="0.0193in" fo:margin-right="0.6472in" fo:margin-top="0.0102in" fo:margin-bottom="0in" style:contextual-spacing="false" fo:line-height="102%" fo:orphans="0" fo:widows="0" fo:text-indent="0.0008in" style:auto-text-indent="false" fo:padding="0in" fo:border="none" style:shadow="none" style:join-border="false"/>
    </style:style>
    <style:style style:name="P415" style:family="paragraph" style:parent-style-name="Standard">
      <style:paragraph-properties fo:margin-left="2.6807in" fo:margin-right="0.5055in" fo:margin-top="0.0055in" fo:margin-bottom="0in" style:contextual-spacing="false" fo:line-height="102%" fo:text-align="end" style:justify-single-word="false" fo:orphans="0" fo:widows="0" fo:text-indent="0in" style:auto-text-indent="false" fo:padding="0in" fo:border="none" style:shadow="none" style:join-border="false"/>
    </style:style>
    <style:style style:name="P416" style:family="paragraph" style:parent-style-name="Standard">
      <style:paragraph-properties fo:margin-left="2.4799in" fo:margin-right="0.4681in" fo:margin-top="0.0055in" fo:margin-bottom="0in" style:contextual-spacing="false" fo:line-height="102%" fo:text-align="end" style:justify-single-word="false" fo:orphans="0" fo:widows="0" fo:text-indent="0in" style:auto-text-indent="false" fo:padding="0in" fo:border="none" style:shadow="none" style:join-border="false"/>
    </style:style>
    <style:style style:name="P417" style:family="paragraph" style:parent-style-name="Standard">
      <style:paragraph-properties fo:margin-left="0.0217in" fo:margin-right="1.2835in" fo:margin-top="0.0071in" fo:margin-bottom="0in" style:contextual-spacing="false" fo:line-height="102%" fo:text-align="center" style:justify-single-word="false" fo:orphans="0" fo:widows="0" fo:text-indent="0in" style:auto-text-indent="false" fo:padding="0in" fo:border="none" style:shadow="none" style:join-border="false"/>
    </style:style>
    <style:style style:name="P418" style:family="paragraph" style:parent-style-name="Standard">
      <style:paragraph-properties fo:margin-left="0.1437in" fo:margin-right="0.6752in" fo:margin-top="0.0071in" fo:margin-bottom="0in" style:contextual-spacing="false" fo:line-height="102%" fo:text-align="justify" style:justify-single-word="false" fo:orphans="0" fo:widows="0" fo:text-indent="-0.1228in" style:auto-text-indent="false" fo:padding="0in" fo:border="none" style:shadow="none" style:join-border="false"/>
    </style:style>
    <style:style style:name="P419" style:family="paragraph" style:parent-style-name="Standard">
      <style:paragraph-properties fo:margin-left="0.4008in" fo:margin-right="0.7508in" fo:margin-top="0.0035in" fo:margin-bottom="0in" style:contextual-spacing="false" fo:line-height="98%" fo:orphans="0" fo:widows="0" fo:text-indent="-0.1291in" style:auto-text-indent="false" fo:padding="0in" fo:border="none" style:shadow="none" style:join-border="false"/>
    </style:style>
    <style:style style:name="P420" style:family="paragraph" style:parent-style-name="Standard">
      <style:paragraph-properties fo:margin-left="0.4374in" fo:margin-right="0.5909in" fo:margin-top="0.002in" fo:margin-bottom="0in" style:contextual-spacing="false" fo:line-height="98%" fo:orphans="0" fo:widows="0" fo:text-indent="-0.2634in" style:auto-text-indent="false" fo:padding="0in" fo:border="none" style:shadow="none" style:join-border="false"/>
    </style:style>
    <style:style style:name="P421" style:family="paragraph" style:parent-style-name="Standard">
      <style:paragraph-properties fo:margin-left="0.1465in" fo:margin-right="0.8098in" fo:line-height="98%" fo:orphans="0" fo:widows="0" fo:text-indent="0in" style:auto-text-indent="false" fo:padding="0in" fo:border="none" style:shadow="none" style:join-border="false"/>
    </style:style>
    <style:style style:name="P422" style:family="paragraph" style:parent-style-name="Standard">
      <style:paragraph-properties fo:margin-left="0.4327in" fo:margin-right="0.7134in" fo:line-height="98%" fo:orphans="0" fo:widows="0" fo:text-indent="-0.2583in" style:auto-text-indent="false" fo:padding="0in" fo:border="none" style:shadow="none" style:join-border="false"/>
    </style:style>
    <style:style style:name="P423" style:family="paragraph" style:parent-style-name="Standard">
      <style:paragraph-properties fo:margin-left="0.0173in" fo:margin-right="0.6134in" fo:margin-top="0.1972in" fo:margin-bottom="0in" style:contextual-spacing="false" fo:line-height="98%" fo:text-align="justify" style:justify-single-word="false" fo:orphans="0" fo:widows="0" fo:text-indent="0.0043in" style:auto-text-indent="false" fo:padding="0in" fo:border="none" style:shadow="none" style:join-border="false"/>
    </style:style>
    <style:style style:name="P424" style:family="paragraph" style:parent-style-name="Standard">
      <style:paragraph-properties fo:margin-left="6.5154in" fo:margin-right="0.3957in" fo:line-height="809%" fo:orphans="0" fo:widows="0" fo:text-indent="-6.3417in" style:auto-text-indent="false" fo:padding="0in" fo:border="none" style:shadow="none" style:join-border="false"/>
    </style:style>
    <style:style style:name="P425" style:family="paragraph" style:parent-style-name="Standard">
      <style:paragraph-properties fo:margin-left="0.0126in" fo:margin-right="1.3618in" fo:margin-top="0.0055in" fo:margin-bottom="0in" style:contextual-spacing="false" fo:line-height="106%" fo:orphans="0" fo:widows="0" fo:text-indent="0.0091in" style:auto-text-indent="false" fo:padding="0in" fo:border="none" style:shadow="none" style:join-border="false"/>
    </style:style>
    <style:style style:name="P426" style:family="paragraph" style:parent-style-name="Standard">
      <style:paragraph-properties fo:margin-left="0.0161in" fo:margin-right="1.5193in" fo:margin-top="0.0091in" fo:margin-bottom="0in" style:contextual-spacing="false" fo:line-height="106%" fo:orphans="0" fo:widows="0" fo:text-indent="0.0043in" style:auto-text-indent="false" fo:padding="0in" fo:border="none" style:shadow="none" style:join-border="false"/>
    </style:style>
    <style:style style:name="P427" style:family="paragraph" style:parent-style-name="Standard">
      <style:paragraph-properties fo:margin-left="0.1465in" fo:margin-right="0.6701in" fo:margin-top="0.002in" fo:margin-bottom="0in" style:contextual-spacing="false" fo:line-height="99%" fo:orphans="0" fo:widows="0" fo:text-indent="0in" style:auto-text-indent="false" fo:padding="0in" fo:border="none" style:shadow="none" style:join-border="false"/>
    </style:style>
    <style:style style:name="P428" style:family="paragraph" style:parent-style-name="Standard">
      <style:paragraph-properties fo:margin-left="0.2717in" fo:margin-right="1.5453in" fo:margin-top="0.0035in" fo:margin-bottom="0in" style:contextual-spacing="false" fo:line-height="99%" fo:orphans="0" fo:widows="0" fo:text-indent="0in" style:auto-text-indent="false" fo:padding="0in" fo:border="none" style:shadow="none" style:join-border="false"/>
    </style:style>
    <style:style style:name="P429" style:family="paragraph" style:parent-style-name="Standard">
      <style:paragraph-properties fo:margin-left="0.0138in" fo:margin-right="0.5819in" fo:margin-top="0.572in" fo:margin-bottom="0in" style:contextual-spacing="false" fo:line-height="99%" fo:orphans="0" fo:widows="0" fo:text-indent="0.011in" style:auto-text-indent="false" fo:padding="0in" fo:border="none" style:shadow="none" style:join-border="false"/>
    </style:style>
    <style:style style:name="P430" style:family="paragraph" style:parent-style-name="Standard">
      <style:paragraph-properties fo:margin-left="0.0189in" fo:margin-right="0.4874in" fo:line-height="97%" fo:orphans="0" fo:widows="0" fo:text-indent="0.0028in" style:auto-text-indent="false" fo:padding="0in" fo:border="none" style:shadow="none" style:join-border="false"/>
    </style:style>
    <style:style style:name="P431" style:family="paragraph" style:parent-style-name="Standard">
      <style:paragraph-properties fo:margin-left="0.0181in" fo:margin-right="0.4898in" fo:margin-top="0.1957in" fo:margin-bottom="0in" style:contextual-spacing="false" fo:line-height="97%" fo:orphans="0" fo:widows="0" fo:text-indent="0.0035in" style:auto-text-indent="false" fo:padding="0in" fo:border="none" style:shadow="none" style:join-border="false"/>
    </style:style>
    <style:style style:name="P432" style:family="paragraph" style:parent-style-name="Standard">
      <style:paragraph-properties fo:margin-left="0.0173in" fo:margin-right="0.4791in" fo:margin-top="0.1965in" fo:margin-bottom="0in" style:contextual-spacing="false" fo:line-height="97%" fo:orphans="0" fo:widows="0" fo:text-indent="0.0043in" style:auto-text-indent="false" fo:padding="0in" fo:border="none" style:shadow="none" style:join-border="false"/>
    </style:style>
    <style:style style:name="P433" style:family="paragraph" style:parent-style-name="Standard">
      <style:paragraph-properties fo:margin-left="0.5161in" fo:margin-right="0.6783in" fo:margin-top="0.1953in" fo:margin-bottom="0in" style:contextual-spacing="false" fo:line-height="97%" fo:orphans="0" fo:widows="0" fo:text-indent="-0.2457in" style:auto-text-indent="false" fo:padding="0in" fo:border="none" style:shadow="none" style:join-border="false"/>
    </style:style>
    <style:style style:name="P434" style:family="paragraph" style:parent-style-name="Standard">
      <style:paragraph-properties fo:margin-left="0.5181in" fo:margin-right="0.5181in" fo:line-height="97%" fo:orphans="0" fo:widows="0" fo:text-indent="-0.248in" style:auto-text-indent="false" fo:padding="0in" fo:border="none" style:shadow="none" style:join-border="false"/>
    </style:style>
    <style:style style:name="P435" style:family="paragraph" style:parent-style-name="Standard">
      <style:paragraph-properties fo:margin-left="0.5181in" fo:margin-right="0.4791in" fo:margin-top="0.0075in" fo:margin-bottom="0in" style:contextual-spacing="false" fo:line-height="97%" fo:orphans="0" fo:widows="0" fo:text-indent="-0.248in" style:auto-text-indent="false" fo:padding="0in" fo:border="none" style:shadow="none" style:join-border="false"/>
    </style:style>
    <style:style style:name="P436" style:family="paragraph" style:parent-style-name="Standard">
      <style:paragraph-properties fo:margin-left="0.0173in" fo:margin-right="0.6028in" fo:margin-top="0.1898in" fo:margin-bottom="0in" style:contextual-spacing="false" fo:line-height="95%" fo:orphans="0" fo:widows="0" fo:text-indent="0.0138in" style:auto-text-indent="false" fo:padding="0in" fo:border="none" style:shadow="none" style:join-border="false"/>
    </style:style>
    <style:style style:name="P437" style:family="paragraph" style:parent-style-name="Standard">
      <style:paragraph-properties fo:margin-left="0.5161in" fo:margin-right="0.5327in" fo:margin-top="0.0063in" fo:margin-bottom="0in" style:contextual-spacing="false" fo:line-height="96%" fo:orphans="0" fo:widows="0" fo:text-indent="-0.2457in" style:auto-text-indent="false" fo:padding="0in" fo:border="none" style:shadow="none" style:join-border="false"/>
    </style:style>
    <style:style style:name="P438" style:family="paragraph" style:parent-style-name="Standard">
      <style:paragraph-properties fo:margin-left="0.0264in" fo:margin-right="0.7189in" fo:margin-top="0.2299in" fo:margin-bottom="0in" style:contextual-spacing="false" fo:line-height="221%" fo:orphans="0" fo:widows="0" fo:text-indent="0.4992in" style:auto-text-indent="false" fo:padding="0in" fo:border="none" style:shadow="none" style:join-border="false"/>
    </style:style>
    <style:style style:name="P439" style:family="paragraph" style:parent-style-name="Standard">
      <style:paragraph-properties fo:margin-left="0.0264in" fo:margin-right="1.3272in" fo:margin-top="0.0457in" fo:margin-bottom="0in" style:contextual-spacing="false" fo:line-height="212%" fo:orphans="0" fo:widows="0" fo:text-indent="0.4992in" style:auto-text-indent="false" fo:padding="0in" fo:border="none" style:shadow="none" style:join-border="false"/>
    </style:style>
    <style:style style:name="P440" style:family="paragraph" style:parent-style-name="Standard">
      <style:paragraph-properties fo:margin-left="0.0236in" fo:margin-right="0.9319in" fo:margin-top="0.0598in" fo:margin-bottom="0in" style:contextual-spacing="false" fo:line-height="322%" fo:orphans="0" fo:widows="0" fo:text-indent="0.502in" style:auto-text-indent="false" fo:padding="0in" fo:border="none" style:shadow="none" style:join-border="false"/>
    </style:style>
    <style:style style:name="T1" style:family="text">
      <style:text-properties fo:color="#919191" loext:opacity="100%" style:font-name="Calibri" fo:font-size="8pt" fo:language="en" fo:country="US" style:font-name-asian="Calibri1" style:font-size-asian="8pt" style:language-asian="en" style:country-asian="US" style:font-name-complex="Calibri1" style:font-size-complex="8pt" style:language-complex="ar" style:country-complex="SA"/>
    </style:style>
    <style:style style:name="T2" style:family="text">
      <style:text-properties fo:color="#919191" loext:opacity="100%" style:font-name="Calibri" fo:font-size="8pt" fo:language="en" fo:country="US" style:font-name-asian="Calibri1" style:font-size-asian="8pt" style:font-name-complex="Calibri1" style:font-size-complex="8pt"/>
    </style:style>
    <style:style style:name="T3" style:family="text">
      <style:text-properties fo:color="#919191" loext:opacity="100%" fo:font-size="8pt" fo:language="en" fo:country="US" style:font-size-asian="8pt" style:language-asian="en" style:country-asian="US" style:font-size-complex="8pt" style:language-complex="ar" style:country-complex="SA"/>
    </style:style>
    <style:style style:name="T4" style:family="text">
      <style:text-properties fo:color="#919191" loext:opacity="100%" fo:font-size="8pt" fo:language="en" fo:country="US" style:font-size-asian="8pt" style:font-size-complex="8pt"/>
    </style:style>
    <style:style style:name="T5" style:family="text">
      <style:text-properties style:font-name="Calibri" fo:font-size="18pt" fo:language="en" fo:country="US" fo:font-weight="bold" style:font-name-asian="Calibri1" style:font-size-asian="18pt" style:language-asian="en" style:country-asian="US" style:font-weight-asian="bold" style:font-name-complex="Calibri1" style:font-size-complex="18pt" style:language-complex="ar" style:country-complex="SA" style:font-weight-complex="bold"/>
    </style:style>
    <style:style style:name="T6" style:family="text">
      <style:text-properties style:font-name="Calibri" fo:font-size="18pt" fo:language="en" fo:country="US" fo:font-weight="bold" style:font-name-asian="Calibri1" style:font-size-asian="18pt" style:font-weight-asian="bold" style:font-name-complex="Calibri1" style:font-size-complex="18pt" style:font-weight-complex="bold"/>
    </style:style>
    <style:style style:name="T7" style:family="text">
      <style:text-properties style:font-name="Calibri" fo:font-size="18pt" fo:language="en" fo:country="US" fo:font-weight="bold" fo:background-color="#ffffff" loext:char-shading-value="0" style:font-name-asian="Calibri1" style:font-size-asian="18pt" style:language-asian="en" style:country-asian="US" style:font-weight-asian="bold" style:font-name-complex="Calibri1" style:font-size-complex="18pt" style:language-complex="ar" style:country-complex="SA" style:font-weight-complex="bold"/>
    </style:style>
    <style:style style:name="T8" style:family="text">
      <style:text-properties style:font-name="Calibri" fo:font-size="18pt" fo:language="en" fo:country="US" style:font-name-asian="Calibri1" style:font-size-asian="18pt" style:language-asian="en" style:country-asian="US" style:font-name-complex="Calibri1" style:font-size-complex="18pt" style:language-complex="ar" style:country-complex="SA"/>
    </style:style>
    <style:style style:name="T9" style:family="text">
      <style:text-properties style:font-name="Calibri" fo:font-size="18pt" fo:language="en" fo:country="US" style:font-name-asian="Calibri1" style:font-size-asian="18pt" style:font-name-complex="Calibri1" style:font-size-complex="18pt"/>
    </style:style>
    <style:style style:name="T10" style:family="text">
      <style:text-properties style:font-name="Calibri" fo:font-size="12pt" fo:language="en" fo:country="US" style:font-name-asian="Calibri1" style:font-size-asian="12pt" style:language-asian="en" style:country-asian="US" style:font-name-complex="Calibri1" style:font-size-complex="12pt" style:language-complex="ar" style:country-complex="SA"/>
    </style:style>
    <style:style style:name="T11" style:family="text">
      <style:text-properties style:font-name="Calibri" fo:font-size="12pt" fo:language="en" fo:country="US" style:font-name-asian="Calibri1" style:font-size-asian="12pt" style:font-name-complex="Calibri1" style:font-size-complex="12pt"/>
    </style:style>
    <style:style style:name="T12" style:family="text">
      <style:text-properties style:font-name="Calibri" fo:language="en" fo:country="US" style:font-name-asian="Calibri1" style:language-asian="en" style:country-asian="US" style:font-name-complex="Calibri1" style:language-complex="ar" style:country-complex="SA"/>
    </style:style>
    <style:style style:name="T13" style:family="text">
      <style:text-properties style:font-name="Calibri" fo:language="en" fo:country="US" style:font-name-asian="Calibri1" style:font-name-complex="Calibri1"/>
    </style:style>
    <style:style style:name="T14" style:family="text">
      <style:text-properties style:font-name="Calibri" fo:language="en" fo:country="US" fo:background-color="#ffffff" loext:char-shading-value="0" style:font-name-asian="Calibri1" style:language-asian="en" style:country-asian="US" style:font-name-complex="Calibri1" style:language-complex="ar" style:country-complex="SA"/>
    </style:style>
    <style:style style:name="T15" style:family="text">
      <style:text-properties style:font-name="Calibri" fo:language="en" fo:country="US" fo:background-color="#ffffff" loext:char-shading-value="0" style:font-name-asian="Calibri1" style:font-name-complex="Calibri1"/>
    </style:style>
    <style:style style:name="T16" style:family="text">
      <style:text-properties style:font-name="Calibri" fo:language="en" fo:country="US" style:text-underline-style="solid" style:text-underline-width="auto" style:text-underline-color="font-color" style:font-name-asian="Calibri1" style:language-asian="en" style:country-asian="US" style:font-name-complex="Calibri1" style:language-complex="ar" style:country-complex="SA"/>
    </style:style>
    <style:style style:name="T17" style:family="text">
      <style:text-properties style:font-name="Calibri" fo:font-size="30pt" fo:language="en" fo:country="US" style:font-name-asian="Calibri1" style:font-size-asian="30pt" style:language-asian="en" style:country-asian="US" style:font-name-complex="Calibri1" style:font-size-complex="30pt" style:language-complex="ar" style:country-complex="SA"/>
    </style:style>
    <style:style style:name="T18" style:family="text">
      <style:text-properties style:font-name="Calibri" fo:font-size="30pt" fo:language="en" fo:country="US" style:font-name-asian="Calibri1" style:font-size-asian="30pt" style:font-name-complex="Calibri1" style:font-size-complex="30pt"/>
    </style:style>
    <style:style style:name="T19" style:family="text">
      <style:text-properties style:font-name="Calibri" fo:font-size="9pt" fo:language="en" fo:country="US" style:font-name-asian="Calibri1" style:font-size-asian="9pt" style:language-asian="en" style:country-asian="US" style:font-name-complex="Calibri1" style:font-size-complex="9pt" style:language-complex="ar" style:country-complex="SA"/>
    </style:style>
    <style:style style:name="T20" style:family="text">
      <style:text-properties style:font-name="Calibri" fo:font-size="9pt" fo:language="en" fo:country="US" style:font-name-asian="Calibri1" style:font-size-asian="9pt" style:font-name-complex="Calibri1" style:font-size-complex="9pt"/>
    </style:style>
    <style:style style:name="T21" style:family="text">
      <style:text-properties style:font-name="Garamond" fo:font-size="12pt" fo:language="en" fo:country="US" fo:font-weight="bold" style:font-name-asian="Garamond1" style:font-size-asian="12pt" style:language-asian="en" style:country-asian="US" style:font-weight-asian="bold" style:font-name-complex="Garamond1" style:font-size-complex="12pt" style:language-complex="ar" style:country-complex="SA" style:font-weight-complex="bold"/>
    </style:style>
    <style:style style:name="T22" style:family="text">
      <style:text-properties style:font-name="Garamond" fo:font-size="12pt" fo:language="en" fo:country="US" fo:font-weight="bold" style:font-name-asian="Garamond1" style:font-size-asian="12pt" style:font-weight-asian="bold" style:font-name-complex="Garamond1" style:font-size-complex="12pt" style:font-weight-complex="bold"/>
    </style:style>
    <style:style style:name="T23" style:family="text">
      <style:text-properties style:font-name="Garamond" fo:font-size="12pt" fo:language="en" fo:country="US" style:font-name-asian="Garamond1" style:font-size-asian="12pt" style:language-asian="en" style:country-asian="US" style:font-name-complex="Garamond1" style:font-size-complex="12pt" style:language-complex="ar" style:country-complex="SA"/>
    </style:style>
    <style:style style:name="T24" style:family="text">
      <style:text-properties style:font-name="Garamond" fo:font-size="12pt" fo:language="en" fo:country="US" style:font-name-asian="Garamond1" style:font-size-asian="12pt" style:font-name-complex="Garamond1" style:font-size-complex="12pt"/>
    </style:style>
    <style:style style:name="T25" style:family="text">
      <style:text-properties style:font-name="Garamond" fo:language="en" fo:country="US" style:font-name-asian="Garamond1" style:language-asian="en" style:country-asian="US" style:font-name-complex="Garamond1" style:language-complex="ar" style:country-complex="SA"/>
    </style:style>
    <style:style style:name="T26" style:family="text">
      <style:text-properties style:font-name="Garamond" fo:language="en" fo:country="US" style:font-name-asian="Garamond1" style:font-name-complex="Garamond1"/>
    </style:style>
    <style:style style:name="T27" style:family="text">
      <style:text-properties style:font-name="Garamond" fo:language="en" fo:country="US" fo:background-color="#ffffff" loext:char-shading-value="0" style:font-name-asian="Garamond1" style:language-asian="en" style:country-asian="US" style:font-name-complex="Garamond1" style:language-complex="ar" style:country-complex="SA"/>
    </style:style>
    <style:style style:name="T28" style:family="text">
      <style:text-properties style:font-name="Garamond" fo:language="en" fo:country="US" fo:background-color="#ffffff" loext:char-shading-value="0" style:font-name-asian="Garamond1" style:font-name-complex="Garamond1"/>
    </style:style>
    <style:style style:name="T29" style:family="text">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T30" style:family="text">
      <style:text-properties style:font-name="Times New Roman" fo:font-size="12pt" fo:language="en" fo:country="US" style:font-size-asian="12pt" style:font-name-complex="Times New Roman1" style:font-size-complex="12pt"/>
    </style:style>
    <style:style style:name="T31" style:family="text">
      <style:text-properties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font-weight-complex="bold"/>
    </style:style>
    <style:style style:name="T32"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33" style:family="text">
      <style:text-properties style:font-name="Times New Roman" fo:language="en" fo:country="US" style:language-asian="en" style:country-asian="US" style:font-name-complex="Times New Roman1" style:language-complex="ar" style:country-complex="SA"/>
    </style:style>
    <style:style style:name="T34" style:family="text">
      <style:text-properties fo:font-size="12pt" fo:language="en" fo:country="US" style:font-size-asian="12pt" style:language-asian="en" style:country-asian="US" style:font-size-complex="12pt" style:language-complex="ar" style:country-complex="SA"/>
    </style:style>
    <style:style style:name="T35" style:family="text">
      <style:text-properties style:font-name="Times" fo:language="en" fo:country="US" style:font-name-asian="Times1" style:language-asian="en" style:country-asian="US" style:font-name-complex="Times1" style:language-complex="ar" style:country-complex="SA"/>
    </style:style>
    <style:style style:name="T36" style:family="text">
      <style:text-properties style:font-name="Times" fo:font-size="12pt" fo:language="en" fo:country="US" style:font-name-asian="Times1" style:font-size-asian="12pt" style:language-asian="en" style:country-asian="US" style:font-name-complex="Times1" style:font-size-complex="12pt" style:language-complex="ar" style:country-complex="SA"/>
    </style:style>
    <style:style style:name="T37" style:family="text">
      <style:text-properties fo:language="en" fo:country="US" style:language-asian="en" style:country-asian="US" style:language-complex="ar" style:country-complex="SA"/>
    </style:style>
    <style:style style:name="T38" style:family="text">
      <style:text-properties style:text-position="super 58%" fo:font-size="10pt" fo:language="en" fo:country="US" style:font-size-asian="10pt" style:language-asian="en" style:country-asian="US" style:font-size-complex="10pt" style:language-complex="ar" style:country-complex="SA"/>
    </style:style>
    <style:style style:name="T39" style:family="text">
      <style:text-properties style:text-position="super 58%" style:font-name="Times New Roman" fo:font-size="13pt" fo:language="en" fo:country="US" style:font-size-asian="13pt" style:language-asian="en" style:country-asian="US" style:font-name-complex="Times New Roman1" style:font-size-complex="13pt" style:language-complex="ar" style:country-complex="SA"/>
    </style:style>
    <style:style style:name="T40" style:family="text">
      <style:text-properties fo:color="#0000ff" loext:opacity="100%" style:font-name="Calibri" fo:font-size="9pt" fo:language="en" fo:country="US" style:font-name-asian="Calibri1" style:font-size-asian="9pt" style:language-asian="en" style:country-asian="US" style:font-name-complex="Calibri1" style:font-size-complex="9pt" style:language-complex="ar" style:country-complex="SA"/>
    </style:style>
    <style:style style:name="T41" style:family="text">
      <style:text-properties style:font-name="Cambria" fo:language="en" fo:country="US" style:font-name-asian="Cambria1" style:language-asian="en" style:country-asian="US" style:font-name-complex="Cambria1" style:language-complex="ar" style:country-complex="SA"/>
    </style:style>
    <style:style style:name="T42" style:family="text">
      <style:text-properties style:font-name="Cambria" fo:language="en" fo:country="US" style:font-name-asian="Cambria1" style:font-name-complex="Cambria1"/>
    </style:style>
    <style:style style:name="T43" style:family="text">
      <style:text-properties style:font-name="Cambria" fo:language="en" fo:country="US" fo:background-color="#ffffff" loext:char-shading-value="0" style:font-name-asian="Cambria1" style:language-asian="en" style:country-asian="US" style:font-name-complex="Cambria1" style:language-complex="ar" style:country-complex="SA"/>
    </style:style>
    <style:style style:name="T44" style:family="text">
      <style:text-properties style:font-name="Cambria" fo:language="en" fo:country="US" fo:background-color="#ffffff" loext:char-shading-value="0" style:font-name-asian="Cambria1" style:font-name-complex="Cambria1"/>
    </style:style>
    <style:style style:name="T45" style:family="text">
      <style:text-properties style:font-name="Cambria" fo:language="en" fo:country="US" fo:font-weight="bold" fo:background-color="#ffffff" loext:char-shading-value="0" style:font-name-asian="Cambria1" style:language-asian="en" style:country-asian="US" style:font-weight-asian="bold" style:font-name-complex="Cambria1" style:language-complex="ar" style:country-complex="SA" style:font-weight-complex="bold"/>
    </style:style>
    <style:style style:name="T46" style:family="text">
      <style:text-properties style:font-name="Cambria" fo:language="en" fo:country="US" fo:font-weight="bold" fo:background-color="#ffffff" loext:char-shading-value="0" style:font-name-asian="Cambria1" style:font-weight-asian="bold" style:font-name-complex="Cambria1" style:font-weight-complex="bold"/>
    </style:style>
    <style:style style:name="T47" style:family="text">
      <style:text-properties style:font-name="Cambria" fo:font-size="12pt" fo:language="en" fo:country="US" fo:font-weight="bold" fo:background-color="#ffffff" loext:char-shading-value="0" style:font-name-asian="Cambria1" style:font-size-asian="12pt" style:language-asian="en" style:country-asian="US" style:font-weight-asian="bold" style:font-name-complex="Cambria1" style:font-size-complex="12pt" style:language-complex="ar" style:country-complex="SA" style:font-weight-complex="bold"/>
    </style:style>
    <style:style style:name="T48" style:family="text">
      <style:text-properties style:font-name="Cambria" fo:font-size="12pt" fo:language="en" fo:country="US" fo:font-weight="bold" style:font-name-asian="Cambria1" style:font-size-asian="12pt" style:language-asian="en" style:country-asian="US" style:font-weight-asian="bold" style:font-name-complex="Cambria1" style:font-size-complex="12pt" style:language-complex="ar" style:country-complex="SA" style:font-weight-complex="bold"/>
    </style:style>
    <style:style style:name="T49" style:family="text">
      <style:text-properties style:font-name="Cambria" fo:font-size="12pt" fo:language="en" fo:country="US" fo:font-weight="bold" style:font-name-asian="Cambria1" style:font-size-asian="12pt" style:font-weight-asian="bold" style:font-name-complex="Cambria1" style:font-size-complex="12pt" style:font-weight-complex="bold"/>
    </style:style>
    <style:style style:name="T50" style:family="text">
      <style:text-properties style:font-name="Noto Sans Symbols" fo:font-size="10pt" fo:language="en" fo:country="US" fo:background-color="#ffffff" loext:char-shading-value="0" style:font-name-asian="Noto Sans Symbols1" style:font-size-asian="10pt" style:language-asian="en" style:country-asian="US" style:font-name-complex="Noto Sans Symbols1" style:font-size-complex="10pt" style:language-complex="ar" style:country-complex="SA"/>
    </style:style>
    <style:style style:name="T51" style:family="text">
      <style:text-properties fo:font-size="30pt" fo:language="en" fo:country="US" style:font-size-asian="30pt" style:language-asian="en" style:country-asian="US" style:font-size-complex="30pt" style:language-complex="ar" style:country-complex="SA"/>
    </style:style>
    <style:style style:name="T52" style:family="text">
      <style:text-properties fo:font-size="30pt" fo:language="en" fo:country="US" style:font-size-asian="30pt" style:font-size-complex="3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text:s/></text:span><text:span text:style-name="T5">ARTÍCULO 1: AMOR </text:span></text:p>
      <text:p text:style-name="P8" loext:marker-style-name="T22"><text:span text:style-name="T21">Resúmen </text:span><text:span text:style-name="T21"/></text:p>
      <text:p text:style-name="P12" loext:marker-style-name="T26"><text:span text:style-name="T25">El amor está en el centro del universo y en el centro de la Iglesia Redemption. </text:span><text:span text:style-name="T25"/></text:p>
      <text:p text:style-name="P13" loext:marker-style-name="T22"><text:span text:style-name="T21">Detalles <text:s/></text:span><text:span text:style-name="T21"/></text:p>
      <text:p text:style-name="P204" loext:marker-style-name="T26"><text:span text:style-name="T25">Desde la eternidad pasada, el Único Dios existe en tres personas como una comunión eterna de perfecto <text:s/>amor. Él creó el mundo en que vivimos a partir de la sobreabundancia de ese amor, de tal manera que el <text:s/>relacionarnos unos con otros está entretejido en el manto de todo lo que existe. Esta visión relacional de la <text:s/>creación implica nuestro entendimiento del pecado; en el centro de la rebelión humana, hay discordia con <text:s/>Dios, lo que va afectando todo el universo. El pecado es, entre otras cosas, un obstáculo del amor. La <text:s/>instrucción de Dios hacia el pueblo del pacto, la Ley, fue diseñada para enseñarles a las personas caídas cómo <text:s/>amar; el propósito de la ley es el amor. Dios, en Cristo, hace lo que la Ley no pudo hacer, mostrándonos en la <text:s/>carne cómo se vé el cumplimiento de la Ley. El amor no se revela simplemente con tinta en una página, sino <text:s/>en la persona de Jesús. </text:span><text:span text:style-name="T25"/></text:p>
      <text:p text:style-name="P207" loext:marker-style-name="T26"><text:span text:style-name="T25">Jesús nos muestra cómo el amor habla la verdad, es humilde, sacrificial, considerado, hospitalario, absorbente <text:s/>de hostilidad, no reactivo, toma el lugar más bajo, es honesto, toma la iniciativa, es atento, servicial, <text:s/>perdonador, y, sobre todo, sustitucionario. El amor, como consecuencia, se derrama sobre la vida pública; el <text:s/>amor se vé como justicia cuando se mueve a través de una sociedad. Donde las personas aman a su prójimo <text:s/>como a ellos mismos, encontraremos una sociedad moviéndose hacia la justicia. El amor busca a otros; <text:s/>debemos tener conexión con otros que no son como nosotros para poder ser como Jesús. El amor no es <text:s/>ciego; nos permite tomar las perspectivas de otros. El amor no está apurado; disfruta tomarse el tiempo para <text:s/>cultivar relaciones cimentadas en la confianza y el respeto. <text:s/></text:span><text:span text:style-name="T25"/></text:p>
      <text:p text:style-name="P205" loext:marker-style-name="T26"><text:span text:style-name="T25">El Señor, que es amor, define el amor. Si vamos a seguir a Jesús, el amor es la única manera de hacerlo. Esta <text:s/>perspectiva relacional forma nuestra manera de abordar lo que creemos y lo que practicamos en la Iglesia <text:s/>Redemption. <text:s/></text:span><text:span text:style-name="T25"/></text:p>
      <text:p text:style-name="P14" loext:marker-style-name="T24"><text:span text:style-name="T23">Escritura </text:span><text:span text:style-name="T23"/></text:p>
      <text:p text:style-name="P208" loext:marker-style-name="T28"><text:span text:style-name="T25">• 1 Juan 4:7-11 / </text:span><text:span text:style-name="T27">Queridos hermanos, amémonos los unos a los otros, porque el amor viene de Dios, y todo </text:span><text:span text:style-name="T25"><text:s/></text:span><text:span text:style-name="T27">el que ama ha nacido de él y lo conoce. El que no ama no conoce a Dios, porque Dios es amor. Así </text:span><text:span text:style-name="T25"><text:s/></text:span><text:span text:style-name="T27">manifestó Dios su amor entre nosotros: en que envió a su Hijo unigénito al mundo para que vivamos por </text:span><text:span text:style-name="T25"><text:s/></text:span><text:span text:style-name="T27">medio de él. En esto consiste el amor: no en que nosotros hayamos amado a Dios, sino en que él nos amó </text:span><text:span text:style-name="T25"><text:s/></text:span><text:span text:style-name="T27">y envió a su Hijo para que fuera ofrecido como sacrificio por el perdón de nuestros pecados. Queridos </text:span><text:span text:style-name="T25"><text:s/></text:span><text:span text:style-name="T27">hermanos, ya que Dios nos ha amado así, también nosotros debemos amarnos los unos a los otros. </text:span></text:p>
      <text:p text:style-name="P209" loext:marker-style-name="T28"><text:span text:style-name="T23">• </text:span><text:span text:style-name="T25">Mateo 22:37-40 / </text:span><text:span text:style-name="T27">“Ama al Señor tu Dios con todo tu corazón, con todo tu ser y con toda tu mente” le </text:span><text:span text:style-name="T25"><text:s/></text:span><text:span text:style-name="T27">respondió Jesús. “Este es el primero y el más importante de los mandamientos. El segundo se parece a éste: </text:span><text:span text:style-name="T25"><text:s/>A</text:span><text:span text:style-name="T27">ma a tu prójimo como a ti mismo. De estos dos mandamientos dependen toda la ley y los profetas”. </text:span></text:p>
      <text:p text:style-name="P210" loext:marker-style-name="T26"><text:soft-page-break/><text:span text:style-name="T23">• </text:span><text:span text:style-name="T25">Juan 15:12-14 / Y este es mi mandamiento: que se amen los unos a los otros, como yo los he amado. Nadie <text:s/>tiene amor más grande que el dar la vida por sus amigos. Ustedes son mis amigos si hacen lo que yo les <text:s/>mando. </text:span></text:p>
      <text:p text:style-name="P214" loext:marker-style-name="T26"><text:span text:style-name="T25">• Filipenses 2:3-7 / No hagan nada por egoísmo o vanidad; más bien, con humildad consideren a los demás <text:s/>como superiores a ustedes mismos. Cada uno debe velar no solo por sus propios intereses, sino también <text:s/>por los intereses de los demás. La actitud de ustedes debe ser como la de Cristo Jesús, quien, siendo por <text:s/></text:span><text:span text:style-name="T25"/></text:p>
      <text:p text:style-name="P215" loext:marker-style-name="T28"><text:span text:style-name="T25">naturaleza Dios, no consideró el ser igual a Dios como algo a qué aferrarse. Por el contrario, se rebajó <text:s/>voluntariamente, tomando la naturaleza de siervo y haciéndose semejante a los seres humanos. </text:span><text:span text:style-name="T29">• </text:span><text:span text:style-name="T25">Romanos 8:3-4 / </text:span><text:span text:style-name="T27">En efecto, la ley no pudo liberarnos porque la naturaleza pecaminosa anuló su poder; por </text:span><text:span text:style-name="T25"><text:s/></text:span><text:span text:style-name="T27">eso Dios envió a su propio Hijo en condición semejante a nuestra condición de pecadores, para que se </text:span><text:span text:style-name="T25"><text:s/></text:span><text:span text:style-name="T27">ofreciera en sacrificio por el pecado. Así condenó Dios al pecado en la naturaleza humana, a fin de que las </text:span><text:span text:style-name="T25"><text:s/></text:span><text:span text:style-name="T27">justas demandas de la ley se cumplieran en nosotros, que no vivimos según la naturaleza pecaminosa, sino </text:span><text:span text:style-name="T25"><text:s/></text:span><text:span text:style-name="T27">según el Espíritu.</text:span></text:p>
      <text:p text:style-name="P132" loext:marker-style-name="T4"><text:span text:style-name="T3"><text:s/></text:span></text:p>
      <text:p text:style-name="P12" loext:marker-style-name="T9"><text:span text:style-name="T8">ARTÍCULO 2: LA CULTURA DE REDEMPTION <text:s/></text:span><text:span text:style-name="T8"/></text:p>
      <text:p text:style-name="P23" loext:marker-style-name="T11"><text:span text:style-name="T10">Resúmen <text:s/></text:span><text:span text:style-name="T10"/></text:p>
      <text:p text:style-name="P57" loext:marker-style-name="T13"><text:span text:style-name="T12">La cultura que ejemplifica nuestras creencias es vital para lo que nos hace un pueblo. <text:s/></text:span><text:span text:style-name="T12"/></text:p>
      <text:p text:style-name="P24" loext:marker-style-name="T11"><text:span text:style-name="T10">Detalles </text:span><text:span text:style-name="T10"/></text:p>
      <text:p text:style-name="P216" loext:marker-style-name="T13"><text:span text:style-name="T12">“Cultura es un grupo de creencias que se hacen visibles”, parafraseando al teólogo holandés Herman <text:s/>Bavinck. Más allá de nuestras declaraciones de fe escritas, lo que realmente creemos y valoramos se <text:s/>verán reflejados en nuestras acciones, especialmente en cómo nos tratamos uno al otro. En todo grupo, <text:s/>cierta cultura surge a través del tiempo por medio de un lenguaje particular, rituales, y humos, entre <text:s/>otras cosas. Los valores y expectativas se convierten en algo en lo que estamos de acuerdo uno con el <text:s/>otro, aunque a veces sin tener que hablar de ello. Toda familia u organización desarrolla una cultura <text:s/>propia. <text:s/></text:span><text:span text:style-name="T12"/></text:p>
      <text:p text:style-name="P343" loext:marker-style-name="T13"><text:span text:style-name="T12">En la Iglesia Redemption, ya se ha formado una cultura, de la cual estamos agradecidos y que <text:s/>continuamos promoviendo. Por el bien de nuestra unidad, todas las congregaciones </text:span><text:span text:style-name="T14">—</text:span><text:span text:style-name="T12">viejas y nuevas</text:span><text:span text:style-name="T14">—</text:span><text:span text:style-name="T12"> respetan y operan dentro de esta cultura. Pero es importante mencionar que nuestra cultura continuará <text:s/>cambiando. Esto es porque cada congregación contribuye a la formación de la cultura de Redemption <text:s/>simplemente al participar en ella. La adición de congregaciones Redemption que toman el contexto <text:s/>único de su entorno, nos dá una diversidad de influencias internas culturales. Este es un proceso sano <text:s/>que brinda plenitud y corrección a la iglesia. <text:s/></text:span></text:p>
      <text:p text:style-name="P217" loext:marker-style-name="T13"><text:span text:style-name="T12">Obviamente, ninguna cultura se puede resumir brevemente de una forma adecuada. Sin embargo, <text:s/>creemos que las siguientes declaraciones nos dan entendimiento sobre algunas de las creencias <text:s/>fundamentales que forman parte de la Iglesia </text:span><text:soft-page-break/><text:span text:style-name="T12">Redemption: </text:span><text:span text:style-name="T12"/></text:p>
      <text:p text:style-name="P63" loext:marker-style-name="T11"><text:span text:style-name="T34">1. </text:span><text:span text:style-name="T10">Todo en la vida es para Jesús <text:s/></text:span></text:p>
      <text:p text:style-name="P344" loext:marker-style-name="T13"><text:span text:style-name="T12">La fe en Jesús no puede ser algo que dejamos solamente para nuestra experiencia privada de Domingo; <text:s/>es fundamental para nuestras vidas día a día. No hay lugar en todo el universo que esté exento del reino <text:s/>de Cristo. <text:s/></text:span><text:span text:style-name="T12"/></text:p>
      <text:p text:style-name="P15" loext:marker-style-name="T11"><text:span text:style-name="T34">2. </text:span><text:span text:style-name="T10">Tomamos a Dios en serio, pero no a nosotros <text:s/></text:span></text:p>
      <text:p text:style-name="P222" loext:marker-style-name="T13"><text:span text:style-name="T12">Seriedad crónica frecuentemente es un síntoma de inseguridad crónica. Hay un SEÑOR sobre todo que <text:s/>demanda nuestra lealtad y que también dijo bromas y asistió a fiestas. Somos libres para tener <text:s/>verdadera diversión. <text:s/></text:span><text:span text:style-name="T12"/></text:p>
      <text:p text:style-name="P64" loext:marker-style-name="T11"><text:span text:style-name="T34">3. </text:span><text:span text:style-name="T10">No tenemos nada que demostrar y nadie a quién impresionar <text:s/></text:span></text:p>
      <text:p text:style-name="P351" loext:marker-style-name="T13"><text:span text:style-name="T12">Como un pueblo salvado por gracia, somos capaces de ser libres de trabajar para mantener nuestras <text:s/>reputaciones y apariencias. Vivimos con una audiencia de Uno y le confiamos a él nuestra imagen. <text:s/></text:span><text:span text:style-name="T12"/></text:p>
      <text:p text:style-name="P16" loext:marker-style-name="T11"><text:span text:style-name="T34">4. </text:span><text:span text:style-name="T10">No hay personas pequeñas ni lugares pequeños <text:s/></text:span></text:p>
      <text:p text:style-name="P108" loext:marker-style-name="T13"><text:span text:style-name="T12">Cada persona es hecha a la imagen de Dios y merece ser tratada con la dignidad con la que trataríamos a <text:s/>Dios mismo. No hay jerarquía en cuanto a la humanidad. <text:s/></text:span><text:span text:style-name="T12"/></text:p>
      <text:p text:style-name="P65" loext:marker-style-name="T11"><text:span text:style-name="T34">5. </text:span><text:span text:style-name="T10">Somos llamados a hacer el trabajo del Señor a la manera del Señor <text:s/></text:span></text:p>
      <text:p text:style-name="P109" loext:marker-style-name="T13"><text:span text:style-name="T12">El fin no justifica los medios; los resultados le pertenecen al Señor. Nos trataremos uno al otro como <text:s/>humanos holísticos y no haremos compromisos con esto con el fin de buscar resultados o crecimiento. </text:span><text:span text:style-name="T12"/></text:p>
      <text:p text:style-name="P133" loext:marker-style-name="T4"><text:span text:style-name="T3"><text:s/></text:span></text:p>
      <text:p text:style-name="P67" loext:marker-style-name="T11"><text:span text:style-name="T34">6. </text:span><text:span text:style-name="T10">La vida es naturalmente sobrenatural <text:s/></text:span></text:p>
      <text:p text:style-name="P345" loext:marker-style-name="T13"><text:span text:style-name="T12">Dios nos encuentra en lo ordinario —pan y vino, hogares y pasillos, tinta y página, y en conversaciones y <text:s/>abrazos</text:span><text:span text:style-name="T14">—</text:span><text:span text:style-name="T12">. La creación está llena de la presencia de Dios. <text:s/></text:span></text:p>
      <text:p text:style-name="P2" loext:marker-style-name="T13"><text:span text:style-name="T12"><text:s text:c="2"/></text:span><text:span text:style-name="T12"/></text:p>
      <text:p text:style-name="P68" loext:marker-style-name="T13"><text:span text:style-name="T12"><text:s/></text:span><text:span text:style-name="T12"/></text:p>
      <text:p text:style-name="P134" loext:marker-style-name="T4"><text:soft-page-break/><text:span text:style-name="T3"><text:s/></text:span></text:p>
      <text:p text:style-name="P12" loext:marker-style-name="T9"><text:span text:style-name="T8">ARTÍCULO 3: EL PORQUÉ DE LA MEMBRESÍA <text:s/></text:span><text:span text:style-name="T8"/></text:p>
      <text:p text:style-name="P225" loext:marker-style-name="T13"><text:span text:style-name="T12">Tener una membresía en una iglesia local es adoptar visiblemente la realidad de nuestro estado como <text:s/>miembros de la familia del Padre, miembros del cuerpo de Cristo, y miembros del pueblo del Espíritu. <text:s/>Como familia, la membresía es un lugar importante en el que somos conocidos y amados. Como <text:s/>organización, la membresía es la administración colectiva de nuestros diversos dones. La membresía es <text:s/>un compromiso informado con la doctrina y visión de la Iglesia Redemption, una sumisión voluntaria al <text:s/>liderazgo de la iglesia, y una aceptación intencional de tu rol en el cuerpo de Cristo. <text:s/></text:span><text:span text:style-name="T12"/></text:p>
      <text:p text:style-name="P25" loext:marker-style-name="T11"><text:span text:style-name="T10">Una Familia, No un Club <text:s/></text:span><text:span text:style-name="T10"/></text:p>
      <text:p text:style-name="P226" loext:marker-style-name="T13"><text:span text:style-name="T12">Dí la palabra “membresía” en estos días, y muchos pensarán que estás hablando de una suscripción de <text:s/>Netflix o de un gimnasio: pagar una cuota al club que te da ciertos beneficios. Hablar de “membresía de <text:s/>la iglesia” puede ser confuso. Esto no es lo que la biblia nos muestra; no se trata de unirnos a un club <text:s/>sino a una familia. <text:s/></text:span><text:span text:style-name="T12"/></text:p>
      <text:p text:style-name="P58" loext:marker-style-name="T13"><text:span text:style-name="T12">Es una invitación a pertenecer. </text:span><text:span text:style-name="T12"/></text:p>
      <text:p text:style-name="P234" loext:marker-style-name="T13"><text:span text:style-name="T12">Jesús nos invita a “la familia de Dios” (Efesios 2:19), y ser un miembro de la familia es diferente a ser un <text:s/>miembro de un club. La familia no está basada en desempeño o en pagar tu cuota sino en pertenecer: <text:s/>no puedes evitar a ese tío difícil que dice cosas inapropiadas durante la cena de Navidad o a tu hermana <text:s/>que todavía te debe dinero porque están unidos por sangre. <text:s/></text:span><text:span text:style-name="T12"/></text:p>
      <text:p text:style-name="P352" loext:marker-style-name="T13"><text:span text:style-name="T12">La Iglesia es una familia unida por sangre —la sangre de Cristo— que nos trae al hogar del Padre, unidos <text:s/>por el poder del Espíritu. <text:s/></text:span><text:span text:style-name="T12"/></text:p>
      <text:p text:style-name="P26" loext:marker-style-name="T11"><text:span text:style-name="T10">Nos Necesitamos Uno al Otro <text:s/></text:span><text:span text:style-name="T10"/></text:p>
      <text:p text:style-name="P61" loext:marker-style-name="T13"><text:span text:style-name="T12">La principal imagen que el Nuevo Testamento nos da de membresía es la de un cuerpo (1 Corintios 12; <text:s/>Romanos 12). </text:span><text:span text:style-name="T12"/></text:p>
      <text:p text:style-name="P358" loext:marker-style-name="T13"><text:span text:style-name="T12">Esta era una imagen común antigua de familias y naciones; compartir una vida e identidad común juntos <text:s/>bajo una cabeza, o liderazgo. Jesús nos une a sí mismo y nos hace miembros de su cuerpo, el cuerpo de <text:s/>Cristo, bajo su liderazgo como nuestra cabeza real. <text:s/></text:span><text:span text:style-name="T12"/></text:p>
      <text:p text:style-name="P223" loext:marker-style-name="T13"><text:span text:style-name="T12">Somos un cuerpo, con muchas partes (1 Cor 12:12). Esto significa que cada uno tenemos dones que <text:s/>traer a la mesa común. Convertirse en un miembro significa que nos vemos como contribuyentes, no <text:s/>consumidores. Nuestra iglesia no es como un restaurante, sino como una comida de traje: no es tanto <text:s/>un lugar a donde venimos a que nos sirvan y a consumir lo que nos gusta, sino un lugar a donde traemos <text:s/>a la persona única que somos y a las cualidades que nos han sido dadas para contribuir y compartirlas en <text:s/>la mesa familiar. <text:s/></text:span><text:span text:style-name="T12"/></text:p>
      <text:p text:style-name="P363" loext:marker-style-name="T13"><text:span text:style-name="T12">Nos necesitamos uno al otro. Así como “</text:span><text:span text:style-name="T14">El ojo no puede decirle a la mano: No te necesito. </text:span><text:soft-page-break/><text:span text:style-name="T14">Ni puede la </text:span><text:span text:style-name="T12"><text:s/></text:span><text:span text:style-name="T14">cabeza decirles a los pies: No los necesito” </text:span><text:span text:style-name="T12">(1 Cor 12:21), como miembros del cuerpo de una iglesia local <text:s/>nos necesitamos uno al otro si es que vamos a vivir en la vida abundante que Jesús desea para nosotros, <text:s/>su pueblo. Convertirnos en miembros significa movernos hacia los otros, comprometernos a la <text:s/>comunidad. Cuando surge un conflicto, pensamos lo mejor uno del otro, cedemos cuando es necesario, <text:s/>y nos quedamos en la mesa juntos. <text:s/></text:span></text:p>
      <text:p text:style-name="P59" loext:marker-style-name="T13"><text:span text:style-name="T12">Una mesa con Jesús como nuestro enfoque. </text:span><text:span text:style-name="T12"/></text:p>
      <text:p text:style-name="P135" loext:marker-style-name="T4"><text:span text:style-name="T3"><text:s/></text:span></text:p>
      <text:p text:style-name="P235" loext:marker-style-name="T13"><text:span text:style-name="T12">Compartimos la vida juntos. “</text:span><text:span text:style-name="T14">Si uno de los miembros sufre, los demás comparten su sufrimiento; y, si </text:span><text:span text:style-name="T12"><text:s/></text:span><text:span text:style-name="T14">uno de ellos recibe honor, los demás se alegran con él” </text:span><text:span text:style-name="T12">(1 Cor 12:26). Somos llamados a vivir <text:s/>interdependientes, en lugar de independientes uno del otro —regocijándonos y sufriendo juntos, como <text:s/>una familia en la iglesia. <text:s/></text:span></text:p>
      <text:p text:style-name="P346" loext:marker-style-name="T13"><text:span text:style-name="T12">La unión con Cristo significa unión con el cuerpo de Cristo, compartiendo la vida con su gente en el <text:s/>poder de su Espíritu. Jesús usa a los miembros de su cuerpo para ministrarnos, cambiarnos y formarnos <text:s/>como un pueblo distinguido por el amor de Dios. </text:span><text:span text:style-name="T12"/></text:p>
      <text:p text:style-name="P69" loext:marker-style-name="T11"><text:span text:style-name="T10">¿Porqué es importante el compromiso? <text:s/></text:span><text:span text:style-name="T10"/></text:p>
      <text:p text:style-name="P227" loext:marker-style-name="T13"><text:span text:style-name="T12">La membresía es un pacto entre personas comprometidas y el liderazgo de la Iglesia Redemption. El <text:s/>significado de entrar en un pacto con alguien puede que sea menospreciado en nuestra cultura donde <text:s/>las promesas se hacen a la ligera y romper los votos es lo normal. Pero aquí usamos este lenguaje <text:s/>intencionalmente para comunicar que entramos en membresía con sobriedad y compromiso. Este <text:s/>compromiso se hace desde los dos lados. <text:s/></text:span><text:span text:style-name="T12"/></text:p>
      <text:p text:style-name="P237" loext:marker-style-name="T13"><text:span text:style-name="T12">Será más difícil que las personas se conviertan en discípulos si deciden irse cuando las cosas se ponen <text:s/>difíciles; la Iglesia Redemption está comprometida a hacer discípulos de Jesucristo que perseveran <text:s/>durante las dificultades implicadas en el evangelio. Esto significa que nos esforzamos en ayudarte a <text:s/>crecer en madurez y santidad. Esto significa que en ocasiones serás retado por cosas que escuchas <text:s/>desde el púlpito o desde el otro lado de una mesa. En veces serás llamado a salirte de tu zona de <text:s/>comodidad. En veces, se tomarán decisiones que no se alinearán con tus preferencias. Inevitablemente, <text:s/>experimentarás conflicto. <text:s/></text:span><text:span text:style-name="T12"/></text:p>
      <text:p text:style-name="P368" loext:marker-style-name="T13"><text:span text:style-name="T12">Tu primer tendencia será a renunciar tan pronto como estés incómodo. Tus experiencias pasadas <text:s/>podrán decirte que un pequeño conflicto significa el fin de una relación. Si solamente estás “noviando” <text:s/>con la iglesia, sin inversión o compromiso, tal ves te verás tentado a seguir tu camino tan pronto como el <text:s/>primer afecto comienza a desaparecer. Después de todo, hay otra iglesia a tan solo unas cuadras. Pero <text:s/>tal como en el pacto del matrimonio, hay crecimiento cuando cumplimos con nuestro compromiso, <text:s/>enfrentamos el pecado y conflicto, y nos permitimos ser retados y estirados. Ahí es cuando hay <text:s/></text:span><text:soft-page-break/><text:span text:style-name="T12">santificación. Ahí es donde se hacen los discípulos. Ahí también es donde encontramos el gozo real. </text:span><text:span text:style-name="T12"/></text:p>
      <text:p text:style-name="P70" loext:marker-style-name="T11"><text:span text:style-name="T10">¿Cómo es que la membresía impacta a la iglesia? <text:s/></text:span><text:span text:style-name="T10"/></text:p>
      <text:p text:style-name="P370" loext:marker-style-name="T13"><text:span text:style-name="T12">La iglesia es llamada a participar en la misión redentora de Dios, cimentada en la adoración a nuestro <text:s/>Señor, demostrando su poder de restauración. La iglesia local es llamada a ser una comunidad centrada <text:s/>en el evangelio e intencional con una misión y propósito. <text:s/></text:span><text:span text:style-name="T12"/></text:p>
      <text:p text:style-name="P240" loext:marker-style-name="T13"><text:span text:style-name="T12">Este llamado a ser parte de la misión no es solamente para pastores, los que trabajan en la iglesia, y los <text:s/>líderes de grupo pequeño. Todos los creyentes tienen un rol que ejercer. De hecho, la Biblia nos dice <text:s/>que los líderes de la iglesia tienen el llamado de “</text:span><text:span text:style-name="T14">capacitar al pueblo de Dios para la obra de servicio, </text:span><text:span text:style-name="T12"><text:s/></text:span><text:span text:style-name="T14">para edificar el cuerpo de Cristo. De este modo, todos llegaremos a la unidad de la fe y del conocimiento </text:span><text:span text:style-name="T12"><text:s/></text:span><text:span text:style-name="T14">del Hijo de Dios…” (Efesios 4:12-13). Básicamente, somos llamados a funcionar como un cuerpo, </text:span><text:span text:style-name="T12"><text:s/></text:span><text:span text:style-name="T14">formado de muchos miembros, con Jesucristo como nuestra cabeza, trabajando juntos para crecer en </text:span><text:span text:style-name="T12"><text:s/></text:span><text:span text:style-name="T14">madurez (1 Cor 12:12-31). Cuando todos los creyentes —</text:span><text:span text:style-name="T12">no solamente los que trabajan en la iglesia</text:span><text:span text:style-name="T14">— </text:span><text:span text:style-name="T12">aceptan la importancia de sus roles en la comunidad de la iglesia, el cuerpo de Cristo puede funcionar <text:s/>con todas las facultades que se le han sido dadas. Y cuando cada parte funciona adecuadamente, el <text:s/>cuerpo crece de una manera sana y fuerte (Ef 4:16). </text:span></text:p>
      <text:p text:style-name="P353" loext:marker-style-name="T13"><text:span text:style-name="T12">Esto significa que a la vez que afirmamos la libertad que tienen las personas de involucrarse en la iglesia <text:s/>local a su propio paso, nos sentimos obligados a retar a los creyentes a ser participantes más activos y </text:span><text:span text:style-name="T12"/></text:p>
      <text:p text:style-name="P136" loext:marker-style-name="T4"><text:span text:style-name="T3"><text:s/></text:span></text:p>
      <text:p text:style-name="P329" loext:marker-style-name="T13"><text:span text:style-name="T12">comprometidos en lugar de permanecer como observadores y consumidores pasivos. Su participación <text:s/>intencional en el cuerpo local de Cristo simplemente es muy importante para su propia salud y para la <text:s/>salud del cuerpo. </text:span><text:span text:style-name="T12"/></text:p>
      <text:p text:style-name="P257" loext:marker-style-name="T13"><text:span text:style-name="T12">Así es como esto se relaciona a la membresía: si vamos a funcionar como un cuerpo con una misión <text:s/>juntos, nos ayuda el saber quién pertenece y quién está comprometido con el cuerpo. Es por esto que <text:s/>John Piper dice, “Es muy difícil hacer lo que la Biblia dice que la iglesia debe hacer al menos que esta <text:s/>sepa quienes son y quienes no son sus miembros.” </text:span><text:span text:style-name="T12"/></text:p>
      <text:p text:style-name="P241" loext:marker-style-name="T13"><text:span text:style-name="T12">La membresía provee de una manera de determinar quién está comprometido a la misión, doctrina y <text:s/>valores de la Iglesia Redemption </text:span><text:span text:style-name="T14">—</text:span><text:span text:style-name="T12">nuestra expresión local del cuerpo de Cristo. Esta delineación no es <text:s/>con el fin de ser elitistas o divisivos. No es para crear diferentes categorías dentro del cuerpo. Más bien, <text:s/>simplemente reconoce que hay personas dentro de cualquier expresión del cuerpo de Cristo que se <text:s/>encuentran en diferentes niveles de compromiso </text:span><text:span text:style-name="T14">—</text:span><text:span text:style-name="T12">y eso está bien. Pero como una comunidad <text:s/>intencional con una misión y propósito, nos ayuda el saber quién está comprometido y quién <text:s/>simplemente tiene curiosidad. <text:s/></text:span></text:p>
      <text:p text:style-name="P71" loext:marker-style-name="T11"><text:soft-page-break/><text:span text:style-name="T10">¿Es bíblica la membresía formal en la iglesia? </text:span><text:span text:style-name="T10"/></text:p>
      <text:p text:style-name="P242" loext:marker-style-name="T13"><text:span text:style-name="T12">La analogía de un cuerpo en la Palabra tiene un significado global y a la vez local. En Efesios, los <text:s/>Cristianos se describen como miembros globales del cuerpo de Cristo donde Jesús es la “cabeza”. Pero 1 <text:s/>Corintios 12 habla de los Cristianos como miembros locales del cuerpo de Cristo, donde el cuerpo está <text:s/>formado de ojos, orejas, manos, y pies. La Biblia no ordena explícitamente la membresía formal en la <text:s/>iglesia local, aunque el principio de membresía en la iglesia se encuentra muchas veces en las Escrituras: <text:s/></text:span><text:span text:style-name="T12"/></text:p>
      <text:p text:style-name="P110" loext:marker-style-name="T13"><text:span text:style-name="T29">• </text:span><text:span text:style-name="T12">A través de la historia del Antiguo Testamento, Dios hizo clara la distinción entre su pueblo y el <text:s/>mundo (ver Lev. 13:46, Núm. 5:3, Deut. 7:3). <text:s/></text:span></text:p>
      <text:p text:style-name="P111" loext:marker-style-name="T13"><text:span text:style-name="T29">• </text:span><text:span text:style-name="T12">Los israelitas repetidamente entraron en un pacto formal uno con el otro y con Dios, a veces <text:s/>poniéndolo por escrito, aunque ellos ya tenían la seguridad de que eran el pueblo escogido por <text:s/>Dios (Neh. 9:38-10:39, 2 Reyes 11:17; 23:1-3, 2 Crón. 34:29-32). <text:s/></text:span></text:p>
      <text:p text:style-name="P419" loext:marker-style-name="T13"><text:span text:style-name="T29">• </text:span><text:span text:style-name="T12">Cristo dice que entrar al reino de Dios significa estar en unión con la iglesia “en la tierra” (Mat. <text:s/>16:16-19; 18:17-19). ¿Dónde vemos a la iglesia en la tierra? En la iglesia local. <text:s/></text:span></text:p>
      <text:p text:style-name="P259" loext:marker-style-name="T13"><text:span text:style-name="T29">• </text:span><text:span text:style-name="T12">El Nuevo Testamento explícitamente se refiere a ciertas personas que están dentro de la iglesia <text:s/>local y otras que están fuera (1 Cor. 5:12-13). Esto es mucho más que una asociación casual. <text:s/>• La iglesia en Corinto consistía en un número definido de creyentes, de tal manera que Pablo pudo <text:s/>hablar de un castigo impuesto por la mayoría (2 Cor. 2:6). </text:span></text:p>
      <text:p text:style-name="P201" loext:marker-style-name="T13"><text:span text:style-name="T29">• </text:span><text:span text:style-name="T12">No solamente el Nuevo Testamento habla de la realidad de la membresía de la iglesia, pero sus <text:s/>múltiples menciones de “uno al otro” fueron escritas para las iglesias locales, estas nos explican <text:s/>cómo la membresía local se debe ver en la práctica. <text:s/></text:span></text:p>
      <text:p text:style-name="P27" loext:marker-style-name="T11"><text:span text:style-name="T10">El Proceso de Membresía <text:s/></text:span><text:span text:style-name="T10"/></text:p>
      <text:p text:style-name="P80" loext:marker-style-name="T13"><text:span text:style-name="T10">1. </text:span><text:span text:style-name="T12">Asiste a la clase de membresía en tu Congregación local. <text:s/></text:span></text:p>
      <text:p text:style-name="P371" loext:marker-style-name="T13"><text:span text:style-name="T12">2. Llena la forma “Aplicación de Entrevista de Membresía” que se encuentra en línea en redemptionaz.com/about/membership. <text:s/></text:span><text:span text:style-name="T12"/></text:p>
      <text:p text:style-name="P260" loext:marker-style-name="T13"><text:span text:style-name="T12">3. Después de completar tu aplicación, uno de tus pastores/ancianos locales te contactará para <text:s/>agendar una entrevista. Esta entrevista no es un examen o una reunión formal que debe darte <text:s/>miedo o intimidarte. Más bien, es una oportunidad para que puedas hablar sobre tu colaboración <text:s/>en el ministerio, hacer cualquier pregunta, y recibir cualquier dirección o cuidado espiritual que <text:s/>necesites. <text:s/></text:span><text:span text:style-name="T12"/></text:p>
      <text:p text:style-name="P81" loext:marker-style-name="T13"><text:span text:style-name="T10">4. </text:span><text:span text:style-name="T12">Afirma y firma el Pacto de Membresía.</text:span></text:p>
      <text:p text:style-name="P137" loext:marker-style-name="T4"><text:span text:style-name="T3"><text:s/></text:span></text:p>
      <text:p text:style-name="P424" loext:marker-style-name="T13"><text:span text:style-name="T10">5. </text:span><text:span text:style-name="T12">Sé reconocido públicamente como un miembro a través de tu Congregación local. <text:s text:c="2"/></text:span></text:p>
      <text:p text:style-name="P138" loext:marker-style-name="T4"><text:soft-page-break/><text:span text:style-name="T3"><text:s/></text:span></text:p>
      <text:p text:style-name="P182" loext:marker-style-name="T4"><text:span text:style-name="T3"><text:s text:c="2"/></text:span><text:span text:style-name="T3"/></text:p>
      <text:p text:style-name="P183" loext:marker-style-name="T4"><text:span text:style-name="T3"><text:s text:c="2"/></text:span><text:span text:style-name="T3"/></text:p>
      <text:p text:style-name="P183" loext:marker-style-name="T4"><text:span text:style-name="T3"><text:s text:c="2"/></text:span><text:span text:style-name="T3"/></text:p>
      <text:p text:style-name="P183" loext:marker-style-name="T4"><text:span text:style-name="T3"><text:s text:c="2"/></text:span><text:span text:style-name="T3"/></text:p>
      <text:p text:style-name="P183" loext:marker-style-name="T4"><text:span text:style-name="T3"><text:s text:c="2"/></text:span><text:span text:style-name="T3"/></text:p>
      <text:p text:style-name="P184" loext:marker-style-name="T18"><text:span text:style-name="T17">SECCIÓN UNO: <text:s/></text:span><text:span text:style-name="T17"/></text:p>
      <text:p text:style-name="P185" loext:marker-style-name="T18"><text:span text:style-name="T17">CREENCIAS <text:s/></text:span><text:span text:style-name="T17"/></text:p>
      <text:p text:style-name="P189" loext:marker-style-name="T13"><text:span text:style-name="T12">En esta sección veremos las creencias principales y <text:s/></text:span><text:span text:style-name="T12"/></text:p>
      <text:p text:style-name="P415" loext:marker-style-name="T13"><text:span text:style-name="T12">fundamentales que tenemos en la Iglesia Redemption. John Frame dice, “Teología es la aplicación de la Palabra de Dios a nuestras vidas en toda situación.” En otras palabras, </text:span><text:span text:style-name="T12"/></text:p>
      <text:p text:style-name="P336" loext:marker-style-name="T13"><text:span text:style-name="T12">lo que creemos va a moldear la forma en que vivimos. Al entrar <text:s/>en una relación de pacto de membresía, estás afirmando la Doctrina y prometiendo no ser divisivo en cuanto a las Convicciones Bíblicas. </text:span><text:span text:style-name="T12"/></text:p>
      <text:p text:style-name="P139" loext:marker-style-name="T4"><text:span text:style-name="T3"><text:s/></text:span></text:p>
      <text:p text:style-name="P82" loext:marker-style-name="T18"><text:soft-page-break/><text:span text:style-name="T17"/></text:p>
      <text:p text:style-name="P82" loext:marker-style-name="T18"><text:span text:style-name="T17">DOCTRINA <text:s/></text:span><text:span text:style-name="T17"/></text:p>
      <text:p text:style-name="P17" loext:marker-style-name="T9"><text:span text:style-name="T8">ARTÍCULO 4: REVELACIÓN <text:s/></text:span><text:span text:style-name="T8"/></text:p>
      <text:p text:style-name="P28" loext:marker-style-name="T11"><text:span text:style-name="T10">Resúmen <text:s/></text:span><text:span text:style-name="T10"/></text:p>
      <text:p text:style-name="P62" loext:marker-style-name="T13"><text:span text:style-name="T12">Dios se ha revelado a nosotros de manera confiable durante la historia a través de la Creación, en la <text:s/>Biblia, y, principalmente, en la Persona de Jesús. <text:s/></text:span><text:span text:style-name="T12"/></text:p>
      <text:p text:style-name="P29" loext:marker-style-name="T11"><text:span text:style-name="T10">Detalles <text:s/></text:span><text:span text:style-name="T10"/></text:p>
      <text:p text:style-name="P243" loext:marker-style-name="T13"><text:span text:style-name="T12">En su gracia, Dios reveló su existencia y poder en la creación y se ha revelado sumamente a los seres <text:s/>humanos caídos en la persona de su Hijo, el Verbo encarnado. Más que nada, nuestro Dios es un Dios <text:s/>que habla, quien por su Espíritu se ha manifestado a sí mismo con gracia en palabras humanas: creemos <text:s/>que Dios ha inspirado las palabras preservadas en las Escrituras, los sesenta y seis libros del Antiguo y <text:s/>Nuevo Testamentos, que son testigos y el medio por el cual Dios realiza su trabajo salvador en el <text:s/>mundo. Solamente estos escritos constituyen la Palabra de Dios inspirada verbalmente, la cual tiene <text:s/>completa autoridad y es sin error en el texto original, completa en la revelación de su deseo de <text:s/>salvación, suficiente para todo lo que Dios requiere que creamos y hagamos, y definitiva en su autoridad <text:s/>sobre cada área de conocimiento del que habla. Reconocemos que nuestras limitaciones y <text:s/>pecaminosidad reprimen nuestra posibilidad de conocer la verdad de Dios completamente, pero <text:s/>afirmamos que, iluminados por el Espíritu de Dios, verdaderamente podemos conocer la verdad de Dios <text:s/>revelada. Debemos creer en la Biblia como la instrucción de Dios, en todo lo que enseña; obedecerla, <text:s/>como el mandamiento de Dios, en todo lo que requiere; y confiar en ella, como una promesa de Dios, en <text:s/>todo lo que promete. Cuando el pueblo de Dios va escuchando, creyendo, y haciendo lo que la Palabra <text:s/>dice, se capacita como discípulos de Cristo y testigos del evangelio. La Palabra nos dá la Verdadera <text:s/>Historia de todo el mundo. <text:s/></text:span><text:span text:style-name="T12"/></text:p>
      <text:p text:style-name="P30" loext:marker-style-name="T11"><text:span text:style-name="T10">Puntos Clave </text:span><text:span text:style-name="T10"/></text:p>
      <text:p text:style-name="P372" loext:marker-style-name="T13"><text:span text:style-name="T12">1. No podemos conocer al Dios infinito completamente, por lo que debemos ser humildes. Pero <text:s/>podemos conocerlo correctamente, por lo que debemos sentirnos seguros. <text:s/></text:span><text:span text:style-name="T12"/></text:p>
      <text:p text:style-name="P83" loext:marker-style-name="T13"><text:span text:style-name="T12">2. Desobedecer o dudar de la Palabra es desobedecer o dudar de Dios. <text:s/></text:span><text:span text:style-name="T12"/></text:p>
      <text:p text:style-name="P31" loext:marker-style-name="T11"><text:span text:style-name="T10">Preguntas para Reflexionar <text:s/></text:span><text:span text:style-name="T10"/></text:p>
      <text:p text:style-name="P112" loext:marker-style-name="T13"><text:span text:style-name="T12">1. Si el Cristianismo está cimentado en la revelación y no en especulaciones, ¿cómo afecta esto la <text:s/>manera en la que buscamos seguir a Jesús? </text:span><text:span text:style-name="T12"/></text:p>
      <text:p text:style-name="P374" loext:marker-style-name="T13"><text:span text:style-name="T12">2. Si la verdad es revelada principalmente en una persona (Jesús), ¿cómo cambia esto </text:span><text:soft-page-break/><text:span text:style-name="T12">nuestra manera <text:s/>de abordar nuestro crecimiento en el conocimiento de Dios? <text:s/></text:span><text:span text:style-name="T12"/></text:p>
      <text:p text:style-name="P32" loext:marker-style-name="T11"><text:span text:style-name="T10">Pasajes </text:span><text:span text:style-name="T10"/></text:p>
      <text:p text:style-name="P263" loext:marker-style-name="T13"><text:span text:style-name="T35">• </text:span><text:span text:style-name="T12">2 Timoteo 3:16–17 / </text:span><text:span text:style-name="T14">Toda la Escritura es inspirada por Dios y útil para enseñar, para reprender, </text:span><text:span text:style-name="T12"><text:s/></text:span><text:span text:style-name="T14">para corregir y para instruir en la justicia, a fin de que el siervo de Dios esté enteramente </text:span><text:span text:style-name="T12"><text:s/></text:span><text:span text:style-name="T14">capacitado para toda buena obra. </text:span><text:span text:style-name="T12"><text:s/></text:span></text:p>
      <text:p text:style-name="P337" loext:marker-style-name="T15"><text:span text:style-name="T35">• </text:span><text:span text:style-name="T12">2 Pedro 1:20–21 / ...</text:span><text:span text:style-name="T14">tengan muy presente que ninguna profecía de la Escritura surge de la </text:span><text:span text:style-name="T12"><text:s/></text:span><text:span text:style-name="T14">interpretación particular de nadie. Porque la profecía no ha tenido su origen en la voluntad </text:span><text:span text:style-name="T12"><text:s/></text:span><text:span text:style-name="T14">humana, sino que los profetas hablaron de parte de Dios, impulsados por el Espíritu Santo. </text:span></text:p>
      <text:p text:style-name="P203" loext:marker-style-name="T15"><text:span text:style-name="T36">• </text:span><text:span text:style-name="T12">1 Juan 1:1–2 / </text:span><text:span text:style-name="T14">Lo que ha sido desde el principio, lo que hemos oído, lo que hemos visto con </text:span><text:span text:style-name="T12"><text:s/></text:span><text:span text:style-name="T14">nuestros propios ojos, lo que hemos contemplado, lo que hemos tocado con las manos, esto les </text:span><text:span text:style-name="T12"><text:s/></text:span><text:span text:style-name="T14">anunciamos respecto al Verbo que es vida. Esta vida se manifestó. Nosotros la hemos visto y </text:span></text:p>
      <text:p text:style-name="P140" loext:marker-style-name="T4"><text:span text:style-name="T3"><text:s/></text:span></text:p>
      <text:p text:style-name="P86" loext:marker-style-name="T15"><text:span text:style-name="T14">damos testimonio de ella, y les anunciamos a ustedes la vida eterna que estaba con el Padre y </text:span><text:span text:style-name="T12"><text:s/></text:span><text:span text:style-name="T14">que se nos ha manifestado. </text:span></text:p>
      <text:p text:style-name="P141" loext:marker-style-name="T4"><text:soft-page-break/><text:span text:style-name="T3"><text:s/></text:span></text:p>
      <text:p text:style-name="P12" loext:marker-style-name="T9"><text:span text:style-name="T8">ARTÍCULO 5: TRINIDAD <text:s/></text:span><text:span text:style-name="T8"/></text:p>
      <text:p text:style-name="P23" loext:marker-style-name="T11"><text:span text:style-name="T10">Resúmen <text:s/></text:span><text:span text:style-name="T10"/></text:p>
      <text:p text:style-name="P57" loext:marker-style-name="T13"><text:span text:style-name="T12">Hay un solo Dios y él es tres personas: Padre, Hijo, y Espíritu Santo. <text:s/></text:span><text:span text:style-name="T12"/></text:p>
      <text:p text:style-name="P24" loext:marker-style-name="T11"><text:span text:style-name="T10">Detalles <text:s/></text:span><text:span text:style-name="T10"/></text:p>
      <text:p text:style-name="P218" loext:marker-style-name="T13"><text:span text:style-name="T12">Creemos en un solo Dios, que existe eternamente en la forma de tres Personas igualmente divinas: el <text:s/>Padre, el Hijo, y el Espíritu Santo, que se conocen, aman y glorifican mutuamente. Este Dios vivo y <text:s/>verdadero es perfectamente infinito en amor y santidad. El es el Creador de todas las cosas, visibles e <text:s/>invisibles, y por eso merece recibir toda la gloria y adoración. Inmortal y eterno, él conoce <text:s/>perfectamente el final desde el principio, sostiene y gobierna soberanamente todas las cosas, y en su <text:s/>providencia realiza sus buenos propósitos para redimir a un pueblo para sí mismo y restaurar su <text:s/>creación caída, para la alabanza de su gloriosa gracia. <text:s/></text:span><text:span text:style-name="T12"/></text:p>
      <text:p text:style-name="P33" loext:marker-style-name="T11"><text:span text:style-name="T10">Puntos Clave <text:s/></text:span><text:span text:style-name="T10"/></text:p>
      <text:p text:style-name="P375" loext:marker-style-name="T13"><text:span text:style-name="T12">1. Cada una de las tres personas en Dios es completamente y eternamente Dios. <text:s/>2. Dios conoce perfectamente todas las cosas, sostiene todas las cosas, y gobierna sobre todas las <text:s/>cosas. <text:s/></text:span><text:span text:style-name="T12"/></text:p>
      <text:p text:style-name="P26" loext:marker-style-name="T11"><text:span text:style-name="T10">Preguntas para Reflexionar <text:s/></text:span><text:span text:style-name="T10"/></text:p>
      <text:p text:style-name="P382" loext:marker-style-name="T13"><text:span text:style-name="T12">1. El hecho de que Dios, siendo tres en uno, va mucho más allá de nuestra habilidad de comprensión, <text:s/>¿cómo afecta esto nuestra relación con él? </text:span><text:span text:style-name="T12"/></text:p>
      <text:p text:style-name="P385" loext:marker-style-name="T13"><text:span text:style-name="T12">2. Si Dios siempre ha existido perfectamente en relación como una eterna comunión de amor, ¿cómo <text:s/>influye esto la manera en la que sentimos el amor de Dios hacia nosotros? </text:span><text:span text:style-name="T12"/></text:p>
      <text:p text:style-name="P26" loext:marker-style-name="T11"><text:span text:style-name="T10">Pasajes <text:s/></text:span><text:span text:style-name="T10"/></text:p>
      <text:p text:style-name="P268" loext:marker-style-name="T13"><text:span text:style-name="T36">• </text:span><text:span text:style-name="T12">Deuteronomio 6:4 / </text:span><text:span text:style-name="T14">Escucha, Israel: El Señor nuestro Dios es el único Señor.</text:span><text:span text:style-name="T12"> </text:span><text:span text:style-name="T35">• </text:span><text:span text:style-name="T12">Mateo 3:16–17 / </text:span><text:span text:style-name="T14">Tan pronto como Jesús fue bautizado, subió del agua. En ese momento se abrió </text:span><text:span text:style-name="T12"><text:s/></text:span><text:span text:style-name="T14">el cielo, y él vio al Espíritu de Dios bajar como una paloma y posarse sobre él. Y una voz del cielo </text:span><text:span text:style-name="T12"><text:s/></text:span><text:span text:style-name="T14">decía: “Este es mi Hijo amado; estoy muy complacido con él.”</text:span><text:span text:style-name="T12"> </text:span></text:p>
      <text:p text:style-name="P114" loext:marker-style-name="T15"><text:span text:style-name="T35">• </text:span><text:span text:style-name="T12">Mateo 28:19 / “</text:span><text:span text:style-name="T14">Por tanto, vayan y hagan discípulos de todas las naciones, bautizándolos en el </text:span><text:span text:style-name="T12"><text:s/></text:span><text:span text:style-name="T14">nombre del Padre y del Hijo y del Espíritu Santo…” </text:span></text:p>
      <text:p text:style-name="P273" loext:marker-style-name="T13"><text:span text:style-name="T35">• </text:span><text:span text:style-name="T12">1 Pedro 1:1–2 / Pedro, apóstol de Jesucristo, a los elegidos, extranjeros dispersos por el Ponto, <text:s/>Galacia, Capadocia, Asia y Bitinia, según la previsión de Dios el Padre, mediante la obra <text:s/>santificadora del Espíritu, para obedecer a Jesucristo y ser redimidos por su sangre: Que abunden <text:s/>en ustedes la gracia y la paz. </text:span></text:p>
      <text:p text:style-name="P386" loext:marker-style-name="T13"><text:span text:style-name="T35">• </text:span><text:span text:style-name="T12">Juan 10:29–30 / </text:span><text:span text:style-name="T14">Mi Padre, que me las ha dado, es más grande que todos; y de la mano del Padre </text:span><text:span text:style-name="T12"><text:s/></text:span><text:span text:style-name="T14">nadie las puede arrebatar. El Padre y yo somos uno.</text:span><text:span text:style-name="T12"> </text:span></text:p>
      <text:p text:style-name="P393" loext:marker-style-name="T15"><text:span text:style-name="T35">• </text:span><text:span text:style-name="T12">2 Corintios 13:14 / </text:span><text:span text:style-name="T14">Que la gracia del Señor Jesucristo, el amor de Dios y la comunión del Espíritu </text:span><text:span text:style-name="T12"><text:s/></text:span><text:span text:style-name="T14">Santo sean con todos ustedes.</text:span></text:p>
      <text:p text:style-name="P142" loext:marker-style-name="T4"><text:soft-page-break/><text:span text:style-name="T3"><text:s/></text:span></text:p>
      <text:p text:style-name="P12" loext:marker-style-name="T9"><text:span text:style-name="T8">ARTÍCULO 6: HUMANIDAD <text:s/></text:span><text:span text:style-name="T8"/></text:p>
      <text:p text:style-name="P23" loext:marker-style-name="T11"><text:span text:style-name="T10">Resúmen <text:s/></text:span><text:span text:style-name="T10"/></text:p>
      <text:p text:style-name="P57" loext:marker-style-name="T13"><text:span text:style-name="T12">Dios creó la humanidad muy buena y como hombre y mujer: iguales y complementarios. <text:s/></text:span><text:span text:style-name="T12"/></text:p>
      <text:p text:style-name="P24" loext:marker-style-name="T11"><text:span text:style-name="T10">Detalles </text:span><text:span text:style-name="T10"/></text:p>
      <text:p text:style-name="P278" loext:marker-style-name="T13"><text:span text:style-name="T12">Creemos que Dios creó a los seres humanos, hombre y mujer, a su imagen. Adán y Eva pertenecieron a <text:s/>la creación que Dios mismo declaró muy buena, sirviendo como los agentes y representantes de Dios <text:s/>para cuidar, administrar, cultivar, y gobernar la creación, viviendo en comunión santa y devota con su <text:s/>Hacedor. Hombre y mujer, hechos igualmente a la imagen de Dios, disfrutan de igual acceso a Dios por <text:s/>la fe en Jesucristo y están llamados a ir más allá de la autocomplacencia hacia hacer compromisos <text:s/>significativos privados y públicos con la familia, iglesia, y vida civil. Dentro de los propósitos sabios de <text:s/>Dios, el hombre y la mujer no son intercambiables sino que se complementan uno al otro de forma <text:s/>enriquecedora para ambos. <text:s/></text:span><text:span text:style-name="T12"/></text:p>
      <text:p text:style-name="P34" loext:marker-style-name="T11"><text:span text:style-name="T10">Puntos Clave: <text:s/></text:span><text:span text:style-name="T10"/></text:p>
      <text:p text:style-name="P116" loext:marker-style-name="T13"><text:span text:style-name="T12">1. El hombre y la mujer son seres creados diseñados para ser dependientes de Dios. <text:s/>2. El hombre y la mujer deben colaborar juntos para desarrollar lo que Dios creó. <text:s/></text:span><text:span text:style-name="T12"/></text:p>
      <text:p text:style-name="P35" loext:marker-style-name="T11"><text:span text:style-name="T10">Preguntas para Reflexionar <text:s/></text:span><text:span text:style-name="T10"/></text:p>
      <text:p text:style-name="P373" loext:marker-style-name="T13"><text:span text:style-name="T12">1. ¿En qué forma nuestra cultura ignora o exagera la igualdad y/o diferencias entre hombres y <text:s/>mujeres? </text:span><text:span text:style-name="T12"/></text:p>
      <text:p text:style-name="P394" loext:marker-style-name="T13"><text:span text:style-name="T12">2. ¿Cómo es que el hecho de que los humanos somos los agentes de Dios en la tierra nos hace <text:s/>reconsiderar nuestras metas individuales? <text:s/></text:span><text:span text:style-name="T12"/></text:p>
      <text:p text:style-name="P26" loext:marker-style-name="T11"><text:span text:style-name="T10">Pasajes </text:span><text:span text:style-name="T10"/></text:p>
      <text:p text:style-name="P280" loext:marker-style-name="T13"><text:span text:style-name="T36">• </text:span><text:span text:style-name="T12">Génesis 1:27–28/ </text:span><text:span text:style-name="T14">Y Dios creó al ser humano a su imagen; lo creó a imagen de Dios. Hombre y </text:span><text:span text:style-name="T12"><text:s/></text:span><text:span text:style-name="T14">mujer los creó, y los bendijo con estas palabras: “Sean fructíferos y multiplíquense; llenen la tierra </text:span><text:span text:style-name="T12"><text:s/></text:span><text:span text:style-name="T14">y sométanla; dominen a los peces del mar y a las aves del cielo, y a todos los reptiles que se </text:span><text:span text:style-name="T12"><text:s/></text:span><text:span text:style-name="T14">arrastran por el suelo”. </text:span><text:span text:style-name="T12"><text:s/></text:span></text:p>
      <text:p text:style-name="P281" loext:marker-style-name="T13"><text:span text:style-name="T36">• </text:span><text:span text:style-name="T12">Génesis 2:18–22 / Luego Dios el Señor dijo: “No es bueno que el hombre esté solo. Voy a hacerle <text:s/>una ayuda adecuada”. Entonces Dios el Señor formó de la tierra toda ave del cielo y todo animal <text:s/>del campo, y se los llevó al hombre para ver qué nombre les pondría. El hombre les puso nombre <text:s/>a todos los seres vivos, y con ese nombre se les conoce. Así el hombre fue poniéndoles nombre a <text:s/>todos los animales domésticos, a todas las aves del cielo y a todos los animales del campo. Sin <text:s/>embargo, no se encontró entre ellos la ayuda adecuada para el hombre. Entonces Dios el Señor <text:s/>hizo que el hombre cayera en un sueño profundo y, mientras éste dormía, le sacó una costilla y le <text:s/>cerró la herida. De la costilla que le había quitado al hombre, Dios el Señor hizo una mujer y se la <text:s/>presentó al hombre. </text:span></text:p>
      <text:p text:style-name="P202" loext:marker-style-name="T15"><text:soft-page-break/><text:span text:style-name="T36">• </text:span><text:span text:style-name="T12">1 Corintios 11:11–12 / </text:span><text:span text:style-name="T14">En el Señor, ni la mujer existe aparte del hombre ni el hombre aparte de la </text:span><text:span text:style-name="T12"><text:s/></text:span><text:span text:style-name="T14">mujer. Porque así como la mujer procede del hombre, también el hombre nace de la mujer; pero </text:span><text:span text:style-name="T12"><text:s/></text:span><text:span text:style-name="T14">todo proviene de Dios.</text:span></text:p>
      <text:p text:style-name="P143" loext:marker-style-name="T4"><text:span text:style-name="T3"><text:s/></text:span></text:p>
      <text:p text:style-name="P12" loext:marker-style-name="T9"><text:span text:style-name="T8">ARTÍCULO 7: SOLTERÍA &amp; MATRIMONIO <text:s/></text:span><text:span text:style-name="T8"/></text:p>
      <text:p text:style-name="P3" loext:marker-style-name="T9"><text:span text:style-name="T8"><text:s text:c="2"/></text:span><text:span text:style-name="T8"/></text:p>
      <text:p text:style-name="P36" loext:marker-style-name="T11"><text:span text:style-name="T10">Resúmen <text:s/></text:span><text:span text:style-name="T10"/></text:p>
      <text:p text:style-name="P57" loext:marker-style-name="T13"><text:span text:style-name="T12">El matrimonio fue diseñado por Dios para ser entre un hombre y una mujer por el resto de sus vidas. <text:s/></text:span><text:span text:style-name="T12"/></text:p>
      <text:p text:style-name="P31" loext:marker-style-name="T11"><text:span text:style-name="T10">Detalles <text:s/></text:span><text:span text:style-name="T10"/></text:p>
      <text:p text:style-name="P347" loext:marker-style-name="T13"><text:span text:style-name="T12">No todas las personas están llamadas al matrimonio; la soltería es una vocación con dignidad y valor y <text:s/>con una manera única de servir al reino de Dios y contribuir a la vida en el mundo. La soltería es en <text:s/>muchas maneras un mejor llamado en el Reino de Dios. <text:s/></text:span><text:span text:style-name="T12"/></text:p>
      <text:p text:style-name="P282" loext:marker-style-name="T13"><text:span text:style-name="T12">El matrimonio es una institución desde la creación. Adán y Eva fueron hechos para complementarse uno <text:s/>al otro, como hombre y mujer, en una unión de “una sola carne” con una dimensión unitiva (la habilidad <text:s/>de unir dos cuerpos y hacerlos uno) y con una dimensión procreativa (el medio por el cual los hijos se <text:s/>traen al mundo). Es por esto que el matrimonio es el fundamento de la familia, el cimiento sagrado de la <text:s/>sociedad donde se desarrolla la humanidad, y diseñado para reflejar a Dios en un pacto de amor fiel. Jesús confirma la unión de “una sola carne” entre el hombre y la mujer como el patrón normativo de <text:s/>sexo y matrimonio y recalca la insolubilidad sagrada de la unión. <text:s/></text:span><text:span text:style-name="T12"/></text:p>
      <text:p text:style-name="P228" loext:marker-style-name="T13"><text:span text:style-name="T12">El matrimonio también refleja la salvación, diseñada para mostrar a Cristo y a su Novia, en amor fiel, <text:s/>servicio mutuo, y una unión inquebrantable que trae vida al mundo. Dios ordena que los cónyuges <text:s/>asuman distintos roles que reflejan la relación de amor entre Cristo y la iglesia: el esposo tomando la <text:s/>iniciativa de amar, cuidar, y servir a su esposa, mientras que ella amorosamente y voluntariamente sigue <text:s/>su liderazgo, trabajando juntos para formar la cultura de su hogar. <text:s/></text:span><text:span text:style-name="T12"/></text:p>
      <text:p text:style-name="P283" loext:marker-style-name="T13"><text:span text:style-name="T12">Dios diseñó el sexo para que sea practicado solamente dentro del matrimonio y prohíbe cualquier <text:s/>actividad sexual fuera de este pacto de un solo hombre con una sola mujer (pornografía, adulterio, sexo <text:s/>antes del matrimonio, actividad sexual con miembros del mismo sexo). Como seguidores de Jesús, le <text:s/>entregamos nuestros cuerpos a Dios, dedicando nuestra fidelidad sexual como un medio de fidelidad a <text:s/>Dios. <text:s/></text:span><text:span text:style-name="T12"/></text:p>
      <text:p text:style-name="P37" loext:marker-style-name="T11"><text:soft-page-break/><text:span text:style-name="T10">Puntos Clave <text:s/></text:span><text:span text:style-name="T10"/></text:p>
      <text:p text:style-name="P57" loext:marker-style-name="T13"><text:span text:style-name="T12">1. El matrimonio es un reflejo del evangelio. <text:s/></text:span><text:span text:style-name="T12"/></text:p>
      <text:p text:style-name="P425" loext:marker-style-name="T13"><text:span text:style-name="T12">2. El sexo de cualquier tipo debe ser practicado solamente dentro del pacto matrimonial. <text:s text:c="3"/></text:span><text:span text:style-name="T12"/></text:p>
      <text:p text:style-name="P38" loext:marker-style-name="T11"><text:span text:style-name="T10">Preguntas de Reflexión <text:s/></text:span><text:span text:style-name="T10"/></text:p>
      <text:p text:style-name="P396" loext:marker-style-name="T13"><text:span text:style-name="T12">1. ¿Cómo es que el hecho de que el matrimonio inició en la creación, en lugar de desde normas <text:s/>sociales, cambia nuestra perspectiva? <text:s/></text:span><text:span text:style-name="T12"/></text:p>
      <text:p text:style-name="P397" loext:marker-style-name="T13"><text:span text:style-name="T12">2. ¿Cómo es que el considerar el sexo como un aspecto de la creación nos hace considerar nuestras <text:s/>suposiciones religiosas y seculares? </text:span><text:span text:style-name="T12"/></text:p>
      <text:p text:style-name="P39" loext:marker-style-name="T11"><text:span text:style-name="T10">Pasajes </text:span><text:span text:style-name="T10"/></text:p>
      <text:p text:style-name="P296" loext:marker-style-name="T13"><text:span text:style-name="T35">• </text:span><text:span text:style-name="T12">Mateo 19:4-6 / </text:span><text:span text:style-name="T14">—¿No han leído —replicó Jesús— que en el principio el Creador “los hizo hombre </text:span><text:span text:style-name="T12"><text:s/></text:span><text:span text:style-name="T14">y mujer”, y dijo: “Por eso dejará el hombre a su padre y a su madre, y se unirá a su esposa, y los </text:span><text:span text:style-name="T12"><text:s/></text:span><text:span text:style-name="T14">dos llegarán a ser un solo cuerpo”? Así que ya no son dos, sino uno solo. Por tanto, lo que Dios ha </text:span><text:span text:style-name="T12"><text:s/></text:span><text:span text:style-name="T14">unido, que no lo separe el hombre. </text:span><text:span text:style-name="T12"><text:s/></text:span></text:p>
      <text:p text:style-name="P261" loext:marker-style-name="T15"><text:span text:style-name="T35">• </text:span><text:span text:style-name="T12">Efesios 5:31-32 / “</text:span><text:span text:style-name="T14">Por eso dejará el hombre a su padre y a su madre, y se unirá a su esposa, y los </text:span><text:span text:style-name="T12"><text:s/></text:span><text:span text:style-name="T14">dos llegarán a ser un solo cuerpo”. Esto es un misterio profundo; yo me refiero a Cristo y a la </text:span><text:span text:style-name="T12"><text:s/></text:span><text:span text:style-name="T14">iglesia.</text:span></text:p>
      <text:p text:style-name="P144" loext:marker-style-name="T4"><text:span text:style-name="T3"><text:s/></text:span></text:p>
      <text:p text:style-name="P262" loext:marker-style-name="T13"><text:span text:style-name="T35">• </text:span><text:span text:style-name="T12">1 Corintios 7:6-9 / Ahora bien, esto lo digo como una concesión y no como una orden. En <text:s/>realidad, preferiría que todos fueran como yo. No obstante, cada uno tiene de Dios su propio <text:s/>don: este posee uno; aquel, otro. A los solteros y a las viudas les digo que sería mejor que se quedaran como yo. Pero, si no pueden dominarse, que se casen, porque es preferible casarse que <text:s/>quemarse de pasión.</text:span></text:p>
      <text:p text:style-name="P145" loext:marker-style-name="T4"><text:soft-page-break/><text:span text:style-name="T3"><text:s/></text:span></text:p>
      <text:p text:style-name="P12" loext:marker-style-name="T9"><text:span text:style-name="T8">ARTÍCULO 8: LA CAÍDA <text:s/></text:span><text:span text:style-name="T8"/></text:p>
      <text:p text:style-name="P3" loext:marker-style-name="T9"><text:span text:style-name="T8"><text:s text:c="2"/></text:span><text:span text:style-name="T8"/></text:p>
      <text:p text:style-name="P40" loext:marker-style-name="T11"><text:span text:style-name="T10">Resúmen <text:s/></text:span><text:span text:style-name="T10"/></text:p>
      <text:p text:style-name="P354" loext:marker-style-name="T13"><text:span text:style-name="T12">La bondad original de la creación fue corrompida por el pecado; todos los humanos son pecadores <text:s/>necesitados de la gracia de Dios. <text:s/></text:span><text:span text:style-name="T12"/></text:p>
      <text:p text:style-name="P41" loext:marker-style-name="T11"><text:span text:style-name="T10">Detalles <text:s/></text:span><text:span text:style-name="T10"/></text:p>
      <text:p text:style-name="P244" loext:marker-style-name="T13"><text:span text:style-name="T12">Necesitamos ser reconciliados con Dios. Creemos que Adán, siendo hecho a la imagen de Dios, <text:s/>distorsionó esa imagen y renunció a su bendición original —para sí mismo y para su descendencia— al <text:s/>rebelarse contra Dios a través de la tentación que le presentó Satanás. Como resultado, todos los seres <text:s/>humanos están separados de Dios, corrompidos en cada aspecto de su ser (físicamente, mentalmente, <text:s/>emocionalmente, espiritualmente, en sus decisiones y relaciones) y condenados en definitiva y sin <text:s/>vuelta atrás a la muerte —apartados de la gracia interventora de Dios. La mayor necesidad que tienen <text:s/>todos los seres humanos es el ser reconciliados con Dios, del cual permanecemos en su ira santa y justa; <text:s/>la única esperanza de todos los seres humanos es el amor incondicional de este mismo Dios, el único <text:s/>que puede rescatarnos y restaurarnos consigo mismo. La rebeldía de la humanidad no solamente afecta <text:s/>a la humanidad; sino que desintegró toda la creación y la sometió a mortandad. El pecado ahora se <text:s/>encuentra en las estructuras de la biología y sociedad. Las estructuras creadas del mundo permanecen <text:s/>fundamentalmente buenas, pero el poder distorsionador del pecado hace que funcionen radicalmente <text:s/>de manera errónea. <text:s/></text:span><text:span text:style-name="T12"/></text:p>
      <text:p text:style-name="P30" loext:marker-style-name="T11"><text:span text:style-name="T10">Puntos Clave: <text:s/></text:span><text:span text:style-name="T10"/></text:p>
      <text:p text:style-name="P57" loext:marker-style-name="T13"><text:span text:style-name="T12">1. Somos pecadores por naturaleza y por nuestras propias elecciones. </text:span><text:span text:style-name="T12"/></text:p>
      <text:p text:style-name="P84" loext:marker-style-name="T13"><text:span text:style-name="T12">2. La paga justa de nuestro pecado es la ira de Dios. </text:span><text:span text:style-name="T12"/></text:p>
      <text:p text:style-name="P72" loext:marker-style-name="T13"><text:span text:style-name="T12">3. Todo lo que no funciona en el mundo es resultado del pecado. </text:span><text:span text:style-name="T12"/></text:p>
      <text:p text:style-name="P4" loext:marker-style-name="T13"><text:span text:style-name="T12"><text:s text:c="2"/></text:span><text:span text:style-name="T12"/></text:p>
      <text:p text:style-name="P42" loext:marker-style-name="T11"><text:span text:style-name="T10">Preguntas de Reflexión: <text:s/></text:span><text:span text:style-name="T10"/></text:p>
      <text:p text:style-name="P376" loext:marker-style-name="T13"><text:span text:style-name="T12">1. ¿Cómo podemos entender el mal de este mundo a la luz de la doctrina de la Caída? <text:s/>2. ¿Por qué se resiste tanto nuestra cultura al concepto del pecado? <text:s/></text:span><text:span text:style-name="T12"/></text:p>
      <text:p text:style-name="P39" loext:marker-style-name="T11"><text:span text:style-name="T10">Pasajes <text:s/></text:span><text:span text:style-name="T10"/></text:p>
      <text:p text:style-name="P297" loext:marker-style-name="T13"><text:span text:style-name="T35">• </text:span><text:span text:style-name="T12">Génesis 3:1–7 / La serpiente era más astuta que todos los animales del campo que Dios el Señor <text:s/>había hecho, así que le preguntó a la mujer: —¿Es verdad que Dios les dijo que no comieran de <text:s/>ningún árbol del jardín?—Podemos comer del fruto de todos los árboles —respondió la mujer—. <text:s/>Pero, en cuanto al fruto del árbol que está en medio del jardín, Dios nos ha dicho: “No coman de <text:s/>ese árbol, ni lo toquen; de lo contrario, morirán”. Pero la serpiente le dijo a la mujer: —¡No es <text:s/>cierto, no van a morir! Dios sabe muy bien que, cuando coman de ese árbol, se les abrirán los ojos <text:s/>y llegarán a </text:span><text:soft-page-break/><text:span text:style-name="T12">ser como Dios, conocedores del bien y del mal. La mujer vio que el fruto del árbol era <text:s/>bueno para comer, y que tenía buen aspecto y era deseable para adquirir sabiduría, así que tomó <text:s/>de su fruto y comió. Luego le dio a su esposo, y también él comió. En ese momento se les <text:s/>abrieron los ojos, y tomaron conciencia de su desnudez. Por eso, para cubrirse entretejieron hojas <text:s/>de higuera. </text:span></text:p>
      <text:p text:style-name="P338" loext:marker-style-name="T13"><text:span text:style-name="T35">• </text:span><text:span text:style-name="T12">Romanos 5:12, 19 / </text:span><text:span text:style-name="T14">Por medio de un solo hombre el pecado entró en el mundo, y por medio del </text:span><text:span text:style-name="T12"><text:s/></text:span><text:span text:style-name="T14">pecado entró la muerte; fue así como la muerte pasó a toda la humanidad, porque todos </text:span><text:span text:style-name="T12"><text:s/></text:span><text:span text:style-name="T14">pecaron...Porque así como por la desobediencia de uno solo muchos fueron constituidos </text:span><text:span text:style-name="T12"><text:s/></text:span><text:span text:style-name="T14">pecadores, también por la obediencia de uno solo muchos serán constituidos justos. </text:span><text:span text:style-name="T12"><text:s/></text:span></text:p>
      <text:p text:style-name="P399" loext:marker-style-name="T13"><text:span text:style-name="T35">• </text:span><text:span text:style-name="T12">Romanos 8:20–22 / Porque fue sometida a la frustración. Esto no sucedió por su propia voluntad, <text:s/>sino por la del que así lo dispuso. Pero queda la firme esperanza de que la creación misma ha de </text:span></text:p>
      <text:p text:style-name="P146" loext:marker-style-name="T4"><text:span text:style-name="T3"><text:s/></text:span></text:p>
      <text:p text:style-name="P118" loext:marker-style-name="T13"><text:span text:style-name="T12">ser liberada de la corrupción que la esclaviza, para así alcanzar la gloriosa libertad de los hijos de <text:s/>Dios. Sabemos que toda la creación todavía gime a una, como si tuviera dolores de parto</text:span><text:span text:style-name="T12"/></text:p>
      <text:p text:style-name="P141" loext:marker-style-name="T4"><text:soft-page-break/><text:span text:style-name="T3"><text:s/></text:span></text:p>
      <text:p text:style-name="P12" loext:marker-style-name="T9"><text:span text:style-name="T8">ARTÍCULO 9: ELECCIÓN <text:s/></text:span><text:span text:style-name="T8"/></text:p>
      <text:p text:style-name="P23" loext:marker-style-name="T11"><text:span text:style-name="T10">Resúmen <text:s/></text:span><text:span text:style-name="T10"/></text:p>
      <text:p text:style-name="P57" loext:marker-style-name="T13"><text:span text:style-name="T12">Dios escogió a su pueblo incondicionalmente para ser salvados por medio de lo que hizo Jesús. <text:s/></text:span><text:span text:style-name="T12"/></text:p>
      <text:p text:style-name="P24" loext:marker-style-name="T11"><text:span text:style-name="T10">Detalles <text:s/></text:span><text:span text:style-name="T10"/></text:p>
      <text:p text:style-name="P269" loext:marker-style-name="T13"><text:span text:style-name="T12">Creemos que durante toda la eternidad, por gracia Dios determinó salvar a una gran multitud de <text:s/>pecadores de todas las naciones, tribus, pueblos y lenguas y para este destino los predestinó y eligió. <text:s/>Creemos que Dios justifica y santifica a aquellos que por medio de la gracia ponen su fe en Jesús, y que <text:s/>un día los va a glorificar —para alabanza de su gloria. Esta elección no es solamente un privilegio, es una <text:s/>responsabilidad; en amor, a través de la iglesia Dios manda y pide a todas las personas que se <text:s/>arrepientan y crean, poniendo su amor salvador en aquellos a quien ha escogido y decretando que <text:s/>Cristo sea su Redentor. <text:s/></text:span><text:span text:style-name="T12"/></text:p>
      <text:p text:style-name="P43" loext:marker-style-name="T11"><text:span text:style-name="T10">Puntos Clave <text:s/></text:span><text:span text:style-name="T10"/></text:p>
      <text:p text:style-name="P60" loext:marker-style-name="T13"><text:span text:style-name="T12">1. Dios salva y limpia a aquellos que ponen su esperanza en Jesús. </text:span><text:span text:style-name="T12"/></text:p>
      <text:p text:style-name="P84" loext:marker-style-name="T13"><text:span text:style-name="T12">2. Todas las personas están invitadas a arrepentirse y creer. <text:s/></text:span><text:span text:style-name="T12"/></text:p>
      <text:p text:style-name="P4" loext:marker-style-name="T13"><text:span text:style-name="T12"><text:s text:c="2"/></text:span><text:span text:style-name="T12"/></text:p>
      <text:p text:style-name="P40" loext:marker-style-name="T11"><text:span text:style-name="T10">Preguntas de Reflexión <text:s/></text:span><text:span text:style-name="T10"/></text:p>
      <text:p text:style-name="P117" loext:marker-style-name="T13"><text:span text:style-name="T12">1. ¿Cómo requiere que seamos humildes la doctrina de la predestinación o elección? 2. ¿Por qué puede que nos resistamos a la idea de que Dios nos escogió incondicionalmente? <text:s/></text:span><text:span text:style-name="T12"/></text:p>
      <text:p text:style-name="P44" loext:marker-style-name="T11"><text:span text:style-name="T10">Pasajes: <text:s/></text:span><text:span text:style-name="T10"/></text:p>
      <text:p text:style-name="P298" loext:marker-style-name="T13"><text:span text:style-name="T35">• </text:span><text:span text:style-name="T12">Efesios 1:3–10 / </text:span><text:span text:style-name="T14">Alabado sea Dios, Padre de nuestro Señor Jesucristo, que nos ha bendecido en </text:span><text:span text:style-name="T12"><text:s/></text:span><text:span text:style-name="T14">las regiones celestiales con toda bendición espiritual en Cristo. Dios nos escogió en él antes de la </text:span><text:span text:style-name="T12"><text:s/></text:span><text:span text:style-name="T14">creación del mundo, para que seamos santos y sin mancha delante de él. En amor nos predestinó </text:span><text:span text:style-name="T12"><text:s/></text:span><text:span text:style-name="T14">para ser adoptados como hijos suyos por medio de Jesucristo, según el buen propósito de su </text:span><text:span text:style-name="T12"><text:s/></text:span><text:span text:style-name="T14">voluntad, para alabanza de su gloriosa gracia, que nos concedió en su Amado. En él tenemos la </text:span><text:span text:style-name="T12"><text:s/></text:span><text:span text:style-name="T14">redención mediante su sangre, el perdón de nuestros pecados, conforme a las riquezas de la </text:span><text:span text:style-name="T12"><text:s/></text:span><text:span text:style-name="T14">gracia que Dios nos dio en abundancia con toda sabiduría y entendimiento. Él nos hizo conocer el </text:span><text:span text:style-name="T12"><text:s/></text:span><text:span text:style-name="T14">misterio de su voluntad conforme al buen propósito que de antemano estableció en Cristo, para </text:span><text:span text:style-name="T12"><text:s/></text:span><text:span text:style-name="T14">llevarlo a cabo cuando se cumpliera el tiempo, esto es, reunir en él todas las cosas, tanto las del </text:span><text:span text:style-name="T12"><text:s/></text:span><text:span text:style-name="T14">cielo como las de la tierra.</text:span><text:span text:style-name="T12"> </text:span></text:p>
      <text:p text:style-name="P264" loext:marker-style-name="T13"><text:span text:style-name="T35">• </text:span><text:span text:style-name="T12">Hechos 17:30–31 / </text:span><text:span text:style-name="T14">Pues bien, Dios pasó por alto aquellos tiempos de tal ignorancia, pero ahora </text:span><text:span text:style-name="T12"><text:s/></text:span><text:span text:style-name="T14">manda a todos, en todas partes, que se arrepientan. Él ha fijado un día en que juzgará al mundo </text:span><text:span text:style-name="T12"><text:s/></text:span><text:span text:style-name="T14">con justicia, por medio del hombre que ha designado. De ello ha dado pruebas a todos al </text:span><text:span text:style-name="T12"><text:s/></text:span><text:span text:style-name="T14">levantarlo de entre los muertos.</text:span><text:span text:style-name="T12"> </text:span></text:p>
      <text:p text:style-name="P119" loext:marker-style-name="T15"><text:span text:style-name="T35">• </text:span><text:span text:style-name="T12">Hechos 13:48 / </text:span><text:span text:style-name="T14">Al oír esto, los gentiles se alegraron y celebraron la palabra del Señor; </text:span><text:soft-page-break/><text:span text:style-name="T14">y creyeron </text:span><text:span text:style-name="T12"><text:s/></text:span><text:span text:style-name="T14">todos los que estaban destinados a la vida eterna. </text:span></text:p>
      <text:p text:style-name="P387" loext:marker-style-name="T13"><text:span text:style-name="T35">• </text:span><text:span text:style-name="T12">Romanos 9:16 / </text:span><text:span text:style-name="T14">Por lo tanto, la elección no depende del deseo ni del esfuerzo humano, sino de la </text:span><text:span text:style-name="T12"><text:s/></text:span><text:span text:style-name="T14">misericordia de Dios.</text:span><text:span text:style-name="T12"> </text:span></text:p>
      <text:p text:style-name="P304" loext:marker-style-name="T13"><text:span text:style-name="T35">• </text:span><text:span text:style-name="T12">Juan 6:37 / </text:span><text:span text:style-name="T14">Todos los que el Padre me da vendrán a mí; y al que a mí viene, no lo rechazo.</text:span><text:span text:style-name="T12"> </text:span><text:span text:style-name="T35">• </text:span><text:span text:style-name="T12">Juan 15:16 / </text:span><text:span text:style-name="T14">No me escogieron ustedes a mí, sino que yo los escogí a ustedes y los comisioné para </text:span><text:span text:style-name="T12"><text:s/></text:span><text:span text:style-name="T14">que vayan y den fruto, un fruto que perdure. Así el Padre les dará todo lo que le pidan en mi </text:span><text:span text:style-name="T12"><text:s/></text:span><text:span text:style-name="T14">nombre.</text:span><text:span text:style-name="T12"> </text:span></text:p>
      <text:p text:style-name="P388" loext:marker-style-name="T13"><text:span text:style-name="T35">• </text:span><text:span text:style-name="T12">Filipenses 1:29 / </text:span><text:span text:style-name="T14">Porque a ustedes se les ha concedido no solo creer en Cristo, sino también sufrir </text:span><text:span text:style-name="T12"><text:s/></text:span><text:span text:style-name="T14">por él</text:span><text:span text:style-name="T12"> </text:span></text:p>
      <text:p text:style-name="P420" loext:marker-style-name="T15"><text:span text:style-name="T36">• </text:span><text:span text:style-name="T12">Isaías 49:6 / </text:span><text:span text:style-name="T14">Yo te pongo ahora como luz para las naciones, a fin de que lleves mi salvación hasta </text:span><text:span text:style-name="T12"><text:s/></text:span><text:span text:style-name="T14">los confines de la tierra</text:span></text:p>
      <text:p text:style-name="P147" loext:marker-style-name="T4"><text:span text:style-name="T3"><text:s/></text:span></text:p>
      <text:p text:style-name="P12" loext:marker-style-name="T9"><text:span text:style-name="T8">ARTÍCULO 10: BUENAS NOTICIAS <text:s/></text:span><text:span text:style-name="T8"/></text:p>
      <text:p text:style-name="P23" loext:marker-style-name="T11"><text:span text:style-name="T10">Resúmen <text:s/></text:span><text:span text:style-name="T10"/></text:p>
      <text:p text:style-name="P57" loext:marker-style-name="T13"><text:span text:style-name="T12">El evangelio es las buenas noticias de la vida, muerte y resurrección de Jesús. <text:s/></text:span><text:span text:style-name="T12"/></text:p>
      <text:p text:style-name="P24" loext:marker-style-name="T11"><text:span text:style-name="T10">Detalles </text:span><text:span text:style-name="T10"/></text:p>
      <text:p text:style-name="P121" loext:marker-style-name="T13"><text:span text:style-name="T12">Creemos que el evangelio es las buenas noticias de Jesucristo—sabiduría de Dios. Es completa locura <text:s/>para el mundo, aunque es el poder de Dios para aquellos que son salvos, las buenas noticias son estas: </text:span><text:span text:style-name="T29">• </text:span><text:span text:style-name="T12">Cristo céntricas — centrándonos en la cruz y en la resurrección: el evangelio no se proclama si Cristo <text:s/>no se proclama, y el Cristo real no se ha proclamado si su muerte y resurrección no son el centro; el <text:s/>mensaje es “Cristo murió por nuestros pecados…[y] resucitó.” </text:span></text:p>
      <text:p text:style-name="P87" loext:marker-style-name="T13"><text:span text:style-name="T12">• Bíblicas — las Escrituras hablan de su muerte y resurrección. </text:span><text:span text:style-name="T12"/></text:p>
      <text:p text:style-name="P427" loext:marker-style-name="T13"><text:span text:style-name="T29">• </text:span><text:span text:style-name="T12">Salvadoras — Cristo murió por nuestros pecados, para reconciliarnos con Dios. <text:s/></text:span><text:span text:style-name="T29">• </text:span><text:span text:style-name="T12">Santificadoras — la gracia de Dios a través de su Espíritu nos entrena a renunciar a toda impiedad. </text:span><text:span text:style-name="T29">• </text:span><text:span text:style-name="T12">Históricas — si los eventos de salvación no ocurrieron, nuestra fe no tiene valor, seguimos siendo <text:s/>pecadores, y vamos a dar más lástima que cualquier otra persona. <text:s/></text:span></text:p>
      <text:p text:style-name="P122" loext:marker-style-name="T13"><text:span text:style-name="T29">• </text:span><text:span text:style-name="T12">Apostólicas — el mensaje se le fué confiado a los apóstoles para ser transmitido, ellos fueron <text:s/>testigos de estos eventos de salvación. </text:span></text:p>
      <text:p text:style-name="P421" loext:marker-style-name="T13"><text:span text:style-name="T29">• </text:span><text:span text:style-name="T12">Personales — personas se salvan cuando el mensaje es recibido, creído y sostenido con firmeza. </text:span><text:span text:style-name="T29">• </text:span><text:span text:style-name="T12">Communales — Dios salva a un grupo de gente (un pueblo), no a unos cuantos individuos. <text:s/></text:span><text:span text:style-name="T29">• </text:span><text:span text:style-name="T12">Políticas — Jesús es el Rey Verdadero, anunciando que el Reino de los Cielos se ha acercado. <text:s/></text:span><text:span text:style-name="T29">• </text:span><text:span text:style-name="T12">Cósmicas — Jesús se encuentra restaurando a toda la Creación de una manera completa. <text:s/></text:span></text:p>
      <text:p text:style-name="P24" loext:marker-style-name="T11"><text:span text:style-name="T10">Puntos Clave <text:s/></text:span><text:span text:style-name="T10"/></text:p>
      <text:p text:style-name="P57" loext:marker-style-name="T13"><text:span text:style-name="T12">1. El evangelio no son consejos; son noticias. <text:s/></text:span><text:span text:style-name="T12"/></text:p>
      <text:p text:style-name="P84" loext:marker-style-name="T13"><text:span text:style-name="T12">2. Dios usa el evangelio para transformarnos. </text:span><text:span text:style-name="T12"/></text:p>
      <text:p text:style-name="P45" loext:marker-style-name="T11"><text:span text:style-name="T10">Preguntas de Reflexión: <text:s/></text:span><text:span text:style-name="T10"/></text:p>
      <text:p text:style-name="P417" loext:marker-style-name="T13"><text:soft-page-break/><text:span text:style-name="T12">1. ¿Cuáles son algunas razones por las que preferimos buenos consejos a buenas noticias? <text:s/>2. ¿Por qué el fundamento del Cristianismo es su historicidad (que son hechos históricos)? <text:s/></text:span><text:span text:style-name="T12"/></text:p>
      <text:p text:style-name="P46" loext:marker-style-name="T11"><text:span text:style-name="T10">Pasájes <text:s/></text:span><text:span text:style-name="T10"/></text:p>
      <text:p text:style-name="P299" loext:marker-style-name="T13"><text:span text:style-name="T35">• </text:span><text:span text:style-name="T12">1 Corintios 15:1–8 / Ahora, hermanos, quiero recordarles el evangelio que les prediqué, el mismo <text:s/>que recibieron y en el cual se mantienen firmes. Mediante este evangelio son salvos, si se aferran <text:s/>a la palabra que les prediqué. De otro modo, habrán creído en vano.Porque ante todo les <text:s/>transmití a ustedes lo que yo mismo recibí: que Cristo murió por nuestros pecados según las <text:s/>Escrituras, que fue sepultado, que resucitó al tercer día según las Escrituras, y que se apareció a <text:s/>Cefas, y luego a los doce. Después se apareció a más de quinientos hermanos a la vez, la mayoría <text:s/>de los cuales vive todavía, aunque algunos han muerto. Luego se apareció a Jacobo, más tarde a <text:s/>todos los apóstoles, y, por último, como a uno nacido fuera de tiempo, se me apareció también a <text:s/>mí. </text:span></text:p>
      <text:p text:style-name="P300" loext:marker-style-name="T15"><text:span text:style-name="T35">• </text:span><text:span text:style-name="T12">1 Juan 1:1–4 / </text:span><text:span text:style-name="T14">Lo que ha sido desde el principio, lo que hemos oído, lo que hemos visto con </text:span><text:span text:style-name="T12"><text:s/></text:span><text:span text:style-name="T14">nuestros propios ojos, lo que hemos contemplado, lo que hemos tocado con las manos, esto les </text:span><text:span text:style-name="T12"><text:s/></text:span><text:span text:style-name="T14">anunciamos respecto al Verbo que es vida. Esta vida se manifestó. Nosotros la hemos visto y </text:span><text:span text:style-name="T12"><text:s/></text:span><text:span text:style-name="T14">damos testimonio de ella, y les anunciamos a ustedes la vida eterna que estaba con el Padre y </text:span><text:span text:style-name="T12"><text:s/></text:span><text:span text:style-name="T14">que se nos ha manifestado. Les anunciamos lo que hemos visto y oído, para que también ustedes </text:span><text:span text:style-name="T12"><text:s/></text:span><text:span text:style-name="T14">tengan comunión con nosotros. Y nuestra comunión es con el Padre y con su Hijo Jesucristo. Les </text:span><text:span text:style-name="T12"><text:s/></text:span><text:span text:style-name="T14">escribimos estas cosas para que nuestra alegría sea completa.</text:span></text:p>
      <text:p text:style-name="P148" loext:marker-style-name="T4"><text:span text:style-name="T3"><text:s/></text:span></text:p>
      <text:p text:style-name="P308" loext:marker-style-name="T15"><text:span text:style-name="T35">• </text:span><text:span text:style-name="T12">Marcos 1:14–15 / </text:span><text:span text:style-name="T14">Después de que encarcelaron a Juan, Jesús se fue a Galilea a anunciar las </text:span><text:span text:style-name="T12"><text:s/></text:span><text:span text:style-name="T14">buenas nuevas de Dios. “Se ha cumplido el tiempo —decía—. El reino de Dios está cerca. </text:span><text:span text:style-name="T12"><text:s/></text:span><text:span text:style-name="T14">¡Arrepiéntanse y crean las buenas nuevas!”</text:span></text:p>
      <text:p text:style-name="P149" loext:marker-style-name="T4"><text:soft-page-break/><text:span text:style-name="T3"><text:s/></text:span></text:p>
      <text:p text:style-name="P12" loext:marker-style-name="T9"><text:span text:style-name="T8">ARTÍCULO 11: JESÚS <text:s/></text:span><text:span text:style-name="T8"/></text:p>
      <text:p text:style-name="P23" loext:marker-style-name="T11"><text:span text:style-name="T10">Resúmen <text:s/></text:span><text:span text:style-name="T10"/></text:p>
      <text:p text:style-name="P88" loext:marker-style-name="T13"><text:span text:style-name="T12">Jesús es completamente Dios y completamente humano; el único en donde encontramos la salvación. <text:s/></text:span><text:span text:style-name="T12"/></text:p>
      <text:p text:style-name="P31" loext:marker-style-name="T11"><text:span text:style-name="T10">Detalles <text:s/></text:span><text:span text:style-name="T10"/></text:p>
      <text:p text:style-name="P219" loext:marker-style-name="T13"><text:span text:style-name="T12">Creemos que movido por el amor y en obediencia al Padre, el Hijo eterno se hizo humano: el Verbo se <text:s/>hizo carne, completamente Dios y completamente ser humano, una Persona con dos naturalezas. El <text:s/>hombre Jesús, el Mesías (Salvador-Rey) prometido de Israel, fue concebido por medio del trabajo <text:s/>milagroso del Espíritu Santo, y nació de la virgen María. Perfectamente obedeció a su Padre celestial, <text:s/>vivió una vida sin pecado, llevó a cabo señales milagrosas, fue crucificado bajo el mando de Poncio <text:s/>Pilato, se levantó físicamente de la muerte en el tercer día, y ascendió al cielo. Está sentado a la mano <text:s/>derecha de Dios Padre como nuestro intermediario, poniendo en uso toda la soberanía de Dios en la <text:s/>tierra y en el cielo, y es nuestro Sumo Sacerdote y Abogado. Creemos que por medio de su encarnación, <text:s/>vida, muerte, resurrección, y ascensión, Jesucristo actuó como nuestro representante y sustituto. Hizo <text:s/>esto para que en él obtengamos la justicia de Dios: canceló el pecado sobre la cruz, calmó la ira de Dios, <text:s/>y, al cargar completamente con el castigo de nuestros pecados, reconcilió con Dios a todos los que <text:s/>creen. Fue probado justo por su Padre por medio de su resurrección, rompió el poder del pecado y <text:s/>derrotó a Satanás quién tenía el poder sobre él, y dió vida eterna a todo su pueblo; ha sido exaltado por <text:s/>siempre como Señor por medio de su ascensión y ha preparado un lugar para que estemos con él. <text:s/>Creemos que en ningún otro hay salvación, porque no hay ningún otro nombre bajo el cielo en que cual <text:s/>somos salvos. Ningún ser humano puede vanagloriarse ante él. </text:span><text:span text:style-name="T12"/></text:p>
      <text:p text:style-name="P47" loext:marker-style-name="T11"><text:span text:style-name="T10">Puntos Clave: <text:s/></text:span><text:span text:style-name="T10"/></text:p>
      <text:p text:style-name="P57" loext:marker-style-name="T13"><text:span text:style-name="T12">1. Jesús es el Mesías prometido del Antiguo Testamento. </text:span><text:span text:style-name="T12"/></text:p>
      <text:p text:style-name="P83" loext:marker-style-name="T13"><text:span text:style-name="T12">2. Jesús vivió una vida sin pecado, en perfecta obediencia al Padre. <text:s/></text:span><text:span text:style-name="T12"/></text:p>
      <text:p text:style-name="P426" loext:marker-style-name="T13"><text:span text:style-name="T12">3. Jesús murió como un sustituto por el pecado y reconcilió todas las cosas a sí mismo. <text:s/>4. </text:span><text:span text:style-name="T37">J</text:span><text:span text:style-name="T12">esús se levantó de la tumba físicamente. <text:s/></text:span></text:p>
      <text:p text:style-name="P73" loext:marker-style-name="T13"><text:span text:style-name="T12">5. Jesús es el Rey sobre toda la creación. </text:span><text:span text:style-name="T12"/></text:p>
      <text:p text:style-name="P46" loext:marker-style-name="T11"><text:span text:style-name="T10">Preguntas de Reflexión: <text:s/></text:span><text:span text:style-name="T10"/></text:p>
      <text:p text:style-name="P383" loext:marker-style-name="T13"><text:span text:style-name="T12">1. ¿Por qué hay personas que están de acuerdo con creer con un poder superior, pero se ofenden <text:s/>cuando se habla de Jesús? <text:s/></text:span><text:span text:style-name="T12"/></text:p>
      <text:p text:style-name="P83" loext:marker-style-name="T13"><text:span text:style-name="T12">2. ¿Porqué es importante que veamos a Jesús como humano y divino al mismo tiempo? </text:span><text:span text:style-name="T12"/></text:p>
      <text:p text:style-name="P29" loext:marker-style-name="T11"><text:span text:style-name="T10">Pasajes <text:s/></text:span><text:span text:style-name="T10"/></text:p>
      <text:p text:style-name="P305" loext:marker-style-name="T15"><text:span text:style-name="T35">• </text:span><text:span text:style-name="T12">Juan 1:14 / </text:span><text:span text:style-name="T14">Y el Verbo se hizo hombre y habitó entre nosotros. Y hemos contemplado </text:span><text:soft-page-break/><text:span text:style-name="T14">su gloria, la </text:span><text:span text:style-name="T12"><text:s/></text:span><text:span text:style-name="T14">gloria que corresponde al Hijo unigénito del Padre, lleno de gracia y de verdad.</text:span><text:span text:style-name="T12"> </text:span><text:span text:style-name="T35">• </text:span><text:span text:style-name="T12">Mateo 1:18 / E</text:span><text:span text:style-name="T14">l nacimiento de Jesús, el Cristo, fue así: Su madre, María, estaba comprometida </text:span><text:span text:style-name="T12"><text:s/></text:span><text:span text:style-name="T14">para casarse con José, pero, antes de unirse a él, resultó que estaba encinta por obra del Espíritu </text:span><text:span text:style-name="T12"><text:s/></text:span><text:span text:style-name="T14">Santo. </text:span></text:p>
      <text:p text:style-name="P389" loext:marker-style-name="T13"><text:span text:style-name="T35">• </text:span><text:span text:style-name="T12">2 Corintios 5:21 / </text:span><text:span text:style-name="T14">Al que no cometió pecado alguno, por nosotros Dios lo trató como pecador, </text:span><text:span text:style-name="T12"><text:s/></text:span><text:span text:style-name="T14">para que en él recibiéramos la justicia de Dios.</text:span><text:span text:style-name="T12"> </text:span></text:p>
      <text:p text:style-name="P390" loext:marker-style-name="T13"><text:span text:style-name="T35">• </text:span><text:span text:style-name="T12">1 Timoteo 2:5 / </text:span><text:span text:style-name="T14">Porque hay un solo Dios y un solo mediador entre Dios y los hombres, Jesucristo </text:span><text:span text:style-name="T12"><text:s/></text:span><text:span text:style-name="T14">hombre.</text:span><text:span text:style-name="T12"> </text:span></text:p>
      <text:p text:style-name="P400" loext:marker-style-name="T13"><text:span text:style-name="T35">• </text:span><text:span text:style-name="T12">Mateo 28:18 / Jesús se acercó entonces a ellos y les dijo: —Se me ha dado toda autoridad en el <text:s/>cielo y en la tierra.</text:span></text:p>
      <text:p text:style-name="P150" loext:marker-style-name="T4"><text:span text:style-name="T3"><text:s/></text:span></text:p>
      <text:p text:style-name="P200" loext:marker-style-name="T15"><text:span text:style-name="T36">• </text:span><text:span text:style-name="T12">Juan 14:1–3 / </text:span><text:span text:style-name="T14">No se angustien. Confíen en Dios, y confíen también en mí. En el hogar de mi Padre </text:span><text:span text:style-name="T12"><text:s/></text:span><text:span text:style-name="T14">hay muchas viviendas; si no fuera así, ya se lo habría dicho a ustedes. Voy a prepararles un lugar. </text:span><text:span text:style-name="T12"><text:s/></text:span><text:span text:style-name="T14">Y, si me voy y se lo preparo, vendré para llevármelos conmigo. Así ustedes estarán donde yo esté.</text:span></text:p>
      <text:p text:style-name="P151" loext:marker-style-name="T4"><text:soft-page-break/><text:span text:style-name="T3"><text:s/></text:span></text:p>
      <text:p text:style-name="P12" loext:marker-style-name="T9"><text:span text:style-name="T8">ARTÍCULO 12: JUSTIFICACIÓN <text:s/></text:span><text:span text:style-name="T8"/></text:p>
      <text:p text:style-name="P23" loext:marker-style-name="T11"><text:span text:style-name="T10">Resúmen <text:s/></text:span><text:span text:style-name="T10"/></text:p>
      <text:p text:style-name="P57" loext:marker-style-name="T13"><text:span text:style-name="T12">Los pecadores pueden ser justificados, esto es, ser justos, solamente por la fe en Cristo. <text:s/></text:span><text:span text:style-name="T12"/></text:p>
      <text:p text:style-name="P31" loext:marker-style-name="T11"><text:span text:style-name="T10">Detalles <text:s/></text:span><text:span text:style-name="T10"/></text:p>
      <text:p text:style-name="P279" loext:marker-style-name="T13"><text:span text:style-name="T12">Creemos que Cristo, por medio de su obediencia y muerte, completamente liberó la deuda de todos los <text:s/>que son justificados. Por medio de su sacrificio, él cargó con el castigo que nosotros merecíamos por <text:s/>nuestros pecados, satisfaciendo completamente la justicia de Dios en nuestro lugar. Por medio de su <text:s/>perfecta obediencia, la demanda que Dios justamente nos hacía a nosotros fue satisfecha. Solamente <text:s/>por medio de la fe, esa perfecta obediencia se nos acredita a todos aquellos que confían solamente en <text:s/>Cristo para ser aceptados por Dios. Cristo se nos fue dado libremente por el Padre, y su castigo y <text:s/>obediencia fueron aceptados en nuestro lugar. Esta justificación es solamente por gracia para que Dios <text:s/>sea glorificado en la justificación de pecadores. Creemos que una pasión por una vida de obediencia <text:s/>personal y pública fluye de esta justificación gratuita. <text:s/></text:span><text:span text:style-name="T12"/></text:p>
      <text:p text:style-name="P48" loext:marker-style-name="T11"><text:span text:style-name="T10">Puntos Clave <text:s/></text:span><text:span text:style-name="T10"/></text:p>
      <text:p text:style-name="P359" loext:marker-style-name="T13"><text:span text:style-name="T12">1. La muerte de Jesús en la cruz se les acredita a todos aquellos que confían en él y en su trabajo. 2. La justicia de Jesús se les acredita gratuitamente a todos aquellos que confían en él y en su trabajo. <text:s/>3. El regalo gratuito de la justificación nos motiva a la obediencia. <text:s/></text:span><text:span text:style-name="T12"/></text:p>
      <text:p text:style-name="P47" loext:marker-style-name="T11"><text:span text:style-name="T10">Preguntas de Reflexión <text:s/></text:span><text:span text:style-name="T10"/></text:p>
      <text:p text:style-name="P398" loext:marker-style-name="T13"><text:span text:style-name="T12">1. ¿Por qué la justificación solo por gracia solamente a través de la fe es radical en nuestra cultura de <text:s/>“demuestra quién eres”? </text:span><text:span text:style-name="T12"/></text:p>
      <text:p text:style-name="P83" loext:marker-style-name="T13"><text:span text:style-name="T12">2. ¿Cómo es que la justificación, siendo solo por gracia puede motivarnos hacia la obediencia? </text:span><text:span text:style-name="T12"/></text:p>
      <text:p text:style-name="P24" loext:marker-style-name="T11"><text:span text:style-name="T10">Pasajes </text:span><text:span text:style-name="T10"/></text:p>
      <text:p text:style-name="P309" loext:marker-style-name="T13"><text:span text:style-name="T33">• </text:span><text:span text:style-name="T12">Romanos 3:21–31 / Pero ahora, sin la mediación de la ley, se ha manifestado la justicia de Dios, de la <text:s/>que dan testimonio la ley y los profetas. Esta justicia de Dios llega, mediante la fe en Jesucristo, a <text:s/>todos los que creen. De hecho, no hay distinción, pues todos han pecado y están privados de la <text:s/>gloria de Dios, pero por su gracia son justificados gratuitamente mediante la redención que Cristo <text:s/>Jesús efectuó. Dios lo ofreció como un sacrificio de expiación que se recibe por la fe en su sangre, <text:s/>para así demostrar su justicia. Anteriormente, en su paciencia, Dios había pasado por alto los <text:s/>pecados; pero en el tiempo presente ha ofrecido a Jesucristo para manifestar su justicia. De este <text:s/>modo Dios es justo y, a la vez, el que justifica a los que tienen fe en Jesús. ¿Dónde, pues, está la <text:s/>jactancia? Queda excluida. ¿Por cuál principio? ¿Por el de la observancia de la ley? No, sino por el de <text:s/>la fe. Porque sostenemos que todos somos justificados por la fe, y no por las obras que la ley exige. <text:s/>¿Es acaso Dios solo Dios de los judíos? ¿No lo es también de los gentiles? Sí, también es Dios de los <text:s/>gentiles, pues no hay más que un solo Dios. Él justificará por la fe a los que están circuncidados y, <text:s/></text:span><text:soft-page-break/><text:span text:style-name="T12">mediante esa misma fe, a los que no lo están. ¿Quiere decir que anulamos la ley con la fe? ¡De <text:s/>ninguna manera! Más bien, confirmamos la ley. </text:span></text:p>
      <text:p text:style-name="P310" loext:marker-style-name="T13"><text:span text:style-name="T33">• </text:span><text:span text:style-name="T12">Tito 2:11–14 / </text:span><text:span text:style-name="T14">En verdad, Dios ha manifestado a toda la humanidad su gracia, la cual trae salvación y </text:span><text:span text:style-name="T12"><text:s/></text:span><text:span text:style-name="T14">nos enseña a rechazar la impiedad y las pasiones mundanas. Así podremos vivir en este mundo con </text:span><text:span text:style-name="T12"><text:s/>j</text:span><text:span text:style-name="T14">usticia, piedad y dominio propio, mientras aguardamos la bendita esperanza, es decir, la gloriosa </text:span><text:span text:style-name="T12"><text:s/></text:span><text:span text:style-name="T14">venida de nuestro gran Dios y Salvador Jesucristo. Él se entregó por nosotros para rescatarnos de </text:span><text:span text:style-name="T12"><text:s/></text:span><text:span text:style-name="T14">toda maldad y purificar para sí un pueblo elegido, dedicado a hacer el bien. </text:span><text:span text:style-name="T12"><text:s/></text:span></text:p>
      <text:p text:style-name="P401" loext:marker-style-name="T13"><text:span text:style-name="T33">• </text:span><text:span text:style-name="T12">2 Corintios 5:21 / </text:span><text:span text:style-name="T14">Al que no cometió pecado alguno, por nosotros Dios lo trató como pecador, para </text:span><text:span text:style-name="T12"><text:s/></text:span><text:span text:style-name="T14">que en él recibiéramos la justicia de Dios.</text:span><text:span text:style-name="T12"> </text:span></text:p>
      <text:p text:style-name="P89" loext:marker-style-name="T15"><text:span text:style-name="T33">• </text:span><text:span text:style-name="T12">Génesis 15:6 / </text:span><text:span text:style-name="T14">Abram creyó al Señor, y el Señor se lo reconoció como justicia.</text:span></text:p>
      <text:p text:style-name="P152" loext:marker-style-name="T4"><text:span text:style-name="T3"><text:s/></text:span></text:p>
      <text:p text:style-name="P192" loext:marker-style-name="T4"><text:span text:style-name="T3"/></text:p>
      <text:p text:style-name="P12" loext:marker-style-name="T9"><text:span text:style-name="T8">ARTÍCULO 13: ESPÍRITU SANTO <text:s/></text:span><text:span text:style-name="T8"/></text:p>
      <text:p text:style-name="P23" loext:marker-style-name="T11"><text:span text:style-name="T10">Resúmen <text:s/></text:span><text:span text:style-name="T10"/></text:p>
      <text:p text:style-name="P364" loext:marker-style-name="T13"><text:span text:style-name="T12">El Espíritu renueva los corazones de las personas que le pertenecen a Dios, les dá poder para vivir una <text:s/>vida santa, y le da convicción al mundo de pecado. <text:s/></text:span><text:span text:style-name="T12"/></text:p>
      <text:p text:style-name="P39" loext:marker-style-name="T11"><text:span text:style-name="T10">Detalles <text:s/></text:span><text:span text:style-name="T10"/></text:p>
      <text:p text:style-name="P255" loext:marker-style-name="T13"><text:span text:style-name="T12">Creemos que la salvación, de la cual hablan las Escrituras y la cual es asegurada por Jesucristo, es <text:s/>aplicada a las personas que le pertenecen a Dios por medio del Espíritu Santo. Siendo enviado por el <text:s/>Padre y por el Hijo, el Espíritu Santo glorifica al Señor Jesucristo y, siendo el “otro” Abogado está con y <text:s/>en los creyentes. Él le da convicción al mundo de pecado, justicia, y juicio, y por medio de su poderoso y <text:s/>misterioso trabajo da nueva vida a aquellos que se encuentran muertos espiritualmente en sus pecados, <text:s/>despertandolos al arrepentimiento y a la fe, y en él son bautizados a unión con el Señor Jesús, siendo <text:s/>justificados ante Dios solo por gracia solamente a través de la fe solo en Cristo Jesús. Por la voluntad del <text:s/>Espíritu, los creyentes son renovados, santificados, y adoptados en la familia de Dios; participan en la <text:s/>naturaleza divina y reciben sus dones que son distribuidos en su soberanía. El Espíritu Santo es el <text:s/>depósito de nuestra herencia prometida, y en esta era habita, guía, instruye, equipa, reaviva, y da poder <text:s/>a los creyentes para vivir una vida de imitación a Cristo y de servicio. </text:span><text:span text:style-name="T12"/></text:p>
      <text:p text:style-name="P48" loext:marker-style-name="T11"><text:span text:style-name="T10">Puntos Clave <text:s/></text:span><text:span text:style-name="T10"/></text:p>
      <text:p text:style-name="P60" loext:marker-style-name="T13"><text:span text:style-name="T12">1. El Espíritu Santo aplica el trabajo de Jesús a su pueblo. </text:span><text:span text:style-name="T12"/></text:p>
      <text:p text:style-name="P85" loext:marker-style-name="T13"><text:span text:style-name="T12">2. El Espíritu Santo capacita a los creyentes a vivir como Jesús. <text:s/></text:span><text:span text:style-name="T12"/></text:p>
      <text:p text:style-name="P74" loext:marker-style-name="T13"><text:span text:style-name="T12">3. El Espíritu Santo aplica la salvación a su pueblo, haciendo que nazcan de nuevo. <text:s/></text:span><text:span text:style-name="T12"/></text:p>
      <text:p text:style-name="P44" loext:marker-style-name="T11"><text:span text:style-name="T10">Preguntas de Reflexión <text:s/></text:span><text:span text:style-name="T10"/></text:p>
      <text:p text:style-name="P377" loext:marker-style-name="T13"><text:span text:style-name="T12">1. ¿Cómo cambia nuestra vida diaria la presencia del Espíritu Santo en nuestras vidas? <text:s/>2. ¿Cómo nos guía la distribución soberana de los dones espirituales a aceptar con los brazos abiertos a <text:s/>la comunidad bíblica por nuestro propio bien y por el bien de nuestro prójimo? <text:s/></text:span><text:span text:style-name="T12"/></text:p>
      <text:p text:style-name="P39" loext:marker-style-name="T11"><text:soft-page-break/><text:span text:style-name="T10">Pasajes <text:s/></text:span><text:span text:style-name="T10"/></text:p>
      <text:p text:style-name="P311" loext:marker-style-name="T13"><text:span text:style-name="T35">• </text:span><text:span text:style-name="T12">Ezequiel 36:25–27 / </text:span><text:span text:style-name="T14">Los rociaré con agua pura, y quedarán purificados. Los limpiaré de todas sus </text:span><text:span text:style-name="T12"><text:s/></text:span><text:span text:style-name="T14">impurezas e idolatrías. Les daré un nuevo corazón, y les infundiré un espíritu nuevo; les quitaré ese </text:span><text:span text:style-name="T12"><text:s/></text:span><text:span text:style-name="T14">corazón de piedra que ahora tienen, y les pondré un corazón de carne. Infundiré mi Espíritu en </text:span><text:span text:style-name="T12"><text:s/></text:span><text:span text:style-name="T14">ustedes, y haré que sigan mis preceptos y obedezcan mis leyes. </text:span><text:span text:style-name="T12"><text:s/></text:span></text:p>
      <text:p text:style-name="P312" loext:marker-style-name="T15"><text:span text:style-name="T35">• </text:span><text:span text:style-name="T12">Juan 14:16–17 / </text:span><text:span text:style-name="T14">Y yo le pediré al Padre, y él les dará otro Consolador para que los acompañe siempre: </text:span><text:span text:style-name="T12"><text:s/></text:span><text:span text:style-name="T14">el Espíritu de verdad, a quien el mundo no puede aceptar porque no lo ve ni lo conoce. Pero ustedes sí </text:span><text:span text:style-name="T12"><text:s/></text:span><text:span text:style-name="T14">lo conocen, porque vive con ustedes y estará en ustedes. </text:span></text:p>
      <text:p text:style-name="P313" loext:marker-style-name="T13"><text:span text:style-name="T35">• </text:span><text:span text:style-name="T12">1 Corintios 12:1–11 / En cuanto a los dones espirituales, hermanos, quiero que entiendan bien este <text:s/>asunto. Ustedes saben que cuando eran paganos se dejaban arrastrar hacia los ídolos mudos. Por eso <text:s/>les advierto que nadie que esté hablando por el Espíritu de Dios puede maldecir a Jesús; ni nadie <text:s/>puede decir: «Jesús es el Señor» sino por el Espíritu Santo. Ahora bien, hay diversos dones, pero un <text:s/>mismo Espíritu. Hay diversas maneras de servir, pero un mismo Señor. Hay diversas funciones, pero es <text:s/>un mismo Dios el que hace todas las cosas en todos. A cada uno se le da una manifestación especial <text:s/>del Espíritu para el bien de los demás. A unos Dios les da por el Espíritu palabra de sabiduría; a otros, <text:s/>por el mismo Espíritu, palabra de conocimiento; a otros, fe por medio del mismo Espíritu; a otros, y <text:s/>por ese mismo Espíritu, dones para sanar enfermos; a otros, poderes milagrosos; a otros, profecía; a <text:s/>otros, el discernir espíritus; a otros, el hablar en diversas lenguas; y a otros, el interpretar lenguas. <text:s/>Todo esto lo hace un mismo y único Espíritu, quien reparte a cada uno según él lo determina.</text:span></text:p>
      <text:p text:style-name="P153" loext:marker-style-name="T4"><text:span text:style-name="T3"><text:s/></text:span></text:p>
      <text:p text:style-name="P12" loext:marker-style-name="T9"><text:span text:style-name="T8">ARTÍCULO 14: EL REINO <text:s/></text:span><text:span text:style-name="T8"/></text:p>
      <text:p text:style-name="P23" loext:marker-style-name="T11"><text:span text:style-name="T10">Resúmen <text:s/></text:span><text:span text:style-name="T10"/></text:p>
      <text:p text:style-name="P57" loext:marker-style-name="T13"><text:span text:style-name="T12">El Reino de Dios se acercó a nosotros en Jesús y se quedó presente en el poder del Espíritu. <text:s/></text:span><text:span text:style-name="T12"/></text:p>
      <text:p text:style-name="P24" loext:marker-style-name="T11"><text:span text:style-name="T10">Detalles <text:s/></text:span><text:span text:style-name="T10"/></text:p>
      <text:p text:style-name="P220" loext:marker-style-name="T13"><text:span text:style-name="T12">Creemos que aquellos que han sido salvos por la gracia de Dios a través de la unión con Cristo por la fe <text:s/>por medio de la regeneración del Espíritu Santo entran al reino de Dios y disfrutan de las bendiciones del <text:s/>nuevo pacto: el perdón de pecados, la transformación interna que despierta un deseo de glorificar, <text:s/>confiar, y obedecer a Dios, y la esperanza de la gloria que va a ser revelada. Las buenas obras son <text:s/>evidencia indispensable de la gracia salvadora. Al vivir como sal en un mundo que se va deteriorando y <text:s/>como luz en un mundo oscuro, los creyentes no deben vivir aislados del mundo ni vivir de tal manera <text:s/>que no haya diferencia entre ellos y el mundo. Más bien, debemos hacer el bien a la ciudad donde <text:s/>vivimos, porque toda la gloria y honra de las naciones deben ser ofrecidos al Dios vivo. Reconociendo a <text:s/>quién le pertenece el orden de la creación, y porque somos ciudadanos del reino de Dios, debemos <text:s/>amar a nuestro prójimo como a nosotros mismos, haciendo el bien a todos, especialmente a los de la <text:s/>familia de Dios. El reino de Dios, que se encuentra </text:span><text:soft-page-break/><text:span text:style-name="T12">presente mas no completamente realizado, es <text:s/>producto de la soberanía de Dios en el mundo anticipando la redención de toda la creación. El reino de <text:s/>Dios es un poder invasivo que desarma al reino oscuro de Satanás y regenera y renueva a través del <text:s/>arrepentimiento las vidas de las personas rescadadas de ese reino. Es por eso que establece una nueva <text:s/>comunidad de seres humanos unidos bajo Dios. <text:s/></text:span><text:span text:style-name="T12"/></text:p>
      <text:p text:style-name="P34" loext:marker-style-name="T11"><text:span text:style-name="T10">Puntos Clave: <text:s/></text:span><text:span text:style-name="T10"/></text:p>
      <text:p text:style-name="P314" loext:marker-style-name="T13"><text:span text:style-name="T12">1. El reino de Dios se encuentra presente, pero no ha sido completamente realizado. <text:s/>2. El reino de Dios continúa a través de los que le pertenecen a Jesús al demostrar y proclamar las <text:s/>buenas noticias del Reino. </text:span><text:span text:style-name="T12"/></text:p>
      <text:p text:style-name="P73" loext:marker-style-name="T13"><text:span text:style-name="T12">3. Las buenas obras reflejan el Reino de Dios y son evidencia de la gracia salvadora. <text:s/></text:span><text:span text:style-name="T12"/></text:p>
      <text:p text:style-name="P24" loext:marker-style-name="T11"><text:span text:style-name="T10">Preguntas de Reflexión <text:s/></text:span><text:span text:style-name="T10"/></text:p>
      <text:p text:style-name="P123" loext:marker-style-name="T13"><text:span text:style-name="T12">1. ¿Cómo nos da valor y sobriedad el hecho de que el Reino está aquí, pero no ha sido realizado <text:s/>completamente? <text:s/></text:span><text:span text:style-name="T12"/></text:p>
      <text:p text:style-name="P384" loext:marker-style-name="T13"><text:span text:style-name="T12">2. Si las personas son salvadas del reino oscuro de Satanás al Reino de Dios, ¿cómo cambia esto la <text:s/>forma en la que vemos a nuestros “enemigos”? </text:span><text:span text:style-name="T12"/></text:p>
      <text:p text:style-name="P26" loext:marker-style-name="T11"><text:span text:style-name="T10">Pasajes <text:s/></text:span><text:span text:style-name="T10"/></text:p>
      <text:p text:style-name="P339" loext:marker-style-name="T13"><text:span text:style-name="T35">• </text:span><text:span text:style-name="T12">Mateo 22:36–40 / —Maestro, ¿cuál es el mandamiento más importante de la ley? —“Ama al <text:s/>Señor tu Dios con todo tu corazón, con todo tu ser y con toda tu mente” —le respondió Jesús—. <text:s/>Este es el primero y el más importante de los mandamientos. El segundo se parece a éste: “Ama a <text:s/>tu prójimo como a ti mismo”. De estos dos mandamientos dependen toda la ley y los profetas. </text:span></text:p>
      <text:p text:style-name="P330" loext:marker-style-name="T13"><text:span text:style-name="T35">• </text:span><text:span text:style-name="T12">Marcos 1:14–15 / </text:span><text:span text:style-name="T14">Después de que encarcelaron a Juan, Jesús se fue a Galilea a anunciar las </text:span><text:span text:style-name="T12"><text:s/></text:span><text:span text:style-name="T14">buenas nuevas de Dios. “Se ha cumplido el tiempo” —decía—. “El reino de Dios está cerca. </text:span><text:span text:style-name="T12"><text:s/></text:span><text:span text:style-name="T14">¡Arrepiéntanse y crean las buenas nuevas!”</text:span><text:span text:style-name="T12"> </text:span></text:p>
      <text:p text:style-name="P274" loext:marker-style-name="T13"><text:span text:style-name="T35">• </text:span><text:span text:style-name="T12">Mateo 5:13–16 / “Ustedes son la sal de la tierra. Pero, si la sal se vuelve insípida, ¿cómo recobrará <text:s/>su sabor? Ya no sirve para nada, sino para que la gente la deseche y la pisotee. Ustedes son la luz <text:s/>del mundo. Una ciudad en lo alto de una colina no puede esconderse. Ni se enciende una lámpara <text:s/>para cubrirla con un cajón. Por el contrario, se pone en la repisa para que alumbre a todos los que <text:s/>están en la casa. Hagan brillar su luz delante de todos, para que ellos puedan ver las buenas obras <text:s/>de ustedes y alaben al Padre que está en el cielo.”</text:span></text:p>
      <text:p text:style-name="P154" loext:marker-style-name="T4"><text:span text:style-name="T3"><text:s/></text:span></text:p>
      <text:p text:style-name="P422" loext:marker-style-name="T15"><text:span text:style-name="T36">• </text:span><text:span text:style-name="T12">Gálatas 6:10 / </text:span><text:span text:style-name="T14">Por lo tanto, siempre que tengamos la oportunidad, hagamos bien a todos, y en </text:span><text:span text:style-name="T12"><text:s/></text:span><text:span text:style-name="T14">especial a los de la familia de la fe.</text:span></text:p>
      <text:p text:style-name="P155" loext:marker-style-name="T4"><text:soft-page-break/><text:span text:style-name="T3"><text:s/></text:span></text:p>
      <text:p text:style-name="P12" loext:marker-style-name="T9"><text:span text:style-name="T8">ARTÍCULO 15: LA IGLESIA <text:s/></text:span><text:span text:style-name="T8"/></text:p>
      <text:p text:style-name="P23" loext:marker-style-name="T11"><text:span text:style-name="T10">Resúmen <text:s/></text:span><text:span text:style-name="T10"/></text:p>
      <text:p text:style-name="P57" loext:marker-style-name="T13"><text:span text:style-name="T12">El pueblo de Dios se reune en congregaciones locales como señales, agentes, y ciudadanos del Reino. <text:s/></text:span><text:span text:style-name="T12"/></text:p>
      <text:p text:style-name="P24" loext:marker-style-name="T11"><text:span text:style-name="T10">Detalles <text:s/></text:span><text:span text:style-name="T10"/></text:p>
      <text:p text:style-name="P221" loext:marker-style-name="T13"><text:span text:style-name="T12">Creemos que el pueblo de Dios del nuevo pacto ya ha entrado a la Jerusalén celestial; ha sido hecho <text:s/>nuevo, está reinando con Cristo sobre los poderes del pecado y la muerte. Esta iglesia universal se <text:s/>manifiesta en congregaciones locales de las cuales Cristo es la única Cabeza; por eso la “iglesia local” es, <text:s/>de hecho, la iglesia, la casa de Dios, la asamblea del Dios vivo, y el pilar y fundamento de la verdad. La <text:s/>iglesia es el cuerpo de Cristo, la niña de su ojo, grabada en sus manos, y él se ha comprometido con ella <text:s/>para siempre. La iglesia se distingue por el mensaje del evangelio, las ordenanzas sagradas, su disciplina, <text:s/>su gran misión, y, sobre todo, por su amor a Dios, el amor que tienen sus miembros uno con el otro, y <text:s/>por el mundo. Este evangelio que amamos tiene dimensiones personales y colectivas que no debemos <text:s/>ignorar. Jesucristo es nuestra paz. No solamente nos ha traído paz con Dios, sino también paz entre <text:s/>personas que se encontraban separadas. Su propósito es crear en sí mismo una nueva humanidad, <text:s/>trayendo la paz, y reconciliar en un solo cuerpo a Judíos y Gentiles hacia Dios a través de la cruz, por la <text:s/>cual hizo que su hostilidad muriera. La iglesia sirve como la presencia del Reino de Dios, y como señales <text:s/>del futuro nuevo mundo de Dios cuando sus miembros viven para servirse uno al otro y a su prójimo en <text:s/>lugar de para sí mismos. La iglesia es el lugar colectivo donde habita el Espíritu de Dios, y el testigo de <text:s/>Dios en el mundo. <text:s/></text:span><text:span text:style-name="T12"/></text:p>
      <text:p text:style-name="P48" loext:marker-style-name="T11"><text:span text:style-name="T10">Puntos Clave: <text:s/></text:span><text:span text:style-name="T10"/></text:p>
      <text:p text:style-name="P378" loext:marker-style-name="T13"><text:span text:style-name="T12">1. Dios ha decidido continuar con su trabajo en el mundo a través de la iglesia. <text:s/>2. Jesús no solamente murió para reconciliarnos con el Padre sino también para reconciliarnos uno con <text:s/>el otro. <text:s/></text:span><text:span text:style-name="T12"/></text:p>
      <text:p text:style-name="P32" loext:marker-style-name="T11"><text:span text:style-name="T10">Preguntas de Reflexión <text:s/></text:span><text:span text:style-name="T10"/></text:p>
      <text:p text:style-name="P315" loext:marker-style-name="T13"><text:span text:style-name="T12">1. ¿Cómo contradice a la cultura del individualismo radical la cultura de la iglesia? <text:s/>2. ¿Cuáles son algunas maneras prácticas en las que podemos servir como señales y agentes del Reino <text:s/>de Dios? <text:s/></text:span><text:span text:style-name="T12"/></text:p>
      <text:p text:style-name="P33" loext:marker-style-name="T11"><text:span text:style-name="T10">Pasajes <text:s/></text:span><text:span text:style-name="T10"/></text:p>
      <text:p text:style-name="P301" loext:marker-style-name="T13"><text:span text:style-name="T35">• </text:span><text:span text:style-name="T12">Efesios 2:14-16, 19-22 / </text:span><text:span text:style-name="T14">Porque Cristo es nuestra paz: de los dos pueblos ha hecho uno solo, </text:span><text:span text:style-name="T12"><text:s/></text:span><text:span text:style-name="T14">derribando mediante su sacrificio el muro de enemistad que nos separaba, pues anuló la ley con </text:span><text:span text:style-name="T12"><text:s/></text:span><text:span text:style-name="T14">sus mandamientos y requisitos. Esto lo hizo para crear en sí mismo de los dos pueblos una nueva </text:span><text:span text:style-name="T12"><text:s/></text:span><text:span text:style-name="T14">humanidad al hacer la paz, para reconciliar con Dios a ambos en un solo cuerpo mediante la cruz, </text:span><text:span text:style-name="T12"><text:s/></text:span><text:span text:style-name="T14">por la que dio muerte a la enemistad.</text:span><text:span text:style-name="T12">..</text:span><text:span text:style-name="T14">Por lo tanto, ustedes ya no son extraños ni extranjeros, </text:span><text:span text:style-name="T12"><text:s/></text:span><text:span text:style-name="T14">sino </text:span><text:soft-page-break/><text:span text:style-name="T14">conciudadanos de los santos y miembros de la familia de Dios, edificados sobre el </text:span><text:span text:style-name="T12"><text:s/></text:span><text:span text:style-name="T14">fundamento de los apóstoles y los profetas, siendo Cristo Jesús mismo la piedra angular. En él </text:span><text:span text:style-name="T12"><text:s/></text:span><text:span text:style-name="T14">todo el edificio, bien armado, se va levantando para llegar a ser un templo santo en el Señor. En </text:span><text:span text:style-name="T12"><text:s/></text:span><text:span text:style-name="T14">él también ustedes son edificados juntamente para ser morada de Dios por su Espíritu.</text:span><text:span text:style-name="T12"> </text:span></text:p>
      <text:p text:style-name="P340" loext:marker-style-name="T13"><text:span text:style-name="T35">• </text:span><text:span text:style-name="T12">Mateo 28:18–20 / Jesús se acercó entonces a ellos y les dijo: “Se me ha dado toda autoridad en el <text:s/>cielo y en la tierra. Por tanto, vayan y hagan discípulos de todas las naciones, bautizándolos en el <text:s/>nombre del Padre y del Hijo y del Espíritu Santo, enseñándoles a obedecer todo lo que les he <text:s/>mandado a ustedes. Y les aseguro que estaré con ustedes siempre, hasta el fin del mundo.” </text:span></text:p>
      <text:p text:style-name="P124" loext:marker-style-name="T15"><text:span text:style-name="T36">• </text:span><text:span text:style-name="T12">Juan 13:34 / </text:span><text:span text:style-name="T14">Este mandamiento nuevo les doy: que se amen los unos a los otros. Así como yo los </text:span><text:span text:style-name="T12"><text:s/></text:span><text:span text:style-name="T14">he amado, también ustedes deben amarse los unos a los otros.</text:span></text:p>
      <text:p text:style-name="P156" loext:marker-style-name="T4"><text:span text:style-name="T3"><text:s/></text:span></text:p>
      <text:p text:style-name="P12" loext:marker-style-name="T9"><text:span text:style-name="T8">ARTÍCULO 16: RESTAURACIÓN <text:s/></text:span><text:span text:style-name="T8"/></text:p>
      <text:p text:style-name="P23" loext:marker-style-name="T11"><text:span text:style-name="T10">Resúmen <text:s/></text:span><text:span text:style-name="T10"/></text:p>
      <text:p text:style-name="P88" loext:marker-style-name="T13"><text:span text:style-name="T12">Jesús regresará físicamente para renovar su creación y desterrar a los que no se arrepientan. <text:s/></text:span><text:span text:style-name="T12"/></text:p>
      <text:p text:style-name="P24" loext:marker-style-name="T11"><text:span text:style-name="T10">Detalles </text:span><text:span text:style-name="T10"/></text:p>
      <text:p text:style-name="P256" loext:marker-style-name="T13"><text:span text:style-name="T12">Creemos en el regreso personal, glorioso y físico de nuestro Señor Jesucristo con sus santos ángeles, en <text:s/>el cual llevará a cabo su rol como Juez final, y su reino será establecido finalmente y completamente. <text:s/>Creemos en la resurrección física de los justos e injustos—los injustos para juicio y castigo consciente y <text:s/>eterno en el infierno, como nuestro Señor enseñó, y los justos para bendición eterna en la presencia de <text:s/>aquel que está sentado en el trono y del Cordero, en el cielo nuevo y en la tierra nueva, el hogar de la <text:s/>justicia. Toda la maldad será eliminada, todo quebrantamiento sanado, y toda injusticia enmendada; <text:s/>todo el mando de la creación será renovado siendo sanado en Cristo. En ese día, la iglesia será <text:s/>presentada sin falta ante Dios por la obediencia, sufrimiento y triunfo de Cristo, todo el pecado limpiado <text:s/>y sus efectos malvados por siempre eliminados. Dios lo será todo; su pueblo será cautivado por la <text:s/>cercanía de su santidad indescriptible y todo será para la alabanza de su gloriosa gracia. <text:s/></text:span><text:span text:style-name="T12"/></text:p>
      <text:p text:style-name="P49" loext:marker-style-name="T11"><text:span text:style-name="T10">Puntos Clave <text:s/></text:span><text:span text:style-name="T10"/></text:p>
      <text:p text:style-name="P57" loext:marker-style-name="T13"><text:span text:style-name="T12">1. Habrá una resurrección física de los salvos y de los condenados. <text:s/></text:span><text:span text:style-name="T12"/></text:p>
      <text:p text:style-name="P125" loext:marker-style-name="T13"><text:span text:style-name="T12">2. Aquellos que se encuentren sin arrepentimiento delante de Dios y de su reino experimentarán <text:s/>castigo eterno, consciente en el infierno. <text:s/></text:span><text:span text:style-name="T12"/></text:p>
      <text:p text:style-name="P74" loext:marker-style-name="T13"><text:span text:style-name="T12">3. Dios renovará la creación, y su pueblo vivirá por siempre en el cielo nuevo y la tierra nueva. <text:s/></text:span><text:span text:style-name="T12"/></text:p>
      <text:p text:style-name="P35" loext:marker-style-name="T11"><text:span text:style-name="T10">Preguntas de Reflexión: <text:s/></text:span><text:span text:style-name="T10"/></text:p>
      <text:p text:style-name="P60" loext:marker-style-name="T13"><text:span text:style-name="T12">1. ¿Cómo será el regreso de Jesús aterrador y a la vez sumamente gozoso? <text:s/></text:span><text:span text:style-name="T12"/></text:p>
      <text:p text:style-name="P84" loext:marker-style-name="T13"><text:span text:style-name="T12">2. ¿Cómo la seguridad en la esperanza del regreso de Jesús nos capacita para soportar el </text:span><text:soft-page-break/><text:span text:style-name="T12">sufrimiento? <text:s/></text:span><text:span text:style-name="T12"/></text:p>
      <text:p text:style-name="P45" loext:marker-style-name="T11"><text:span text:style-name="T10">Pasajes <text:s/></text:span><text:span text:style-name="T10"/></text:p>
      <text:p text:style-name="P275" loext:marker-style-name="T13"><text:span text:style-name="T35">• </text:span><text:span text:style-name="T12">Apocalipsis 19:11–16 / Luego vi el cielo abierto, y apareció un caballo blanco. Su jinete se llama <text:s/>Fiel y Verdadero. Con justicia dicta sentencia y hace la guerra. Sus ojos resplandecen como llamas <text:s/>de fuego, y muchas diademas ciñen su cabeza. Lleva escrito un nombre que nadie conoce sino <text:s/>solo él. Está vestido de un manto teñido en sangre, y su nombre es el Verbo de Dios. Lo siguen los <text:s/>ejércitos del cielo, montados en caballos blancos y vestidos de lino fino, blanco y limpio. De su <text:s/>boca sale una espada afilada, con la que herirá a las naciones. Las gobernará con puño de hierro. <text:s/>Él mismo exprime uvas en el lagar del furor del castigo que viene de Dios Todopoderoso. En su <text:s/>manto y sobre el muslo lleva escrito este nombre: Rey de reyes y Señor de señores. </text:span></text:p>
      <text:p text:style-name="P317" loext:marker-style-name="T13"><text:span text:style-name="T35">• </text:span><text:span text:style-name="T12">Apocalipsis 21:1–5 / Después vi un cielo nuevo y una tierra nueva, porque el primer cielo y la <text:s/>primera tierra habían dejado de existir, lo mismo que el mar. Vi además la ciudad santa, la nueva <text:s/>Jerusalén, que bajaba del cielo, procedente de Dios, preparada como una novia hermosamente <text:s/>vestida para su prometido. Oí una potente voz que provenía del trono y decía: “¡Aquí, entre los <text:s/>seres humanos, está la morada de Dios! Él acampará en medio de ellos, y ellos serán su pueblo; <text:s/>Dios mismo estará con ellos y será su Dios. Él les enjugará toda lágrima de los ojos. Ya no habrá <text:s/>muerte, ni llanto, ni lamento ni dolor, porque las primeras cosas han dejado de existir”. El que <text:s/>estaba sentado en el trono dijo: “¡Yo hago nuevas todas las cosas!” Y añadió: “Escribe, porque <text:s/>estas palabras son verdaderas y dignas de confianza”. </text:span></text:p>
      <text:p text:style-name="P331" loext:marker-style-name="T15"><text:span text:style-name="T35">• </text:span><text:span text:style-name="T12">Efesios 1:9–10 / </text:span><text:span text:style-name="T14">Él nos hizo conocer el misterio de su voluntad conforme al buen propósito que de </text:span><text:span text:style-name="T12"><text:s/></text:span><text:span text:style-name="T14">antemano estableció en Cristo, para llevarlo a cabo cuando se cumpliera el tiempo, esto es, reunir </text:span><text:span text:style-name="T12"><text:s/></text:span><text:span text:style-name="T14">en él todas las cosas, tanto las del cielo como las de la tierra.</text:span></text:p>
      <text:p text:style-name="P157" loext:marker-style-name="T4"><text:span text:style-name="T3"><text:s/></text:span></text:p>
      <text:p text:style-name="P302" loext:marker-style-name="T15"><text:span text:style-name="T35">• </text:span><text:span text:style-name="T12">Lucas 12:4–5 / </text:span><text:span text:style-name="T14">A ustedes, mis amigos, les digo que no teman a los que matan el cuerpo, pero </text:span><text:span text:style-name="T12"><text:s/></text:span><text:span text:style-name="T14">después no pueden hacer más. Les voy a enseñar más bien a quién deben temer: teman al que, </text:span><text:span text:style-name="T12"><text:s/></text:span><text:span text:style-name="T14">después de dar muerte, tiene poder para echarlos al infierno. Sí, les aseguro que a él deben </text:span><text:span text:style-name="T12"><text:s/></text:span><text:span text:style-name="T14">temerle.</text:span></text:p>
      <text:p text:style-name="P158" loext:marker-style-name="T4"><text:soft-page-break/><text:span text:style-name="T3"><text:s/></text:span></text:p>
      <text:p text:style-name="P1"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5"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5" loext:marker-style-name="T4"><text:span text:style-name="T3"><text:s text:c="2"/></text:span><text:span text:style-name="T3"/></text:p>
      <text:p text:style-name="P6"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5" loext:marker-style-name="T4"><text:span text:style-name="T3"><text:s text:c="2"/></text:span><text:span text:style-name="T3"/></text:p>
      <text:p text:style-name="P3" loext:marker-style-name="T4"><text:span text:style-name="T3"><text:s text:c="2"/></text:span><text:span text:style-name="T3"/></text:p>
      <text:p text:style-name="P6" loext:marker-style-name="T4"><text:span text:style-name="T3"><text:s text:c="2"/></text:span><text:span text:style-name="T3"/></text:p>
      <text:p text:style-name="P3" loext:marker-style-name="T4"><text:span text:style-name="T3"><text:s text:c="2"/></text:span><text:span text:style-name="T3"/></text:p>
      <text:p text:style-name="P3" loext:marker-style-name="T4"><text:span text:style-name="T3"><text:s text:c="2"/></text:span><text:span text:style-name="T3"/></text:p>
      <text:p text:style-name="P5" loext:marker-style-name="T4"><text:span text:style-name="T3"><text:s text:c="2"/></text:span><text:span text:style-name="T3"/></text:p>
      <text:p text:style-name="P193" loext:marker-style-name="T4"><text:span text:style-name="T3"><text:s text:c="2"/></text:span><text:span text:style-name="T3"/></text:p>
      <text:p text:style-name="P186" loext:marker-style-name="T4"><text:span text:style-name="T3"><text:s text:c="2"/></text:span><text:span text:style-name="T3"/></text:p>
      <text:p text:style-name="P184" loext:marker-style-name="T18"><text:span text:style-name="T17">CONVICCIONES <text:s/></text:span><text:span text:style-name="T17"/></text:p>
      <text:p text:style-name="P190" loext:marker-style-name="T13"><text:span text:style-name="T12">Las siguientes son situaciones prácticas en las que <text:s/></text:span><text:span text:style-name="T12"/></text:p>
      <text:p text:style-name="P194" loext:marker-style-name="T13"><text:span text:style-name="T12">hemos decidido tomar una postura a partir de nuestra convicción <text:s/></text:span><text:span text:style-name="T12"/></text:p>
      <text:p text:style-name="P194" loext:marker-style-name="T13"><text:span text:style-name="T12">de que las Escrituras nos guían claramente en cada una de ellas. Toda la <text:s/></text:span><text:span text:style-name="T12"/></text:p>
      <text:p text:style-name="P195" loext:marker-style-name="T13"><text:span text:style-name="T12">teología es práctica, pero debido a que estas situaciones tratan </text:span><text:span text:style-name="T12"/></text:p>
      <text:p text:style-name="P196" loext:marker-style-name="T13"><text:span text:style-name="T12">específicamente con la naturaleza, organización y funcionamiento de la iglesia, <text:s/></text:span><text:span text:style-name="T12"/></text:p>
      <text:p text:style-name="P197" loext:marker-style-name="T13"><text:span text:style-name="T12">hemos decidido ponerlas en su propia sección, diferenciadas </text:span><text:span text:style-name="T12"/></text:p>
      <text:p text:style-name="P191" loext:marker-style-name="T13"><text:span text:style-name="T12">de la teología general descrita en la sección de Doctrina. </text:span><text:span text:style-name="T12"/></text:p>
      <text:p text:style-name="P159" loext:marker-style-name="T4"><text:span text:style-name="T3"><text:s/></text:span></text:p>
      <text:p text:style-name="P12" loext:marker-style-name="T9"><text:span text:style-name="T8">ARTÍCULO 17: CRISTO Y CULTURA <text:s/></text:span><text:span text:style-name="T8"/></text:p>
      <text:p text:style-name="P3" loext:marker-style-name="T9"><text:span text:style-name="T8"><text:s text:c="2"/></text:span><text:span text:style-name="T8"/></text:p>
      <text:p text:style-name="P40" loext:marker-style-name="T11"><text:soft-page-break/><text:span text:style-name="T10">Resúmen <text:s/></text:span><text:span text:style-name="T10"/></text:p>
      <text:p text:style-name="P66" loext:marker-style-name="T13"><text:span text:style-name="T12">Somos llamados a amar a nuestros vecinos y comunidades con convicción y civismo. <text:s/></text:span><text:span text:style-name="T12"/></text:p>
      <text:p text:style-name="P44" loext:marker-style-name="T11"><text:span text:style-name="T10">Detalles </text:span><text:span text:style-name="T10"/></text:p>
      <text:p text:style-name="P126" loext:marker-style-name="T13"><text:span text:style-name="T12">Desde el principio, la humanidad fué llamada a ser los productores de la cultura: a someter y tener <text:s/>dominio sobre el resto de la creación. Cuando el pecado entró en la creación, el proyecto de formar una <text:s/>sociedad no terminó; simplemente cambió de rumbo. En lugar de construir un mundo para glorificar al <text:s/>Padre, los humanos pecadores buscaron glorificarse a sí mismos. Todas las sociedades tienen elementos <text:s/>buenos, pues los humanos caídos siguen portando la imagen de Dios, pero también son <text:s/>fundamentalmente rebeldes desde sus corazones. <text:s/></text:span><text:span text:style-name="T12"/></text:p>
      <text:p text:style-name="P4" loext:marker-style-name="T13"><text:span text:style-name="T12"><text:s text:c="2"/></text:span><text:span text:style-name="T12"/></text:p>
      <text:p text:style-name="P403" loext:marker-style-name="T13"><text:span text:style-name="T12">El reino de Jesús es absoluto y universal; cada parte de la creación le rinde cuentas a Jesús como Señor. <text:s/>Jesús, en sus milagros y en sus enseñanzas, hizo retroceder los efectos de la maldición en individuos, <text:s/>estructuras sociales, y en el mundo natural. Actualmente, por su Espíritu, Él continúa su trabajo redentor <text:s/>en la tierra; nuestra participación en vivir como Jesús no puede ser limitada al terreno personal sino que <text:s/>implica cada área de nuestra vida pública. No todas las cosas serán renovadas sino hasta el regreso final <text:s/>y triunfal de Jesús, por lo pronto, el amor requiere que busquemos el desarrollo de nuestro prójimo, <text:s/>sociedades y culturas. <text:s/></text:span><text:span text:style-name="T12"/></text:p>
      <text:p text:style-name="P318" loext:marker-style-name="T13"><text:span text:style-name="T12">Aunque lo normal es que haya fracaso definitivo hasta la segunda venida de Cristo, a veces el Espíritu <text:s/>bendice los esfuerzos obedientes de Su pueblo. En lugar de aislarnos del mundo, el amor toma el primer <text:s/>paso cuando nos movemos hacia nuestro prójimo con sobriedad porque el pluralismo, la idolatría <text:s/>sistémica, y el sufrimiento son nuestras realidades presentes. Nos involucramos con el mundo con <text:s/>convicción y civismo, corazones suaves y columnas de acero. <text:s/></text:span><text:span text:style-name="T12"/></text:p>
      <text:p text:style-name="P48" loext:marker-style-name="T11"><text:span text:style-name="T10">Puntos Clave <text:s/></text:span><text:span text:style-name="T10"/></text:p>
      <text:p text:style-name="P57" loext:marker-style-name="T13"><text:span text:style-name="T12">1. Los humanos son productores de cultura. <text:s/></text:span><text:span text:style-name="T12"/></text:p>
      <text:p text:style-name="P395" loext:marker-style-name="T13"><text:span text:style-name="T12">2. Sistemas y estructuras, pasadas y presentes, han sido formados por los corazones corruptos de <text:s/>humanos pecadores. <text:s/></text:span><text:span text:style-name="T12"/></text:p>
      <text:p text:style-name="P75" loext:marker-style-name="T13"><text:span text:style-name="T12">3. Los seguidores de Jesús trabajan para influir en la sociedad con un civismo de convicción. <text:s/></text:span><text:span text:style-name="T12"/></text:p>
      <text:p text:style-name="P41" loext:marker-style-name="T11"><text:span text:style-name="T10">Preguntas de Reflexión <text:s/></text:span><text:span text:style-name="T10"/></text:p>
      <text:p text:style-name="P404" loext:marker-style-name="T13"><text:span text:style-name="T12">1. ¿Cómo te hacen sentir sobre involucrarte con el mundo, tu responsabilidad de amar y tu inhabilidad <text:s/>de cambiar a la gente? <text:s/></text:span><text:span text:style-name="T12"/></text:p>
      <text:p text:style-name="P405" loext:marker-style-name="T13"><text:span text:style-name="T12">2. ¿Cómo cambia nuestra manera de involucrarnos públicamente la tensión entre convicción y <text:s/>civismo? <text:s/></text:span><text:span text:style-name="T12"/></text:p>
      <text:p text:style-name="P41" loext:marker-style-name="T11"><text:span text:style-name="T10">Pasajes <text:s/></text:span><text:span text:style-name="T10"/></text:p>
      <text:p text:style-name="P418" loext:marker-style-name="T13"><text:span text:style-name="T35">• </text:span><text:span text:style-name="T12">Génesis 1:28 / </text:span><text:span text:style-name="T14">Y los bendijo con estas palabras: “Sean fructíferos y multiplíquense; llenen la tierra y </text:span><text:span text:style-name="T12"><text:s/></text:span><text:span text:style-name="T14">sométanla; dominen a los peces del mar y a las aves del cielo, y a </text:span><text:soft-page-break/><text:span text:style-name="T14">todos los reptiles que se arrastran </text:span><text:span text:style-name="T12"><text:s/></text:span><text:span text:style-name="T14">por el suelo”.</text:span><text:span text:style-name="T12"> </text:span></text:p>
      <text:p text:style-name="P307" loext:marker-style-name="T15"><text:span text:style-name="T35">• </text:span><text:span text:style-name="T12">Génesis 11:4 / </text:span><text:span text:style-name="T14">Luego dijeron: “Construyamos una ciudad con una torre que llegue hasta el cielo. De </text:span><text:span text:style-name="T12"><text:s/></text:span><text:span text:style-name="T14">ese modo nos haremos famosos y evitaremos ser dispersados por toda la tierra”. </text:span><text:span text:style-name="T35">• </text:span><text:span text:style-name="T12">Jeremías 29:4–7 / </text:span><text:span text:style-name="T14">Así dice el Señor Todopoderoso, el Dios de Israel, a todos los que he deportado de </text:span><text:span text:style-name="T12"><text:s/></text:span><text:span text:style-name="T14">Jerusalén a Babilonia: “Construyan casas y habítenlas; planten huertos y coman de su fruto. Cásense, y </text:span></text:p>
      <text:p text:style-name="P160" loext:marker-style-name="T4"><text:span text:style-name="T3"><text:s/></text:span></text:p>
      <text:p text:style-name="P236" loext:marker-style-name="T13"><text:span text:style-name="T14">tengan hijos e hijas; y casen a sus hijos e hijas, para que a su vez ellos les den nietos. Multiplíquense </text:span><text:span text:style-name="T12"><text:s/></text:span><text:span text:style-name="T14">allá, y no disminuyan. Además, busquen el bienestar de la ciudad adonde los he deportado, y pidan al </text:span><text:span text:style-name="T12"><text:s/></text:span><text:span text:style-name="T14">Señor por ella, porque el bienestar de ustedes depende del bienestar de la ciudad”.</text:span><text:span text:style-name="T12"> </text:span></text:p>
      <text:p text:style-name="P127" loext:marker-style-name="T13"><text:span text:style-name="T36">• </text:span><text:span text:style-name="T12">Hechos 16:20–21 / Los presentaron ante los magistrados y dijeron: “Estos hombres son judíos, y están <text:s/>alborotando a nuestra ciudad, enseñando costumbres que a los romanos se nos prohíbe admitir o <text:s/>practicar”.</text:span></text:p>
      <text:p text:style-name="P161" loext:marker-style-name="T4"><text:soft-page-break/><text:span text:style-name="T3"><text:s/></text:span></text:p>
      <text:p text:style-name="P12" loext:marker-style-name="T9"><text:span text:style-name="T8">ARTÍCULO 18: EL POBRE &amp; MARGINADO <text:s/></text:span><text:span text:style-name="T8"/></text:p>
      <text:p text:style-name="P23" loext:marker-style-name="T11"><text:span text:style-name="T10">Resúmen <text:s/></text:span><text:span text:style-name="T10"/></text:p>
      <text:p text:style-name="P57" loext:marker-style-name="T13"><text:span text:style-name="T12">El pueblo de Dios está llamado a amar al último, al más pequeño, y al perdido. </text:span><text:span text:style-name="T12"/></text:p>
      <text:p text:style-name="P24" loext:marker-style-name="T11"><text:span text:style-name="T10">Detalles <text:s/></text:span><text:span text:style-name="T10"/></text:p>
      <text:p text:style-name="P284" loext:marker-style-name="T13"><text:span text:style-name="T12">La importancia que Dios le da a los pobres y marginados es un tema que podemos ver a través de toda la <text:s/>historia de la Biblia. Durante el Éxodo, el acto fundamental de salvación, Dios salva a un pueblo que se <text:s/>encontraba esclavizado a los pecados de sus opresores. En la Ley, repetidamente llama a su pueblo a <text:s/>prestar atención —personalmente y políticamente— a lo que los teólogos han llamado “El Cuarteto de <text:s/>los Vulnerables”: viudas, huérfanos, extranjeros, y pobres. En los Profetas, él advierte y exhorta a <text:s/>aquellos que han oprimido a los vulnerables o han ignorado las peticiones de los necesitados. En la <text:s/>literatura de Sabiduría, nos da conocimiento acerca de lo complicado que son la riqueza y la pobreza. En <text:s/>las Epístolas, repetidamente llama a su Iglesia a cuidar de los últimos, los más pequeños, y los perdidos. <text:s/></text:span><text:span text:style-name="T12"/></text:p>
      <text:p text:style-name="P285" loext:marker-style-name="T13"><text:span text:style-name="T12">En su infinita sabiduría el Dios trino decidió que Jesús vendría físicamente a una comunidad que era una <text:s/>minoría religiosa y étnica, a una ciudadanía en una ciudad de poca influencia, y concebido en un <text:s/>embarazo no planeado en una familia de extranjeros, de escasos recursos y sin poder. Es por esto que el <text:s/>extender amabilidad hacia el pobre y marginado se iguala a extender esta amabilidad a Jesús. <text:s/></text:span><text:span text:style-name="T12"/></text:p>
      <text:p text:style-name="P348" loext:marker-style-name="T13"><text:span text:style-name="T12">En los Evangelios, el estar cerca de Jesús significaba estar cerca de los pobres y sin poder. En su <text:s/>ministerio público, él sana a los enfermos, cuida a los pobres, alimenta a los hambrientos, y ministra a <text:s/>los que se encuentran en sufrimiento. Jesús regularmente se sentó a comer y a pasar tiempo con <text:s/>aquellos considerados como marginados en la sociedad. En lugar de buscar fama e influencia entre las <text:s/>personas con poder político, el Salvador disfrutó de la compañía de pescadores y cobradores de <text:s/>impuestos, sirvientes y viudas. Jesús no ignora a las personas que la sociedad ignora. No existen <text:s/>personas o lugares a los que Dios renuncie. <text:s/></text:span><text:span text:style-name="T12"/></text:p>
      <text:p text:style-name="P229" loext:marker-style-name="T13"><text:span text:style-name="T12">El reino venidero de Jesús traerá la restauración completa de la creación de cada dimensión de la <text:s/>maldición del pecado: espiritual y psicológica, física y ecológica, económica, política y social. Como <text:s/>Iglesia, somos llamados a ser ejemplos del reino de Cristo en nuestros días: a través de acciones <text:s/>concretas de compasión, ministerios palpables de misericordia, y testigos proféticos de justicia. Estos <text:s/>sirven como señales y probadas del reino, el cual Jesús va a traer completamente en su regreso. <text:s/></text:span><text:span text:style-name="T12"/></text:p>
      <text:p text:style-name="P48" loext:marker-style-name="T11"><text:span text:style-name="T10">Preguntas de Reflexión <text:s/></text:span><text:span text:style-name="T10"/></text:p>
      <text:p text:style-name="P379" loext:marker-style-name="T13"><text:span text:style-name="T12">1. ¿Por qué crees que la sociedad le da más importancia al que tiene riquezas e ignora a los pobres? 2. ¿Qué dificultad o beneficio puede traer a la iglesia el ayudar al Cuarteto </text:span><text:soft-page-break/><text:span text:style-name="T12">de los Vulnerables? <text:s/></text:span><text:span text:style-name="T12"/></text:p>
      <text:p text:style-name="P32" loext:marker-style-name="T11"><text:span text:style-name="T10">Pasajes: <text:s/></text:span><text:span text:style-name="T10"/></text:p>
      <text:p text:style-name="P406" loext:marker-style-name="T13"><text:span text:style-name="T35">• </text:span><text:span text:style-name="T12">Mateo 25:40 / </text:span><text:span text:style-name="T14">El Rey les responderá: “Les aseguro que todo lo que hicieron por uno de mis </text:span><text:span text:style-name="T12"><text:s/></text:span><text:span text:style-name="T14">hermanos, aún por el más pequeño, lo hicieron por mí”.</text:span><text:span text:style-name="T12"> </text:span></text:p>
      <text:p text:style-name="P319" loext:marker-style-name="T13"><text:span text:style-name="T35">• </text:span><text:span text:style-name="T12">Levítico 23:22 / </text:span><text:span text:style-name="T14">Cuando llegue el tiempo de la cosecha, no sieguen hasta el último rincón del campo ni </text:span><text:span text:style-name="T12"><text:s/></text:span><text:span text:style-name="T14">recojan todas las espigas que queden de la mies. Déjenlas para los pobres y los extranjeros. Yo soy el </text:span><text:span text:style-name="T12"><text:s/></text:span><text:span text:style-name="T14">Señor su Dios.</text:span><text:span text:style-name="T12"> </text:span></text:p>
      <text:p text:style-name="P128" loext:marker-style-name="T15"><text:span text:style-name="T35">• </text:span><text:span text:style-name="T12">Proverbios 14:31 / </text:span><text:span text:style-name="T14">El que oprime al pobre ofende a su creador, pero honra a Dios quien se apiada del </text:span><text:span text:style-name="T12"><text:s/></text:span><text:span text:style-name="T14">necesitado. </text:span></text:p>
      <text:p text:style-name="P407" loext:marker-style-name="T15"><text:span text:style-name="T35">• </text:span><text:span text:style-name="T12">Gálatas 2:10 / </text:span><text:span text:style-name="T14">Solo nos pidieron que nos acordáramos de los pobres, y eso es precisamente lo que he </text:span><text:span text:style-name="T12"><text:s/></text:span><text:span text:style-name="T14">venido haciendo con esmero.</text:span></text:p>
      <text:p text:style-name="P162" loext:marker-style-name="T4"><text:span text:style-name="T3"><text:s/></text:span></text:p>
      <text:p text:style-name="P332" loext:marker-style-name="T13"><text:span text:style-name="T35">• </text:span><text:span text:style-name="T12">Zacarías 7:9–10 / Así dice el Señor Todopoderoso: “Juzguen con verdadera justicia; muestren amor y <text:s/>compasión los unos por los otros. No opriman a las viudas ni a los huérfanos, ni a los extranjeros ni a <text:s/>los pobres. No maquinen el mal en su corazón los unos contra los otros”. </text:span></text:p>
      <text:p text:style-name="P90" loext:marker-style-name="T15"><text:span text:style-name="T35">• </text:span><text:span text:style-name="T12">Lucas 14:13 / </text:span><text:span text:style-name="T14">Cuando des un banquete, invita a los pobres, a los inválidos, a los cojos y a los ciegos.</text:span></text:p>
      <text:p text:style-name="P163" loext:marker-style-name="T4"><text:soft-page-break/><text:span text:style-name="T3"><text:s/></text:span></text:p>
      <text:p text:style-name="P12" loext:marker-style-name="T9"><text:span text:style-name="T8">ARTÍCULO 19: LA DISCIPLINA DE LA IGLESIA <text:s/></text:span><text:span text:style-name="T8"/></text:p>
      <text:p text:style-name="P3" loext:marker-style-name="T9"><text:span text:style-name="T8"><text:s text:c="2"/></text:span><text:span text:style-name="T8"/></text:p>
      <text:p text:style-name="P40" loext:marker-style-name="T11"><text:span text:style-name="T10">Resúmen <text:s/></text:span><text:span text:style-name="T10"/></text:p>
      <text:p text:style-name="P355" loext:marker-style-name="T13"><text:span text:style-name="T12">La disciplina de la iglesia es el proceso de confrontar el pecado con el fin de llevar al arrepentimiento y <text:s/>restauración. </text:span><text:span text:style-name="T12"/></text:p>
      <text:p text:style-name="P26" loext:marker-style-name="T11"><text:span text:style-name="T10">Detalles <text:s/></text:span><text:span text:style-name="T10"/></text:p>
      <text:p text:style-name="P356" loext:marker-style-name="T13"><text:span text:style-name="T12">La novia de Cristo no es y nunca ha sido perfectamente fiel; vergonzosamente ha sido cómplice en el <text:s/>pecado de la sociedad y ha dañado a personas, su propio testimonio, y el nombre de Jesús. </text:span><text:span text:style-name="T12"/></text:p>
      <text:p text:style-name="P245" loext:marker-style-name="T13"><text:span text:style-name="T12">Por este motivo estamos comprometidos con la práctica de la Disciplina de la Iglesia. El proceso informal <text:s/>de disciplina en la iglesia ocurre siempre que un creyente confronta a otro creyente acerca de su pecado <text:s/>y lo anima a arrepentirse. El proceso formal de la disciplina de la iglesia comienza usualmente cuando <text:s/>una persona que se encuentra en pecado no desea arrepentirse durante un largo tiempo. Es por eso que <text:s/>en la mayor parte del tiempo, la disciplina de la iglesia no se trata tanto del pecado, sino de la falta de <text:s/>deseo de arrepentirse del pecado por un corazón endurecido. El proceso de la disciplina en la iglesia <text:s/>termina cuando el creyente se arrepiente o es formalmente expulsado por los ancianos para no <text:s/>participar más en la iglesia. Aún más, aquellos que comienzan divisiones en la iglesia, deben ser <text:s/>disciplinados con mayor prontitud. <text:s/></text:span><text:span text:style-name="T12"/></text:p>
      <text:p text:style-name="P286" loext:marker-style-name="T13"><text:span text:style-name="T12">Los líderes de la iglesia no están libres de este proceso. Por este motivo, hacemos énfasis a la pluralidad <text:s/>en cada nivel de nuestra organización. Los líderes de nuestra iglesia serán disciplinados con mayor <text:s/>prontitud y de manera pública, ya que el pecado en el liderazgo daña severamente a la iglesia local. <text:s/></text:span><text:span text:style-name="T12"/></text:p>
      <text:p text:style-name="P48" loext:marker-style-name="T11"><text:span text:style-name="T10">Puntos Clave <text:s/></text:span><text:span text:style-name="T10"/></text:p>
      <text:p text:style-name="P380" loext:marker-style-name="T13"><text:span text:style-name="T12">1. Dios no permite que la iglesia tolere el pecado intencional y sin arrepentimiento. 2. Existen dimensiones informales y formales en el proceso de la disciplina. <text:s/></text:span><text:span text:style-name="T12"/></text:p>
      <text:p text:style-name="P32" loext:marker-style-name="T11"><text:span text:style-name="T10">Preguntas de Reflexión <text:s/></text:span><text:span text:style-name="T10"/></text:p>
      <text:p text:style-name="P57" loext:marker-style-name="T13"><text:span text:style-name="T12">1. ¿Por qué nos resistimos a la idea de la disciplina? </text:span><text:span text:style-name="T12"/></text:p>
      <text:p text:style-name="P84" loext:marker-style-name="T13"><text:span text:style-name="T12">2. ¿Cómo podríamos practicar los hábitos de disciplinarnos uno al otro de una manera informal? <text:s/></text:span><text:span text:style-name="T12"/></text:p>
      <text:p text:style-name="P37" loext:marker-style-name="T11"><text:span text:style-name="T10">Pasájes <text:s/></text:span><text:span text:style-name="T10"/></text:p>
      <text:p text:style-name="P306" loext:marker-style-name="T13"><text:span text:style-name="T35">• </text:span><text:span text:style-name="T12">Gálatas 6:1 / </text:span><text:span text:style-name="T14">Hermanos, si alguien es sorprendido en pecado, ustedes que son espirituales deben </text:span><text:span text:style-name="T12"><text:s/></text:span><text:span text:style-name="T14">restaurarlo con una actitud humilde. Pero cuídese cada uno, porque también puede ser tentado. </text:span><text:span text:style-name="T35">• </text:span><text:span text:style-name="T12">1 Corintios 5:1–7 / Es ya del dominio público que hay entre ustedes un caso de inmoralidad sexual <text:s/>que ni siquiera entre los paganos se tolera, a </text:span><text:soft-page-break/><text:span text:style-name="T12">saber, que uno de ustedes tiene por mujer a la <text:s/>esposa de su padre. ¡Y de esto se sienten orgullosos! ¿No debieran, más bien, haber lamentado lo <text:s/>sucedido y expulsado de entre ustedes al que hizo tal cosa? Yo, por mi parte, aunque no estoy <text:s/>físicamente entre ustedes, sí estoy presente en espíritu, y ya he juzgado, como si estuviera <text:s/>presente, al que cometió este pecado. Cuando se reúnan en el nombre de nuestro Señor Jesús, y <text:s/>con su poder yo los acompañe en espíritu, entreguen a este hombre a Satanás para destrucción <text:s/>de su naturaleza pecaminosa a fin de que su espíritu sea salvo en el día del Señor. Hacen mal en <text:s/>jactarse. ¿No se dan cuenta de que un poco de levadura hace fermentar toda la masa? <text:s/>Desháganse de la vieja levadura para que sean masa nueva, panes sin levadura, como lo son en <text:s/>realidad. Porque Cristo, nuestro Cordero pascual, ya ha sido sacrificado. </text:span></text:p>
      <text:p text:style-name="P408" loext:marker-style-name="T15"><text:span text:style-name="T35">• </text:span><text:span text:style-name="T12">Romanos 16:17 / </text:span><text:span text:style-name="T14">Les ruego, hermanos, que se cuiden de los que causan divisiones y dificultades, </text:span><text:span text:style-name="T12"><text:s/></text:span><text:span text:style-name="T14">y van en contra de lo que a ustedes se les ha enseñado. Apártense de ellos.</text:span></text:p>
      <text:p text:style-name="P164" loext:marker-style-name="T4"><text:span text:style-name="T3"><text:s/></text:span></text:p>
      <text:p text:style-name="P129" loext:marker-style-name="T15"><text:span text:style-name="T36">• </text:span><text:span text:style-name="T12">Mateo 18:15-17 / </text:span><text:span text:style-name="T14">Si tu hermano peca contra ti, ve a solas con él y hazle ver su falta. Si te hace </text:span><text:span text:style-name="T12"><text:s/></text:span><text:span text:style-name="T14">caso, has ganado a tu hermano. Pero, si no, lleva contigo a uno o dos más, para que “todo asunto </text:span><text:span text:style-name="T12"><text:s/></text:span><text:span text:style-name="T14">se resuelva mediante el testimonio de dos o tres testigos”. Si se niega a hacerles caso a ellos, </text:span><text:span text:style-name="T12"><text:s/></text:span><text:span text:style-name="T14">díselo a la iglesia; y, si incluso a la iglesia no le hace caso, trátalo como si fuera un incrédulo o un </text:span><text:span text:style-name="T12"><text:s/></text:span><text:span text:style-name="T14">renegado.</text:span></text:p>
      <text:p text:style-name="P165" loext:marker-style-name="T4"><text:soft-page-break/><text:span text:style-name="T3"><text:s/></text:span></text:p>
      <text:p text:style-name="P12" loext:marker-style-name="T9"><text:span text:style-name="T8">ARTÍCULO 20: ORDENANZAS <text:s/></text:span><text:span text:style-name="T8"/></text:p>
      <text:p text:style-name="P23" loext:marker-style-name="T11"><text:span text:style-name="T10">Resúmen <text:s/></text:span><text:span text:style-name="T10"/></text:p>
      <text:p text:style-name="P76" loext:marker-style-name="T13"><text:span text:style-name="T12">Creemos que existen dos ordenanzas: el bautismo y la Cena del Señor. <text:s/></text:span><text:span text:style-name="T12"/></text:p>
      <text:p text:style-name="P31" loext:marker-style-name="T11"><text:span text:style-name="T10">Detalles <text:s/></text:span><text:span text:style-name="T10"/></text:p>
      <text:p text:style-name="P270" loext:marker-style-name="T13"><text:span text:style-name="T12">Creemos que el bautismo y la Cena del Señor son ordenados por el mismo Señor Jesús. El primero está <text:s/>conectado con la entrada a la comunidad del nuevo pacto, el segundo con una renovación constante del <text:s/>pacto. Juntas son las promesas de Dios hacia nosotros, medios de gracia ordenados divinamente, <text:s/>nuestros votos públicos de sumisión al Cristo que fue crucificado y ahora está resucitado, y expectativas <text:s/>de su regreso y de la consumación de todas las cosas. <text:s/></text:span><text:span text:style-name="T12"/></text:p>
      <text:p text:style-name="P246" loext:marker-style-name="T13"><text:span text:style-name="T12">Practicamos “el bautismo de los creyentes”, esto significa que el bautismo se administra por inmersión <text:s/>completa y solo a aquellos que dan una profesión de fe concreta en el Señor Jesucristo. Creemos que el <text:s/>bautismo debe suceder después de poner nuestra fe en Jesús. Por esta razón, no bautizaremos a <text:s/>infantes o niños pequeños que no pueden hace una profesión de fe razonada. Entendemos que algunos <text:s/>en nuestra familia de la iglesia podrían tener una convicción diferente acerca del valor del bautismo de <text:s/>infantes. Por lo tanto, no excluimos de nuestra membresía a aquellos que no están de acuerdo con <text:s/>nuestra postura sobre el bautismo, pero sí esperamos que tengan argumentos que se puedan defender <text:s/>teológicamente sobre el bautismo de infantes y que no permitirán que este tema no esencial cause <text:s/>división. <text:s/></text:span><text:span text:style-name="T12"/></text:p>
      <text:p text:style-name="P48" loext:marker-style-name="T11"><text:span text:style-name="T10">Puntos Clave <text:s/></text:span><text:span text:style-name="T10"/></text:p>
      <text:p text:style-name="P57" loext:marker-style-name="T13"><text:span text:style-name="T12">1. El bautismo es una señal de iniciación en la familia de Dios. <text:s/></text:span><text:span text:style-name="T12"/></text:p>
      <text:p text:style-name="P357" loext:marker-style-name="T13"><text:span text:style-name="T12">2. La Cena del Señor (Santa Cena) es la señal del recordatorio del pacto para los Cristianos. <text:s/>3. Ambas ordenanzas son mandadas en las Escrituras, pero ninguna es necesaria para la justificación. <text:s/></text:span><text:span text:style-name="T12"/></text:p>
      <text:p text:style-name="P37" loext:marker-style-name="T11"><text:span text:style-name="T10">Preguntas de Reflexión <text:s/></text:span><text:span text:style-name="T10"/></text:p>
      <text:p text:style-name="P57" loext:marker-style-name="T13"><text:span text:style-name="T12">1. ¿Por qué son las ordenanzas públicas una parte vital de seguir a Jesús? <text:s/></text:span><text:span text:style-name="T12"/></text:p>
      <text:p text:style-name="P84" loext:marker-style-name="T13"><text:span text:style-name="T12">2. ¿Cómo nos ayudan a crecer en fe los elementos físicos y tangibles de las ordenanzas? </text:span><text:span text:style-name="T12"/></text:p>
      <text:p text:style-name="P50" loext:marker-style-name="T11"><text:span text:style-name="T10">Pasajes <text:s/></text:span><text:span text:style-name="T10"/></text:p>
      <text:p text:style-name="P341" loext:marker-style-name="T13"><text:span text:style-name="T35">• </text:span><text:span text:style-name="T12">Mateo 28:18–20 / Jesús se acercó entonces a ellos y les dijo: “Se me ha dado toda autoridad en el <text:s/>cielo y en la tierra. Por tanto, vayan y hagan discípulos de todas las naciones, bautizándolos en el <text:s/>nombre del Padre y del Hijo y del Espíritu Santo, enseñándoles a obedecer todo lo que les he <text:s/>mandado a ustedes. Y les aseguro que estaré con ustedes siempre, hasta el fin del mundo”. </text:span></text:p>
      <text:p text:style-name="P265" loext:marker-style-name="T13"><text:span text:style-name="T35">• </text:span><text:span text:style-name="T12">Romanos 6:3–5 / ¿Acaso no saben ustedes que todos los que fuimos bautizados para unirnos con <text:s/>Cristo Jesús en realidad fuimos bautizados para participar en su </text:span><text:soft-page-break/><text:span text:style-name="T12">muerte? Por tanto, mediante el <text:s/>bautismo fuimos sepultados con él en su muerte, a fin de que, así como Cristo resucitó por el <text:s/>poder del Padre, también nosotros llevemos una vida nueva. En efecto, si hemos estado unidos <text:s/>con él en su muerte, sin duda también estaremos unidos con él en su resurrección. </text:span></text:p>
      <text:p text:style-name="P276" loext:marker-style-name="T13"><text:span text:style-name="T35">• </text:span><text:span text:style-name="T12">Mateo 26:26–28 / Mientras comían, Jesús tomó pan y lo bendijo. Luego lo partió y se lo dio a sus <text:s/>discípulos, diciéndoles: “Tomen y coman; esto es mi cuerpo”. Después tomó la copa, dio gracias, y <text:s/>se la ofreció diciéndoles: “Beban de ella todos ustedes. Esto es mi sangre del pacto, que es <text:s/>derramada por muchos para el perdón de pecados”. </text:span></text:p>
      <text:p text:style-name="P321" loext:marker-style-name="T15"><text:span text:style-name="T36">• </text:span><text:span text:style-name="T12">1 Corintios 11:23–26 / </text:span><text:span text:style-name="T14">Yo recibí del Señor lo mismo que les transmití a ustedes: Que el Señor </text:span><text:span text:style-name="T12"><text:s/></text:span><text:span text:style-name="T14">Jesús, la noche en que fue traicionado, tomó pan, y, después de dar gracias, lo partió y dijo: “Este </text:span><text:span text:style-name="T12"><text:s/></text:span><text:span text:style-name="T14">pan es mi cuerpo, que por ustedes entrego; hagan esto en memoria de mí”. De la misma manera, </text:span><text:span text:style-name="T12"><text:s/></text:span><text:span text:style-name="T14">después de cenar, tomó la copa y dijo: “Esta copa es el nuevo pacto en mi sangre; hagan esto, </text:span></text:p>
      <text:p text:style-name="P166" loext:marker-style-name="T4"><text:span text:style-name="T3"><text:s/></text:span></text:p>
      <text:p text:style-name="P96" loext:marker-style-name="T15"><text:span text:style-name="T14">cada vez que beban de ella, en memoria de mí”. Porque cada vez que comen este pan y beben de </text:span><text:span text:style-name="T12"><text:s/></text:span><text:span text:style-name="T14">esta copa, proclaman la muerte del Señor hasta que él venga.</text:span></text:p>
      <text:p text:style-name="P141" loext:marker-style-name="T4"><text:soft-page-break/><text:span text:style-name="T3"><text:s/></text:span></text:p>
      <text:p text:style-name="P12" loext:marker-style-name="T9"><text:span text:style-name="T8">ARTÍCULO 21: DIVORCIO Y NUEVO MATRIMONIO <text:s/></text:span><text:span text:style-name="T8"/></text:p>
      <text:p text:style-name="P23" loext:marker-style-name="T11"><text:span text:style-name="T10">Resúmen <text:s/></text:span><text:span text:style-name="T10"/></text:p>
      <text:p text:style-name="P57" loext:marker-style-name="T13"><text:span text:style-name="T12">El divorcio siempre es una tragedia, pero en veces es permitido debido a adulterio, abandono, o abuso. <text:s/></text:span><text:span text:style-name="T12"/></text:p>
      <text:p text:style-name="P24" loext:marker-style-name="T11"><text:span text:style-name="T10">Detalles <text:s/></text:span><text:span text:style-name="T10"/></text:p>
      <text:p text:style-name="P322" loext:marker-style-name="T13"><text:span text:style-name="T12">Jesús afirma que el matrimonio es una institución ordenada divinamente, cimentado en la estructura de <text:s/>la creación, y en cuanto a la naturaleza sagrada de su unión manda a que, </text:span><text:span text:style-name="T14">“Por tanto, lo que Dios ha </text:span><text:span text:style-name="T12"><text:s/></text:span><text:span text:style-name="T14">unido, que no lo separe el hombre” (Mateo 19:6). Pero Jesús y el Nuevo Testamento también reconocen </text:span><text:span text:style-name="T12"><text:s/></text:span><text:span text:style-name="T14">circunstancias en las que el divorcio se podría permitir. Mientras que el divorcio siempre es resultado </text:span><text:span text:style-name="T12"><text:s/></text:span><text:span text:style-name="T14">del pecado (de un cónyuge o del otro), no siempre es pecaminoso.</text:span><text:span text:style-name="T12"> </text:span></text:p>
      <text:p text:style-name="P287" loext:marker-style-name="T13"><text:span text:style-name="T12">Bíblicamente, el divorcio se permite, pero no se requiere, en el caso de inmoralidad sexual (porneia) o <text:s/>abandono. Creemos que el abuso físico, sexual, o de otros tipos puede considerarse una forma de <text:s/>abandono. Detener el abuso puede requerir la separación y puede llevar al divorcio. La reconciliación <text:s/>matrimonial puede ser fruto del trabajo del Espíritu Santo, pero podría no ser siempre sabia, posible o <text:s/>mandada bíblicamente, <text:s/></text:span><text:span text:style-name="T12"/></text:p>
      <text:p text:style-name="P272" loext:marker-style-name="T13"><text:span text:style-name="T12">¿La Biblia permite el nuevo casamiento después de un divorcio? Pablo responde a esta pregunta en 1 <text:s/>Corintios 7:10-11, diciendo que en los casos de un divorcio antibíblico las personas debe quedarse sin <text:s/>casarse o buscar la reconciliación. Si el divorcio fué bíblico, el nuevo matrimonio es permitido. Cada <text:s/>situación es única. Por lo tanto, recomendamos que aquellas personas que están preocupadas sobre su <text:s/>situación se reúnan con un pastor para recibir cuidado personal y dirección bíblica. <text:s/></text:span><text:span text:style-name="T12"/></text:p>
      <text:p text:style-name="P288" loext:marker-style-name="T13"><text:span text:style-name="T12">Por último, nuestras convicciones sobre el divorcio y el nuevo matrimonio nos llevan a algunas <text:s/>aplicaciones importantes como iglesia. Con el fin de preservar matrimonios sanos, requeriremos <text:s/>consejería pre-matrimonial como un prerrequisito para ser casados por un pastor de la Iglesia <text:s/>Redemption, ofreceremos consejería y entrenamiento para ayudar a fortalecer los matrimonios, e <text:s/>iniciaremos disciplina en la iglesia con aquellas personas o parejas que buscan un divorcio antibíblico. </text:span><text:span text:style-name="T12"/></text:p>
      <text:p text:style-name="P37" loext:marker-style-name="T11"><text:span text:style-name="T10">Pasajes <text:s/></text:span><text:span text:style-name="T10"/></text:p>
      <text:p text:style-name="P266" loext:marker-style-name="T13"><text:span text:style-name="T35">• </text:span><text:span text:style-name="T12">Malaquías 2:15-16 / ¿Acaso no hizo el Señor un solo ser, que es cuerpo y espíritu? Y ¿por qué es <text:s/>uno solo? Porque busca descendencia dada por Dios. Así que cuídense ustedes en su propio <text:s/>espíritu, y no traicionen a la esposa de su juventud. “Yo aborrezco el divorcio, dice el Señor, Dios <text:s/>de Israel, y al que cubre de violencia sus vestiduras, dice el Señor Todopoderoso. Así que cuídense <text:s/>en su espíritu, y no sean traicioneros”. </text:span></text:p>
      <text:p text:style-name="P277" loext:marker-style-name="T13"><text:soft-page-break/><text:span text:style-name="T35">• </text:span><text:span text:style-name="T12">1 Corintios 7:10-16 / A los casados les doy la siguiente orden (no yo, sino el Señor): que la mujer <text:s/>no se separe de su esposo. Sin embargo, si se separa, que no se vuelva a casar; de lo contrario, <text:s/>que se reconcilie con su esposo. Así mismo, que el hombre no se divorcie de su esposa. A los <text:s/>demás les digo yo (no es mandamiento del Señor): Si algún hermano tiene una esposa que no es <text:s/>creyente, y ella consiente en vivir con él, que no se divorcie de ella. Y, si una mujer tiene un <text:s/>esposo que no es creyente, y él consiente en vivir con ella, que no se divorcie de él. Porque el <text:s/>esposo no creyente ha sido santificado por la unión con su esposa, y la esposa no creyente ha <text:s/>sido santificada por la unión con su esposo creyente. Si así no fuera, sus hijos serían impuros, <text:s/>mientras que, de hecho, son santos. Sin embargo, si el cónyuge no creyente decide separarse, no <text:s/>se lo impidan. En tales circunstancias, el cónyuge creyente queda sin obligación; Dios nos ha <text:s/>llamado a vivir en paz. ¿Cómo sabes tú, mujer, si acaso salvarás a tu esposo? ¿O cómo sabes tú, <text:s/>hombre, si acaso salvarás a tu esposa?</text:span></text:p>
      <text:p text:style-name="P167" loext:marker-style-name="T4"><text:span text:style-name="T3"><text:s/></text:span></text:p>
      <text:p text:style-name="P12" loext:marker-style-name="T9"><text:span text:style-name="T8">ARTÍCULO 22: CUERPO, SEXO, E IDENTIDAD DE GÉNERO <text:s/></text:span><text:span text:style-name="T8"/></text:p>
      <text:p text:style-name="P23" loext:marker-style-name="T11"><text:span text:style-name="T10">Resúmen <text:s/></text:span><text:span text:style-name="T10"/></text:p>
      <text:p text:style-name="P410" loext:marker-style-name="T13"><text:span text:style-name="T12">El cuerpo es sagrado—incluyendo su naturaleza sexuada—y un aspecto fundamental de nuestra <text:s/>identidad. <text:s/></text:span><text:span text:style-name="T12"/></text:p>
      <text:p text:style-name="P39" loext:marker-style-name="T11"><text:span text:style-name="T10">Detalles <text:s/></text:span><text:span text:style-name="T10"/></text:p>
      <text:p text:style-name="P365" loext:marker-style-name="T13"><text:span text:style-name="T12">Nuestros cuerpos son sagrados. No somos personas que tienen cuerpos; somos cuerpos. El cuerpo y el <text:s/>alma comparten una unión integral, mutuamente integral a nuestra persona: somos almas encarnadas, <text:s/>y cuerpos en almas. </text:span><text:span text:style-name="T12"/></text:p>
      <text:p text:style-name="P289" loext:marker-style-name="T13"><text:span text:style-name="T12">La naturaleza sexuada del cuerpo, como masculino o femenino, no solamente es importante sino que <text:s/>está ligada con nuestra creación a la imagen de Dios. Jesús reafirma que la diversidad de sexos es <text:s/>éticamente importante y está cimentada en la estructura de la creación. Jesús también reconoce la <text:s/>excepción de aquellos nacidos como “eunucos” (el equivalente o análogo a condiciones intersexuales) al <text:s/>mismo tiempo que afirma el binarismo masculino/femenino como normativo de la creación. La <text:s/>encarnación y resurrección de Cristo afirma el significado fundamental del cuerpo. <text:s/></text:span><text:span text:style-name="T12"/></text:p>
      <text:p text:style-name="P247" loext:marker-style-name="T13"><text:span text:style-name="T12">Los seguidores de Jesús debemos identificarnos de acuerdo a nuestro sexo corporal, no presentarnos de <text:s/>maneras que traerán confusión intencional en cuanto a nuestra identidad como masculino o femenino, <text:s/>y no buscar el cambiar el sexo de nuestro cuerpo por medio de terapia hormonal o cirugía de <text:s/>reasignación de sexo. <text:s/></text:span><text:span text:style-name="T12"/></text:p>
      <text:p text:style-name="P230" loext:marker-style-name="T13"><text:span text:style-name="T12">Reconocemos que algunos de nuestros miembros han nacido con una condición intersexual (un estado <text:s/>biológico) y otros experimentan disforia de género (un estado psicológico): estas dos condiciones son <text:s/>reales y pueden ser dolorosas. Si este eres tu, </text:span><text:soft-page-break/><text:span text:style-name="T12">eres amado por Dios, creado con dignidad, y valor, y eres <text:s/>una parte del mundo de Dios y de su iglesia que no tiene precio. Queremos estar contigo, amarte, y <text:s/>servir a Jesús juntos, como una familia de la iglesia donde no existen “ciudadanos de segunda clase”, <text:s/>solamente portadores de la imagen que son miembros del cuerpo de Cristo. </text:span><text:span text:style-name="T12"/></text:p>
      <text:p text:style-name="P290" loext:marker-style-name="T13"><text:span text:style-name="T12">El rey David fue un hombre “real” cuando escribió poesía y toco el arpa; Débora fue una mujer “real” <text:s/>cuando dirigió a Israel a pelear en la guerra. Jesús lloró por Jerusalén como una gallina (Mat. 23:31); la <text:s/>mujer de Proverbios 31 compra propiedades, maneja un negocio, tiene una espalda fuerte, y provee <text:s/>para su familia. <text:s/></text:span><text:span text:style-name="T12"/></text:p>
      <text:p text:style-name="P231" loext:marker-style-name="T13"><text:span text:style-name="T12">Mientras que nuestra convicción es que el género debe ser comprendido dentro de (en lugar de <text:s/>“además de”) el sexo biológico, hay gran flexibilidad en cómo alguien expresa su género, siempre y <text:s/>cuando alguien no busque deliberadamente identificarse o presentarse a sí mismo en oposición a su <text:s/>sexo corporal. <text:s/></text:span><text:span text:style-name="T12"/></text:p>
      <text:p text:style-name="P291" loext:marker-style-name="T13"><text:span text:style-name="T12">No podemos esperar que aquellos que han rechazado a Jesús como su Creador y Redentor vivan con el <text:s/>orden y propósito del Creador; Dios juzga a los de fuera.</text:span><text:span text:style-name="T38">1 </text:span><text:span text:style-name="T12">Dios nos llama a hacer juicio uno con el otro en <text:s/>nuestro cuerpo de la iglesia, empujándonos uno al otro hacia la santidad como Cristo. <text:s/></text:span></text:p>
      <text:p text:style-name="P429" loext:marker-style-name="T20"><text:span text:style-name="T39">1</text:span><text:span text:style-name="T19">“¿Puede alguien referirse a otro por su pronombre de elección cuando es diferente a su sexo biológico?” Creemos que esto <text:s/>depende de la consciencia de cada quien. Para una perspectiva de “si” vea, “What Pronouns Should Christians Use for <text:s/>Transgender People?” por Greg Coles (disponible en </text:span><text:span text:style-name="T40">www.centerforfaith.com</text:span><text:span text:style-name="T19">). Para un “no”, vea, “He, She, Ze, Zir: Navigating <text:s/>Pronouns” por Andrew T. Walker (disponible en </text:span><text:span text:style-name="T40">www.erlc.com</text:span><text:span text:style-name="T19">). </text:span></text:p>
      <text:p text:style-name="P168" loext:marker-style-name="T4"><text:span text:style-name="T3"><text:s/></text:span></text:p>
      <text:p text:style-name="P51" loext:marker-style-name="T11"><text:span text:style-name="T10">Pasajes <text:s/></text:span><text:span text:style-name="T10"/></text:p>
      <text:p text:style-name="P391" loext:marker-style-name="T13"><text:span text:style-name="T35">• </text:span><text:span text:style-name="T12">Génesis 1:27 / </text:span><text:span text:style-name="T14">Y Dios creó al ser humano a su imagen; lo creó a imagen de Dios. Hombre y mujer </text:span><text:span text:style-name="T12"><text:s/></text:span><text:span text:style-name="T14">los creó,</text:span><text:span text:style-name="T12"> </text:span></text:p>
      <text:p text:style-name="P267" loext:marker-style-name="T13"><text:span text:style-name="T35">• </text:span><text:span text:style-name="T12">Mateo 19:4, 11-12a / </text:span><text:span text:style-name="T14">“¿No han leído”, replicó Jesús “que en el principio el Creador los hizo </text:span><text:span text:style-name="T12"><text:s/></text:span><text:span text:style-name="T14">hombre y mujer”. “No todos pueden comprender este asunto”, respondió Jesús, “sino solo </text:span><text:span text:style-name="T12"><text:s/></text:span><text:span text:style-name="T14">aquellos a quienes se les ha concedido entenderlo. Pues algunos son eunucos porque nacieron </text:span><text:span text:style-name="T12"><text:s/></text:span><text:span text:style-name="T14">así”. </text:span><text:span text:style-name="T12"><text:s/></text:span></text:p>
      <text:p text:style-name="P115" loext:marker-style-name="T15"><text:span text:style-name="T35">• </text:span><text:span text:style-name="T12">Deuteronomio 22:5 / </text:span><text:span text:style-name="T14">La mujer no se pondrá ropa de hombre, ni el hombre se pondrá ropa de </text:span><text:span text:style-name="T12"><text:s/></text:span><text:span text:style-name="T14">mujer, porque el Señor tu Dios detesta a cualquiera que hace tal cosa. </text:span></text:p>
      <text:p text:style-name="P113" loext:marker-style-name="T15"><text:span text:style-name="T36">• </text:span><text:span text:style-name="T12">1 Corintios 5:12–13a /</text:span><text:span text:style-name="T14"> ¿Acaso me toca a mí juzgar a los de afuera? ¿No son ustedes los que deben </text:span><text:span text:style-name="T12"><text:s/>j</text:span><text:span text:style-name="T14">uzgar a los de adentro? Dios juzgará a los de afuera. </text:span></text:p>
      <text:p text:style-name="P169" loext:marker-style-name="T4"><text:soft-page-break/><text:span text:style-name="T3"><text:s/></text:span></text:p>
      <text:p text:style-name="P97" loext:marker-style-name="T6"><text:span text:style-name="T7">ARTÍCULO 23: RACISMO</text:span><text:span text:style-name="T5"> </text:span></text:p>
      <text:p text:style-name="P9" loext:marker-style-name="T22"><text:span text:style-name="T21">Resúmen </text:span><text:span text:style-name="T21"/></text:p>
      <text:p text:style-name="P211" loext:marker-style-name="T24"><text:span text:style-name="T23">El racismo es el pecado de la parcialidad que se manifiesta en los corazones y las sociedades sobre la <text:s/>base del color de la piel o el origen étnico. </text:span><text:span text:style-name="T23"/></text:p>
      <text:p text:style-name="P98" loext:marker-style-name="T32"><text:span text:style-name="T31">Detalles <text:s/></text:span><text:span text:style-name="T31"/></text:p>
      <text:p text:style-name="P430" loext:marker-style-name="T42"><text:span text:style-name="T41">Dios creó una raza humana hecha a su imagen que contiene una pluralidad de etnias diseñadas para <text:s/>reflejar la unidad, igualdad y distinción dentro de la Trinidad. Cuando la humanidad se rebeló <text:s/>contra Dios, las primeras consecuencias fueron la división entre Dios y la humanidad y entre ellos. </text:span><text:span text:style-name="T41"/></text:p>
      <text:p text:style-name="P423" loext:marker-style-name="T42"><text:span text:style-name="T43">La humanidad, como fruto de su etnocentrismo y egocentrismo (incluidos muchos cristianos en la <text:s/>historia), asignó a las diferentes “razas” diferentes grados de humanidad y dignidad. Debido a que <text:s/>Dios odia la división racial y la hostilidad étnica, nos entristecemos y deseamos ayudar a deshacer <text:s/></text:span><text:span text:style-name="T41">sus efectos dañinos dondequiera que existan. </text:span></text:p>
      <text:p text:style-name="P431" loext:marker-style-name="T42"><text:span text:style-name="T43">Muchos cristianos, especialmente e incluyendo nuestra propia tradición reformada, perpetuaron, <text:s/>promovieron y se beneficiaron de sistemas racistas y malvados durante siglos y, como miembros de <text:s/>un cuerpo unido a través del tiempo y el espacio, nos lamentamos y afligimos por los pecados de <text:s/></text:span><text:span text:style-name="T41">aquellos que nos precedieron. , ya sean pecados de comisión u omisión. </text:span></text:p>
      <text:p text:style-name="P432" loext:marker-style-name="T42"><text:span text:style-name="T43">En su plenitud, el Reino de Dios no tendrá estas divisiones hostiles. Pero hasta que experimentemos <text:s/>la plenitud de ese Reino, Redemption Church aspira ser un anticipo del Reino multiétnico de Cristo <text:s/>en todos los niveles de membresía y liderazgo. Nos regocijamos de que el evangelio de Jesús <text:s/>proporcione los recursos no solo para sanar la división de la humanidad de Dios, sino también entre </text:span><text:span text:style-name="T41"><text:s/>sí. </text:span></text:p>
      <text:p text:style-name="P91" loext:marker-style-name="T49"><text:span text:style-name="T47">Puntos clave:</text:span><text:span text:style-name="T48"> </text:span></text:p>
      <text:p text:style-name="P100" loext:marker-style-name="T24"><text:span text:style-name="T23">1. Hay una raza humana. </text:span><text:span text:style-name="T23"/></text:p>
      <text:p text:style-name="P212" loext:marker-style-name="T24"><text:span text:style-name="T23">2. Los humanos pecadores dividieron a la humanidad en varias razas y les asignaron diferentes <text:s/>grados de dignidad. </text:span><text:span text:style-name="T23"/></text:p>
      <text:p text:style-name="P206" loext:marker-style-name="T24"><text:span text:style-name="T23">3. El Reino de Dios es y será multiétnico; la armonía étnica fue primeramente idea de Dios. 4. Somos cómplices en la medida en que somos indiferentes a las áreas de división y hostilidad o <text:s/>abdicamos de nuestra </text:span><text:span text:style-name="T23"/></text:p>
      <text:p text:style-name="P213" loext:marker-style-name="T24"><text:span text:style-name="T23">responsabilidad de ser una bendición y así hacer las paces con un statu quo pecaminoso. 5. El mal social no terminará hasta que Jesús regrese; nos esforzamos de todos modos por ser <text:s/>anticipo de la Nueva Creación. </text:span><text:span text:style-name="T23"/></text:p>
      <text:p text:style-name="P77" loext:marker-style-name="T46"><text:span text:style-name="T45">Preguntas para la reflexión: </text:span><text:span text:style-name="T45"/></text:p>
      <text:p text:style-name="P436" loext:marker-style-name="T30"><text:soft-page-break/><text:span text:style-name="T29">1. ¿Por qué cree que temas como el racismo tienden a convertirse en temas políticos partidistas? 2. ¿Cuáles son los peligros de enfatizar demasiado o subestimar sus etnias? </text:span><text:span text:style-name="T29"/></text:p>
      <text:p text:style-name="P10" loext:marker-style-name="T49"><text:span text:style-name="T47">Scripture: </text:span><text:span text:style-name="T48"><text:s/></text:span></text:p>
      <text:p text:style-name="P433" loext:marker-style-name="T44"><text:span text:style-name="T50">•</text:span><text:span text:style-name="T43">Daniel 9:4-54 / Esta fue la oración y confesión que le hice:»“Señor, Dios grande y terrible, <text:s/>que cumples tu pacto de fidelidad con los que te aman y obedecen tus mandamientos: <text:s/>Hemos pecado y hecho lo malo; hemos sido malvados y rebeldes; nos hemos apartado de <text:s/>tus mandamientos y de tus leyes.</text:span></text:p>
      <text:p text:style-name="P170" loext:marker-style-name="T4"><text:span text:style-name="T3"><text:s/></text:span></text:p>
      <text:p text:style-name="P434" loext:marker-style-name="T44"><text:span text:style-name="T50">•</text:span><text:span text:style-name="T43">Efesios 2:14-16/ 14 Porque Cristo es nuestra paz: de los dos pueblos ha hecho uno solo, <text:s/>derribando mediante su sacrificio[a] el muro de enemistad que nos separaba, pues anuló la <text:s/>ley con sus mandamientos y requisitos. Esto lo hizo para crear en sí mismo de los dos <text:s/>pueblos una nueva humanidad al hacer la paz, para reconciliar con Dios a ambos en un solo <text:s/>cuerpo mediante la cruz, por la que dio muerte a la enemistad. </text:span></text:p>
      <text:p text:style-name="P437" loext:marker-style-name="T44"><text:span text:style-name="T50">•</text:span><text:span text:style-name="T43">Romanos 10:12/ No hay diferencia entre judíos y gentiles, pues el mismo Señor es Señor de <text:s/>todos y bendice abundantemente a cuantos lo invocan, </text:span></text:p>
      <text:p text:style-name="P435" loext:marker-style-name="T44"><text:span text:style-name="T50">•</text:span><text:span text:style-name="T43">Gálatas 2:11-13 / Pues bien, cuando Pedro fue a Antioquía, le eché en cara su <text:s/>comportamiento condenable. Antes que llegaran algunos de parte de Jacobo, Pedro solía <text:s/>comer con los gentiles. Pero, cuando aquellos llegaron, comenzó a retraerse y a separarse de </text:span><text:span text:style-name="T41"><text:s/></text:span><text:span text:style-name="T43">los gentiles por temor a los partidarios de la circuncisión. Entonces los demás judíos se <text:s/>unieron a Pedro en su hipocresía, y hasta el mismo Bernabé se dejó arrastrar por esa <text:s/>conducta hipócrita. </text:span></text:p>
      <text:p text:style-name="P18" loext:marker-style-name="T9"><text:soft-page-break/><text:span text:style-name="T8">ARTÍCULO 23: EL GOBIERNO DE LA IGLESIA <text:s/></text:span><text:span text:style-name="T8"/></text:p>
      <text:p text:style-name="P3" loext:marker-style-name="T9"><text:span text:style-name="T8"><text:s text:c="2"/></text:span><text:span text:style-name="T8"/></text:p>
      <text:p text:style-name="P52" loext:marker-style-name="T11"><text:span text:style-name="T10">Resúmen <text:s/></text:span><text:span text:style-name="T10"/></text:p>
      <text:p text:style-name="P57" loext:marker-style-name="T13"><text:span text:style-name="T12">La Iglesia Redemption es supervisada por una variedad de hombres pastores/ancianos.</text:span><text:span text:style-name="T12"/></text:p>
      <text:p text:style-name="P171" loext:marker-style-name="T4"><text:span text:style-name="T3"><text:s/></text:span></text:p>
      <text:p text:style-name="P51" loext:marker-style-name="T11"><text:span text:style-name="T10">Detalles <text:s/></text:span><text:span text:style-name="T10"/></text:p>
      <text:p text:style-name="P366" loext:marker-style-name="T13"><text:span text:style-name="T12">La naturaleza complementaria de hombres y mujeres requiere que participemos juntos en amor y <text:s/>guiemos a la iglesia. El patrón constante en el Nuevo Testamento es que hombres pastores/ancianos <text:s/>calificados pastoreen cada cuerpo local de creyentes. Los pastores/ancianos son llamados a llevar a cabo <text:s/>un sin número de tareas formales y específicas, incluyendo: oración y estudio de la Palabra, cuidar a las <text:s/>personas de la iglesia, entrenar a la iglesia para el ministerio, rendir cuentas a Dios por la iglesia, vivir <text:s/>vidas ejemplares, predicar y enseñar, orar por los enfermos, y enseñar la sana doctrina y corregir <text:s/>cualquier error a nivel corporativo. </text:span><text:span text:style-name="T12"/></text:p>
      <text:p text:style-name="P367" loext:marker-style-name="T13"><text:span text:style-name="T12">Mientras que el cargo de pastor/anciano es solo para hombres, para servir como “padres” de la familia <text:s/>de la iglesia, el rol de “madres” de la familia de la iglesia es igualmente necesario y no tiene precio. Ya <text:s/>que hombres y mujeres son complementarios, es esencial que pastores/ancianos busquen la aportación <text:s/>formal e informal de sus hermanas en Cristo. Las líderes femeninas también son llamadas a la tarea de <text:s/>comprometerse a la oración, la Palabra, y a una obediencia ejemplar mientras equipan a la iglesia <text:s/>liderando, entrenando, orando y enseñando en diferentes ministerios de la iglesia. </text:span><text:span text:style-name="T12"/></text:p>
      <text:p text:style-name="P53" loext:marker-style-name="T11"><text:span text:style-name="T10">Puntos Clave <text:s/></text:span><text:span text:style-name="T10"/></text:p>
      <text:p text:style-name="P381" loext:marker-style-name="T13"><text:span text:style-name="T12">1. La Iglesia Redemption no es una iglesia liderada por la congregación donde los miembros votan. <text:s/>2. Enfatizamos la pluralidad a cada nivel de liderazgo. </text:span><text:span text:style-name="T12"/></text:p>
      <text:p text:style-name="P39" loext:marker-style-name="T11"><text:span text:style-name="T10">Preguntas de Reflexión <text:s/></text:span><text:span text:style-name="T10"/></text:p>
      <text:p text:style-name="P316" loext:marker-style-name="T13"><text:span text:style-name="T12">1. ¿Cuáles son algunas razones por las que la pluralidad siempre es una buena idea en el liderazgo? 2. ¿Cuáles son algunas de las posturas de la autoridad que no son sanas y debemos resistir en la Iglesia <text:s/>Redemption? </text:span><text:span text:style-name="T12"/></text:p>
      <text:p text:style-name="P48" loext:marker-style-name="T11"><text:span text:style-name="T10">Pasajes <text:s/></text:span><text:span text:style-name="T10"/></text:p>
      <text:p text:style-name="P320" loext:marker-style-name="T15"><text:span text:style-name="T35">• </text:span><text:span text:style-name="T12">1 Timoteo 3:1–7 / </text:span><text:span text:style-name="T14">Se dice, y es verdad, que, si alguno desea ser obispo, a noble función aspira. Así que </text:span><text:span text:style-name="T12"><text:s/></text:span><text:span text:style-name="T14">el obispo debe ser intachable, esposo de una sola mujer, moderado, sensato, respetable, hospitalario, </text:span><text:span text:style-name="T12"><text:s/></text:span><text:span text:style-name="T14">capaz de enseñar; no debe ser borracho ni pendenciero, ni amigo del dinero, sino amable y apacible. </text:span><text:span text:style-name="T12"><text:s/></text:span><text:span text:style-name="T14">Debe gobernar bien su casa y hacer que sus hijos le obedezcan con el debido respeto; porque el que </text:span><text:span text:style-name="T12"><text:s/></text:span><text:span text:style-name="T14">no sabe gobernar su propia familia, ¿cómo podrá cuidar de la iglesia de Dios? No debe ser un recién </text:span><text:span text:style-name="T12"><text:s/></text:span><text:span text:style-name="T14">convertido, no sea que se vuelva presuntuoso y caiga en la misma condenación </text:span><text:soft-page-break/><text:span text:style-name="T14">en que cayó el diablo. </text:span><text:span text:style-name="T12"><text:s/></text:span><text:span text:style-name="T14">Se requiere además que hablen bien de él los que no pertenecen a la iglesia, para que no caiga en </text:span><text:span text:style-name="T12"><text:s/></text:span><text:span text:style-name="T14">descrédito y en la trampa del diablo. </text:span></text:p>
      <text:p text:style-name="P402" loext:marker-style-name="T13"><text:span text:style-name="T35">• </text:span><text:span text:style-name="T12">Hebreos 13:17 / </text:span><text:span text:style-name="T14">Obedezcan a sus dirigentes y sométanse a ellos, pues cuidan de ustedes como </text:span><text:span text:style-name="T12"><text:s/></text:span><text:span text:style-name="T14">quienes tienen que rendir cuentas. Obedézcanlos a fin de que ellos cumplan su tarea con alegría y sin </text:span><text:span text:style-name="T12"><text:s/></text:span><text:span text:style-name="T14">quejarse, pues el quejarse no les trae ningún provecho.</text:span><text:span text:style-name="T12"> </text:span></text:p>
      <text:p text:style-name="P411" loext:marker-style-name="T13"><text:span text:style-name="T35">• </text:span><text:span text:style-name="T12">1 Timoteo 5:17 / </text:span><text:span text:style-name="T14">Los ancianos que dirigen bien los asuntos de la iglesia son dignos de doble honor, </text:span><text:span text:style-name="T12"><text:s/></text:span><text:span text:style-name="T14">especialmente los que dedican sus esfuerzos a la predicación y a la enseñanza.</text:span><text:span text:style-name="T12"> </text:span></text:p>
      <text:p text:style-name="P323" loext:marker-style-name="T13"><text:span text:style-name="T35">• </text:span><text:span text:style-name="T12">Romanos 16:1, 3-4 / </text:span><text:span text:style-name="T14">Les recomiendo a nuestra hermana Febe, diaconisa de la iglesia de </text:span><text:span text:style-name="T12"><text:s/></text:span><text:span text:style-name="T14">Cencreas</text:span><text:span text:style-name="T12">…</text:span><text:span text:style-name="T14">Saluden a Priscila y a Aquila, mis compañeros de trabajo en Cristo Jesús. Por salvarme la </text:span><text:span text:style-name="T12"><text:s/></text:span><text:span text:style-name="T14">vida, ellos arriesgaron la suya. Tanto yo como todas las iglesias de los gentiles les estamos </text:span><text:span text:style-name="T12"><text:s/></text:span><text:span text:style-name="T14">agradecidos.</text:span><text:span text:style-name="T12"> </text:span></text:p>
      <text:p text:style-name="P324" loext:marker-style-name="T13"><text:span text:style-name="T35">• </text:span><text:span text:style-name="T12">1 Timoteo 2:10–15 / Que se adornen más bien con buenas obras, como corresponde a mujeres que <text:s/>profesan servir a Dios. La mujer debe aprender con serenidad, con toda sumisión. No permito que la <text:s/>mujer enseñe al hombre y ejerza autoridad sobre él; debe mantenerse ecuánime. Porque primero fue <text:s/>formado Adán, y Eva después. Además, no fue Adán el engañado, sino la mujer; y ella, una vez <text:s/>engañada, incurrió en pecado. Pero la mujer se salvará siendo madre y permaneciendo con sensatez <text:s/>en la fe, el amor y la santidad.</text:span></text:p>
      <text:p text:style-name="P172" loext:marker-style-name="T4"><text:span text:style-name="T3"><text:s/></text:span></text:p>
      <text:p text:style-name="P11" loext:marker-style-name="T18"><text:span text:style-name="T17">ASUNTOS DE MANOS ABIERTAS <text:s/></text:span><text:span text:style-name="T17"/></text:p>
      <text:p text:style-name="P232" loext:marker-style-name="T13"><text:span text:style-name="T12">Los siguientes son asuntos que consideramos de “manos abiertas”, esto significa que mientras algunas <text:s/>personas en nuestro liderazgo e iglesia podrían tener convicciones acerca de ellos, estos son asuntos <text:s/>secundarios y se debe dar libertad en nuestra iglesia para sostener diferentes creencias siempre y <text:s/>cuando estas creencias se encuentren dentro del espectro del Cristianismo biblico. </text:span><text:span text:style-name="T12"/></text:p>
      <text:p text:style-name="P292" loext:marker-style-name="T13"><text:span text:style-name="T12">Hemos nombrado los siguientes asuntos y hemos dado una declaración simplemente para aclarar y <text:s/>asegurarnos que estamos en la misma página sobre lo que consideramos que no está dentro del <text:s/>espectro del Cristianismo biblico. </text:span><text:span text:style-name="T12"/></text:p>
      <text:p text:style-name="P19" loext:marker-style-name="T9"><text:span text:style-name="T8">ARTÍCULO 24: SEÑALES <text:s/></text:span><text:span text:style-name="T8"/></text:p>
      <text:p text:style-name="P130" loext:marker-style-name="T13"><text:span text:style-name="T12">Declaración: Mientras creemos que las señales son un asunto de “manos abiertas”, no creemos que el <text:s/>don de lenguas (o cualquier otros don espiritual) es requerido como evidencia de salvación. <text:s/></text:span><text:span text:style-name="T12"/></text:p>
      <text:p text:style-name="P20" loext:marker-style-name="T9"><text:span text:style-name="T8">ARTÍCULO 25: EL REINO MILENIAL <text:s/></text:span><text:span text:style-name="T8"/></text:p>
      <text:p text:style-name="P349" loext:marker-style-name="T13"><text:span text:style-name="T12">Declaración: Mientras que creemos que “el reino milenial” es un asunto de “manos </text:span><text:soft-page-break/><text:span text:style-name="T12">abiertas”, no <text:s/>creemos que Jesús ya regresó o que hay “dos pueblos de Dios”. <text:s/></text:span><text:span text:style-name="T12"/></text:p>
      <text:p text:style-name="P21" loext:marker-style-name="T9"><text:span text:style-name="T8">ARTÍCULO 26: EDAD DE LA TIERRA <text:s/></text:span><text:span text:style-name="T8"/></text:p>
      <text:p text:style-name="P350" loext:marker-style-name="T13"><text:span text:style-name="T12">Declaración: Mientras que creemos que “la edad de la tierra” es un asunto de “manos abiertas”, no <text:s/>creemos en la evolución ateísta o naturalista. </text:span><text:span text:style-name="T12"/></text:p>
      <text:p text:style-name="P173" loext:marker-style-name="T4"><text:span text:style-name="T3"><text:s/></text:span></text:p>
      <text:p text:style-name="P182" loext:marker-style-name="T52"><text:span text:style-name="T51"><text:s text:c="2"/></text:span><text:span text:style-name="T51"/></text:p>
      <text:p text:style-name="P183" loext:marker-style-name="T52"><text:span text:style-name="T51"><text:s text:c="2"/></text:span><text:span text:style-name="T51"/></text:p>
      <text:p text:style-name="P183" loext:marker-style-name="T52"><text:span text:style-name="T51"><text:s text:c="2"/></text:span><text:span text:style-name="T51"/></text:p>
      <text:p text:style-name="P183" loext:marker-style-name="T52"><text:span text:style-name="T51"><text:s text:c="2"/></text:span><text:span text:style-name="T51"/></text:p>
      <text:p text:style-name="P183" loext:marker-style-name="T52"><text:span text:style-name="T51"><text:s text:c="2"/></text:span><text:span text:style-name="T51"/></text:p>
      <text:p text:style-name="P187" loext:marker-style-name="T52"><text:soft-page-break/><text:span text:style-name="T51"><text:s text:c="2"/></text:span><text:span text:style-name="T51"/></text:p>
      <text:p text:style-name="P184" loext:marker-style-name="T18"><text:span text:style-name="T17">SECCIÓN DOS <text:s/></text:span><text:span text:style-name="T17"/></text:p>
      <text:p text:style-name="P185" loext:marker-style-name="T18"><text:span text:style-name="T17">DISTINTIVOS <text:s/></text:span><text:span text:style-name="T17"/></text:p>
      <text:p text:style-name="P198" loext:marker-style-name="T13"><text:span text:style-name="T12">En esta sección nos enfocamos en algunas de </text:span><text:span text:style-name="T12"/></text:p>
      <text:p text:style-name="P416" loext:marker-style-name="T13"><text:span text:style-name="T12">las cosas específicas que hacen a la Iglesia Redemption diferente. Veremos los valores que nos motivan a nosotros y a la <text:s/>estructura multi-congregacional de nuestra iglesia. Al entrar en la relación de pacto de membresía, </text:span><text:span text:style-name="T12"/></text:p>
      <text:p text:style-name="P412" loext:marker-style-name="T13"><text:span text:style-name="T12">estás adoptando los distintivos de la Iglesia Redemption y de acuerdo con ser una parte integral.</text:span><text:span text:style-name="T12"/></text:p>
      <text:p text:style-name="P12" loext:marker-style-name="T9"><text:span text:style-name="T8">ARTÍCULO 27: ESTRUCTURA MULTI-CONGREGACIONAL <text:s/></text:span><text:span text:style-name="T8"/></text:p>
      <text:p text:style-name="P271" loext:marker-style-name="T13"><text:span text:style-name="T12">Como una iglesia, nos reunimos en muchos lugares. Como una iglesia, estamos unidos en doctrina, <text:s/>enseñanza, valores centrales, y en misión. Pero permitimos una expresión diversa de esas identidades <text:s/>en cada una de las Congregaciones Redemption. Cada aspecto en la Iglesia Redemption puede <text:s/>clasificarse en una de las siguientes categorías: </text:span><text:span text:style-name="T12"/></text:p>
      <text:p text:style-name="P92" loext:marker-style-name="T11"><text:span text:style-name="T10">Centralizado <text:s/></text:span><text:span text:style-name="T10"/></text:p>
      <text:p text:style-name="P438" loext:marker-style-name="T11"><text:span text:style-name="T12">Estas son las cosas que se hacen de manera igual, supervisadas por un departamento central. </text:span><text:span text:style-name="T10">Unificado <text:s/></text:span></text:p>
      <text:p text:style-name="P439" loext:marker-style-name="T11"><text:span text:style-name="T12">Estas son las cosas que se hace de manera igual, supervisadas por el liderazgo local. </text:span><text:span text:style-name="T10">Descentralizado <text:s/></text:span></text:p>
      <text:p text:style-name="P440" loext:marker-style-name="T13"><text:span text:style-name="T12">Estas son las cosas que se hacen de manera diferente, supervisadas por el liderazgo local. <text:s/>——— </text:span><text:span text:style-name="T12"/></text:p>
      <text:p text:style-name="P54" loext:marker-style-name="T11"><text:soft-page-break/><text:span text:style-name="T10">Pastor Líder <text:s/></text:span><text:span text:style-name="T10"/></text:p>
      <text:p text:style-name="P101" loext:marker-style-name="T13"><text:span text:style-name="T12">Tyler Johnson sirve como el Pastor Líder de la “Redemption Church Arizona”. </text:span><text:span text:style-name="T12"/></text:p>
      <text:p text:style-name="P29" loext:marker-style-name="T11"><text:span text:style-name="T10">El Equipo de Liderazgo <text:s/></text:span><text:span text:style-name="T10"/></text:p>
      <text:p text:style-name="P362" loext:marker-style-name="T13"><text:span text:style-name="T12">La Iglesia Redemption es supervisada por un grupo de hombres ancianos que se enfocan en las <text:s/>necesidades y dirección de la iglesia en su totalidad (todas las congregaciones). Tyler Johnson es <text:s/>el líder de este equipo. Está formado por los Pastores Líderes de cada congregación y/u otros <text:s/>que sirven en “Central Operations” (Operaciones Centrales). </text:span><text:span text:style-name="T12"/></text:p>
      <text:p text:style-name="P55" loext:marker-style-name="T11"><text:span text:style-name="T10">Liderazgo de la Iglesia Local <text:s/></text:span><text:span text:style-name="T10"/></text:p>
      <text:p text:style-name="P413" loext:marker-style-name="T13"><text:span text:style-name="T12">Cada Congregación Redemption es liderada por el (los) Pastor(es) Líder local y un grupo de <text:s/>ancianos. </text:span><text:span text:style-name="T12"/></text:p>
      <text:p text:style-name="P174" loext:marker-style-name="T4"><text:span text:style-name="T3"><text:s/></text:span></text:p>
      <text:p text:style-name="P1" loext:marker-style-name="T4"><text:span text:style-name="T3"><text:s text:c="2"/></text:span><text:span text:style-name="T3"/></text:p>
      <text:p text:style-name="P22" loext:marker-style-name="T9"><text:span text:style-name="T8">ARTÍCULO 28: MISIÓN &amp; VISIÓN <text:s/></text:span><text:span text:style-name="T8"/></text:p>
      <text:p text:style-name="P28" loext:marker-style-name="T11"><text:span text:style-name="T10">Resúmen <text:s/></text:span><text:span text:style-name="T10"/></text:p>
      <text:p text:style-name="P60" loext:marker-style-name="T13"><text:span text:style-name="T12">La Iglesia Redemption existe para glorificar a Dios al fortalecer y formar congregaciones locales sanas. <text:s/></text:span><text:span text:style-name="T12"/></text:p>
      <text:p text:style-name="P29" loext:marker-style-name="T11"><text:span text:style-name="T10">Detalles <text:s/></text:span><text:span text:style-name="T10"/></text:p>
      <text:p text:style-name="P258" loext:marker-style-name="T13"><text:span text:style-name="T12">La Iglesia Redemption está estructurada para apoyar el nacimiento y la salud sustentable de iglesias. <text:s/>Nuestro enfoque no es la promoción de una marca comercial o ideología singular sino una inversión <text:s/>intencional en congregaciones locales únicas a través de programas de desarrollo de líderes, residencias <text:s/>pastorales, redes relacionales y colectivas, evaluación de líderes, educación teológica, así también como <text:s/>la provisión de recursos e infraestructura selectivas. Estas inversiones no se hacen solo para el bienestar <text:s/>de las congregaciones de la Iglesia Redemption —existentes y nuevas— sino también a iglesias fuera de <text:s/>la familia Redemption con quienes tenemos relación. Somos, después de todo, co-participantes en el <text:s/>Evangelio (Filipenses 1:3-6). </text:span><text:span text:style-name="T12"/></text:p>
      <text:p text:style-name="P56" loext:marker-style-name="T11"><text:soft-page-break/><text:span text:style-name="T10">Expresiones Locales <text:s/></text:span><text:span text:style-name="T10"/></text:p>
      <text:p text:style-name="P414" loext:marker-style-name="T13"><text:span text:style-name="T12">Cada congregación local es una expresión única de la iglesia, enviada para encarnar el Evangelio en un <text:s/>contexto particular. <text:s/></text:span><text:span text:style-name="T12"/></text:p>
      <text:p text:style-name="P248" loext:marker-style-name="T13"><text:span text:style-name="T12">Las iglesias son comunidades vivas de personas únicas dentro de un contexto cultural particular, <text:s/>reunidas en una búsqueda colectiva de conocer y honrar a Jesús. Por lo tanto, no vemos a las <text:s/>congregaciones locales simplemente como centros de distribución genéricos de bienes y servicios <text:s/>religiosos. Celebramos la verdad de que cuando cada congregación va siendo moldeada por su gente y <text:s/>contexto, es equipada mejor que nadie más para la tarea misionera de traducir y encarnar el Evangelio <text:s/>en sus colonias, escuelas, lugares de trabajo, etc. A nivel más amplio, una diversidad de congregaciones <text:s/>verdaderamente locales unidas en co-participación del Evangelio trae vitalidad y salud al cuerpo en <text:s/>general, trayendo plenitud a su testimonio. <text:s/></text:span><text:span text:style-name="T12"/></text:p>
      <text:p text:style-name="P249" loext:marker-style-name="T13"><text:span text:style-name="T12">El término “Redemption Church” (o Iglesia Redemption) debe entenderse más como un nombre de <text:s/>familia que como el nombre de una marca comercial. Por eso, cada Congregación Redemption se ve y se <text:s/>siente diferente en su contexto y liderazgo; cada congregación debe sentirse como la Iglesia Redemption <text:s/>en </text:span><text:span text:style-name="T16">ese</text:span><text:span text:style-name="T12"> contexto bajo </text:span><text:span text:style-name="T16">ese</text:span><text:span text:style-name="T12"> liderazgo. </text:span></text:p>
      <text:p text:style-name="P99" loext:marker-style-name="T11"><text:span text:style-name="T10">Visión del Reino <text:s/></text:span><text:span text:style-name="T10"/></text:p>
      <text:p text:style-name="P60" loext:marker-style-name="T13"><text:span text:style-name="T12">Dicho de manera simple, deseamos ver nuevas iglesias sanas en nuevos lugares para personas nuevas. </text:span><text:span text:style-name="T12"/></text:p>
      <text:p text:style-name="P293" loext:marker-style-name="T13"><text:span text:style-name="T12">Más específicamente, deseamos liderar y equipar el establecimiento de iglesias centradas en el <text:s/>Evangelio, Reformadas y Misionales a través de la plantación de nuevas Congregaciones Redemption así <text:s/>como plantaciones de iglesias No Redemption. Facilitaremos esto principalmente a través del <text:s/>entrenamiento de líderes y apoyo económico. </text:span><text:span text:style-name="T12"/></text:p>
      <text:p text:style-name="P175" loext:marker-style-name="T4"><text:span text:style-name="T3"><text:s/></text:span></text:p>
      <text:p text:style-name="P12" loext:marker-style-name="T9"><text:span text:style-name="T8">ARTÍCULO 29: ENFOQUE HACIA AFUERA <text:s/></text:span><text:span text:style-name="T8"/></text:p>
      <text:p text:style-name="P3" loext:marker-style-name="T9"><text:span text:style-name="T8"><text:s text:c="2"/></text:span><text:span text:style-name="T8"/></text:p>
      <text:p text:style-name="P40" loext:marker-style-name="T11"><text:span text:style-name="T10">Resúmen <text:s/></text:span><text:span text:style-name="T10"/></text:p>
      <text:p text:style-name="P60" loext:marker-style-name="T13"><text:span text:style-name="T12">Estamos “centrados en el evangelio” y “enfocados hacia afuera”. <text:s/></text:span><text:span text:style-name="T12"/></text:p>
      <text:p text:style-name="P35" loext:marker-style-name="T11"><text:soft-page-break/><text:span text:style-name="T10">Detalles <text:s/></text:span><text:span text:style-name="T10"/></text:p>
      <text:p text:style-name="P360" loext:marker-style-name="T13"><text:span text:style-name="T12">Desde el principio, el propósito de la humanidad fue con un enfoque hacia afuera. Adán y Eva tenían un <text:s/>llamado, una vocación: ejercer dominio sobre la creación, lo que los teólogos han llamado “El Mandato <text:s/>Cultural”, descubrir y desarrollar su bondad como portadores de la imagen del Dios Altísimo. Pero, poco <text:s/></text:span><text:span text:style-name="T12"/></text:p>
      <text:p text:style-name="P325" loext:marker-style-name="T13"><text:span text:style-name="T12">tiempo después, Adán y Eva decidieron esconderse, voltear hacia ellos mismos, lejos de la tarea que el <text:s/>Dios del universo les había dado. En lugar de amar al Señor, decidieron usar la creación como un medio <text:s/>para separarse del Padre. El quebrantamiento que resultó de su rebelión es lo que creó la necesidad de <text:s/>redención en primer lugar. </text:span><text:span text:style-name="T12"/></text:p>
      <text:p text:style-name="P233" loext:marker-style-name="T13"><text:span text:style-name="T12">La misión de Dios es de alcance cósmico porque el pecado es de alcance cósmico. El evangelio no debe <text:s/>ser reducido a una herramienta evangelística o visto erróneamente como un mantra de auto-ayuda. Es <text:s/>la verdadera historia de todo el mundo y forma nuestro entendimiento de quiénes somos, porqué <text:s/>estamos aquí, a dónde vamos, y qué significa todo. </text:span><text:span text:style-name="T12"/></text:p>
      <text:p text:style-name="P294" loext:marker-style-name="T13"><text:span text:style-name="T12">En esa historia del evangelio, el pecado es peor de lo que pensamos: es más que simplemente personas <text:s/>haciendo cosas malas; es desintegración cósmica. Nuestro Dios tiene la misión de sanar a la creación. <text:s/>Dios también tiene un pueblo, y nosotros, como su pueblo, somos llamados a participar en esa misión. <text:s/>Donde sea que la maldición del pecado se encuentre, ahí está nuestra invitación a participar en la misión <text:s/>de Dios de redención, trabajando contra la manera en que nos hemos organizado de una manera <text:s/>pecaminosa como sociedad y en la manera en la que hemos construido nuestras vidas apartados de Dios <text:s/>como individuos. Somos personas enviadas, encomendadas por Cristo para ser testigos hasta el fin del <text:s/>mundo, a hacer discípulos y a enseñarles a obedecer todo lo que él ha mandado. Somos misioneros, <text:s/>cada uno de nosotros. </text:span><text:span text:style-name="T12"/></text:p>
      <text:p text:style-name="P250" loext:marker-style-name="T13"><text:span text:style-name="T12">Nuestra meta es invitar a personas a ser parte de la comunidad de creyentes y enviar a la iglesia hacia <text:s/>afuera con personas no creyentes —con sus familias, lugares de trabajo, escuelas— como seguidores <text:s/>verdaderos de Cristo. Por esta razón, nos enfocamos en equipar y entrenar a personas para el trabajo <text:s/>del ministerio en lugar de mantenerlos ocupados con programas y actividades en la iglesia. Queremos <text:s/>que nuestra gente viva vidas reales con intencionalidad evangélica y que estén equipados y libres para <text:s/></text:span><text:span text:style-name="T12"/></text:p>
      <text:p text:style-name="P333" loext:marker-style-name="T13"><text:span text:style-name="T12">hacer precisamente eso. Nosotros, por la gracia de Dios, podemos todavía participar en ejercer el <text:s/>dominio sobre la creación al amar a nuestros vecinos no solamente haciendo “buenas obras” sino <text:s/>también haciendo “un buen trabajo” en los lugares a donde Dios nos ha enviado. </text:span><text:span text:style-name="T12"/></text:p>
      <text:p text:style-name="P224" loext:marker-style-name="T13"><text:span text:style-name="T12">Sería fácil para nosotros el voltearnos hacia adentro, reunirnos en una comunidad segura, y celebrarnos <text:s/>a nosotros mismos. Pero eso no es a lo que fuimos llamados. Somos llamados a “Ir”. Y por eso iremos, <text:s/>honrando a Jesús como Rey en todos los aspectos de nuestras vidas, trayendo las buenas noticias a <text:s/>todos los que tengan oídos para oír, y esforzándonos para traer restauración a nuestras familias, <text:s/>ciudades, negocios, artes, y más allá. </text:span><text:span text:style-name="T12"/></text:p>
      <text:p text:style-name="P27" loext:marker-style-name="T11"><text:soft-page-break/><text:span text:style-name="T10">Pasajes <text:s/></text:span><text:span text:style-name="T10"/></text:p>
      <text:p text:style-name="P120" loext:marker-style-name="T15"><text:span text:style-name="T35">• </text:span><text:span text:style-name="T12">1 Juan 3:18 / </text:span><text:span text:style-name="T14">Queridos hijos, no amemos de palabra ni de labios para afuera, sino con hechos y de </text:span><text:span text:style-name="T12"><text:s/></text:span><text:span text:style-name="T14">verdad.</text:span></text:p>
      <text:p text:style-name="P176" loext:marker-style-name="T4"><text:span text:style-name="T3"><text:s/></text:span></text:p>
      <text:p text:style-name="P303" loext:marker-style-name="T13"><text:span text:style-name="T35">• </text:span><text:span text:style-name="T12">Génesis 1:28 / </text:span><text:span text:style-name="T14">Y los bendijo con estas palabras: “Sean fructíferos y multiplíquense; llenen la tierra </text:span><text:span text:style-name="T12"><text:s/></text:span><text:span text:style-name="T14">y sométanla; dominen a los peces del mar y a las aves del cielo, y a todos los reptiles que se </text:span><text:span text:style-name="T12"><text:s/></text:span><text:span text:style-name="T14">arrastran por el suelo”.</text:span><text:span text:style-name="T12"> </text:span></text:p>
      <text:p text:style-name="P392" loext:marker-style-name="T13"><text:span text:style-name="T35">• </text:span><text:span text:style-name="T12">Génesis 12:2 / </text:span><text:span text:style-name="T14">Haré de ti una nación grande, y te bendeciré; haré famoso tu nombre, y serás una </text:span><text:span text:style-name="T12"><text:s/></text:span><text:span text:style-name="T14">bendición.</text:span><text:span text:style-name="T12"> </text:span></text:p>
      <text:p text:style-name="P409" loext:marker-style-name="T13"><text:span text:style-name="T35">• </text:span><text:span text:style-name="T12">1 Corintios 10:31 / </text:span><text:span text:style-name="T14">En conclusión, ya sea que coman o beban o hagan cualquier otra cosa, háganlo </text:span><text:span text:style-name="T12"><text:s/></text:span><text:span text:style-name="T14">todo para la gloria de Dios.</text:span><text:span text:style-name="T12"> </text:span></text:p>
      <text:p text:style-name="P342" loext:marker-style-name="T15"><text:span text:style-name="T35">• </text:span><text:span text:style-name="T12">Mateo 28:19–20 / </text:span><text:span text:style-name="T14">Por tanto, vayan y hagan discípulos de todas las naciones, bautizándolos en el </text:span><text:span text:style-name="T12"><text:s/></text:span><text:span text:style-name="T14">nombre del Padre y del Hijo y del Espíritu Santo, enseñándoles a obedecer todo lo que les he </text:span><text:span text:style-name="T12"><text:s/></text:span><text:span text:style-name="T14">mandado a ustedes. Y les aseguro que estaré con ustedes siempre, hasta el fin del mundo.</text:span></text:p>
      <text:p text:style-name="P177" loext:marker-style-name="T4"><text:soft-page-break/><text:span text:style-name="T3"><text:s/></text:span></text:p>
      <text:p text:style-name="P1"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7" loext:marker-style-name="T52"><text:span text:style-name="T51"><text:s text:c="2"/></text:span><text:span text:style-name="T51"/></text:p>
      <text:p text:style-name="P184" loext:marker-style-name="T18"><text:span text:style-name="T17">SECCIÓN TRES: <text:s/></text:span><text:span text:style-name="T17"/></text:p>
      <text:p text:style-name="P199" loext:marker-style-name="T18"><text:span text:style-name="T17">PACTO DE <text:s/></text:span><text:span text:style-name="T17"/></text:p>
      <text:p text:style-name="P188" loext:marker-style-name="T18"><text:span text:style-name="T17">MEMBRESÍA </text:span><text:span text:style-name="T17"/></text:p>
      <text:p text:style-name="P12" loext:marker-style-name="T9"><text:span text:style-name="T8">ARTÍCULO 30: POLÍTICA DE MEMBRESÍA PARA LÍDERES <text:s/></text:span><text:span text:style-name="T8"/></text:p>
      <text:p text:style-name="P251" loext:marker-style-name="T13"><text:span text:style-name="T12">Basándonos en nuestras convicciones sobre la membresía, tenemos la expectativa de que aquellos que <text:s/>tienen un puesto de liderazgo en la Iglesia Redemption sean miembros de pacto de la iglesia de manera <text:s/>oficial, expresado en un compromiso específico con su iglesia local. <text:s/></text:span><text:span text:style-name="T12"/></text:p>
      <text:p text:style-name="P252" loext:marker-style-name="T13"><text:span text:style-name="T12">La membresía nos permite operar desde un fundamento en común, trayendo unidad y claridad donde <text:s/>podemos crecer y ser efectivos. Si nuestros líderes no están unificados en misión, doctrina, y valores, <text:s/>vamos a enfrentar ciertos conflictos, confusiones, y frustraciones innecesarias al trabajar juntos en el <text:s/>ministerio. En cambio, un fundamento común permite que la diversidad de dones florezca y que la <text:s/>iglesia funcione como un cuerpo con muchos miembros trabajando en armonía. </text:span><text:span text:style-name="T12"/></text:p>
      <text:p text:style-name="P78" loext:marker-style-name="T11"><text:soft-page-break/><text:span text:style-name="T10">¿Quien es considerado como líder? </text:span><text:span text:style-name="T10"/></text:p>
      <text:p text:style-name="P361" loext:marker-style-name="T13"><text:span text:style-name="T12">No todos los líderes tienen títulos. Hay muchos hombres y mujeres que transforman la cultura y que son <text:s/>de influencia en la Iglesia Redemption sin recibir reconocimiento oficial. Aún más, todos son llamados a <text:s/>presentar un liderazgo positivo en cierto punto y en cierto contexto, ya sea en la casa, trabajo, o en la <text:s/>iglesia. <text:s/></text:span><text:span text:style-name="T12"/></text:p>
      <text:p text:style-name="P253" loext:marker-style-name="T13"><text:span text:style-name="T12">En cuanto a esta política sin embargo, nos referimos a aquellos hombres y mujeres que son reconocidos <text:s/>formalmente por los pastores/ancianos de la Iglesia Redemption como líderes sobre ciertos aspectos del <text:s/>ministerio. Esto incluye, pero no está limitado a aquellas personas que: </text:span><text:span text:style-name="T12"/></text:p>
      <text:p text:style-name="P102" loext:marker-style-name="T13"><text:span text:style-name="T29">• </text:span><text:span text:style-name="T12">Enseñan la Biblia </text:span></text:p>
      <text:p text:style-name="P103" loext:marker-style-name="T13"><text:span text:style-name="T29">• </text:span><text:span text:style-name="T12">Dirigen Equipos de Ministerio </text:span></text:p>
      <text:p text:style-name="P104" loext:marker-style-name="T13"><text:span text:style-name="T29">• </text:span><text:span text:style-name="T12">Dirigen a Estudiantes/Jóvenes <text:s/></text:span></text:p>
      <text:p text:style-name="P428" loext:marker-style-name="T13"><text:span text:style-name="T29">• </text:span><text:span text:style-name="T12">Dirigen a Grupos (Comunidades Redemption, Líderes de Mesa en R/Mujeres, etc.) </text:span><text:span text:style-name="T29">• </text:span><text:span text:style-name="T12">Sirviendo como Maestros Líderes en Clases de Niños </text:span></text:p>
      <text:p text:style-name="P79" loext:marker-style-name="T11"><text:span text:style-name="T10">¿Por qué es esencial la membresía en los puestos de liderazgo? <text:s/></text:span><text:span text:style-name="T10"/></text:p>
      <text:p text:style-name="P334" loext:marker-style-name="T13"><text:span text:style-name="T36">• </text:span><text:span text:style-name="T12">Los líderes necesitan estar comprometidos a la misión, doctrina, y valores de la iglesia. Los pastores y <text:s/>ancianos de la iglesia tienen la responsabilidad de pastorear al cuerpo de la iglesia, supervisando a la <text:s/>congregación, y protegiendo a la iglesia del error, enseñanzas falsas, y división. La membresía provee <text:s/>un medio por el cual los pastores y ancianos pueden evaluar si líderes potenciales están <text:s/></text:span></text:p>
      <text:p text:style-name="P105" loext:marker-style-name="T13"><text:span text:style-name="T12">comprometidos y en acuerdo. </text:span><text:span text:style-name="T12"/></text:p>
      <text:p text:style-name="P326" loext:marker-style-name="T13"><text:span text:style-name="T36">• </text:span><text:span text:style-name="T12">Los líderes necesitan apoyo. El requerir que los líderes sean miembros los capacita para hacer su <text:s/>ministerio sabiendo que están representando legítimamente al liderazgo de la iglesia y que tienen <text:s/>todo el apoyo y afirmación de los pastores y ancianos. <text:s/></text:span></text:p>
      <text:p text:style-name="P327" loext:marker-style-name="T13"><text:span text:style-name="T36">• </text:span><text:span text:style-name="T12">Los líderes necesitan rendir cuentas. El requerir que los líderes sean miembros fortalece a la iglesia <text:s/>para moverse hacia la disciplina si un líder comienza a desviarse de la fe. Esto no debería tomarse <text:s/>como una amenaza. Sino, debería traer paz a aquellos que desean que la iglesia sea fiel.</text:span></text:p>
      <text:p text:style-name="P178" loext:marker-style-name="T4"><text:span text:style-name="T3"><text:s/></text:span></text:p>
      <text:p text:style-name="P12" loext:marker-style-name="T9"><text:span text:style-name="T8"/></text:p>
      <text:p text:style-name="P179" loext:marker-style-name="T4"><text:soft-page-break/><text:span text:style-name="T3"><text:s/></text:span></text:p>
      <text:p text:style-name="P180" loext:marker-style-name="T4"><text:span text:style-name="T3"><text:s/></text:span></text:p>
      <text:p text:style-name="P12" loext:marker-style-name="T9"><text:span text:style-name="T8">ARTÍCULO 33: CÓMO SALIR BIEN DE UNA IGLESIA <text:s/></text:span><text:span text:style-name="T8"/></text:p>
      <text:p text:style-name="P254" loext:marker-style-name="T13"><text:span text:style-name="T12">Probablemente viniste a Redemption de otra iglesia en la que eras miembro o en la que estabas <text:s/>involucrado. También es probable que llegue el tiempo cuando tengas que salir de la Iglesia Redemption <text:s/>para unirte a otra comunidad. Ya que valoramos el compromiso e inversión en la iglesia, creemos con <text:s/>firmeza que la transición de una iglesia a otra es un evento importante. Hemos enlistado estos cinco <text:s/>pasos para poder ayudarte a caminar a través del proceso de transición por el bien de tu salud y de la <text:s/>salud del cuerpo. <text:s/></text:span><text:span text:style-name="T12"/></text:p>
      <text:p text:style-name="P106" loext:marker-style-name="T11"><text:span text:style-name="T10">1. Tén una buena razón para irte. <text:s/></text:span><text:span text:style-name="T10"/></text:p>
      <text:p text:style-name="P328" loext:marker-style-name="T13"><text:span text:style-name="T12">Antes de irte, evalúa si las razones son buenas, legítimas y que honren a Dios. Los motivos por los que <text:s/>las personas salen de una iglesia son muchos. Algunos son buenos, otros son malos, y muchos son <text:s/>difíciles de discernir. Evalúa tu orgullo en esta decisión. Pregúntate si te estás escapando de un conflicto <text:s/>o reaccionando a expectativas no realistas. Si no estás seguro, sería sabio buscar un buen consejo de <text:s/>amigos piadosos o de líderes de la iglesia que puedan ayudarte a analizar el asunto. </text:span><text:span text:style-name="T12"/></text:p>
      <text:p text:style-name="P107" loext:marker-style-name="T11"><text:span text:style-name="T10">2. Comunica tu decisión de irte con los líderes apropiados. <text:s/></text:span><text:span text:style-name="T10"/></text:p>
      <text:p text:style-name="P238" loext:marker-style-name="T13"><text:span text:style-name="T12">Si estás activo en la iglesia, los líderes van a necesitar saber que te estás yendo. Si estás sirviendo, <text:s/>comunícaselo a tu líder de equipo ministerial. Si eres parte de un grupo pequeño/Comunidad <text:s/>Redemption, comunícaselo al líder. Si estás conectado con un anciano o pastor, comunícale tu decisión. <text:s/>La comunicación personal es mejor que por escrito, pero de cualquier forma comunícate. <text:s/></text:span><text:span text:style-name="T12"/></text:p>
      <text:p text:style-name="P93" loext:marker-style-name="T11"><text:span text:style-name="T10">3. Díles a los líderes la verdad sobre por qué te estás yendo. <text:s/></text:span><text:span text:style-name="T10"/></text:p>
      <text:p text:style-name="P239" loext:marker-style-name="T13"><text:span text:style-name="T12">Si tienes una razón legítima de irte entonces no tienes nada que esconder o de qué preocuparte. Si los <text:s/>motivos por los que te vas van a causar dolor al liderazgo, hazlo en el Espíritu de Proverbios 27:6, “</text:span><text:span text:style-name="T14">Más </text:span><text:span text:style-name="T12"><text:s/></text:span><text:span text:style-name="T14">confiable es el amigo que hiere que el enemigo que besa”. </text:span><text:span text:style-name="T12">No escondas las razones reales y a veces <text:s/>difíciles detrás de un montón de habladurías con lenguaje espiritual. Dios puede usar tus motivos de irte <text:s/>para ayudar a la iglesia y a sus líderes. <text:s/></text:span></text:p>
      <text:p text:style-name="P369" loext:marker-style-name="T13"><text:span text:style-name="T10">4. Termina o transiciona tus compromisos con el ministerio de una manera apropiada. <text:s/></text:span><text:span text:style-name="T12">Si haz sido una parte activa de un ministerio, tu rol necesitará ser transicionado. Tal vez ya habías estado <text:s/>entrenando o ayudando en su desarrollo a alguien que pueda tomar tu lugar. Si no lo habías estado <text:s/>haciendo, dále a tus líderes un tiempo apropiado para encontrar a otros que sirvan en la misma <text:s/>capacidad que tú lo estás haciendo. Este periodo no debe ser innecesariamente largo, pero tampoco <text:s/>debes abandonar tu compromiso repentinamente. <text:s/></text:span></text:p>
      <text:p text:style-name="P94" loext:marker-style-name="T11"><text:soft-page-break/><text:span text:style-name="T10">5. Véte con gracia. <text:s/></text:span><text:span text:style-name="T10"/></text:p>
      <text:p text:style-name="P295" loext:marker-style-name="T13"><text:span text:style-name="T12">Ray Pritchard dice: “Irse con gracia significa rehusarse a hablar mal sobre los que se quedan en la iglesia. <text:s/>Mira hacia el frente, no hacia atrás. Enfócate en tu nueva iglesia, no en la vieja. Piensa bien antes de <text:s/>hablar de tu antigua congregación. No digas nada que pueda tomarse como crítica. Aún comentarios <text:s/>casuales podrían comenzar controversias innecesarias. Deja que la Regla de Oro guíe todos tus <text:s/>comentarios públicos y privados.” </text:span><text:span text:style-name="T12"/></text:p>
      <text:p text:style-name="P95" loext:marker-style-name="T11"><text:span text:style-name="T10">Conclusión <text:s/></text:span><text:span text:style-name="T10"/></text:p>
      <text:p text:style-name="P335" loext:marker-style-name="T13"><text:span text:style-name="T12">Si has leído este material y te has dado cuenta de que no saliste de una iglesia de una buena manera en <text:s/>el pasado, puede ser sabio que busques el perdón y reconciliación. Si haz chismeado y causado división, <text:s/>debes arreglarlo. Por último, recuerda que Jesús ama a la iglesia de donde estás saliendo y a la que vas </text:span><text:span text:style-name="T12"/></text:p>
      <text:p text:style-name="P181" loext:marker-style-name="T4"><text:span text:style-name="T3"><text:s/></text:span></text:p>
      <text:p text:style-name="P131" loext:marker-style-name="T13"><text:span text:style-name="T12">—su sangre fue derramada por ambas. Ambas iglesias son su novia. Dále el honor a su novia de salirte <text:s/>bien.</text:span><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vertical-align="auto" style:writing-mode="lr-tb"/>
      <style:text-properties fo:color="#000000" loext:opacity="1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class="text">
      <style:paragraph-properties fo:margin-top="0.3335in" fo:margin-bottom="0.0835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font-style-complex="normal" style:font-weight-complex="bold"/>
    </style:style>
    <style:style style:name="Heading_20_2" style:display-name="Heading 2" style:family="paragraph" style:parent-style-name="Standard" style:next-style-name="Standard" style:class="text">
      <style:paragraph-properties fo:margin-top="0.25in" fo:margin-bottom="0.0555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font-style-complex="normal" style:font-weight-complex="bold"/>
    </style:style>
    <style:style style:name="Heading_20_3" style:display-name="Heading 3" style:family="paragraph" style:parent-style-name="Standard" style:next-style-name="Standard" style:class="text">
      <style:paragraph-properties fo:margin-top="0.1945in" fo:margin-bottom="0.0555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font-style-complex="normal" style:font-weight-complex="bold"/>
    </style:style>
    <style:style style:name="Heading_20_4" style:display-name="Heading 4" style:family="paragraph" style:parent-style-name="Standard" style:next-style-name="Standard" style:class="text">
      <style:paragraph-properties fo:margin-top="0.1665in" fo:margin-bottom="0.028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style>
    <style:style style:name="Heading_20_5" style:display-name="Heading 5" style:family="paragraph" style:parent-style-name="Standard" style:next-style-name="Standard" style:class="text">
      <style:paragraph-properties fo:margin-top="0.1528in" fo:margin-bottom="0.028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style-complex="normal" style:font-weight-complex="bold"/>
    </style:style>
    <style:style style:name="Heading_20_6" style:display-name="Heading 6" style:family="paragraph" style:parent-style-name="Standard" style:next-style-name="Standard" style:class="text">
      <style:paragraph-properties fo:margin-top="0.139in" fo:margin-bottom="0.028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font-style-complex="normal" style:font-weight-complex="bold"/>
    </style:style>
    <style:style style:name="Normal_20_Table_20__28_WW_29_" style:display-name="Normal Table (WW)" style:family="paragraph">
      <style:paragraph-properties fo:text-align="start" style:justify-single-word="false" style:vertical-align="auto" style:writing-mode="lr-tb"/>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Standard" style:class="chapter">
      <style:paragraph-properties fo:margin-top="0.3335in" fo:margin-bottom="0.0835in" style:contextual-spacing="false" fo:line-height="100%" fo:text-align="start" style:justify-single-word="false" fo:keep-together="always" fo:orphans="2" fo:widows="2" fo:keep-with-next="always" style:vertical-align="auto" style:writing-mode="lr-tb"/>
      <style:text-properties fo:color="#000000" loext:opacity="100%" style:text-line-through-style="none" style:text-line-through-type="none"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font-style-complex="normal" style:font-weight-complex="bold"/>
    </style:style>
    <style:style style:name="Subtitle" style:family="paragraph" style:parent-style-name="Standard" style:class="chapter">
      <style:paragraph-properties fo:margin-top="0.25in" fo:margin-bottom="0.0555in" style:contextual-spacing="false" fo:line-height="100%" fo:text-align="start" style:justify-single-word="false" fo:keep-together="always" fo:orphans="2" fo:widows="2" fo:keep-with-next="always" style:vertical-align="auto" style:writing-mode="lr-tb"/>
      <style:text-properties fo:color="#666666" loext:opacity="100%" style:text-line-through-style="none" style:text-line-through-type="none"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5075in" style:type="center"/>
          <style:tab-stop style:position="7.01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75in" style:type="center"/>
          <style:tab-stop style:position="7.0161in" style:type="right"/>
        </style:tab-stops>
      </style:paragraph-propertie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6811in" fo:margin-bottom="0.6327in" fo:margin-left="0.7374in" fo:margin-right="0.7465in" style:writing-mode="lr-tb" style:layout-grid-color="#c0c0c0" style:layout-grid-lines="2460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editing-duration>PT8M33S</meta:editing-duration>
    <dc:date>2026-04-09T09:49:25.661779706</dc:date>
    <meta:generator>LibreOffice/24.2.7.2$Linux_X86_64 LibreOffice_project/420$Build-2</meta:generator>
    <meta:document-statistic meta:table-count="0" meta:image-count="0" meta:object-count="0" meta:page-count="54" meta:paragraph-count="620" meta:word-count="18425" meta:character-count="107545" meta:non-whitespace-character-count="87905"/>
  </office:meta>
</office:document-meta>
</file>